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728in" svg:y="0.0394in">
            <draw:object draw:notify-on-update-of-ranges="Sheet1.A1:Sheet1.A1 Sheet1.A2:Sheet1.A306 Sheet1.B1:Sheet1.B1 Sheet1.B2:Sheet1.B306 Sheet1.A1:Sheet1.A1 Sheet1.A2:Sheet1.A306 Sheet1.C1:Sheet1.C1 Sheet1.C2:Sheet1.C306 Sheet1.A1:Sheet1.A1 Sheet1.A2:Sheet1.A306 Sheet1.D1:Sheet1.D1 Sheet1.D2:Sheet1.D306 Sheet1.A1:Sheet1.A1 Sheet1.A2:Sheet1.A306 Sheet1.E1:Sheet1.E1 Sheet1.E2:Sheet1.E3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(x)</text:p>
          </table:table-cell>
          <table:table-cell office:value-type="string" calcext:value-type="string">
            <text:p>sin(2x)</text:p>
          </table:table-cell>
          <table:table-cell office:value-type="string" calcext:value-type="string">
            <text:p>sin(3x)</text:p>
          </table:table-cell>
          <table:table-cell office:value-type="string" calcext:value-type="string">
            <text:p>sin(4x)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table:formula="of:=SIN([.A2])" office:value-type="float" office:value="-0.998710143975583" calcext:value-type="float">
            <text:p>-0.998710143975583</text:p>
          </table:table-cell>
          <table:table-cell table:formula="of:=SIN(2*[.A2])" office:value-type="float" office:value="-0.101417986316602" calcext:value-type="float">
            <text:p>-0.101417986316602</text:p>
          </table:table-cell>
          <table:table-cell table:formula="of:=SIN(3*[.A2])" office:value-type="float" office:value="0.988411251939131" calcext:value-type="float">
            <text:p>0.988411251939131</text:p>
          </table:table-cell>
          <table:table-cell table:formula="of:=SIN(4*[.A2])" office:value-type="float" office:value="0.201790130756129" calcext:value-type="float">
            <text:p>0.201790130756129</text:p>
          </table:table-cell>
        </table:table-row>
        <table:table-row table:style-name="ro1">
          <table:table-cell office:value-type="float" office:value="-1.51" calcext:value-type="float">
            <text:p>-1.51</text:p>
          </table:table-cell>
          <table:table-cell table:formula="of:=SIN([.A3])" office:value-type="float" office:value="-0.998152472497548" calcext:value-type="float">
            <text:p>-0.998152472497548</text:p>
          </table:table-cell>
          <table:table-cell table:formula="of:=SIN(2*[.A3])" office:value-type="float" office:value="-0.12129325503063" calcext:value-type="float">
            <text:p>-0.12129325503063</text:p>
          </table:table-cell>
          <table:table-cell table:formula="of:=SIN(3*[.A3])" office:value-type="float" office:value="0.983413187547311" calcext:value-type="float">
            <text:p>0.983413187547311</text:p>
          </table:table-cell>
          <table:table-cell table:formula="of:=SIN(4*[.A3])" office:value-type="float" office:value="0.240795425134159" calcext:value-type="float">
            <text:p>0.240795425134159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SIN([.A4])" office:value-type="float" office:value="-0.997494986604055" calcext:value-type="float">
            <text:p>-0.997494986604055</text:p>
          </table:table-cell>
          <table:table-cell table:formula="of:=SIN(2*[.A4])" office:value-type="float" office:value="-0.141120008059867" calcext:value-type="float">
            <text:p>-0.141120008059867</text:p>
          </table:table-cell>
          <table:table-cell table:formula="of:=SIN(3*[.A4])" office:value-type="float" office:value="0.977530117665097" calcext:value-type="float">
            <text:p>0.977530117665097</text:p>
          </table:table-cell>
          <table:table-cell table:formula="of:=SIN(4*[.A4])" office:value-type="float" office:value="0.279415498198926" calcext:value-type="float">
            <text:p>0.279415498198926</text:p>
          </table:table-cell>
        </table:table-row>
        <table:table-row table:style-name="ro1">
          <table:table-cell office:value-type="float" office:value="-1.49" calcext:value-type="float">
            <text:p>-1.49</text:p>
          </table:table-cell>
          <table:table-cell table:formula="of:=SIN([.A5])" office:value-type="float" office:value="-0.996737752043143" calcext:value-type="float">
            <text:p>-0.996737752043143</text:p>
          </table:table-cell>
          <table:table-cell table:formula="of:=SIN(2*[.A5])" office:value-type="float" office:value="-0.160890314967456" calcext:value-type="float">
            <text:p>-0.160890314967456</text:p>
          </table:table-cell>
          <table:table-cell table:formula="of:=SIN(3*[.A5])" office:value-type="float" office:value="0.970767336658288" calcext:value-type="float">
            <text:p>0.970767336658288</text:p>
          </table:table-cell>
          <table:table-cell table:formula="of:=SIN(4*[.A5])" office:value-type="float" office:value="0.317588566072035" calcext:value-type="float">
            <text:p>0.317588566072035</text:p>
          </table:table-cell>
        </table:table-row>
        <table:table-row table:style-name="ro1">
          <table:table-cell office:value-type="float" office:value="-1.48" calcext:value-type="float">
            <text:p>-1.48</text:p>
          </table:table-cell>
          <table:table-cell table:formula="of:=SIN([.A6])" office:value-type="float" office:value="-0.99588084453764" calcext:value-type="float">
            <text:p>-0.99588084453764</text:p>
          </table:table-cell>
          <table:table-cell table:formula="of:=SIN(2*[.A6])" office:value-type="float" office:value="-0.180596267894233" calcext:value-type="float">
            <text:p>-0.180596267894233</text:p>
          </table:table-cell>
          <table:table-cell table:formula="of:=SIN(3*[.A6])" office:value-type="float" office:value="0.963130930573316" calcext:value-type="float">
            <text:p>0.963130930573316</text:p>
          </table:table-cell>
          <table:table-cell table:formula="of:=SIN(4*[.A6])" office:value-type="float" office:value="0.355253559988043" calcext:value-type="float">
            <text:p>0.355253559988043</text:p>
          </table:table-cell>
        </table:table-row>
        <table:table-row table:style-name="ro1">
          <table:table-cell office:value-type="float" office:value="-1.47" calcext:value-type="float">
            <text:p>-1.47</text:p>
          </table:table-cell>
          <table:table-cell table:formula="of:=SIN([.A7])" office:value-type="float" office:value="-0.994924349777581" calcext:value-type="float">
            <text:p>-0.994924349777581</text:p>
          </table:table-cell>
          <table:table-cell table:formula="of:=SIN(2*[.A7])" office:value-type="float" office:value="-0.200229984721771" calcext:value-type="float">
            <text:p>-0.200229984721771</text:p>
          </table:table-cell>
          <table:table-cell table:formula="of:=SIN(3*[.A7])" office:value-type="float" office:value="0.954627771660216" calcext:value-type="float">
            <text:p>0.954627771660216</text:p>
          </table:table-cell>
          <table:table-cell table:formula="of:=SIN(4*[.A7])" office:value-type="float" office:value="0.392350223991454" calcext:value-type="float">
            <text:p>0.392350223991454</text:p>
          </table:table-cell>
        </table:table-row>
        <table:table-row table:style-name="ro1">
          <table:table-cell office:value-type="float" office:value="-1.46" calcext:value-type="float">
            <text:p>-1.46</text:p>
          </table:table-cell>
          <table:table-cell table:formula="of:=SIN([.A8])" office:value-type="float" office:value="-0.993868363411645" calcext:value-type="float">
            <text:p>-0.993868363411645</text:p>
          </table:table-cell>
          <table:table-cell table:formula="of:=SIN(2*[.A8])" office:value-type="float" office:value="-0.219783612225117" calcext:value-type="float">
            <text:p>-0.219783612225117</text:p>
          </table:table-cell>
          <table:table-cell table:formula="of:=SIN(3*[.A8])" office:value-type="float" office:value="0.945265512188063" calcext:value-type="float">
            <text:p>0.945265512188063</text:p>
          </table:table-cell>
          <table:table-cell table:formula="of:=SIN(4*[.A8])" office:value-type="float" office:value="0.428819211333396" calcext:value-type="float">
            <text:p>0.428819211333396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table:formula="of:=SIN([.A9])" office:value-type="float" office:value="-0.992712991037588" calcext:value-type="float">
            <text:p>-0.992712991037588</text:p>
          </table:table-cell>
          <table:table-cell table:formula="of:=SIN(2*[.A9])" office:value-type="float" office:value="-0.239249329213982" calcext:value-type="float">
            <text:p>-0.239249329213982</text:p>
          </table:table-cell>
          <table:table-cell table:formula="of:=SIN(3*[.A9])" office:value-type="float" office:value="0.935052577558449" calcext:value-type="float">
            <text:p>0.935052577558449</text:p>
          </table:table-cell>
          <table:table-cell table:formula="of:=SIN(4*[.A9])" office:value-type="float" office:value="0.464602179413757" calcext:value-type="float">
            <text:p>0.464602179413757</text:p>
          </table:table-cell>
        </table:table-row>
        <table:table-row table:style-name="ro1">
          <table:table-cell office:value-type="float" office:value="-1.44" calcext:value-type="float">
            <text:p>-1.44</text:p>
          </table:table-cell>
          <table:table-cell table:formula="of:=SIN([.A10])" office:value-type="float" office:value="-0.991458348191686" calcext:value-type="float">
            <text:p>-0.991458348191686</text:p>
          </table:table-cell>
          <table:table-cell table:formula="of:=SIN(2*[.A10])" office:value-type="float" office:value="-0.258619349661111" calcext:value-type="float">
            <text:p>-0.258619349661111</text:p>
          </table:table-cell>
          <table:table-cell table:formula="of:=SIN(3*[.A10])" office:value-type="float" office:value="0.923998158723188" calcext:value-type="float">
            <text:p>0.923998158723188</text:p>
          </table:table-cell>
          <table:table-cell table:formula="of:=SIN(4*[.A10])" office:value-type="float" office:value="0.499641883116902" calcext:value-type="float">
            <text:p>0.499641883116902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table:formula="of:=SIN([.A11])" office:value-type="float" office:value="-0.990104560337178" calcext:value-type="float">
            <text:p>-0.990104560337178</text:p>
          </table:table-cell>
          <table:table-cell table:formula="of:=SIN(2*[.A11])" office:value-type="float" office:value="-0.277885925816587" calcext:value-type="float">
            <text:p>-0.277885925816587</text:p>
          </table:table-cell>
          <table:table-cell table:formula="of:=SIN(3*[.A11])" office:value-type="float" office:value="0.91211220391308" calcext:value-type="float">
            <text:p>0.91211220391308</text:p>
          </table:table-cell>
          <table:table-cell table:formula="of:=SIN(4*[.A11])" office:value-type="float" office:value="0.533882266391644" calcext:value-type="float">
            <text:p>0.533882266391644</text:p>
          </table:table-cell>
        </table:table-row>
        <table:table-row table:style-name="ro1">
          <table:table-cell office:value-type="float" office:value="-1.42" calcext:value-type="float">
            <text:p>-1.42</text:p>
          </table:table-cell>
          <table:table-cell table:formula="of:=SIN([.A12])" office:value-type="float" office:value="-0.98865176285172" calcext:value-type="float">
            <text:p>-0.98865176285172</text:p>
          </table:table-cell>
          <table:table-cell table:formula="of:=SIN(2*[.A12])" office:value-type="float" office:value="-0.297041351306832" calcext:value-type="float">
            <text:p>-0.297041351306832</text:p>
          </table:table-cell>
          <table:table-cell table:formula="of:=SIN(3*[.A12])" office:value-type="float" office:value="0.899405409685178" calcext:value-type="float">
            <text:p>0.899405409685178</text:p>
          </table:table-cell>
          <table:table-cell table:formula="of:=SIN(4*[.A12])" office:value-type="float" office:value="0.567268551928969" calcext:value-type="float">
            <text:p>0.567268551928969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table:formula="of:=SIN([.A13])" office:value-type="float" office:value="-0.98710010101385" calcext:value-type="float">
            <text:p>-0.98710010101385</text:p>
          </table:table-cell>
          <table:table-cell table:formula="of:=SIN(2*[.A13])" office:value-type="float" office:value="-0.316077964217053" calcext:value-type="float">
            <text:p>-0.316077964217053</text:p>
          </table:table-cell>
          <table:table-cell table:formula="of:=SIN(3*[.A13])" office:value-type="float" office:value="0.885889211296603" calcext:value-type="float">
            <text:p>0.885889211296603</text:p>
          </table:table-cell>
          <table:table-cell table:formula="of:=SIN(4*[.A13])" office:value-type="float" office:value="0.599747328794043" calcext:value-type="float">
            <text:p>0.599747328794043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table:formula="of:=SIN([.A14])" office:value-type="float" office:value="-0.98544972998846" calcext:value-type="float">
            <text:p>-0.98544972998846</text:p>
          </table:table-cell>
          <table:table-cell table:formula="of:=SIN(2*[.A14])" office:value-type="float" office:value="-0.334988150155905" calcext:value-type="float">
            <text:p>-0.334988150155905</text:p>
          </table:table-cell>
          <table:table-cell table:formula="of:=SIN(3*[.A14])" office:value-type="float" office:value="0.871575772413588" calcext:value-type="float">
            <text:p>0.871575772413588</text:p>
          </table:table-cell>
          <table:table-cell table:formula="of:=SIN(4*[.A14])" office:value-type="float" office:value="0.631266637872322" calcext:value-type="float">
            <text:p>0.631266637872322</text:p>
          </table:table-cell>
        </table:table-row>
        <table:table-row table:style-name="ro1">
          <table:table-cell office:value-type="float" office:value="-1.39" calcext:value-type="float">
            <text:p>-1.39</text:p>
          </table:table-cell>
          <table:table-cell table:formula="of:=SIN([.A15])" office:value-type="float" office:value="-0.983700814811277" calcext:value-type="float">
            <text:p>-0.983700814811277</text:p>
          </table:table-cell>
          <table:table-cell table:formula="of:=SIN(2*[.A15])" office:value-type="float" office:value="-0.353764345301143" calcext:value-type="float">
            <text:p>-0.353764345301143</text:p>
          </table:table-cell>
          <table:table-cell table:formula="of:=SIN(3*[.A15])" office:value-type="float" office:value="0.856477974165001" calcext:value-type="float">
            <text:p>0.856477974165001</text:p>
          </table:table-cell>
          <table:table-cell table:formula="of:=SIN(4*[.A15])" office:value-type="float" office:value="0.661776054993037" calcext:value-type="float">
            <text:p>0.661776054993037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table:formula="of:=SIN([.A16])" office:value-type="float" office:value="-0.98185353037236" calcext:value-type="float">
            <text:p>-0.98185353037236</text:p>
          </table:table-cell>
          <table:table-cell table:formula="of:=SIN(2*[.A16])" office:value-type="float" office:value="-0.372399039425056" calcext:value-type="float">
            <text:p>-0.372399039425056</text:p>
          </table:table-cell>
          <table:table-cell table:formula="of:=SIN(3*[.A16])" office:value-type="float" office:value="0.840609403550194" calcext:value-type="float">
            <text:p>0.840609403550194</text:p>
          </table:table-cell>
          <table:table-cell table:formula="of:=SIN(4*[.A16])" office:value-type="float" office:value="0.691226771597127" calcext:value-type="float">
            <text:p>0.691226771597127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table:formula="of:=SIN([.A17])" office:value-type="float" office:value="-0.979908061398614" calcext:value-type="float">
            <text:p>-0.979908061398614</text:p>
          </table:table-cell>
          <table:table-cell table:formula="of:=SIN(2*[.A17])" office:value-type="float" office:value="-0.390884778898452" calcext:value-type="float">
            <text:p>-0.390884778898452</text:p>
          </table:table-cell>
          <table:table-cell table:formula="of:=SIN(3*[.A17])" office:value-type="float" office:value="0.823984341211626" calcext:value-type="float">
            <text:p>0.823984341211626</text:p>
          </table:table-cell>
          <table:table-cell table:formula="of:=SIN(4*[.A17])" office:value-type="float" office:value="0.719571672820508" calcext:value-type="float">
            <text:p>0.719571672820508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table:formula="of:=SIN([.A18])" office:value-type="float" office:value="-0.977864602435316" calcext:value-type="float">
            <text:p>-0.977864602435316</text:p>
          </table:table-cell>
          <table:table-cell table:formula="of:=SIN(2*[.A18])" office:value-type="float" office:value="-0.409214169672018" calcext:value-type="float">
            <text:p>-0.409214169672018</text:p>
          </table:table-cell>
          <table:table-cell table:formula="of:=SIN(3*[.A18])" office:value-type="float" office:value="0.806617748583241" calcext:value-type="float">
            <text:p>0.806617748583241</text:p>
          </table:table-cell>
          <table:table-cell table:formula="of:=SIN(4*[.A18])" office:value-type="float" office:value="0.746765412867813" calcext:value-type="float">
            <text:p>0.746765412867813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table:formula="of:=SIN([.A19])" office:value-type="float" office:value="-0.975723357826659" calcext:value-type="float">
            <text:p>-0.975723357826659</text:p>
          </table:table-cell>
          <table:table-cell table:formula="of:=SIN(2*[.A19])" office:value-type="float" office:value="-0.42737988023383" calcext:value-type="float">
            <text:p>-0.42737988023383</text:p>
          </table:table-cell>
          <table:table-cell table:formula="of:=SIN(3*[.A19])" office:value-type="float" office:value="0.788525254426196" calcext:value-type="float">
            <text:p>0.788525254426196</text:p>
          </table:table-cell>
          <table:table-cell table:formula="of:=SIN(4*[.A19])" office:value-type="float" office:value="0.772764487555987" calcext:value-type="float">
            <text:p>0.772764487555987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table:formula="of:=SIN([.A20])" office:value-type="float" office:value="-0.973484541695319" calcext:value-type="float">
            <text:p>-0.973484541695319</text:p>
          </table:table-cell>
          <table:table-cell table:formula="of:=SIN(2*[.A20])" office:value-type="float" office:value="-0.445374644541871" calcext:value-type="float">
            <text:p>-0.445374644541871</text:p>
          </table:table-cell>
          <table:table-cell table:formula="of:=SIN(3*[.A20])" office:value-type="float" office:value="0.769723140764024" calcext:value-type="float">
            <text:p>0.769723140764024</text:p>
          </table:table-cell>
          <table:table-cell table:formula="of:=SIN(4*[.A20])" office:value-type="float" office:value="0.797527303911704" calcext:value-type="float">
            <text:p>0.797527303911704</text:p>
          </table:table-cell>
        </table:table-row>
        <table:table-row table:style-name="ro1">
          <table:table-cell office:value-type="float" office:value="-1.33" calcext:value-type="float">
            <text:p>-1.33</text:p>
          </table:table-cell>
          <table:table-cell table:formula="of:=SIN([.A21])" office:value-type="float" office:value="-0.971148377921045" calcext:value-type="float">
            <text:p>-0.971148377921045</text:p>
          </table:table-cell>
          <table:table-cell table:formula="of:=SIN(2*[.A21])" office:value-type="float" office:value="-0.463191264930345" calcext:value-type="float">
            <text:p>-0.463191264930345</text:p>
          </table:table-cell>
          <table:table-cell table:formula="of:=SIN(3*[.A21])" office:value-type="float" office:value="0.750228328229919" calcext:value-type="float">
            <text:p>0.750228328229919</text:p>
          </table:table-cell>
          <table:table-cell table:formula="of:=SIN(4*[.A21])" office:value-type="float" office:value="0.821014246711247" calcext:value-type="float">
            <text:p>0.821014246711247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table:formula="of:=SIN([.A22])" office:value-type="float" office:value="-0.968715100118265" calcext:value-type="float">
            <text:p>-0.968715100118265</text:p>
          </table:table-cell>
          <table:table-cell table:formula="of:=SIN(2*[.A22])" office:value-type="float" office:value="-0.480822614988648" calcext:value-type="float">
            <text:p>-0.480822614988648</text:p>
          </table:table-cell>
          <table:table-cell table:formula="of:=SIN(3*[.A22])" office:value-type="float" office:value="0.7300583608393" calcext:value-type="float">
            <text:p>0.7300583608393</text:p>
          </table:table-cell>
          <table:table-cell table:formula="of:=SIN(4*[.A22])" office:value-type="float" office:value="0.843187741856417" calcext:value-type="float">
            <text:p>0.843187741856417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table:formula="of:=SIN([.A23])" office:value-type="float" office:value="-0.966184951612734" calcext:value-type="float">
            <text:p>-0.966184951612734</text:p>
          </table:table-cell>
          <table:table-cell table:formula="of:=SIN(2*[.A23])" office:value-type="float" office:value="-0.498261642411839" calcext:value-type="float">
            <text:p>-0.498261642411839</text:p>
          </table:table-cell>
          <table:table-cell table:formula="of:=SIN(3*[.A23])" office:value-type="float" office:value="0.709231390201386" calcext:value-type="float">
            <text:p>0.709231390201386</text:p>
          </table:table-cell>
          <table:table-cell table:formula="of:=SIN(4*[.A23])" office:value-type="float" office:value="0.864012316485074" calcext:value-type="float">
            <text:p>0.86401231648507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table:formula="of:=SIN([.A24])" office:value-type="float" office:value="-0.963558185417193" calcext:value-type="float">
            <text:p>-0.963558185417193</text:p>
          </table:table-cell>
          <table:table-cell table:formula="of:=SIN(2*[.A24])" office:value-type="float" office:value="-0.515501371821464" calcext:value-type="float">
            <text:p>-0.515501371821464</text:p>
          </table:table-cell>
          <table:table-cell table:formula="of:=SIN(3*[.A24])" office:value-type="float" office:value="0.687766159183974" calcext:value-type="float">
            <text:p>0.687766159183974</text:p>
          </table:table-cell>
          <table:table-cell table:formula="of:=SIN(4*[.A24])" office:value-type="float" office:value="0.883454655720153" calcext:value-type="float">
            <text:p>0.883454655720153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table:formula="of:=SIN([.A25])" office:value-type="float" office:value="-0.960835064206073" calcext:value-type="float">
            <text:p>-0.960835064206073</text:p>
          </table:table-cell>
          <table:table-cell table:formula="of:=SIN(2*[.A25])" office:value-type="float" office:value="-0.532534907555621" calcext:value-type="float">
            <text:p>-0.532534907555621</text:p>
          </table:table-cell>
          <table:table-cell table:formula="of:=SIN(3*[.A25])" office:value-type="float" office:value="0.665681985046119" calcext:value-type="float">
            <text:p>0.665681985046119</text:p>
          </table:table-cell>
          <table:table-cell table:formula="of:=SIN(4*[.A25])" office:value-type="float" office:value="0.901483655966355" calcext:value-type="float">
            <text:p>0.901483655966355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table:formula="of:=SIN([.A26])" office:value-type="float" office:value="-0.958015860289225" calcext:value-type="float">
            <text:p>-0.958015860289225</text:p>
          </table:table-cell>
          <table:table-cell table:formula="of:=SIN(2*[.A26])" office:value-type="float" office:value="-0.549355436427127" calcext:value-type="float">
            <text:p>-0.549355436427127</text:p>
          </table:table-cell>
          <table:table-cell table:formula="of:=SIN(3*[.A26])" office:value-type="float" office:value="0.642998742053909" calcext:value-type="float">
            <text:p>0.642998742053909</text:p>
          </table:table-cell>
          <table:table-cell table:formula="of:=SIN(4*[.A26])" office:value-type="float" office:value="0.918070474669267" calcext:value-type="float">
            <text:p>0.918070474669267</text:p>
          </table:table-cell>
        </table:table-row>
        <table:table-row table:style-name="ro1">
          <table:table-cell office:value-type="float" office:value="-1.27" calcext:value-type="float">
            <text:p>-1.27</text:p>
          </table:table-cell>
          <table:table-cell table:formula="of:=SIN([.A27])" office:value-type="float" office:value="-0.955100855584692" calcext:value-type="float">
            <text:p>-0.955100855584692</text:p>
          </table:table-cell>
          <table:table-cell table:formula="of:=SIN(2*[.A27])" office:value-type="float" office:value="-0.565956230448703" calcext:value-type="float">
            <text:p>-0.565956230448703</text:p>
          </table:table-cell>
          <table:table-cell table:formula="of:=SIN(3*[.A27])" office:value-type="float" office:value="0.619736843594963" calcext:value-type="float">
            <text:p>0.619736843594963</text:p>
          </table:table-cell>
          <table:table-cell table:formula="of:=SIN(4*[.A27])" office:value-type="float" office:value="0.933188576457298" calcext:value-type="float">
            <text:p>0.933188576457298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table:formula="of:=SIN([.A28])" office:value-type="float" office:value="-0.952090341590516" calcext:value-type="float">
            <text:p>-0.952090341590516</text:p>
          </table:table-cell>
          <table:table-cell table:formula="of:=SIN(2*[.A28])" office:value-type="float" office:value="-0.582330649524082" calcext:value-type="float">
            <text:p>-0.582330649524082</text:p>
          </table:table-cell>
          <table:table-cell table:formula="of:=SIN(3*[.A28])" office:value-type="float" office:value="0.595917223807764" calcext:value-type="float">
            <text:p>0.595917223807764</text:p>
          </table:table-cell>
          <table:table-cell table:formula="of:=SIN(4*[.A28])" office:value-type="float" office:value="0.946813775592609" calcext:value-type="float">
            <text:p>0.946813775592609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table:formula="of:=SIN([.A29])" office:value-type="float" office:value="-0.948984619355586" calcext:value-type="float">
            <text:p>-0.948984619355586</text:p>
          </table:table-cell>
          <table:table-cell table:formula="of:=SIN(2*[.A29])" office:value-type="float" office:value="-0.598472144103957" calcext:value-type="float">
            <text:p>-0.598472144103957</text:p>
          </table:table-cell>
          <table:table-cell table:formula="of:=SIN(3*[.A29])" office:value-type="float" office:value="0.571561318742344" calcext:value-type="float">
            <text:p>0.571561318742344</text:p>
          </table:table-cell>
          <table:table-cell table:formula="of:=SIN(4*[.A29])" office:value-type="float" office:value="0.958924274663139" calcext:value-type="float">
            <text:p>0.958924274663139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table:formula="of:=SIN([.A30])" office:value-type="float" office:value="-0.945783999449539" calcext:value-type="float">
            <text:p>-0.945783999449539</text:p>
          </table:table-cell>
          <table:table-cell table:formula="of:=SIN(2*[.A30])" office:value-type="float" office:value="-0.614374257805712" calcext:value-type="float">
            <text:p>-0.614374257805712</text:p>
          </table:table-cell>
          <table:table-cell table:formula="of:=SIN(3*[.A30])" office:value-type="float" office:value="0.546691047069287" calcext:value-type="float">
            <text:p>0.546691047069287</text:p>
          </table:table-cell>
          <table:table-cell table:formula="of:=SIN(4*[.A30])" office:value-type="float" office:value="0.969500699453809" calcext:value-type="float">
            <text:p>0.969500699453809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table:formula="of:=SIN([.A31])" office:value-type="float" office:value="-0.942488801931697" calcext:value-type="float">
            <text:p>-0.942488801931697</text:p>
          </table:table-cell>
          <table:table-cell table:formula="of:=SIN(2*[.A31])" office:value-type="float" office:value="-0.630030629995892" calcext:value-type="float">
            <text:p>-0.630030629995892</text:p>
          </table:table-cell>
          <table:table-cell table:formula="of:=SIN(3*[.A31])" office:value-type="float" office:value="0.521328790354407" calcext:value-type="float">
            <text:p>0.521328790354407</text:p>
          </table:table-cell>
          <table:table-cell table:formula="of:=SIN(4*[.A31])" office:value-type="float" office:value="0.978526129941139" calcext:value-type="float">
            <text:p>0.978526129941139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table:formula="of:=SIN([.A32])" office:value-type="float" office:value="-0.939099356319068" calcext:value-type="float">
            <text:p>-0.939099356319068</text:p>
          </table:table-cell>
          <table:table-cell table:formula="of:=SIN(2*[.A32])" office:value-type="float" office:value="-0.645434998334371" calcext:value-type="float">
            <text:p>-0.645434998334371</text:p>
          </table:table-cell>
          <table:table-cell table:formula="of:=SIN(3*[.A32])" office:value-type="float" office:value="0.495497372916845" calcext:value-type="float">
            <text:p>0.495497372916845</text:p>
          </table:table-cell>
          <table:table-cell table:formula="of:=SIN(4*[.A32])" office:value-type="float" office:value="0.98598612736167" calcext:value-type="float">
            <text:p>0.98598612736167</text:p>
          </table:table-cell>
        </table:table-row>
        <table:table-row table:style-name="ro1">
          <table:table-cell office:value-type="float" office:value="-1.21" calcext:value-type="float">
            <text:p>-1.21</text:p>
          </table:table-cell>
          <table:table-cell table:formula="of:=SIN([.A33])" office:value-type="float" office:value="-0.935616001553386" calcext:value-type="float">
            <text:p>-0.935616001553386</text:p>
          </table:table-cell>
          <table:table-cell table:formula="of:=SIN(2*[.A33])" office:value-type="float" office:value="-0.660581201279201" calcext:value-type="float">
            <text:p>-0.660581201279201</text:p>
          </table:table-cell>
          <table:table-cell table:formula="of:=SIN(3*[.A33])" office:value-type="float" office:value="0.469220041288727" calcext:value-type="float">
            <text:p>0.469220041288727</text:p>
          </table:table-cell>
          <table:table-cell table:formula="of:=SIN(4*[.A33])" office:value-type="float" office:value="0.991868757310913" calcext:value-type="float">
            <text:p>0.991868757310913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SIN([.A34])" office:value-type="float" office:value="-0.932039085967226" calcext:value-type="float">
            <text:p>-0.932039085967226</text:p>
          </table:table-cell>
          <table:table-cell table:formula="of:=SIN(2*[.A34])" office:value-type="float" office:value="-0.675463180551151" calcext:value-type="float">
            <text:p>-0.675463180551151</text:p>
          </table:table-cell>
          <table:table-cell table:formula="of:=SIN(3*[.A34])" office:value-type="float" office:value="0.442520443294852" calcext:value-type="float">
            <text:p>0.442520443294852</text:p>
          </table:table-cell>
          <table:table-cell table:formula="of:=SIN(4*[.A34])" office:value-type="float" office:value="0.996164608835841" calcext:value-type="float">
            <text:p>0.996164608835841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table:formula="of:=SIN([.A35])" office:value-type="float" office:value="-0.928368967249167" calcext:value-type="float">
            <text:p>-0.928368967249167</text:p>
          </table:table-cell>
          <table:table-cell table:formula="of:=SIN(2*[.A35])" office:value-type="float" office:value="-0.690074983556936" calcext:value-type="float">
            <text:p>-0.690074983556936</text:p>
          </table:table-cell>
          <table:table-cell table:formula="of:=SIN(3*[.A35])" office:value-type="float" office:value="0.415422606771246" calcext:value-type="float">
            <text:p>0.415422606771246</text:p>
          </table:table-cell>
          <table:table-cell table:formula="of:=SIN(4*[.A35])" office:value-type="float" office:value="0.998866809490414" calcext:value-type="float">
            <text:p>0.998866809490414</text:p>
          </table:table-cell>
        </table:table-row>
        <table:table-row table:style-name="ro1">
          <table:table-cell office:value-type="float" office:value="-1.18" calcext:value-type="float">
            <text:p>-1.18</text:p>
          </table:table-cell>
          <table:table-cell table:formula="of:=SIN([.A36])" office:value-type="float" office:value="-0.92460601240802" calcext:value-type="float">
            <text:p>-0.92460601240802</text:p>
          </table:table-cell>
          <table:table-cell table:formula="of:=SIN(2*[.A36])" office:value-type="float" office:value="-0.704410765770176" calcext:value-type="float">
            <text:p>-0.704410765770176</text:p>
          </table:table-cell>
          <table:table-cell table:formula="of:=SIN(3*[.A36])" office:value-type="float" office:value="0.38795091794173" calcext:value-type="float">
            <text:p>0.38795091794173</text:p>
          </table:table-cell>
          <table:table-cell table:formula="of:=SIN(4*[.A36])" office:value-type="float" office:value="0.999971036330024" calcext:value-type="float">
            <text:p>0.999971036330024</text:p>
          </table:table-cell>
        </table:table-row>
        <table:table-row table:style-name="ro1">
          <table:table-cell office:value-type="float" office:value="-1.17" calcext:value-type="float">
            <text:p>-1.17</text:p>
          </table:table-cell>
          <table:table-cell table:formula="of:=SIN([.A37])" office:value-type="float" office:value="-0.920750597736136" calcext:value-type="float">
            <text:p>-0.920750597736136</text:p>
          </table:table-cell>
          <table:table-cell table:formula="of:=SIN(2*[.A37])" office:value-type="float" office:value="-0.718464793069126" calcext:value-type="float">
            <text:p>-0.718464793069126</text:p>
          </table:table-cell>
          <table:table-cell table:formula="of:=SIN(3*[.A37])" office:value-type="float" office:value="0.360130099471968" calcext:value-type="float">
            <text:p>0.360130099471968</text:p>
          </table:table-cell>
          <table:table-cell table:formula="of:=SIN(4*[.A37])" office:value-type="float" office:value="0.999475522827284" calcext:value-type="float">
            <text:p>0.999475522827284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table:formula="of:=SIN([.A38])" office:value-type="float" office:value="-0.916803108771767" calcext:value-type="float">
            <text:p>-0.916803108771767</text:p>
          </table:table-cell>
          <table:table-cell table:formula="of:=SIN(2*[.A38])" office:value-type="float" office:value="-0.732231444030251" calcext:value-type="float">
            <text:p>-0.732231444030251</text:p>
          </table:table-cell>
          <table:table-cell table:formula="of:=SIN(3*[.A38])" office:value-type="float" office:value="0.331985188220734" calcext:value-type="float">
            <text:p>0.331985188220734</text:p>
          </table:table-cell>
          <table:table-cell table:formula="of:=SIN(4*[.A38])" office:value-type="float" office:value="0.997381061698093" calcext:value-type="float">
            <text:p>0.997381061698093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table:formula="of:=SIN([.A39])" office:value-type="float" office:value="-0.912763940260521" calcext:value-type="float">
            <text:p>-0.912763940260521</text:p>
          </table:table-cell>
          <table:table-cell table:formula="of:=SIN(2*[.A39])" office:value-type="float" office:value="-0.74570521217672" calcext:value-type="float">
            <text:p>-0.74570521217672</text:p>
          </table:table-cell>
          <table:table-cell table:formula="of:=SIN(3*[.A39])" office:value-type="float" office:value="0.303541512708429" calcext:value-type="float">
            <text:p>0.303541512708429</text:p>
          </table:table-cell>
          <table:table-cell table:formula="of:=SIN(4*[.A39])" office:value-type="float" office:value="0.993691003633464" calcext:value-type="float">
            <text:p>0.993691003633464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table:formula="of:=SIN([.A40])" office:value-type="float" office:value="-0.908633496115883" calcext:value-type="float">
            <text:p>-0.908633496115883</text:p>
          </table:table-cell>
          <table:table-cell table:formula="of:=SIN(2*[.A40])" office:value-type="float" office:value="-0.758880708180922" calcext:value-type="float">
            <text:p>-0.758880708180922</text:p>
          </table:table-cell>
          <table:table-cell table:formula="of:=SIN(3*[.A40])" office:value-type="float" office:value="0.274824670323124" calcext:value-type="float">
            <text:p>0.274824670323124</text:p>
          </table:table-cell>
          <table:table-cell table:formula="of:=SIN(4*[.A40])" office:value-type="float" office:value="0.988411251939131" calcext:value-type="float">
            <text:p>0.988411251939131</text:p>
          </table:table-cell>
        </table:table-row>
        <table:table-row table:style-name="ro1">
          <table:table-cell office:value-type="float" office:value="-1.13" calcext:value-type="float">
            <text:p>-1.13</text:p>
          </table:table-cell>
          <table:table-cell table:formula="of:=SIN([.A41])" office:value-type="float" office:value="-0.904412189378826" calcext:value-type="float">
            <text:p>-0.904412189378826</text:p>
          </table:table-cell>
          <table:table-cell table:formula="of:=SIN(2*[.A41])" office:value-type="float" office:value="-0.771752662020126" calcext:value-type="float">
            <text:p>-0.771752662020126</text:p>
          </table:table-cell>
          <table:table-cell table:formula="of:=SIN(3*[.A41])" office:value-type="float" office:value="0.245860504284637" calcext:value-type="float">
            <text:p>0.245860504284637</text:p>
          </table:table-cell>
          <table:table-cell table:formula="of:=SIN(4*[.A41])" office:value-type="float" office:value="0.981550253091515" calcext:value-type="float">
            <text:p>0.981550253091515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table:formula="of:=SIN([.A42])" office:value-type="float" office:value="-0.900100442176505" calcext:value-type="float">
            <text:p>-0.900100442176505</text:p>
          </table:table-cell>
          <table:table-cell table:formula="of:=SIN(2*[.A42])" office:value-type="float" office:value="-0.78431592508442" calcext:value-type="float">
            <text:p>-0.78431592508442</text:p>
          </table:table-cell>
          <table:table-cell table:formula="of:=SIN(3*[.A42])" office:value-type="float" office:value="0.21667508038738" calcext:value-type="float">
            <text:p>0.21667508038738</text:p>
          </table:table-cell>
          <table:table-cell table:formula="of:=SIN(4*[.A42])" office:value-type="float" office:value="0.973118983225174" calcext:value-type="float">
            <text:p>0.973118983225174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table:formula="of:=SIN([.A43])" office:value-type="float" office:value="-0.895698685680048" calcext:value-type="float">
            <text:p>-0.895698685680048</text:p>
          </table:table-cell>
          <table:table-cell table:formula="of:=SIN(2*[.A43])" office:value-type="float" office:value="-0.796565472236087" calcext:value-type="float">
            <text:p>-0.796565472236087</text:p>
          </table:table-cell>
          <table:table-cell table:formula="of:=SIN(3*[.A43])" office:value-type="float" office:value="0.187294663542903" calcext:value-type="float">
            <text:p>0.187294663542903</text:p>
          </table:table-cell>
          <table:table-cell table:formula="of:=SIN(4*[.A43])" office:value-type="float" office:value="0.963130930573317" calcext:value-type="float">
            <text:p>0.963130930573317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table:formula="of:=SIN([.A44])" office:value-type="float" office:value="-0.891207360061435" calcext:value-type="float">
            <text:p>-0.891207360061435</text:p>
          </table:table-cell>
          <table:table-cell table:formula="of:=SIN(2*[.A44])" office:value-type="float" office:value="-0.80849640381959" calcext:value-type="float">
            <text:p>-0.80849640381959</text:p>
          </table:table-cell>
          <table:table-cell table:formula="of:=SIN(3*[.A44])" office:value-type="float" office:value="0.157745694143249" calcext:value-type="float">
            <text:p>0.157745694143249</text:p>
          </table:table-cell>
          <table:table-cell table:formula="of:=SIN(4*[.A44])" office:value-type="float" office:value="0.951602073889516" calcext:value-type="float">
            <text:p>0.951602073889516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table:formula="of:=SIN([.A45])" office:value-type="float" office:value="-0.886626914449487" calcext:value-type="float">
            <text:p>-0.886626914449487</text:p>
          </table:table-cell>
          <table:table-cell table:formula="of:=SIN(2*[.A45])" office:value-type="float" office:value="-0.820103947621374" calcext:value-type="float">
            <text:p>-0.820103947621374</text:p>
          </table:table-cell>
          <table:table-cell table:formula="of:=SIN(3*[.A45])" office:value-type="float" office:value="0.12805476426638" calcext:value-type="float">
            <text:p>0.12805476426638</text:p>
          </table:table-cell>
          <table:table-cell table:formula="of:=SIN(4*[.A45])" office:value-type="float" office:value="0.938550856885108" calcext:value-type="float">
            <text:p>0.938550856885108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table:formula="of:=SIN([.A46])" office:value-type="float" office:value="-0.881957806884948" calcext:value-type="float">
            <text:p>-0.881957806884948</text:p>
          </table:table-cell>
          <table:table-cell table:formula="of:=SIN(2*[.A46])" office:value-type="float" office:value="-0.831383460778683" calcext:value-type="float">
            <text:p>-0.831383460778683</text:p>
          </table:table-cell>
          <table:table-cell table:formula="of:=SIN(3*[.A46])" office:value-type="float" office:value="0.0982485937451087" calcext:value-type="float">
            <text:p>0.098248593745109</text:p>
          </table:table-cell>
          <table:table-cell table:formula="of:=SIN(4*[.A46])" office:value-type="float" office:value="0.923998158723188" calcext:value-type="float">
            <text:p>0.923998158723188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table:formula="of:=SIN([.A47])" office:value-type="float" office:value="-0.877200504274682" calcext:value-type="float">
            <text:p>-0.877200504274682</text:p>
          </table:table-cell>
          <table:table-cell table:formula="of:=SIN(2*[.A47])" office:value-type="float" office:value="-0.842330431636646" calcext:value-type="float">
            <text:p>-0.842330431636646</text:p>
          </table:table-cell>
          <table:table-cell table:formula="of:=SIN(3*[.A47])" office:value-type="float" office:value="0.0683540061210478" calcext:value-type="float">
            <text:p>0.068354006121048</text:p>
          </table:table-cell>
          <table:table-cell table:formula="of:=SIN(4*[.A47])" office:value-type="float" office:value="0.907967260616405" calcext:value-type="float">
            <text:p>0.907967260616405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table:formula="of:=SIN([.A48])" office:value-type="float" office:value="-0.872355482344986" calcext:value-type="float">
            <text:p>-0.872355482344986</text:p>
          </table:table-cell>
          <table:table-cell table:formula="of:=SIN(2*[.A48])" office:value-type="float" office:value="-0.852940481552876" calcext:value-type="float">
            <text:p>-0.852940481552876</text:p>
          </table:table-cell>
          <table:table-cell table:formula="of:=SIN(3*[.A48])" office:value-type="float" office:value="0.0383979045052354" calcext:value-type="float">
            <text:p>0.038397904505235</text:p>
          </table:table-cell>
          <table:table-cell table:formula="of:=SIN(4*[.A48])" office:value-type="float" office:value="0.890483808581988" calcext:value-type="float">
            <text:p>0.890483808581988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table:formula="of:=SIN([.A49])" office:value-type="float" office:value="-0.867423225594017" calcext:value-type="float">
            <text:p>-0.867423225594017</text:p>
          </table:table-cell>
          <table:table-cell table:formula="of:=SIN(2*[.A49])" office:value-type="float" office:value="-0.863209366648874" calcext:value-type="float">
            <text:p>-0.863209366648874</text:p>
          </table:table-cell>
          <table:table-cell table:formula="of:=SIN(3*[.A49])" office:value-type="float" office:value="0.00840724736714906" calcext:value-type="float">
            <text:p>0.008407247367149</text:p>
          </table:table-cell>
          <table:table-cell table:formula="of:=SIN(4*[.A49])" office:value-type="float" office:value="0.871575772413588" calcext:value-type="float">
            <text:p>0.871575772413588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table:formula="of:=SIN([.A50])" office:value-type="float" office:value="-0.862404227243338" calcext:value-type="float">
            <text:p>-0.862404227243338</text:p>
          </table:table-cell>
          <table:table-cell table:formula="of:=SIN(2*[.A50])" office:value-type="float" office:value="-0.873132979507516" calcext:value-type="float">
            <text:p>-0.873132979507516</text:p>
          </table:table-cell>
          <table:table-cell table:formula="of:=SIN(3*[.A50])" office:value-type="float" office:value="-0.021590975726096" calcext:value-type="float">
            <text:p>-0.021590975726096</text:p>
          </table:table-cell>
          <table:table-cell table:formula="of:=SIN(4*[.A50])" office:value-type="float" office:value="0.851273400935574" calcext:value-type="float">
            <text:p>0.851273400935574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table:formula="of:=SIN([.A51])" office:value-type="float" office:value="-0.857298989188603" calcext:value-type="float">
            <text:p>-0.857298989188603</text:p>
          </table:table-cell>
          <table:table-cell table:formula="of:=SIN(2*[.A51])" office:value-type="float" office:value="-0.882707350815974" calcext:value-type="float">
            <text:p>-0.882707350815974</text:p>
          </table:table-cell>
          <table:table-cell table:formula="of:=SIN(3*[.A51])" office:value-type="float" office:value="-0.0515697683985346" calcext:value-type="float">
            <text:p>-0.051569768398535</text:p>
          </table:table-cell>
          <table:table-cell table:formula="of:=SIN(4*[.A51])" office:value-type="float" office:value="0.829609173611371" calcext:value-type="float">
            <text:p>0.829609173611371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table:formula="of:=SIN([.A52])" office:value-type="float" office:value="-0.852108021949363" calcext:value-type="float">
            <text:p>-0.852108021949363</text:p>
          </table:table-cell>
          <table:table-cell table:formula="of:=SIN(2*[.A52])" office:value-type="float" office:value="-0.89192865095338" calcext:value-type="float">
            <text:p>-0.89192865095338</text:p>
          </table:table-cell>
          <table:table-cell table:formula="of:=SIN(3*[.A52])" office:value-type="float" office:value="-0.0815021517602691" calcext:value-type="float">
            <text:p>-0.081502151760269</text:p>
          </table:table-cell>
          <table:table-cell table:formula="of:=SIN(4*[.A52])" office:value-type="float" office:value="0.806617748583241" calcext:value-type="float">
            <text:p>0.806617748583241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table:formula="of:=SIN([.A53])" office:value-type="float" office:value="-0.846831844618015" calcext:value-type="float">
            <text:p>-0.846831844618015</text:p>
          </table:table-cell>
          <table:table-cell table:formula="of:=SIN(2*[.A53])" office:value-type="float" office:value="-0.900793191522627" calcext:value-type="float">
            <text:p>-0.900793191522627</text:p>
          </table:table-cell>
          <table:table-cell table:formula="of:=SIN(3*[.A53])" office:value-type="float" office:value="-0.11136118868665" calcext:value-type="float">
            <text:p>-0.11136118868665</text:p>
          </table:table-cell>
          <table:table-cell table:formula="of:=SIN(4*[.A53])" office:value-type="float" office:value="0.782335907226653" calcext:value-type="float">
            <text:p>0.78233590722665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[.A54])" office:value-type="float" office:value="-0.841470984807896" calcext:value-type="float">
            <text:p>-0.841470984807896</text:p>
          </table:table-cell>
          <table:table-cell table:formula="of:=SIN(2*[.A54])" office:value-type="float" office:value="-0.909297426825682" calcext:value-type="float">
            <text:p>-0.909297426825682</text:p>
          </table:table-cell>
          <table:table-cell table:formula="of:=SIN(3*[.A54])" office:value-type="float" office:value="-0.141120008059867" calcext:value-type="float">
            <text:p>-0.141120008059867</text:p>
          </table:table-cell>
          <table:table-cell table:formula="of:=SIN(4*[.A54])" office:value-type="float" office:value="0.756802495307928" calcext:value-type="float">
            <text:p>0.756802495307928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table:formula="of:=SIN([.A55])" office:value-type="float" office:value="-0.836025978600521" calcext:value-type="float">
            <text:p>-0.836025978600521</text:p>
          </table:table-cell>
          <table:table-cell table:formula="of:=SIN(2*[.A55])" office:value-type="float" office:value="-0.91743795528181" calcext:value-type="float">
            <text:p>-0.91743795528181</text:p>
          </table:table-cell>
          <table:table-cell table:formula="of:=SIN(3*[.A55])" office:value-type="float" office:value="-0.170751828951146" calcext:value-type="float">
            <text:p>-0.170751828951146</text:p>
          </table:table-cell>
          <table:table-cell table:formula="of:=SIN(4*[.A55])" office:value-type="float" office:value="0.7300583608393" calcext:value-type="float">
            <text:p>0.730058360839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table:formula="of:=SIN([.A56])" office:value-type="float" office:value="-0.83049737049197" calcext:value-type="float">
            <text:p>-0.83049737049197</text:p>
          </table:table-cell>
          <table:table-cell table:formula="of:=SIN(2*[.A56])" office:value-type="float" office:value="-0.925211520788168" calcext:value-type="float">
            <text:p>-0.925211520788168</text:p>
          </table:table-cell>
          <table:table-cell table:formula="of:=SIN(3*[.A56])" office:value-type="float" office:value="-0.200229984721771" calcext:value-type="float">
            <text:p>-0.200229984721771</text:p>
          </table:table-cell>
          <table:table-cell table:formula="of:=SIN(4*[.A56])" office:value-type="float" office:value="0.702146288730805" calcext:value-type="float">
            <text:p>0.702146288730805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table:formula="of:=SIN([.A57])" office:value-type="float" office:value="-0.82488571333845" calcext:value-type="float">
            <text:p>-0.82488571333845</text:p>
          </table:table-cell>
          <table:table-cell table:formula="of:=SIN(2*[.A57])" office:value-type="float" office:value="-0.932615014022201" calcext:value-type="float">
            <text:p>-0.932615014022201</text:p>
          </table:table-cell>
          <table:table-cell table:formula="of:=SIN(3*[.A57])" office:value-type="float" office:value="-0.229527947021264" calcext:value-type="float">
            <text:p>-0.229527947021264</text:p>
          </table:table-cell>
          <table:table-cell table:formula="of:=SIN(4*[.A57])" office:value-type="float" office:value="0.673110932343562" calcext:value-type="float">
            <text:p>0.673110932343562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table:formula="of:=SIN([.A58])" office:value-type="float" office:value="-0.819191568300998" calcext:value-type="float">
            <text:p>-0.819191568300998</text:p>
          </table:table-cell>
          <table:table-cell table:formula="of:=SIN(2*[.A58])" office:value-type="float" office:value="-0.939645473685325" calcext:value-type="float">
            <text:p>-0.939645473685325</text:p>
          </table:table-cell>
          <table:table-cell table:formula="of:=SIN(3*[.A58])" office:value-type="float" office:value="-0.258619349661111" calcext:value-type="float">
            <text:p>-0.258619349661111</text:p>
          </table:table-cell>
          <table:table-cell table:formula="of:=SIN(4*[.A58])" office:value-type="float" office:value="0.642998742053909" calcext:value-type="float">
            <text:p>0.642998742053909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table:formula="of:=SIN([.A59])" office:value-type="float" office:value="-0.813415504789374" calcext:value-type="float">
            <text:p>-0.813415504789374</text:p>
          </table:table-cell>
          <table:table-cell table:formula="of:=SIN(2*[.A59])" office:value-type="float" office:value="-0.946300087687414" calcext:value-type="float">
            <text:p>-0.946300087687414</text:p>
          </table:table-cell>
          <table:table-cell table:formula="of:=SIN(3*[.A59])" office:value-type="float" office:value="-0.287478012342544" calcext:value-type="float">
            <text:p>-0.287478012342544</text:p>
          </table:table-cell>
          <table:table-cell table:formula="of:=SIN(4*[.A59])" office:value-type="float" office:value="0.611857890942719" calcext:value-type="float">
            <text:p>0.611857890942719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table:formula="of:=SIN([.A60])" office:value-type="float" office:value="-0.807558100405114" calcext:value-type="float">
            <text:p>-0.807558100405114</text:p>
          </table:table-cell>
          <table:table-cell table:formula="of:=SIN(2*[.A60])" office:value-type="float" office:value="-0.952576194271595" calcext:value-type="float">
            <text:p>-0.952576194271595</text:p>
          </table:table-cell>
          <table:table-cell table:formula="of:=SIN(3*[.A60])" office:value-type="float" office:value="-0.316077964217053" calcext:value-type="float">
            <text:p>-0.316077964217053</text:p>
          </table:table-cell>
          <table:table-cell table:formula="of:=SIN(4*[.A60])" office:value-type="float" office:value="0.579738197728743" calcext:value-type="float">
            <text:p>0.579738197728743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table:formula="of:=SIN([.A61])" office:value-type="float" office:value="-0.801619940883777" calcext:value-type="float">
            <text:p>-0.801619940883777</text:p>
          </table:table-cell>
          <table:table-cell table:formula="of:=SIN(2*[.A61])" office:value-type="float" office:value="-0.958471283078914" calcext:value-type="float">
            <text:p>-0.958471283078914</text:p>
          </table:table-cell>
          <table:table-cell table:formula="of:=SIN(3*[.A61])" office:value-type="float" office:value="-0.34439346725839" calcext:value-type="float">
            <text:p>-0.34439346725839</text:p>
          </table:table-cell>
          <table:table-cell table:formula="of:=SIN(4*[.A61])" office:value-type="float" office:value="0.546691047069287" calcext:value-type="float">
            <text:p>0.546691047069287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table:formula="of:=SIN([.A62])" office:value-type="float" office:value="-0.795601620036366" calcext:value-type="float">
            <text:p>-0.795601620036366</text:p>
          </table:table-cell>
          <table:table-cell table:formula="of:=SIN(2*[.A62])" office:value-type="float" office:value="-0.963982996152448" calcext:value-type="float">
            <text:p>-0.963982996152448</text:p>
          </table:table-cell>
          <table:table-cell table:formula="of:=SIN(3*[.A62])" office:value-type="float" office:value="-0.372399039425055" calcext:value-type="float">
            <text:p>-0.372399039425055</text:p>
          </table:table-cell>
          <table:table-cell table:formula="of:=SIN(4*[.A62])" office:value-type="float" office:value="0.512769307355724" calcext:value-type="float">
            <text:p>0.512769307355724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table:formula="of:=SIN([.A63])" office:value-type="float" office:value="-0.789503739689951" calcext:value-type="float">
            <text:p>-0.789503739689951</text:p>
          </table:table-cell>
          <table:table-cell table:formula="of:=SIN(2*[.A63])" office:value-type="float" office:value="-0.969109128880456" calcext:value-type="float">
            <text:p>-0.969109128880456</text:p>
          </table:table-cell>
          <table:table-cell table:formula="of:=SIN(3*[.A63])" office:value-type="float" office:value="-0.400069477592419" calcext:value-type="float">
            <text:p>-0.400069477592419</text:p>
          </table:table-cell>
          <table:table-cell table:formula="of:=SIN(4*[.A63])" office:value-type="float" office:value="0.478027246135343" calcext:value-type="float">
            <text:p>0.478027246135343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IN([.A64])" office:value-type="float" office:value="-0.783326909627483" calcext:value-type="float">
            <text:p>-0.783326909627483</text:p>
          </table:table-cell>
          <table:table-cell table:formula="of:=SIN(2*[.A64])" office:value-type="float" office:value="-0.973847630878195" calcext:value-type="float">
            <text:p>-0.973847630878195</text:p>
          </table:table-cell>
          <table:table-cell table:formula="of:=SIN(3*[.A64])" office:value-type="float" office:value="-0.42737988023383" calcext:value-type="float">
            <text:p>-0.42737988023383</text:p>
          </table:table-cell>
          <table:table-cell table:formula="of:=SIN(4*[.A64])" office:value-type="float" office:value="0.442520443294852" calcext:value-type="float">
            <text:p>0.442520443294852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table:formula="of:=SIN([.A65])" office:value-type="float" office:value="-0.777071747526824" calcext:value-type="float">
            <text:p>-0.777071747526824</text:p>
          </table:table-cell>
          <table:table-cell table:formula="of:=SIN(2*[.A65])" office:value-type="float" office:value="-0.978196606808045" calcext:value-type="float">
            <text:p>-0.978196606808045</text:p>
          </table:table-cell>
          <table:table-cell table:formula="of:=SIN(3*[.A65])" office:value-type="float" office:value="-0.454305669830306" calcext:value-type="float">
            <text:p>-0.454305669830306</text:p>
          </table:table-cell>
          <table:table-cell table:formula="of:=SIN(4*[.A65])" office:value-type="float" office:value="0.406305702144417" calcext:value-type="float">
            <text:p>0.406305702144417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table:formula="of:=SIN([.A66])" office:value-type="float" office:value="-0.770738878898969" calcext:value-type="float">
            <text:p>-0.770738878898969</text:p>
          </table:table-cell>
          <table:table-cell table:formula="of:=SIN(2*[.A66])" office:value-type="float" office:value="-0.982154317137618" calcext:value-type="float">
            <text:p>-0.982154317137618</text:p>
          </table:table-cell>
          <table:table-cell table:formula="of:=SIN(3*[.A66])" office:value-type="float" office:value="-0.480822614988648" calcext:value-type="float">
            <text:p>-0.480822614988648</text:p>
          </table:table-cell>
          <table:table-cell table:formula="of:=SIN(4*[.A66])" office:value-type="float" office:value="0.369440958544477" calcext:value-type="float">
            <text:p>0.369440958544477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table:formula="of:=SIN([.A67])" office:value-type="float" office:value="-0.764328937025505" calcext:value-type="float">
            <text:p>-0.764328937025505</text:p>
          </table:table-cell>
          <table:table-cell table:formula="of:=SIN(2*[.A67])" office:value-type="float" office:value="-0.985719178835553" calcext:value-type="float">
            <text:p>-0.985719178835553</text:p>
          </table:table-cell>
          <table:table-cell table:formula="of:=SIN(3*[.A67])" office:value-type="float" office:value="-0.506906852248053" calcext:value-type="float">
            <text:p>-0.506906852248053</text:p>
          </table:table-cell>
          <table:table-cell table:formula="of:=SIN(4*[.A67])" office:value-type="float" office:value="0.331985188220734" calcext:value-type="float">
            <text:p>0.331985188220734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table:formula="of:=SIN([.A68])" office:value-type="float" office:value="-0.757842562895277" calcext:value-type="float">
            <text:p>-0.757842562895277</text:p>
          </table:table-cell>
          <table:table-cell table:formula="of:=SIN(2*[.A68])" office:value-type="float" office:value="-0.988889766004701" calcext:value-type="float">
            <text:p>-0.988889766004701</text:p>
          </table:table-cell>
          <table:table-cell table:formula="of:=SIN(3*[.A68])" office:value-type="float" office:value="-0.532534907555621" calcext:value-type="float">
            <text:p>-0.532534907555621</text:p>
          </table:table-cell>
          <table:table-cell table:formula="of:=SIN(4*[.A68])" office:value-type="float" office:value="0.293998312415568" calcext:value-type="float">
            <text:p>0.293998312415568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table:formula="of:=SIN([.A69])" office:value-type="float" office:value="-0.751280405140293" calcext:value-type="float">
            <text:p>-0.751280405140293</text:p>
          </table:table-cell>
          <table:table-cell table:formula="of:=SIN(2*[.A69])" office:value-type="float" office:value="-0.991664810452468" calcext:value-type="float">
            <text:p>-0.991664810452468</text:p>
          </table:table-cell>
          <table:table-cell table:formula="of:=SIN(3*[.A69])" office:value-type="float" office:value="-0.557683717391417" calcext:value-type="float">
            <text:p>-0.557683717391417</text:p>
          </table:table-cell>
          <table:table-cell table:formula="of:=SIN(4*[.A69])" office:value-type="float" office:value="0.255541102026831" calcext:value-type="float">
            <text:p>0.255541102026831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table:formula="of:=SIN([.A70])" office:value-type="float" office:value="-0.744643119970859" calcext:value-type="float">
            <text:p>-0.744643119970859</text:p>
          </table:table-cell>
          <table:table-cell table:formula="of:=SIN(2*[.A70])" office:value-type="float" office:value="-0.994043202198076" calcext:value-type="float">
            <text:p>-0.994043202198076</text:p>
          </table:table-cell>
          <table:table-cell table:formula="of:=SIN(3*[.A70])" office:value-type="float" office:value="-0.582330649524082" calcext:value-type="float">
            <text:p>-0.582330649524082</text:p>
          </table:table-cell>
          <table:table-cell table:formula="of:=SIN(4*[.A70])" office:value-type="float" office:value="0.21667508038738" calcext:value-type="float">
            <text:p>0.21667508038738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table:formula="of:=SIN([.A71])" office:value-type="float" office:value="-0.737931371109963" calcext:value-type="float">
            <text:p>-0.737931371109963</text:p>
          </table:table-cell>
          <table:table-cell table:formula="of:=SIN(2*[.A71])" office:value-type="float" office:value="-0.996023989916537" calcext:value-type="float">
            <text:p>-0.996023989916537</text:p>
          </table:table-cell>
          <table:table-cell table:formula="of:=SIN(3*[.A71])" office:value-type="float" office:value="-0.606453523378315" calcext:value-type="float">
            <text:p>-0.606453523378315</text:p>
          </table:table-cell>
          <table:table-cell table:formula="of:=SIN(4*[.A71])" office:value-type="float" office:value="0.177462424840861" calcext:value-type="float">
            <text:p>0.177462424840861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table:formula="of:=SIN([.A72])" office:value-type="float" office:value="-0.731145829726896" calcext:value-type="float">
            <text:p>-0.731145829726896</text:p>
          </table:table-cell>
          <table:table-cell table:formula="of:=SIN(2*[.A72])" office:value-type="float" office:value="-0.997606381319174" calcext:value-type="float">
            <text:p>-0.997606381319174</text:p>
          </table:table-cell>
          <table:table-cell table:formula="of:=SIN(3*[.A72])" office:value-type="float" office:value="-0.630030629995892" calcext:value-type="float">
            <text:p>-0.630030629995892</text:p>
          </table:table-cell>
          <table:table-cell table:formula="of:=SIN(4*[.A72])" office:value-type="float" office:value="0.137965867271227" calcext:value-type="float">
            <text:p>0.137965867271227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table:formula="of:=SIN([.A73])" office:value-type="float" office:value="-0.724287174370143" calcext:value-type="float">
            <text:p>-0.724287174370143</text:p>
          </table:table-cell>
          <table:table-cell table:formula="of:=SIN(2*[.A73])" office:value-type="float" office:value="-0.998789743470524" calcext:value-type="float">
            <text:p>-0.998789743470524</text:p>
          </table:table-cell>
          <table:table-cell table:formula="of:=SIN(3*[.A73])" office:value-type="float" office:value="-0.653040751572265" calcext:value-type="float">
            <text:p>-0.653040751572265</text:p>
          </table:table-cell>
          <table:table-cell table:formula="of:=SIN(4*[.A73])" office:value-type="float" office:value="0.0982485937451087" calcext:value-type="float">
            <text:p>0.098248593745109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IN([.A74])" office:value-type="float" office:value="-0.717356090899523" calcext:value-type="float">
            <text:p>-0.717356090899523</text:p>
          </table:table-cell>
          <table:table-cell table:formula="of:=SIN(2*[.A74])" office:value-type="float" office:value="-0.999573603041505" calcext:value-type="float">
            <text:p>-0.999573603041505</text:p>
          </table:table-cell>
          <table:table-cell table:formula="of:=SIN(3*[.A74])" office:value-type="float" office:value="-0.675463180551151" calcext:value-type="float">
            <text:p>-0.675463180551151</text:p>
          </table:table-cell>
          <table:table-cell table:formula="of:=SIN(4*[.A74])" office:value-type="float" office:value="0.0583741434275801" calcext:value-type="float">
            <text:p>0.05837414342758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table:formula="of:=SIN([.A75])" office:value-type="float" office:value="-0.710353272417608" calcext:value-type="float">
            <text:p>-0.710353272417608</text:p>
          </table:table-cell>
          <table:table-cell table:formula="of:=SIN(2*[.A75])" office:value-type="float" office:value="-0.99995764649874" calcext:value-type="float">
            <text:p>-0.99995764649874</text:p>
          </table:table-cell>
          <table:table-cell table:formula="of:=SIN(3*[.A75])" office:value-type="float" office:value="-0.697277738259938" calcext:value-type="float">
            <text:p>-0.697277738259938</text:p>
          </table:table-cell>
          <table:table-cell table:formula="of:=SIN(4*[.A75])" office:value-type="float" office:value="0.0184063069330538" calcext:value-type="float">
            <text:p>0.018406306933054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formula="of:=SIN([.A76])" office:value-type="float" office:value="-0.70327941920041" calcext:value-type="float">
            <text:p>-0.70327941920041</text:p>
          </table:table-cell>
          <table:table-cell table:formula="of:=SIN(2*[.A76])" office:value-type="float" office:value="-0.999941720229966" calcext:value-type="float">
            <text:p>-0.999941720229966</text:p>
          </table:table-cell>
          <table:table-cell table:formula="of:=SIN(3*[.A76])" office:value-type="float" office:value="-0.718464793069126" calcext:value-type="float">
            <text:p>-0.718464793069126</text:p>
          </table:table-cell>
          <table:table-cell table:formula="of:=SIN(4*[.A76])" office:value-type="float" office:value="-0.021590975726096" calcext:value-type="float">
            <text:p>-0.021590975726096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table:formula="of:=SIN([.A77])" office:value-type="float" office:value="-0.696135238627357" calcext:value-type="float">
            <text:p>-0.696135238627357</text:p>
          </table:table-cell>
          <table:table-cell table:formula="of:=SIN(2*[.A77])" office:value-type="float" office:value="-0.999525830605479" calcext:value-type="float">
            <text:p>-0.999525830605479</text:p>
          </table:table-cell>
          <table:table-cell table:formula="of:=SIN(3*[.A77])" office:value-type="float" office:value="-0.739005278059471" calcext:value-type="float">
            <text:p>-0.739005278059471</text:p>
          </table:table-cell>
          <table:table-cell table:formula="of:=SIN(4*[.A77])" office:value-type="float" office:value="-0.0615537174299131" calcext:value-type="float">
            <text:p>-0.061553717429913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SIN([.A78])" office:value-type="float" office:value="-0.688921445110551" calcext:value-type="float">
            <text:p>-0.688921445110551</text:p>
          </table:table-cell>
          <table:table-cell table:formula="of:=SIN(2*[.A78])" office:value-type="float" office:value="-0.998710143975583" calcext:value-type="float">
            <text:p>-0.998710143975583</text:p>
          </table:table-cell>
          <table:table-cell table:formula="of:=SIN(3*[.A78])" office:value-type="float" office:value="-0.758880708180922" calcext:value-type="float">
            <text:p>-0.758880708180922</text:p>
          </table:table-cell>
          <table:table-cell table:formula="of:=SIN(4*[.A78])" office:value-type="float" office:value="-0.101417986316602" calcext:value-type="float">
            <text:p>-0.101417986316602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table:formula="of:=SIN([.A79])" office:value-type="float" office:value="-0.681638760023334" calcext:value-type="float">
            <text:p>-0.681638760023334</text:p>
          </table:table-cell>
          <table:table-cell table:formula="of:=SIN(2*[.A79])" office:value-type="float" office:value="-0.997494986604055" calcext:value-type="float">
            <text:p>-0.997494986604055</text:p>
          </table:table-cell>
          <table:table-cell table:formula="of:=SIN(3*[.A79])" office:value-type="float" office:value="-0.778073196887921" calcext:value-type="float">
            <text:p>-0.778073196887921</text:p>
          </table:table-cell>
          <table:table-cell table:formula="of:=SIN(4*[.A79])" office:value-type="float" office:value="-0.141120008059867" calcext:value-type="float">
            <text:p>-0.141120008059867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table:formula="of:=SIN([.A80])" office:value-type="float" office:value="-0.674287911628145" calcext:value-type="float">
            <text:p>-0.674287911628145</text:p>
          </table:table-cell>
          <table:table-cell table:formula="of:=SIN(2*[.A80])" office:value-type="float" office:value="-0.99588084453764" calcext:value-type="float">
            <text:p>-0.99588084453764</text:p>
          </table:table-cell>
          <table:table-cell table:formula="of:=SIN(3*[.A80])" office:value-type="float" office:value="-0.796565472236087" calcext:value-type="float">
            <text:p>-0.796565472236087</text:p>
          </table:table-cell>
          <table:table-cell table:formula="of:=SIN(4*[.A80])" office:value-type="float" office:value="-0.180596267894233" calcext:value-type="float">
            <text:p>-0.180596267894233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table:formula="of:=SIN([.A81])" office:value-type="float" office:value="-0.666869635003698" calcext:value-type="float">
            <text:p>-0.666869635003698</text:p>
          </table:table-cell>
          <table:table-cell table:formula="of:=SIN(2*[.A81])" office:value-type="float" office:value="-0.993868363411645" calcext:value-type="float">
            <text:p>-0.993868363411645</text:p>
          </table:table-cell>
          <table:table-cell table:formula="of:=SIN(3*[.A81])" office:value-type="float" office:value="-0.814340892425796" calcext:value-type="float">
            <text:p>-0.814340892425796</text:p>
          </table:table-cell>
          <table:table-cell table:formula="of:=SIN(4*[.A81])" office:value-type="float" office:value="-0.219783612225117" calcext:value-type="float">
            <text:p>-0.219783612225117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table:formula="of:=SIN([.A82])" office:value-type="float" office:value="-0.659384671971473" calcext:value-type="float">
            <text:p>-0.659384671971473</text:p>
          </table:table-cell>
          <table:table-cell table:formula="of:=SIN(2*[.A82])" office:value-type="float" office:value="-0.991458348191686" calcext:value-type="float">
            <text:p>-0.991458348191686</text:p>
          </table:table-cell>
          <table:table-cell table:formula="of:=SIN(3*[.A82])" office:value-type="float" office:value="-0.831383460778683" calcext:value-type="float">
            <text:p>-0.831383460778683</text:p>
          </table:table-cell>
          <table:table-cell table:formula="of:=SIN(4*[.A82])" office:value-type="float" office:value="-0.258619349661111" calcext:value-type="float">
            <text:p>-0.258619349661111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table:formula="of:=SIN([.A83])" office:value-type="float" office:value="-0.651833771021537" calcext:value-type="float">
            <text:p>-0.651833771021537</text:p>
          </table:table-cell>
          <table:table-cell table:formula="of:=SIN(2*[.A83])" office:value-type="float" office:value="-0.98865176285172" calcext:value-type="float">
            <text:p>-0.98865176285172</text:p>
          </table:table-cell>
          <table:table-cell table:formula="of:=SIN(3*[.A83])" office:value-type="float" office:value="-0.84767784013357" calcext:value-type="float">
            <text:p>-0.84767784013357</text:p>
          </table:table-cell>
          <table:table-cell table:formula="of:=SIN(4*[.A83])" office:value-type="float" office:value="-0.297041351306832" calcext:value-type="float">
            <text:p>-0.297041351306832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IN([.A84])" office:value-type="float" office:value="-0.644217687237691" calcext:value-type="float">
            <text:p>-0.644217687237691</text:p>
          </table:table-cell>
          <table:table-cell table:formula="of:=SIN(2*[.A84])" office:value-type="float" office:value="-0.98544972998846" calcext:value-type="float">
            <text:p>-0.98544972998846</text:p>
          </table:table-cell>
          <table:table-cell table:formula="of:=SIN(3*[.A84])" office:value-type="float" office:value="-0.863209366648874" calcext:value-type="float">
            <text:p>-0.863209366648874</text:p>
          </table:table-cell>
          <table:table-cell table:formula="of:=SIN(4*[.A84])" office:value-type="float" office:value="-0.334988150155905" calcext:value-type="float">
            <text:p>-0.334988150155905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table:formula="of:=SIN([.A85])" office:value-type="float" office:value="-0.636537182221968" calcext:value-type="float">
            <text:p>-0.636537182221968</text:p>
          </table:table-cell>
          <table:table-cell table:formula="of:=SIN(2*[.A85])" office:value-type="float" office:value="-0.98185353037236" calcext:value-type="float">
            <text:p>-0.98185353037236</text:p>
          </table:table-cell>
          <table:table-cell table:formula="of:=SIN(3*[.A85])" office:value-type="float" office:value="-0.877964062999078" calcext:value-type="float">
            <text:p>-0.877964062999078</text:p>
          </table:table-cell>
          <table:table-cell table:formula="of:=SIN(4*[.A85])" office:value-type="float" office:value="-0.372399039425055" calcext:value-type="float">
            <text:p>-0.372399039425055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table:formula="of:=SIN([.A86])" office:value-type="float" office:value="-0.628793024018469" calcext:value-type="float">
            <text:p>-0.628793024018469</text:p>
          </table:table-cell>
          <table:table-cell table:formula="of:=SIN(2*[.A86])" office:value-type="float" office:value="-0.977864602435316" calcext:value-type="float">
            <text:p>-0.977864602435316</text:p>
          </table:table-cell>
          <table:table-cell table:formula="of:=SIN(3*[.A86])" office:value-type="float" office:value="-0.89192865095338" calcext:value-type="float">
            <text:p>-0.89192865095338</text:p>
          </table:table-cell>
          <table:table-cell table:formula="of:=SIN(4*[.A86])" office:value-type="float" office:value="-0.409214169672017" calcext:value-type="float">
            <text:p>-0.409214169672017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table:formula="of:=SIN([.A87])" office:value-type="float" office:value="-0.62098598703656" calcext:value-type="float">
            <text:p>-0.62098598703656</text:p>
          </table:table-cell>
          <table:table-cell table:formula="of:=SIN(2*[.A87])" office:value-type="float" office:value="-0.973484541695319" calcext:value-type="float">
            <text:p>-0.973484541695319</text:p>
          </table:table-cell>
          <table:table-cell table:formula="of:=SIN(3*[.A87])" office:value-type="float" office:value="-0.905090563325201" calcext:value-type="float">
            <text:p>-0.905090563325201</text:p>
          </table:table-cell>
          <table:table-cell table:formula="of:=SIN(4*[.A87])" office:value-type="float" office:value="-0.445374644541871" calcext:value-type="float">
            <text:p>-0.445374644541871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table:formula="of:=SIN([.A88])" office:value-type="float" office:value="-0.613116851973434" calcext:value-type="float">
            <text:p>-0.613116851973434</text:p>
          </table:table-cell>
          <table:table-cell table:formula="of:=SIN(2*[.A88])" office:value-type="float" office:value="-0.968715100118265" calcext:value-type="float">
            <text:p>-0.968715100118265</text:p>
          </table:table-cell>
          <table:table-cell table:formula="of:=SIN(3*[.A88])" office:value-type="float" office:value="-0.91743795528181" calcext:value-type="float">
            <text:p>-0.91743795528181</text:p>
          </table:table-cell>
          <table:table-cell table:formula="of:=SIN(4*[.A88])" office:value-type="float" office:value="-0.480822614988648" calcext:value-type="float">
            <text:p>-0.480822614988648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table:formula="of:=SIN([.A89])" office:value-type="float" office:value="-0.60518640573604" calcext:value-type="float">
            <text:p>-0.60518640573604</text:p>
          </table:table-cell>
          <table:table-cell table:formula="of:=SIN(2*[.A89])" office:value-type="float" office:value="-0.963558185417193" calcext:value-type="float">
            <text:p>-0.963558185417193</text:p>
          </table:table-cell>
          <table:table-cell table:formula="of:=SIN(3*[.A89])" office:value-type="float" office:value="-0.928959715003869" calcext:value-type="float">
            <text:p>-0.928959715003869</text:p>
          </table:table-cell>
          <table:table-cell table:formula="of:=SIN(4*[.A89])" office:value-type="float" office:value="-0.515501371821464" calcext:value-type="float">
            <text:p>-0.515501371821464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table:formula="of:=SIN([.A90])" office:value-type="float" office:value="-0.597195441362392" calcext:value-type="float">
            <text:p>-0.597195441362392</text:p>
          </table:table-cell>
          <table:table-cell table:formula="of:=SIN(2*[.A90])" office:value-type="float" office:value="-0.958015860289225" calcext:value-type="float">
            <text:p>-0.958015860289225</text:p>
          </table:table-cell>
          <table:table-cell table:formula="of:=SIN(3*[.A90])" office:value-type="float" office:value="-0.939645473685325" calcext:value-type="float">
            <text:p>-0.939645473685325</text:p>
          </table:table-cell>
          <table:table-cell table:formula="of:=SIN(4*[.A90])" office:value-type="float" office:value="-0.549355436427127" calcext:value-type="float">
            <text:p>-0.549355436427127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table:formula="of:=SIN([.A91])" office:value-type="float" office:value="-0.58914475794227" calcext:value-type="float">
            <text:p>-0.58914475794227</text:p>
          </table:table-cell>
          <table:table-cell table:formula="of:=SIN(2*[.A91])" office:value-type="float" office:value="-0.952090341590516" calcext:value-type="float">
            <text:p>-0.952090341590516</text:p>
          </table:table-cell>
          <table:table-cell table:formula="of:=SIN(3*[.A91])" office:value-type="float" office:value="-0.94948561486463" calcext:value-type="float">
            <text:p>-0.94948561486463</text:p>
          </table:table-cell>
          <table:table-cell table:formula="of:=SIN(4*[.A91])" office:value-type="float" office:value="-0.582330649524082" calcext:value-type="float">
            <text:p>-0.582330649524082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table:formula="of:=SIN([.A92])" office:value-type="float" office:value="-0.581035160537305" calcext:value-type="float">
            <text:p>-0.581035160537305</text:p>
          </table:table-cell>
          <table:table-cell table:formula="of:=SIN(2*[.A92])" office:value-type="float" office:value="-0.945783999449539" calcext:value-type="float">
            <text:p>-0.945783999449539</text:p>
          </table:table-cell>
          <table:table-cell table:formula="of:=SIN(3*[.A92])" office:value-type="float" office:value="-0.958471283078914" calcext:value-type="float">
            <text:p>-0.958471283078914</text:p>
          </table:table-cell>
          <table:table-cell table:formula="of:=SIN(4*[.A92])" office:value-type="float" office:value="-0.614374257805712" calcext:value-type="float">
            <text:p>-0.614374257805712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table:formula="of:=SIN([.A93])" office:value-type="float" office:value="-0.572867460100481" calcext:value-type="float">
            <text:p>-0.572867460100481</text:p>
          </table:table-cell>
          <table:table-cell table:formula="of:=SIN(2*[.A93])" office:value-type="float" office:value="-0.939099356319068" calcext:value-type="float">
            <text:p>-0.939099356319068</text:p>
          </table:table-cell>
          <table:table-cell table:formula="of:=SIN(3*[.A93])" office:value-type="float" office:value="-0.966594391833297" calcext:value-type="float">
            <text:p>-0.966594391833297</text:p>
          </table:table-cell>
          <table:table-cell table:formula="of:=SIN(4*[.A93])" office:value-type="float" office:value="-0.645434998334371" calcext:value-type="float">
            <text:p>-0.645434998334371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IN([.A94])" office:value-type="float" office:value="-0.564642473395035" calcext:value-type="float">
            <text:p>-0.564642473395035</text:p>
          </table:table-cell>
          <table:table-cell table:formula="of:=SIN(2*[.A94])" office:value-type="float" office:value="-0.932039085967226" calcext:value-type="float">
            <text:p>-0.932039085967226</text:p>
          </table:table-cell>
          <table:table-cell table:formula="of:=SIN(3*[.A94])" office:value-type="float" office:value="-0.973847630878195" calcext:value-type="float">
            <text:p>-0.973847630878195</text:p>
          </table:table-cell>
          <table:table-cell table:formula="of:=SIN(4*[.A94])" office:value-type="float" office:value="-0.675463180551151" calcext:value-type="float">
            <text:p>-0.675463180551151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table:formula="of:=SIN([.A95])" office:value-type="float" office:value="-0.556361022912784" calcext:value-type="float">
            <text:p>-0.556361022912784</text:p>
          </table:table-cell>
          <table:table-cell table:formula="of:=SIN(2*[.A95])" office:value-type="float" office:value="-0.92460601240802" calcext:value-type="float">
            <text:p>-0.92460601240802</text:p>
          </table:table-cell>
          <table:table-cell table:formula="of:=SIN(3*[.A95])" office:value-type="float" office:value="-0.980224472788045" calcext:value-type="float">
            <text:p>-0.980224472788045</text:p>
          </table:table-cell>
          <table:table-cell table:formula="of:=SIN(4*[.A95])" office:value-type="float" office:value="-0.704410765770176" calcext:value-type="float">
            <text:p>-0.704410765770176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table:formula="of:=SIN([.A96])" office:value-type="float" office:value="-0.548023936791874" calcext:value-type="float">
            <text:p>-0.548023936791874</text:p>
          </table:table-cell>
          <table:table-cell table:formula="of:=SIN(2*[.A96])" office:value-type="float" office:value="-0.916803108771767" calcext:value-type="float">
            <text:p>-0.916803108771767</text:p>
          </table:table-cell>
          <table:table-cell table:formula="of:=SIN(3*[.A96])" office:value-type="float" office:value="-0.985719178835553" calcext:value-type="float">
            <text:p>-0.985719178835553</text:p>
          </table:table-cell>
          <table:table-cell table:formula="of:=SIN(4*[.A96])" office:value-type="float" office:value="-0.732231444030251" calcext:value-type="float">
            <text:p>-0.732231444030251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table:formula="of:=SIN([.A97])" office:value-type="float" office:value="-0.539632048733969" calcext:value-type="float">
            <text:p>-0.539632048733969</text:p>
          </table:table-cell>
          <table:table-cell table:formula="of:=SIN(2*[.A97])" office:value-type="float" office:value="-0.908633496115883" calcext:value-type="float">
            <text:p>-0.908633496115883</text:p>
          </table:table-cell>
          <table:table-cell table:formula="of:=SIN(3*[.A97])" office:value-type="float" office:value="-0.990326804156158" calcext:value-type="float">
            <text:p>-0.990326804156158</text:p>
          </table:table-cell>
          <table:table-cell table:formula="of:=SIN(4*[.A97])" office:value-type="float" office:value="-0.758880708180922" calcext:value-type="float">
            <text:p>-0.75888070818092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table:formula="of:=SIN([.A98])" office:value-type="float" office:value="-0.531186197920883" calcext:value-type="float">
            <text:p>-0.531186197920883</text:p>
          </table:table-cell>
          <table:table-cell table:formula="of:=SIN(2*[.A98])" office:value-type="float" office:value="-0.900100442176505" calcext:value-type="float">
            <text:p>-0.900100442176505</text:p>
          </table:table-cell>
          <table:table-cell table:formula="of:=SIN(3*[.A98])" office:value-type="float" office:value="-0.994043202198076" calcext:value-type="float">
            <text:p>-0.994043202198076</text:p>
          </table:table-cell>
          <table:table-cell table:formula="of:=SIN(4*[.A98])" office:value-type="float" office:value="-0.78431592508442" calcext:value-type="float">
            <text:p>-0.78431592508442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table:formula="of:=SIN([.A99])" office:value-type="float" office:value="-0.522687228930659" calcext:value-type="float">
            <text:p>-0.522687228930659</text:p>
          </table:table-cell>
          <table:table-cell table:formula="of:=SIN(2*[.A99])" office:value-type="float" office:value="-0.891207360061435" calcext:value-type="float">
            <text:p>-0.891207360061435</text:p>
          </table:table-cell>
          <table:table-cell table:formula="of:=SIN(3*[.A99])" office:value-type="float" office:value="-0.996865028453919" calcext:value-type="float">
            <text:p>-0.996865028453919</text:p>
          </table:table-cell>
          <table:table-cell table:formula="of:=SIN(4*[.A99])" office:value-type="float" office:value="-0.80849640381959" calcext:value-type="float">
            <text:p>-0.80849640381959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table:formula="of:=SIN([.A100])" office:value-type="float" office:value="-0.514135991653113" calcext:value-type="float">
            <text:p>-0.514135991653113</text:p>
          </table:table-cell>
          <table:table-cell table:formula="of:=SIN(2*[.A100])" office:value-type="float" office:value="-0.881957806884948" calcext:value-type="float">
            <text:p>-0.881957806884948</text:p>
          </table:table-cell>
          <table:table-cell table:formula="of:=SIN(3*[.A100])" office:value-type="float" office:value="-0.998789743470524" calcext:value-type="float">
            <text:p>-0.998789743470524</text:p>
          </table:table-cell>
          <table:table-cell table:formula="of:=SIN(4*[.A100])" office:value-type="float" office:value="-0.831383460778683" calcext:value-type="float">
            <text:p>-0.831383460778683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table:formula="of:=SIN([.A101])" office:value-type="float" office:value="-0.505533341204847" calcext:value-type="float">
            <text:p>-0.505533341204847</text:p>
          </table:table-cell>
          <table:table-cell table:formula="of:=SIN(2*[.A101])" office:value-type="float" office:value="-0.872355482344986" calcext:value-type="float">
            <text:p>-0.872355482344986</text:p>
          </table:table-cell>
          <table:table-cell table:formula="of:=SIN(3*[.A101])" office:value-type="float" office:value="-0.999815615134291" calcext:value-type="float">
            <text:p>-0.999815615134291</text:p>
          </table:table-cell>
          <table:table-cell table:formula="of:=SIN(4*[.A101])" office:value-type="float" office:value="-0.852940481552876" calcext:value-type="float">
            <text:p>-0.85294048155287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table:formula="of:=SIN([.A102])" office:value-type="float" office:value="-0.496880137843737" calcext:value-type="float">
            <text:p>-0.496880137843737</text:p>
          </table:table-cell>
          <table:table-cell table:formula="of:=SIN(2*[.A102])" office:value-type="float" office:value="-0.862404227243338" calcext:value-type="float">
            <text:p>-0.862404227243338</text:p>
          </table:table-cell>
          <table:table-cell table:formula="of:=SIN(3*[.A102])" office:value-type="float" office:value="-0.999941720229966" calcext:value-type="float">
            <text:p>-0.999941720229966</text:p>
          </table:table-cell>
          <table:table-cell table:formula="of:=SIN(4*[.A102])" office:value-type="float" office:value="-0.873132979507516" calcext:value-type="float">
            <text:p>-0.873132979507516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table:formula="of:=SIN([.A103])" office:value-type="float" office:value="-0.488177246882908" calcext:value-type="float">
            <text:p>-0.488177246882908</text:p>
          </table:table-cell>
          <table:table-cell table:formula="of:=SIN(2*[.A103])" office:value-type="float" office:value="-0.852108021949363" calcext:value-type="float">
            <text:p>-0.852108021949363</text:p>
          </table:table-cell>
          <table:table-cell table:formula="of:=SIN(3*[.A103])" office:value-type="float" office:value="-0.999167945271476" calcext:value-type="float">
            <text:p>-0.999167945271476</text:p>
          </table:table-cell>
          <table:table-cell table:formula="of:=SIN(4*[.A103])" office:value-type="float" office:value="-0.89192865095338" calcext:value-type="float">
            <text:p>-0.8919286509533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IN([.A104])" office:value-type="float" office:value="-0.479425538604203" calcext:value-type="float">
            <text:p>-0.479425538604203</text:p>
          </table:table-cell>
          <table:table-cell table:formula="of:=SIN(2*[.A104])" office:value-type="float" office:value="-0.841470984807896" calcext:value-type="float">
            <text:p>-0.841470984807896</text:p>
          </table:table-cell>
          <table:table-cell table:formula="of:=SIN(3*[.A104])" office:value-type="float" office:value="-0.997494986604055" calcext:value-type="float">
            <text:p>-0.997494986604055</text:p>
          </table:table-cell>
          <table:table-cell table:formula="of:=SIN(4*[.A104])" office:value-type="float" office:value="-0.909297426825682" calcext:value-type="float">
            <text:p>-0.909297426825682</text:p>
          </table:table-cell>
        </table:table-row>
        <table:table-row table:style-name="ro1">
          <table:table-cell office:value-type="float" office:value="-0.49" calcext:value-type="float">
            <text:p>-0.49</text:p>
          </table:table-cell>
          <table:table-cell table:formula="of:=SIN([.A105])" office:value-type="float" office:value="-0.470625888171158" calcext:value-type="float">
            <text:p>-0.470625888171158</text:p>
          </table:table-cell>
          <table:table-cell table:formula="of:=SIN(2*[.A105])" office:value-type="float" office:value="-0.83049737049197" calcext:value-type="float">
            <text:p>-0.83049737049197</text:p>
          </table:table-cell>
          <table:table-cell table:formula="of:=SIN(3*[.A105])" office:value-type="float" office:value="-0.994924349777581" calcext:value-type="float">
            <text:p>-0.994924349777581</text:p>
          </table:table-cell>
          <table:table-cell table:formula="of:=SIN(4*[.A105])" office:value-type="float" office:value="-0.925211520788168" calcext:value-type="float">
            <text:p>-0.925211520788168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table:formula="of:=SIN([.A106])" office:value-type="float" office:value="-0.461779175541483" calcext:value-type="float">
            <text:p>-0.461779175541483</text:p>
          </table:table-cell>
          <table:table-cell table:formula="of:=SIN(2*[.A106])" office:value-type="float" office:value="-0.819191568300998" calcext:value-type="float">
            <text:p>-0.819191568300998</text:p>
          </table:table-cell>
          <table:table-cell table:formula="of:=SIN(3*[.A106])" office:value-type="float" office:value="-0.991458348191686" calcext:value-type="float">
            <text:p>-0.991458348191686</text:p>
          </table:table-cell>
          <table:table-cell table:formula="of:=SIN(4*[.A106])" office:value-type="float" office:value="-0.939645473685325" calcext:value-type="float">
            <text:p>-0.939645473685325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table:formula="of:=SIN([.A107])" office:value-type="float" office:value="-0.452886285379068" calcext:value-type="float">
            <text:p>-0.452886285379068</text:p>
          </table:table-cell>
          <table:table-cell table:formula="of:=SIN(2*[.A107])" office:value-type="float" office:value="-0.807558100405114" calcext:value-type="float">
            <text:p>-0.807558100405114</text:p>
          </table:table-cell>
          <table:table-cell table:formula="of:=SIN(3*[.A107])" office:value-type="float" office:value="-0.98710010101385" calcext:value-type="float">
            <text:p>-0.98710010101385</text:p>
          </table:table-cell>
          <table:table-cell table:formula="of:=SIN(4*[.A107])" office:value-type="float" office:value="-0.952576194271595" calcext:value-type="float">
            <text:p>-0.952576194271595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table:formula="of:=SIN([.A108])" office:value-type="float" office:value="-0.44394810696552" calcext:value-type="float">
            <text:p>-0.44394810696552</text:p>
          </table:table-cell>
          <table:table-cell table:formula="of:=SIN(2*[.A108])" office:value-type="float" office:value="-0.795601620036366" calcext:value-type="float">
            <text:p>-0.795601620036366</text:p>
          </table:table-cell>
          <table:table-cell table:formula="of:=SIN(3*[.A108])" office:value-type="float" office:value="-0.98185353037236" calcext:value-type="float">
            <text:p>-0.98185353037236</text:p>
          </table:table-cell>
          <table:table-cell table:formula="of:=SIN(4*[.A108])" office:value-type="float" office:value="-0.963982996152448" calcext:value-type="float">
            <text:p>-0.963982996152448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table:formula="of:=SIN([.A109])" office:value-type="float" office:value="-0.43496553411123" calcext:value-type="float">
            <text:p>-0.43496553411123</text:p>
          </table:table-cell>
          <table:table-cell table:formula="of:=SIN(2*[.A109])" office:value-type="float" office:value="-0.783326909627483" calcext:value-type="float">
            <text:p>-0.783326909627483</text:p>
          </table:table-cell>
          <table:table-cell table:formula="of:=SIN(3*[.A109])" office:value-type="float" office:value="-0.975723357826659" calcext:value-type="float">
            <text:p>-0.975723357826659</text:p>
          </table:table-cell>
          <table:table-cell table:formula="of:=SIN(4*[.A109])" office:value-type="float" office:value="-0.973847630878195" calcext:value-type="float">
            <text:p>-0.973847630878195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table:formula="of:=SIN([.A110])" office:value-type="float" office:value="-0.425939465066" calcext:value-type="float">
            <text:p>-0.425939465066</text:p>
          </table:table-cell>
          <table:table-cell table:formula="of:=SIN(2*[.A110])" office:value-type="float" office:value="-0.770738878898969" calcext:value-type="float">
            <text:p>-0.770738878898969</text:p>
          </table:table-cell>
          <table:table-cell table:formula="of:=SIN(3*[.A110])" office:value-type="float" office:value="-0.968715100118265" calcext:value-type="float">
            <text:p>-0.968715100118265</text:p>
          </table:table-cell>
          <table:table-cell table:formula="of:=SIN(4*[.A110])" office:value-type="float" office:value="-0.982154317137618" calcext:value-type="float">
            <text:p>-0.982154317137618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table:formula="of:=SIN([.A111])" office:value-type="float" office:value="-0.416870802429211" calcext:value-type="float">
            <text:p>-0.416870802429211</text:p>
          </table:table-cell>
          <table:table-cell table:formula="of:=SIN(2*[.A111])" office:value-type="float" office:value="-0.757842562895277" calcext:value-type="float">
            <text:p>-0.757842562895277</text:p>
          </table:table-cell>
          <table:table-cell table:formula="of:=SIN(3*[.A111])" office:value-type="float" office:value="-0.960835064206073" calcext:value-type="float">
            <text:p>-0.960835064206073</text:p>
          </table:table-cell>
          <table:table-cell table:formula="of:=SIN(4*[.A111])" office:value-type="float" office:value="-0.988889766004701" calcext:value-type="float">
            <text:p>-0.988889766004701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table:formula="of:=SIN([.A112])" office:value-type="float" office:value="-0.40776045305957" calcext:value-type="float">
            <text:p>-0.40776045305957</text:p>
          </table:table-cell>
          <table:table-cell table:formula="of:=SIN(2*[.A112])" office:value-type="float" office:value="-0.744643119970859" calcext:value-type="float">
            <text:p>-0.744643119970859</text:p>
          </table:table-cell>
          <table:table-cell table:formula="of:=SIN(3*[.A112])" office:value-type="float" office:value="-0.952090341590516" calcext:value-type="float">
            <text:p>-0.952090341590516</text:p>
          </table:table-cell>
          <table:table-cell table:formula="of:=SIN(4*[.A112])" office:value-type="float" office:value="-0.994043202198076" calcext:value-type="float">
            <text:p>-0.994043202198076</text:p>
          </table:table-cell>
        </table:table-row>
        <table:table-row table:style-name="ro1">
          <table:table-cell office:value-type="float" office:value="-0.41" calcext:value-type="float">
            <text:p>-0.41</text:p>
          </table:table-cell>
          <table:table-cell table:formula="of:=SIN([.A113])" office:value-type="float" office:value="-0.398609327984423" calcext:value-type="float">
            <text:p>-0.398609327984423</text:p>
          </table:table-cell>
          <table:table-cell table:formula="of:=SIN(2*[.A113])" office:value-type="float" office:value="-0.731145829726896" calcext:value-type="float">
            <text:p>-0.731145829726896</text:p>
          </table:table-cell>
          <table:table-cell table:formula="of:=SIN(3*[.A113])" office:value-type="float" office:value="-0.942488801931697" calcext:value-type="float">
            <text:p>-0.942488801931697</text:p>
          </table:table-cell>
          <table:table-cell table:formula="of:=SIN(4*[.A113])" office:value-type="float" office:value="-0.997606381319174" calcext:value-type="float">
            <text:p>-0.99760638131917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IN([.A114])" office:value-type="float" office:value="-0.38941834230865" calcext:value-type="float">
            <text:p>-0.38941834230865</text:p>
          </table:table-cell>
          <table:table-cell table:formula="of:=SIN(2*[.A114])" office:value-type="float" office:value="-0.717356090899523" calcext:value-type="float">
            <text:p>-0.717356090899523</text:p>
          </table:table-cell>
          <table:table-cell table:formula="of:=SIN(3*[.A114])" office:value-type="float" office:value="-0.932039085967226" calcext:value-type="float">
            <text:p>-0.932039085967226</text:p>
          </table:table-cell>
          <table:table-cell table:formula="of:=SIN(4*[.A114])" office:value-type="float" office:value="-0.999573603041505" calcext:value-type="float">
            <text:p>-0.999573603041505</text:p>
          </table:table-cell>
        </table:table-row>
        <table:table-row table:style-name="ro1">
          <table:table-cell office:value-type="float" office:value="-0.39" calcext:value-type="float">
            <text:p>-0.39</text:p>
          </table:table-cell>
          <table:table-cell table:formula="of:=SIN([.A115])" office:value-type="float" office:value="-0.380188415123161" calcext:value-type="float">
            <text:p>-0.380188415123161</text:p>
          </table:table-cell>
          <table:table-cell table:formula="of:=SIN(2*[.A115])" office:value-type="float" office:value="-0.70327941920041" calcext:value-type="float">
            <text:p>-0.70327941920041</text:p>
          </table:table-cell>
          <table:table-cell table:formula="of:=SIN(3*[.A115])" office:value-type="float" office:value="-0.920750597736136" calcext:value-type="float">
            <text:p>-0.920750597736136</text:p>
          </table:table-cell>
          <table:table-cell table:formula="of:=SIN(4*[.A115])" office:value-type="float" office:value="-0.999941720229966" calcext:value-type="float">
            <text:p>-0.999941720229966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table:formula="of:=SIN([.A116])" office:value-type="float" office:value="-0.370920469412983" calcext:value-type="float">
            <text:p>-0.370920469412983</text:p>
          </table:table-cell>
          <table:table-cell table:formula="of:=SIN(2*[.A116])" office:value-type="float" office:value="-0.688921445110551" calcext:value-type="float">
            <text:p>-0.688921445110551</text:p>
          </table:table-cell>
          <table:table-cell table:formula="of:=SIN(3*[.A116])" office:value-type="float" office:value="-0.908633496115883" calcext:value-type="float">
            <text:p>-0.908633496115883</text:p>
          </table:table-cell>
          <table:table-cell table:formula="of:=SIN(4*[.A116])" office:value-type="float" office:value="-0.998710143975583" calcext:value-type="float">
            <text:p>-0.998710143975583</text:p>
          </table:table-cell>
        </table:table-row>
        <table:table-row table:style-name="ro1">
          <table:table-cell office:value-type="float" office:value="-0.37" calcext:value-type="float">
            <text:p>-0.37</text:p>
          </table:table-cell>
          <table:table-cell table:formula="of:=SIN([.A117])" office:value-type="float" office:value="-0.361615431964962" calcext:value-type="float">
            <text:p>-0.361615431964962</text:p>
          </table:table-cell>
          <table:table-cell table:formula="of:=SIN(2*[.A117])" office:value-type="float" office:value="-0.674287911628145" calcext:value-type="float">
            <text:p>-0.674287911628145</text:p>
          </table:table-cell>
          <table:table-cell table:formula="of:=SIN(3*[.A117])" office:value-type="float" office:value="-0.895698685680048" calcext:value-type="float">
            <text:p>-0.895698685680048</text:p>
          </table:table-cell>
          <table:table-cell table:formula="of:=SIN(4*[.A117])" office:value-type="float" office:value="-0.99588084453764" calcext:value-type="float">
            <text:p>-0.9958808445376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table:formula="of:=SIN([.A118])" office:value-type="float" office:value="-0.35227423327509" calcext:value-type="float">
            <text:p>-0.35227423327509</text:p>
          </table:table-cell>
          <table:table-cell table:formula="of:=SIN(2*[.A118])" office:value-type="float" office:value="-0.659384671971473" calcext:value-type="float">
            <text:p>-0.659384671971473</text:p>
          </table:table-cell>
          <table:table-cell table:formula="of:=SIN(3*[.A118])" office:value-type="float" office:value="-0.881957806884948" calcext:value-type="float">
            <text:p>-0.881957806884948</text:p>
          </table:table-cell>
          <table:table-cell table:formula="of:=SIN(4*[.A118])" office:value-type="float" office:value="-0.991458348191686" calcext:value-type="float">
            <text:p>-0.991458348191686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table:formula="of:=SIN([.A119])" office:value-type="float" office:value="-0.342897807455451" calcext:value-type="float">
            <text:p>-0.342897807455451</text:p>
          </table:table-cell>
          <table:table-cell table:formula="of:=SIN(2*[.A119])" office:value-type="float" office:value="-0.644217687237691" calcext:value-type="float">
            <text:p>-0.644217687237691</text:p>
          </table:table-cell>
          <table:table-cell table:formula="of:=SIN(3*[.A119])" office:value-type="float" office:value="-0.867423225594017" calcext:value-type="float">
            <text:p>-0.867423225594017</text:p>
          </table:table-cell>
          <table:table-cell table:formula="of:=SIN(4*[.A119])" office:value-type="float" office:value="-0.98544972998846" calcext:value-type="float">
            <text:p>-0.98544972998846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table:formula="of:=SIN([.A120])" office:value-type="float" office:value="-0.333487092140814" calcext:value-type="float">
            <text:p>-0.333487092140814</text:p>
          </table:table-cell>
          <table:table-cell table:formula="of:=SIN(2*[.A120])" office:value-type="float" office:value="-0.628793024018469" calcext:value-type="float">
            <text:p>-0.628793024018469</text:p>
          </table:table-cell>
          <table:table-cell table:formula="of:=SIN(3*[.A120])" office:value-type="float" office:value="-0.852108021949363" calcext:value-type="float">
            <text:p>-0.852108021949363</text:p>
          </table:table-cell>
          <table:table-cell table:formula="of:=SIN(4*[.A120])" office:value-type="float" office:value="-0.977864602435316" calcext:value-type="float">
            <text:p>-0.977864602435316</text:p>
          </table:table-cell>
        </table:table-row>
        <table:table-row table:style-name="ro1">
          <table:table-cell office:value-type="float" office:value="-0.33" calcext:value-type="float">
            <text:p>-0.33</text:p>
          </table:table-cell>
          <table:table-cell table:formula="of:=SIN([.A121])" office:value-type="float" office:value="-0.324043028394868" calcext:value-type="float">
            <text:p>-0.324043028394868</text:p>
          </table:table-cell>
          <table:table-cell table:formula="of:=SIN(2*[.A121])" office:value-type="float" office:value="-0.613116851973434" calcext:value-type="float">
            <text:p>-0.613116851973434</text:p>
          </table:table-cell>
          <table:table-cell table:formula="of:=SIN(3*[.A121])" office:value-type="float" office:value="-0.836025978600521" calcext:value-type="float">
            <text:p>-0.836025978600521</text:p>
          </table:table-cell>
          <table:table-cell table:formula="of:=SIN(4*[.A121])" office:value-type="float" office:value="-0.968715100118265" calcext:value-type="float">
            <text:p>-0.968715100118265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table:formula="of:=SIN([.A122])" office:value-type="float" office:value="-0.314566560616118" calcext:value-type="float">
            <text:p>-0.314566560616118</text:p>
          </table:table-cell>
          <table:table-cell table:formula="of:=SIN(2*[.A122])" office:value-type="float" office:value="-0.597195441362392" calcext:value-type="float">
            <text:p>-0.597195441362392</text:p>
          </table:table-cell>
          <table:table-cell table:formula="of:=SIN(3*[.A122])" office:value-type="float" office:value="-0.819191568300998" calcext:value-type="float">
            <text:p>-0.819191568300998</text:p>
          </table:table-cell>
          <table:table-cell table:formula="of:=SIN(4*[.A122])" office:value-type="float" office:value="-0.958015860289225" calcext:value-type="float">
            <text:p>-0.958015860289225</text:p>
          </table:table-cell>
        </table:table-row>
        <table:table-row table:style-name="ro1">
          <table:table-cell office:value-type="float" office:value="-0.31" calcext:value-type="float">
            <text:p>-0.31</text:p>
          </table:table-cell>
          <table:table-cell table:formula="of:=SIN([.A123])" office:value-type="float" office:value="-0.305058636443443" calcext:value-type="float">
            <text:p>-0.305058636443443</text:p>
          </table:table-cell>
          <table:table-cell table:formula="of:=SIN(2*[.A123])" office:value-type="float" office:value="-0.581035160537305" calcext:value-type="float">
            <text:p>-0.581035160537305</text:p>
          </table:table-cell>
          <table:table-cell table:formula="of:=SIN(3*[.A123])" office:value-type="float" office:value="-0.801619940883777" calcext:value-type="float">
            <text:p>-0.801619940883777</text:p>
          </table:table-cell>
          <table:table-cell table:formula="of:=SIN(4*[.A123])" office:value-type="float" office:value="-0.945783999449539" calcext:value-type="float">
            <text:p>-0.945783999449539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IN([.A124])" office:value-type="float" office:value="-0.29552020666134" calcext:value-type="float">
            <text:p>-0.29552020666134</text:p>
          </table:table-cell>
          <table:table-cell table:formula="of:=SIN(2*[.A124])" office:value-type="float" office:value="-0.564642473395035" calcext:value-type="float">
            <text:p>-0.564642473395035</text:p>
          </table:table-cell>
          <table:table-cell table:formula="of:=SIN(3*[.A124])" office:value-type="float" office:value="-0.783326909627484" calcext:value-type="float">
            <text:p>-0.783326909627484</text:p>
          </table:table-cell>
          <table:table-cell table:formula="of:=SIN(4*[.A124])" office:value-type="float" office:value="-0.932039085967226" calcext:value-type="float">
            <text:p>-0.932039085967226</text:p>
          </table:table-cell>
        </table:table-row>
        <table:table-row table:style-name="ro1">
          <table:table-cell office:value-type="float" office:value="-0.29" calcext:value-type="float">
            <text:p>-0.29</text:p>
          </table:table-cell>
          <table:table-cell table:formula="of:=SIN([.A125])" office:value-type="float" office:value="-0.285952225104835" calcext:value-type="float">
            <text:p>-0.285952225104835</text:p>
          </table:table-cell>
          <table:table-cell table:formula="of:=SIN(2*[.A125])" office:value-type="float" office:value="-0.548023936791874" calcext:value-type="float">
            <text:p>-0.548023936791874</text:p>
          </table:table-cell>
          <table:table-cell table:formula="of:=SIN(3*[.A125])" office:value-type="float" office:value="-0.764328937025505" calcext:value-type="float">
            <text:p>-0.764328937025505</text:p>
          </table:table-cell>
          <table:table-cell table:formula="of:=SIN(4*[.A125])" office:value-type="float" office:value="-0.916803108771767" calcext:value-type="float">
            <text:p>-0.916803108771767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table:formula="of:=SIN([.A126])" office:value-type="float" office:value="-0.276355648564114" calcext:value-type="float">
            <text:p>-0.276355648564114</text:p>
          </table:table-cell>
          <table:table-cell table:formula="of:=SIN(2*[.A126])" office:value-type="float" office:value="-0.531186197920883" calcext:value-type="float">
            <text:p>-0.531186197920883</text:p>
          </table:table-cell>
          <table:table-cell table:formula="of:=SIN(3*[.A126])" office:value-type="float" office:value="-0.744643119970859" calcext:value-type="float">
            <text:p>-0.744643119970859</text:p>
          </table:table-cell>
          <table:table-cell table:formula="of:=SIN(4*[.A126])" office:value-type="float" office:value="-0.900100442176505" calcext:value-type="float">
            <text:p>-0.900100442176505</text:p>
          </table:table-cell>
        </table:table-row>
        <table:table-row table:style-name="ro1">
          <table:table-cell office:value-type="float" office:value="-0.27" calcext:value-type="float">
            <text:p>-0.27</text:p>
          </table:table-cell>
          <table:table-cell table:formula="of:=SIN([.A127])" office:value-type="float" office:value="-0.266731436688831" calcext:value-type="float">
            <text:p>-0.266731436688831</text:p>
          </table:table-cell>
          <table:table-cell table:formula="of:=SIN(2*[.A127])" office:value-type="float" office:value="-0.514135991653113" calcext:value-type="float">
            <text:p>-0.514135991653113</text:p>
          </table:table-cell>
          <table:table-cell table:formula="of:=SIN(3*[.A127])" office:value-type="float" office:value="-0.724287174370143" calcext:value-type="float">
            <text:p>-0.724287174370143</text:p>
          </table:table-cell>
          <table:table-cell table:formula="of:=SIN(4*[.A127])" office:value-type="float" office:value="-0.881957806884948" calcext:value-type="float">
            <text:p>-0.881957806884948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table:formula="of:=SIN([.A128])" office:value-type="float" office:value="-0.257080551892155" calcext:value-type="float">
            <text:p>-0.257080551892155</text:p>
          </table:table-cell>
          <table:table-cell table:formula="of:=SIN(2*[.A128])" office:value-type="float" office:value="-0.496880137843737" calcext:value-type="float">
            <text:p>-0.496880137843737</text:p>
          </table:table-cell>
          <table:table-cell table:formula="of:=SIN(3*[.A128])" office:value-type="float" office:value="-0.70327941920041" calcext:value-type="float">
            <text:p>-0.70327941920041</text:p>
          </table:table-cell>
          <table:table-cell table:formula="of:=SIN(4*[.A128])" office:value-type="float" office:value="-0.862404227243338" calcext:value-type="float">
            <text:p>-0.862404227243338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table:formula="of:=SIN([.A129])" office:value-type="float" office:value="-0.247403959254523" calcext:value-type="float">
            <text:p>-0.247403959254523</text:p>
          </table:table-cell>
          <table:table-cell table:formula="of:=SIN(2*[.A129])" office:value-type="float" office:value="-0.479425538604203" calcext:value-type="float">
            <text:p>-0.479425538604203</text:p>
          </table:table-cell>
          <table:table-cell table:formula="of:=SIN(3*[.A129])" office:value-type="float" office:value="-0.681638760023334" calcext:value-type="float">
            <text:p>-0.681638760023334</text:p>
          </table:table-cell>
          <table:table-cell table:formula="of:=SIN(4*[.A129])" office:value-type="float" office:value="-0.841470984807896" calcext:value-type="float">
            <text:p>-0.84147098480789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table:formula="of:=SIN([.A130])" office:value-type="float" office:value="-0.237702626427135" calcext:value-type="float">
            <text:p>-0.237702626427135</text:p>
          </table:table-cell>
          <table:table-cell table:formula="of:=SIN(2*[.A130])" office:value-type="float" office:value="-0.461779175541483" calcext:value-type="float">
            <text:p>-0.461779175541483</text:p>
          </table:table-cell>
          <table:table-cell table:formula="of:=SIN(3*[.A130])" office:value-type="float" office:value="-0.659384671971473" calcext:value-type="float">
            <text:p>-0.659384671971473</text:p>
          </table:table-cell>
          <table:table-cell table:formula="of:=SIN(4*[.A130])" office:value-type="float" office:value="-0.819191568300998" calcext:value-type="float">
            <text:p>-0.819191568300998</text:p>
          </table:table-cell>
        </table:table-row>
        <table:table-row table:style-name="ro1">
          <table:table-cell office:value-type="float" office:value="-0.23" calcext:value-type="float">
            <text:p>-0.23</text:p>
          </table:table-cell>
          <table:table-cell table:formula="of:=SIN([.A131])" office:value-type="float" office:value="-0.227977523535188" calcext:value-type="float">
            <text:p>-0.227977523535188</text:p>
          </table:table-cell>
          <table:table-cell table:formula="of:=SIN(2*[.A131])" office:value-type="float" office:value="-0.44394810696552" calcext:value-type="float">
            <text:p>-0.44394810696552</text:p>
          </table:table-cell>
          <table:table-cell table:formula="of:=SIN(3*[.A131])" office:value-type="float" office:value="-0.636537182221968" calcext:value-type="float">
            <text:p>-0.636537182221968</text:p>
          </table:table-cell>
          <table:table-cell table:formula="of:=SIN(4*[.A131])" office:value-type="float" office:value="-0.795601620036366" calcext:value-type="float">
            <text:p>-0.795601620036366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table:formula="of:=SIN([.A132])" office:value-type="float" office:value="-0.218229623080869" calcext:value-type="float">
            <text:p>-0.218229623080869</text:p>
          </table:table-cell>
          <table:table-cell table:formula="of:=SIN(2*[.A132])" office:value-type="float" office:value="-0.425939465066" calcext:value-type="float">
            <text:p>-0.425939465066</text:p>
          </table:table-cell>
          <table:table-cell table:formula="of:=SIN(3*[.A132])" office:value-type="float" office:value="-0.613116851973434" calcext:value-type="float">
            <text:p>-0.613116851973434</text:p>
          </table:table-cell>
          <table:table-cell table:formula="of:=SIN(4*[.A132])" office:value-type="float" office:value="-0.770738878898969" calcext:value-type="float">
            <text:p>-0.770738878898969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table:formula="of:=SIN([.A133])" office:value-type="float" office:value="-0.2084598998461" calcext:value-type="float">
            <text:p>-0.2084598998461</text:p>
          </table:table-cell>
          <table:table-cell table:formula="of:=SIN(2*[.A133])" office:value-type="float" office:value="-0.40776045305957" calcext:value-type="float">
            <text:p>-0.40776045305957</text:p>
          </table:table-cell>
          <table:table-cell table:formula="of:=SIN(3*[.A133])" office:value-type="float" office:value="-0.58914475794227" calcext:value-type="float">
            <text:p>-0.58914475794227</text:p>
          </table:table-cell>
          <table:table-cell table:formula="of:=SIN(4*[.A133])" office:value-type="float" office:value="-0.744643119970859" calcext:value-type="float">
            <text:p>-0.744643119970859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IN([.A134])" office:value-type="float" office:value="-0.198669330795061" calcext:value-type="float">
            <text:p>-0.198669330795061</text:p>
          </table:table-cell>
          <table:table-cell table:formula="of:=SIN(2*[.A134])" office:value-type="float" office:value="-0.38941834230865" calcext:value-type="float">
            <text:p>-0.38941834230865</text:p>
          </table:table-cell>
          <table:table-cell table:formula="of:=SIN(3*[.A134])" office:value-type="float" office:value="-0.564642473395035" calcext:value-type="float">
            <text:p>-0.564642473395035</text:p>
          </table:table-cell>
          <table:table-cell table:formula="of:=SIN(4*[.A134])" office:value-type="float" office:value="-0.717356090899523" calcext:value-type="float">
            <text:p>-0.717356090899523</text:p>
          </table:table-cell>
        </table:table-row>
        <table:table-row table:style-name="ro1">
          <table:table-cell office:value-type="float" office:value="-0.19" calcext:value-type="float">
            <text:p>-0.19</text:p>
          </table:table-cell>
          <table:table-cell table:formula="of:=SIN([.A135])" office:value-type="float" office:value="-0.188858894976501" calcext:value-type="float">
            <text:p>-0.188858894976501</text:p>
          </table:table-cell>
          <table:table-cell table:formula="of:=SIN(2*[.A135])" office:value-type="float" office:value="-0.370920469412983" calcext:value-type="float">
            <text:p>-0.370920469412983</text:p>
          </table:table-cell>
          <table:table-cell table:formula="of:=SIN(3*[.A135])" office:value-type="float" office:value="-0.539632048733969" calcext:value-type="float">
            <text:p>-0.539632048733969</text:p>
          </table:table-cell>
          <table:table-cell table:formula="of:=SIN(4*[.A135])" office:value-type="float" office:value="-0.688921445110551" calcext:value-type="float">
            <text:p>-0.688921445110551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table:formula="of:=SIN([.A136])" office:value-type="float" office:value="-0.179029573425824" calcext:value-type="float">
            <text:p>-0.179029573425824</text:p>
          </table:table-cell>
          <table:table-cell table:formula="of:=SIN(2*[.A136])" office:value-type="float" office:value="-0.35227423327509" calcext:value-type="float">
            <text:p>-0.35227423327509</text:p>
          </table:table-cell>
          <table:table-cell table:formula="of:=SIN(3*[.A136])" office:value-type="float" office:value="-0.514135991653113" calcext:value-type="float">
            <text:p>-0.514135991653113</text:p>
          </table:table-cell>
          <table:table-cell table:formula="of:=SIN(4*[.A136])" office:value-type="float" office:value="-0.659384671971473" calcext:value-type="float">
            <text:p>-0.659384671971473</text:p>
          </table:table-cell>
        </table:table-row>
        <table:table-row table:style-name="ro1">
          <table:table-cell office:value-type="float" office:value="-0.17" calcext:value-type="float">
            <text:p>-0.17</text:p>
          </table:table-cell>
          <table:table-cell table:formula="of:=SIN([.A137])" office:value-type="float" office:value="-0.169182349066996" calcext:value-type="float">
            <text:p>-0.169182349066996</text:p>
          </table:table-cell>
          <table:table-cell table:formula="of:=SIN(2*[.A137])" office:value-type="float" office:value="-0.333487092140814" calcext:value-type="float">
            <text:p>-0.333487092140814</text:p>
          </table:table-cell>
          <table:table-cell table:formula="of:=SIN(3*[.A137])" office:value-type="float" office:value="-0.488177246882908" calcext:value-type="float">
            <text:p>-0.488177246882908</text:p>
          </table:table-cell>
          <table:table-cell table:formula="of:=SIN(4*[.A137])" office:value-type="float" office:value="-0.628793024018469" calcext:value-type="float">
            <text:p>-0.628793024018469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table:formula="of:=SIN([.A138])" office:value-type="float" office:value="-0.159318206614246" calcext:value-type="float">
            <text:p>-0.159318206614246</text:p>
          </table:table-cell>
          <table:table-cell table:formula="of:=SIN(2*[.A138])" office:value-type="float" office:value="-0.314566560616118" calcext:value-type="float">
            <text:p>-0.314566560616118</text:p>
          </table:table-cell>
          <table:table-cell table:formula="of:=SIN(3*[.A138])" office:value-type="float" office:value="-0.461779175541483" calcext:value-type="float">
            <text:p>-0.461779175541483</text:p>
          </table:table-cell>
          <table:table-cell table:formula="of:=SIN(4*[.A138])" office:value-type="float" office:value="-0.597195441362392" calcext:value-type="float">
            <text:p>-0.597195441362392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table:formula="of:=SIN([.A139])" office:value-type="float" office:value="-0.149438132473599" calcext:value-type="float">
            <text:p>-0.149438132473599</text:p>
          </table:table-cell>
          <table:table-cell table:formula="of:=SIN(2*[.A139])" office:value-type="float" office:value="-0.29552020666134" calcext:value-type="float">
            <text:p>-0.29552020666134</text:p>
          </table:table-cell>
          <table:table-cell table:formula="of:=SIN(3*[.A139])" office:value-type="float" office:value="-0.43496553411123" calcext:value-type="float">
            <text:p>-0.43496553411123</text:p>
          </table:table-cell>
          <table:table-cell table:formula="of:=SIN(4*[.A139])" office:value-type="float" office:value="-0.564642473395035" calcext:value-type="float">
            <text:p>-0.56464247339503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table:formula="of:=SIN([.A140])" office:value-type="float" office:value="-0.139543114644236" calcext:value-type="float">
            <text:p>-0.139543114644236</text:p>
          </table:table-cell>
          <table:table-cell table:formula="of:=SIN(2*[.A140])" office:value-type="float" office:value="-0.276355648564114" calcext:value-type="float">
            <text:p>-0.276355648564114</text:p>
          </table:table-cell>
          <table:table-cell table:formula="of:=SIN(3*[.A140])" office:value-type="float" office:value="-0.40776045305957" calcext:value-type="float">
            <text:p>-0.40776045305957</text:p>
          </table:table-cell>
          <table:table-cell table:formula="of:=SIN(4*[.A140])" office:value-type="float" office:value="-0.531186197920883" calcext:value-type="float">
            <text:p>-0.531186197920883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table:formula="of:=SIN([.A141])" office:value-type="float" office:value="-0.129634142619695" calcext:value-type="float">
            <text:p>-0.129634142619695</text:p>
          </table:table-cell>
          <table:table-cell table:formula="of:=SIN(2*[.A141])" office:value-type="float" office:value="-0.257080551892155" calcext:value-type="float">
            <text:p>-0.257080551892155</text:p>
          </table:table-cell>
          <table:table-cell table:formula="of:=SIN(3*[.A141])" office:value-type="float" office:value="-0.380188415123161" calcext:value-type="float">
            <text:p>-0.380188415123161</text:p>
          </table:table-cell>
          <table:table-cell table:formula="of:=SIN(4*[.A141])" office:value-type="float" office:value="-0.496880137843737" calcext:value-type="float">
            <text:p>-0.496880137843737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table:formula="of:=SIN([.A142])" office:value-type="float" office:value="-0.119712207288919" calcext:value-type="float">
            <text:p>-0.119712207288919</text:p>
          </table:table-cell>
          <table:table-cell table:formula="of:=SIN(2*[.A142])" office:value-type="float" office:value="-0.237702626427135" calcext:value-type="float">
            <text:p>-0.237702626427135</text:p>
          </table:table-cell>
          <table:table-cell table:formula="of:=SIN(3*[.A142])" office:value-type="float" office:value="-0.35227423327509" calcext:value-type="float">
            <text:p>-0.35227423327509</text:p>
          </table:table-cell>
          <table:table-cell table:formula="of:=SIN(4*[.A142])" office:value-type="float" office:value="-0.461779175541483" calcext:value-type="float">
            <text:p>-0.461779175541483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  <table:table-cell table:formula="of:=SIN([.A143])" office:value-type="float" office:value="-0.109778300837175" calcext:value-type="float">
            <text:p>-0.109778300837175</text:p>
          </table:table-cell>
          <table:table-cell table:formula="of:=SIN(2*[.A143])" office:value-type="float" office:value="-0.218229623080869" calcext:value-type="float">
            <text:p>-0.218229623080869</text:p>
          </table:table-cell>
          <table:table-cell table:formula="of:=SIN(3*[.A143])" office:value-type="float" office:value="-0.324043028394868" calcext:value-type="float">
            <text:p>-0.324043028394868</text:p>
          </table:table-cell>
          <table:table-cell table:formula="of:=SIN(4*[.A143])" office:value-type="float" office:value="-0.425939465066" calcext:value-type="float">
            <text:p>-0.425939465066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IN([.A144])" office:value-type="float" office:value="-0.0998334166468282" calcext:value-type="float">
            <text:p>-0.099833416646828</text:p>
          </table:table-cell>
          <table:table-cell table:formula="of:=SIN(2*[.A144])" office:value-type="float" office:value="-0.198669330795061" calcext:value-type="float">
            <text:p>-0.198669330795061</text:p>
          </table:table-cell>
          <table:table-cell table:formula="of:=SIN(3*[.A144])" office:value-type="float" office:value="-0.29552020666134" calcext:value-type="float">
            <text:p>-0.29552020666134</text:p>
          </table:table-cell>
          <table:table-cell table:formula="of:=SIN(4*[.A144])" office:value-type="float" office:value="-0.38941834230865" calcext:value-type="float">
            <text:p>-0.38941834230865</text:p>
          </table:table-cell>
        </table:table-row>
        <table:table-row table:style-name="ro1">
          <table:table-cell office:value-type="float" office:value="-0.0900000000000001" calcext:value-type="float">
            <text:p>-0.09</text:p>
          </table:table-cell>
          <table:table-cell table:formula="of:=SIN([.A145])" office:value-type="float" office:value="-0.0898785491980111" calcext:value-type="float">
            <text:p>-0.089878549198011</text:p>
          </table:table-cell>
          <table:table-cell table:formula="of:=SIN(2*[.A145])" office:value-type="float" office:value="-0.179029573425824" calcext:value-type="float">
            <text:p>-0.179029573425824</text:p>
          </table:table-cell>
          <table:table-cell table:formula="of:=SIN(3*[.A145])" office:value-type="float" office:value="-0.266731436688831" calcext:value-type="float">
            <text:p>-0.266731436688831</text:p>
          </table:table-cell>
          <table:table-cell table:formula="of:=SIN(4*[.A145])" office:value-type="float" office:value="-0.35227423327509" calcext:value-type="float">
            <text:p>-0.35227423327509</text:p>
          </table:table-cell>
        </table:table-row>
        <table:table-row table:style-name="ro1">
          <table:table-cell office:value-type="float" office:value="-0.0800000000000001" calcext:value-type="float">
            <text:p>-0.08</text:p>
          </table:table-cell>
          <table:table-cell table:formula="of:=SIN([.A146])" office:value-type="float" office:value="-0.0799146939691728" calcext:value-type="float">
            <text:p>-0.079914693969173</text:p>
          </table:table-cell>
          <table:table-cell table:formula="of:=SIN(2*[.A146])" office:value-type="float" office:value="-0.159318206614246" calcext:value-type="float">
            <text:p>-0.159318206614246</text:p>
          </table:table-cell>
          <table:table-cell table:formula="of:=SIN(3*[.A146])" office:value-type="float" office:value="-0.237702626427135" calcext:value-type="float">
            <text:p>-0.237702626427135</text:p>
          </table:table-cell>
          <table:table-cell table:formula="of:=SIN(4*[.A146])" office:value-type="float" office:value="-0.314566560616118" calcext:value-type="float">
            <text:p>-0.314566560616118</text:p>
          </table:table-cell>
        </table:table-row>
        <table:table-row table:style-name="ro1">
          <table:table-cell office:value-type="float" office:value="-0.0700000000000001" calcext:value-type="float">
            <text:p>-0.07</text:p>
          </table:table-cell>
          <table:table-cell table:formula="of:=SIN([.A147])" office:value-type="float" office:value="-0.0699428473375329" calcext:value-type="float">
            <text:p>-0.069942847337533</text:p>
          </table:table-cell>
          <table:table-cell table:formula="of:=SIN(2*[.A147])" office:value-type="float" office:value="-0.139543114644237" calcext:value-type="float">
            <text:p>-0.139543114644237</text:p>
          </table:table-cell>
          <table:table-cell table:formula="of:=SIN(3*[.A147])" office:value-type="float" office:value="-0.2084598998461" calcext:value-type="float">
            <text:p>-0.2084598998461</text:p>
          </table:table-cell>
          <table:table-cell table:formula="of:=SIN(4*[.A147])" office:value-type="float" office:value="-0.276355648564114" calcext:value-type="float">
            <text:p>-0.276355648564114</text:p>
          </table:table-cell>
        </table:table-row>
        <table:table-row table:style-name="ro1">
          <table:table-cell office:value-type="float" office:value="-0.0600000000000001" calcext:value-type="float">
            <text:p>-0.06</text:p>
          </table:table-cell>
          <table:table-cell table:formula="of:=SIN([.A148])" office:value-type="float" office:value="-0.0599640064794447" calcext:value-type="float">
            <text:p>-0.059964006479445</text:p>
          </table:table-cell>
          <table:table-cell table:formula="of:=SIN(2*[.A148])" office:value-type="float" office:value="-0.11971220728892" calcext:value-type="float">
            <text:p>-0.11971220728892</text:p>
          </table:table-cell>
          <table:table-cell table:formula="of:=SIN(3*[.A148])" office:value-type="float" office:value="-0.179029573425824" calcext:value-type="float">
            <text:p>-0.179029573425824</text:p>
          </table:table-cell>
          <table:table-cell table:formula="of:=SIN(4*[.A148])" office:value-type="float" office:value="-0.237702626427135" calcext:value-type="float">
            <text:p>-0.23770262642713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formula="of:=SIN([.A149])" office:value-type="float" office:value="-0.0499791692706783" calcext:value-type="float">
            <text:p>-0.049979169270678</text:p>
          </table:table-cell>
          <table:table-cell table:formula="of:=SIN(2*[.A149])" office:value-type="float" office:value="-0.0998334166468282" calcext:value-type="float">
            <text:p>-0.099833416646828</text:p>
          </table:table-cell>
          <table:table-cell table:formula="of:=SIN(3*[.A149])" office:value-type="float" office:value="-0.149438132473599" calcext:value-type="float">
            <text:p>-0.149438132473599</text:p>
          </table:table-cell>
          <table:table-cell table:formula="of:=SIN(4*[.A149])" office:value-type="float" office:value="-0.198669330795061" calcext:value-type="float">
            <text:p>-0.198669330795061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table:formula="of:=SIN([.A150])" office:value-type="float" office:value="-0.0399893341866342" calcext:value-type="float">
            <text:p>-0.039989334186634</text:p>
          </table:table-cell>
          <table:table-cell table:formula="of:=SIN(2*[.A150])" office:value-type="float" office:value="-0.0799146939691727" calcext:value-type="float">
            <text:p>-0.079914693969173</text:p>
          </table:table-cell>
          <table:table-cell table:formula="of:=SIN(3*[.A150])" office:value-type="float" office:value="-0.119712207288919" calcext:value-type="float">
            <text:p>-0.119712207288919</text:p>
          </table:table-cell>
          <table:table-cell table:formula="of:=SIN(4*[.A150])" office:value-type="float" office:value="-0.159318206614246" calcext:value-type="float">
            <text:p>-0.159318206614246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  <table:table-cell table:formula="of:=SIN([.A151])" office:value-type="float" office:value="-0.0299955002024957" calcext:value-type="float">
            <text:p>-0.029995500202496</text:p>
          </table:table-cell>
          <table:table-cell table:formula="of:=SIN(2*[.A151])" office:value-type="float" office:value="-0.0599640064794446" calcext:value-type="float">
            <text:p>-0.059964006479445</text:p>
          </table:table-cell>
          <table:table-cell table:formula="of:=SIN(3*[.A151])" office:value-type="float" office:value="-0.089878549198011" calcext:value-type="float">
            <text:p>-0.089878549198011</text:p>
          </table:table-cell>
          <table:table-cell table:formula="of:=SIN(4*[.A151])" office:value-type="float" office:value="-0.119712207288919" calcext:value-type="float">
            <text:p>-0.119712207288919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table:formula="of:=SIN([.A152])" office:value-type="float" office:value="-0.0199986666933331" calcext:value-type="float">
            <text:p>-0.019998666693333</text:p>
          </table:table-cell>
          <table:table-cell table:formula="of:=SIN(2*[.A152])" office:value-type="float" office:value="-0.0399893341866342" calcext:value-type="float">
            <text:p>-0.039989334186634</text:p>
          </table:table-cell>
          <table:table-cell table:formula="of:=SIN(3*[.A152])" office:value-type="float" office:value="-0.0599640064794446" calcext:value-type="float">
            <text:p>-0.059964006479445</text:p>
          </table:table-cell>
          <table:table-cell table:formula="of:=SIN(4*[.A152])" office:value-type="float" office:value="-0.0799146939691727" calcext:value-type="float">
            <text:p>-0.079914693969173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formula="of:=SIN([.A153])" office:value-type="float" office:value="-0.00999983333416667" calcext:value-type="float">
            <text:p>-0.009999833334167</text:p>
          </table:table-cell>
          <table:table-cell table:formula="of:=SIN(2*[.A153])" office:value-type="float" office:value="-0.0199986666933331" calcext:value-type="float">
            <text:p>-0.019998666693333</text:p>
          </table:table-cell>
          <table:table-cell table:formula="of:=SIN(3*[.A153])" office:value-type="float" office:value="-0.0299955002024957" calcext:value-type="float">
            <text:p>-0.029995500202496</text:p>
          </table:table-cell>
          <table:table-cell table:formula="of:=SIN(4*[.A153])" office:value-type="float" office:value="-0.0399893341866342" calcext:value-type="float">
            <text:p>-0.039989334186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154])" office:value-type="float" office:value="0" calcext:value-type="float">
            <text:p>0</text:p>
          </table:table-cell>
          <table:table-cell table:formula="of:=SIN(2*[.A154])" office:value-type="float" office:value="0" calcext:value-type="float">
            <text:p>0</text:p>
          </table:table-cell>
          <table:table-cell table:formula="of:=SIN(3*[.A154])" office:value-type="float" office:value="0" calcext:value-type="float">
            <text:p>0</text:p>
          </table:table-cell>
          <table:table-cell table:formula="of:=SIN(4*[.A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SIN([.A155])" office:value-type="float" office:value="0.00999983333416667" calcext:value-type="float">
            <text:p>0.009999833334167</text:p>
          </table:table-cell>
          <table:table-cell table:formula="of:=SIN(2*[.A155])" office:value-type="float" office:value="0.0199986666933331" calcext:value-type="float">
            <text:p>0.019998666693333</text:p>
          </table:table-cell>
          <table:table-cell table:formula="of:=SIN(3*[.A155])" office:value-type="float" office:value="0.0299955002024957" calcext:value-type="float">
            <text:p>0.029995500202496</text:p>
          </table:table-cell>
          <table:table-cell table:formula="of:=SIN(4*[.A155])" office:value-type="float" office:value="0.0399893341866342" calcext:value-type="float">
            <text:p>0.03998933418663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SIN([.A156])" office:value-type="float" office:value="0.0199986666933331" calcext:value-type="float">
            <text:p>0.019998666693333</text:p>
          </table:table-cell>
          <table:table-cell table:formula="of:=SIN(2*[.A156])" office:value-type="float" office:value="0.0399893341866342" calcext:value-type="float">
            <text:p>0.039989334186634</text:p>
          </table:table-cell>
          <table:table-cell table:formula="of:=SIN(3*[.A156])" office:value-type="float" office:value="0.0599640064794446" calcext:value-type="float">
            <text:p>0.059964006479445</text:p>
          </table:table-cell>
          <table:table-cell table:formula="of:=SIN(4*[.A156])" office:value-type="float" office:value="0.0799146939691727" calcext:value-type="float">
            <text:p>0.07991469396917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SIN([.A157])" office:value-type="float" office:value="0.0299955002024957" calcext:value-type="float">
            <text:p>0.029995500202496</text:p>
          </table:table-cell>
          <table:table-cell table:formula="of:=SIN(2*[.A157])" office:value-type="float" office:value="0.0599640064794446" calcext:value-type="float">
            <text:p>0.059964006479445</text:p>
          </table:table-cell>
          <table:table-cell table:formula="of:=SIN(3*[.A157])" office:value-type="float" office:value="0.089878549198011" calcext:value-type="float">
            <text:p>0.089878549198011</text:p>
          </table:table-cell>
          <table:table-cell table:formula="of:=SIN(4*[.A157])" office:value-type="float" office:value="0.119712207288919" calcext:value-type="float">
            <text:p>0.1197122072889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SIN([.A158])" office:value-type="float" office:value="0.0399893341866342" calcext:value-type="float">
            <text:p>0.039989334186634</text:p>
          </table:table-cell>
          <table:table-cell table:formula="of:=SIN(2*[.A158])" office:value-type="float" office:value="0.0799146939691727" calcext:value-type="float">
            <text:p>0.079914693969173</text:p>
          </table:table-cell>
          <table:table-cell table:formula="of:=SIN(3*[.A158])" office:value-type="float" office:value="0.119712207288919" calcext:value-type="float">
            <text:p>0.119712207288919</text:p>
          </table:table-cell>
          <table:table-cell table:formula="of:=SIN(4*[.A158])" office:value-type="float" office:value="0.159318206614246" calcext:value-type="float">
            <text:p>0.15931820661424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SIN([.A159])" office:value-type="float" office:value="0.0499791692706783" calcext:value-type="float">
            <text:p>0.049979169270678</text:p>
          </table:table-cell>
          <table:table-cell table:formula="of:=SIN(2*[.A159])" office:value-type="float" office:value="0.0998334166468282" calcext:value-type="float">
            <text:p>0.099833416646828</text:p>
          </table:table-cell>
          <table:table-cell table:formula="of:=SIN(3*[.A159])" office:value-type="float" office:value="0.149438132473599" calcext:value-type="float">
            <text:p>0.149438132473599</text:p>
          </table:table-cell>
          <table:table-cell table:formula="of:=SIN(4*[.A159])" office:value-type="float" office:value="0.198669330795061" calcext:value-type="float">
            <text:p>0.198669330795061</text:p>
          </table:table-cell>
        </table:table-row>
        <table:table-row table:style-name="ro1">
          <table:table-cell office:value-type="float" office:value="0.0600000000000001" calcext:value-type="float">
            <text:p>0.06</text:p>
          </table:table-cell>
          <table:table-cell table:formula="of:=SIN([.A160])" office:value-type="float" office:value="0.0599640064794447" calcext:value-type="float">
            <text:p>0.059964006479445</text:p>
          </table:table-cell>
          <table:table-cell table:formula="of:=SIN(2*[.A160])" office:value-type="float" office:value="0.11971220728892" calcext:value-type="float">
            <text:p>0.11971220728892</text:p>
          </table:table-cell>
          <table:table-cell table:formula="of:=SIN(3*[.A160])" office:value-type="float" office:value="0.179029573425824" calcext:value-type="float">
            <text:p>0.179029573425824</text:p>
          </table:table-cell>
          <table:table-cell table:formula="of:=SIN(4*[.A160])" office:value-type="float" office:value="0.237702626427135" calcext:value-type="float">
            <text:p>0.237702626427135</text:p>
          </table:table-cell>
        </table:table-row>
        <table:table-row table:style-name="ro1">
          <table:table-cell office:value-type="float" office:value="0.0700000000000001" calcext:value-type="float">
            <text:p>0.07</text:p>
          </table:table-cell>
          <table:table-cell table:formula="of:=SIN([.A161])" office:value-type="float" office:value="0.0699428473375329" calcext:value-type="float">
            <text:p>0.069942847337533</text:p>
          </table:table-cell>
          <table:table-cell table:formula="of:=SIN(2*[.A161])" office:value-type="float" office:value="0.139543114644237" calcext:value-type="float">
            <text:p>0.139543114644237</text:p>
          </table:table-cell>
          <table:table-cell table:formula="of:=SIN(3*[.A161])" office:value-type="float" office:value="0.2084598998461" calcext:value-type="float">
            <text:p>0.2084598998461</text:p>
          </table:table-cell>
          <table:table-cell table:formula="of:=SIN(4*[.A161])" office:value-type="float" office:value="0.276355648564114" calcext:value-type="float">
            <text:p>0.276355648564114</text:p>
          </table:table-cell>
        </table:table-row>
        <table:table-row table:style-name="ro1">
          <table:table-cell office:value-type="float" office:value="0.0800000000000001" calcext:value-type="float">
            <text:p>0.08</text:p>
          </table:table-cell>
          <table:table-cell table:formula="of:=SIN([.A162])" office:value-type="float" office:value="0.0799146939691728" calcext:value-type="float">
            <text:p>0.079914693969173</text:p>
          </table:table-cell>
          <table:table-cell table:formula="of:=SIN(2*[.A162])" office:value-type="float" office:value="0.159318206614246" calcext:value-type="float">
            <text:p>0.159318206614246</text:p>
          </table:table-cell>
          <table:table-cell table:formula="of:=SIN(3*[.A162])" office:value-type="float" office:value="0.237702626427135" calcext:value-type="float">
            <text:p>0.237702626427135</text:p>
          </table:table-cell>
          <table:table-cell table:formula="of:=SIN(4*[.A162])" office:value-type="float" office:value="0.314566560616118" calcext:value-type="float">
            <text:p>0.314566560616118</text:p>
          </table:table-cell>
        </table:table-row>
        <table:table-row table:style-name="ro1">
          <table:table-cell office:value-type="float" office:value="0.0900000000000001" calcext:value-type="float">
            <text:p>0.09</text:p>
          </table:table-cell>
          <table:table-cell table:formula="of:=SIN([.A163])" office:value-type="float" office:value="0.0898785491980111" calcext:value-type="float">
            <text:p>0.089878549198011</text:p>
          </table:table-cell>
          <table:table-cell table:formula="of:=SIN(2*[.A163])" office:value-type="float" office:value="0.179029573425824" calcext:value-type="float">
            <text:p>0.179029573425824</text:p>
          </table:table-cell>
          <table:table-cell table:formula="of:=SIN(3*[.A163])" office:value-type="float" office:value="0.266731436688831" calcext:value-type="float">
            <text:p>0.266731436688831</text:p>
          </table:table-cell>
          <table:table-cell table:formula="of:=SIN(4*[.A163])" office:value-type="float" office:value="0.35227423327509" calcext:value-type="float">
            <text:p>0.3522742332750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[.A164])" office:value-type="float" office:value="0.0998334166468282" calcext:value-type="float">
            <text:p>0.099833416646828</text:p>
          </table:table-cell>
          <table:table-cell table:formula="of:=SIN(2*[.A164])" office:value-type="float" office:value="0.198669330795061" calcext:value-type="float">
            <text:p>0.198669330795061</text:p>
          </table:table-cell>
          <table:table-cell table:formula="of:=SIN(3*[.A164])" office:value-type="float" office:value="0.29552020666134" calcext:value-type="float">
            <text:p>0.29552020666134</text:p>
          </table:table-cell>
          <table:table-cell table:formula="of:=SIN(4*[.A164])" office:value-type="float" office:value="0.38941834230865" calcext:value-type="float">
            <text:p>0.3894183423086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SIN([.A165])" office:value-type="float" office:value="0.109778300837175" calcext:value-type="float">
            <text:p>0.109778300837175</text:p>
          </table:table-cell>
          <table:table-cell table:formula="of:=SIN(2*[.A165])" office:value-type="float" office:value="0.218229623080869" calcext:value-type="float">
            <text:p>0.218229623080869</text:p>
          </table:table-cell>
          <table:table-cell table:formula="of:=SIN(3*[.A165])" office:value-type="float" office:value="0.324043028394868" calcext:value-type="float">
            <text:p>0.324043028394868</text:p>
          </table:table-cell>
          <table:table-cell table:formula="of:=SIN(4*[.A165])" office:value-type="float" office:value="0.425939465066" calcext:value-type="float">
            <text:p>0.42593946506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SIN([.A166])" office:value-type="float" office:value="0.119712207288919" calcext:value-type="float">
            <text:p>0.119712207288919</text:p>
          </table:table-cell>
          <table:table-cell table:formula="of:=SIN(2*[.A166])" office:value-type="float" office:value="0.237702626427135" calcext:value-type="float">
            <text:p>0.237702626427135</text:p>
          </table:table-cell>
          <table:table-cell table:formula="of:=SIN(3*[.A166])" office:value-type="float" office:value="0.35227423327509" calcext:value-type="float">
            <text:p>0.35227423327509</text:p>
          </table:table-cell>
          <table:table-cell table:formula="of:=SIN(4*[.A166])" office:value-type="float" office:value="0.461779175541483" calcext:value-type="float">
            <text:p>0.46177917554148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SIN([.A167])" office:value-type="float" office:value="0.129634142619695" calcext:value-type="float">
            <text:p>0.129634142619695</text:p>
          </table:table-cell>
          <table:table-cell table:formula="of:=SIN(2*[.A167])" office:value-type="float" office:value="0.257080551892155" calcext:value-type="float">
            <text:p>0.257080551892155</text:p>
          </table:table-cell>
          <table:table-cell table:formula="of:=SIN(3*[.A167])" office:value-type="float" office:value="0.380188415123161" calcext:value-type="float">
            <text:p>0.380188415123161</text:p>
          </table:table-cell>
          <table:table-cell table:formula="of:=SIN(4*[.A167])" office:value-type="float" office:value="0.496880137843737" calcext:value-type="float">
            <text:p>0.49688013784373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SIN([.A168])" office:value-type="float" office:value="0.139543114644236" calcext:value-type="float">
            <text:p>0.139543114644236</text:p>
          </table:table-cell>
          <table:table-cell table:formula="of:=SIN(2*[.A168])" office:value-type="float" office:value="0.276355648564114" calcext:value-type="float">
            <text:p>0.276355648564114</text:p>
          </table:table-cell>
          <table:table-cell table:formula="of:=SIN(3*[.A168])" office:value-type="float" office:value="0.40776045305957" calcext:value-type="float">
            <text:p>0.40776045305957</text:p>
          </table:table-cell>
          <table:table-cell table:formula="of:=SIN(4*[.A168])" office:value-type="float" office:value="0.531186197920883" calcext:value-type="float">
            <text:p>0.53118619792088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SIN([.A169])" office:value-type="float" office:value="0.149438132473599" calcext:value-type="float">
            <text:p>0.149438132473599</text:p>
          </table:table-cell>
          <table:table-cell table:formula="of:=SIN(2*[.A169])" office:value-type="float" office:value="0.29552020666134" calcext:value-type="float">
            <text:p>0.29552020666134</text:p>
          </table:table-cell>
          <table:table-cell table:formula="of:=SIN(3*[.A169])" office:value-type="float" office:value="0.43496553411123" calcext:value-type="float">
            <text:p>0.43496553411123</text:p>
          </table:table-cell>
          <table:table-cell table:formula="of:=SIN(4*[.A169])" office:value-type="float" office:value="0.564642473395035" calcext:value-type="float">
            <text:p>0.56464247339503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SIN([.A170])" office:value-type="float" office:value="0.159318206614246" calcext:value-type="float">
            <text:p>0.159318206614246</text:p>
          </table:table-cell>
          <table:table-cell table:formula="of:=SIN(2*[.A170])" office:value-type="float" office:value="0.314566560616118" calcext:value-type="float">
            <text:p>0.314566560616118</text:p>
          </table:table-cell>
          <table:table-cell table:formula="of:=SIN(3*[.A170])" office:value-type="float" office:value="0.461779175541483" calcext:value-type="float">
            <text:p>0.461779175541483</text:p>
          </table:table-cell>
          <table:table-cell table:formula="of:=SIN(4*[.A170])" office:value-type="float" office:value="0.597195441362392" calcext:value-type="float">
            <text:p>0.59719544136239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SIN([.A171])" office:value-type="float" office:value="0.169182349066996" calcext:value-type="float">
            <text:p>0.169182349066996</text:p>
          </table:table-cell>
          <table:table-cell table:formula="of:=SIN(2*[.A171])" office:value-type="float" office:value="0.333487092140814" calcext:value-type="float">
            <text:p>0.333487092140814</text:p>
          </table:table-cell>
          <table:table-cell table:formula="of:=SIN(3*[.A171])" office:value-type="float" office:value="0.488177246882908" calcext:value-type="float">
            <text:p>0.488177246882908</text:p>
          </table:table-cell>
          <table:table-cell table:formula="of:=SIN(4*[.A171])" office:value-type="float" office:value="0.628793024018469" calcext:value-type="float">
            <text:p>0.62879302401846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SIN([.A172])" office:value-type="float" office:value="0.179029573425824" calcext:value-type="float">
            <text:p>0.179029573425824</text:p>
          </table:table-cell>
          <table:table-cell table:formula="of:=SIN(2*[.A172])" office:value-type="float" office:value="0.35227423327509" calcext:value-type="float">
            <text:p>0.35227423327509</text:p>
          </table:table-cell>
          <table:table-cell table:formula="of:=SIN(3*[.A172])" office:value-type="float" office:value="0.514135991653113" calcext:value-type="float">
            <text:p>0.514135991653113</text:p>
          </table:table-cell>
          <table:table-cell table:formula="of:=SIN(4*[.A172])" office:value-type="float" office:value="0.659384671971473" calcext:value-type="float">
            <text:p>0.65938467197147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SIN([.A173])" office:value-type="float" office:value="0.188858894976501" calcext:value-type="float">
            <text:p>0.188858894976501</text:p>
          </table:table-cell>
          <table:table-cell table:formula="of:=SIN(2*[.A173])" office:value-type="float" office:value="0.370920469412983" calcext:value-type="float">
            <text:p>0.370920469412983</text:p>
          </table:table-cell>
          <table:table-cell table:formula="of:=SIN(3*[.A173])" office:value-type="float" office:value="0.539632048733969" calcext:value-type="float">
            <text:p>0.539632048733969</text:p>
          </table:table-cell>
          <table:table-cell table:formula="of:=SIN(4*[.A173])" office:value-type="float" office:value="0.688921445110551" calcext:value-type="float">
            <text:p>0.68892144511055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[.A174])" office:value-type="float" office:value="0.198669330795061" calcext:value-type="float">
            <text:p>0.198669330795061</text:p>
          </table:table-cell>
          <table:table-cell table:formula="of:=SIN(2*[.A174])" office:value-type="float" office:value="0.38941834230865" calcext:value-type="float">
            <text:p>0.38941834230865</text:p>
          </table:table-cell>
          <table:table-cell table:formula="of:=SIN(3*[.A174])" office:value-type="float" office:value="0.564642473395035" calcext:value-type="float">
            <text:p>0.564642473395035</text:p>
          </table:table-cell>
          <table:table-cell table:formula="of:=SIN(4*[.A174])" office:value-type="float" office:value="0.717356090899523" calcext:value-type="float">
            <text:p>0.71735609089952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SIN([.A175])" office:value-type="float" office:value="0.2084598998461" calcext:value-type="float">
            <text:p>0.2084598998461</text:p>
          </table:table-cell>
          <table:table-cell table:formula="of:=SIN(2*[.A175])" office:value-type="float" office:value="0.40776045305957" calcext:value-type="float">
            <text:p>0.40776045305957</text:p>
          </table:table-cell>
          <table:table-cell table:formula="of:=SIN(3*[.A175])" office:value-type="float" office:value="0.58914475794227" calcext:value-type="float">
            <text:p>0.58914475794227</text:p>
          </table:table-cell>
          <table:table-cell table:formula="of:=SIN(4*[.A175])" office:value-type="float" office:value="0.744643119970859" calcext:value-type="float">
            <text:p>0.74464311997085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SIN([.A176])" office:value-type="float" office:value="0.218229623080869" calcext:value-type="float">
            <text:p>0.218229623080869</text:p>
          </table:table-cell>
          <table:table-cell table:formula="of:=SIN(2*[.A176])" office:value-type="float" office:value="0.425939465066" calcext:value-type="float">
            <text:p>0.425939465066</text:p>
          </table:table-cell>
          <table:table-cell table:formula="of:=SIN(3*[.A176])" office:value-type="float" office:value="0.613116851973434" calcext:value-type="float">
            <text:p>0.613116851973434</text:p>
          </table:table-cell>
          <table:table-cell table:formula="of:=SIN(4*[.A176])" office:value-type="float" office:value="0.770738878898969" calcext:value-type="float">
            <text:p>0.77073887889896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SIN([.A177])" office:value-type="float" office:value="0.227977523535188" calcext:value-type="float">
            <text:p>0.227977523535188</text:p>
          </table:table-cell>
          <table:table-cell table:formula="of:=SIN(2*[.A177])" office:value-type="float" office:value="0.44394810696552" calcext:value-type="float">
            <text:p>0.44394810696552</text:p>
          </table:table-cell>
          <table:table-cell table:formula="of:=SIN(3*[.A177])" office:value-type="float" office:value="0.636537182221968" calcext:value-type="float">
            <text:p>0.636537182221968</text:p>
          </table:table-cell>
          <table:table-cell table:formula="of:=SIN(4*[.A177])" office:value-type="float" office:value="0.795601620036366" calcext:value-type="float">
            <text:p>0.79560162003636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IN([.A178])" office:value-type="float" office:value="0.237702626427135" calcext:value-type="float">
            <text:p>0.237702626427135</text:p>
          </table:table-cell>
          <table:table-cell table:formula="of:=SIN(2*[.A178])" office:value-type="float" office:value="0.461779175541483" calcext:value-type="float">
            <text:p>0.461779175541483</text:p>
          </table:table-cell>
          <table:table-cell table:formula="of:=SIN(3*[.A178])" office:value-type="float" office:value="0.659384671971473" calcext:value-type="float">
            <text:p>0.659384671971473</text:p>
          </table:table-cell>
          <table:table-cell table:formula="of:=SIN(4*[.A178])" office:value-type="float" office:value="0.819191568300998" calcext:value-type="float">
            <text:p>0.81919156830099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SIN([.A179])" office:value-type="float" office:value="0.247403959254523" calcext:value-type="float">
            <text:p>0.247403959254523</text:p>
          </table:table-cell>
          <table:table-cell table:formula="of:=SIN(2*[.A179])" office:value-type="float" office:value="0.479425538604203" calcext:value-type="float">
            <text:p>0.479425538604203</text:p>
          </table:table-cell>
          <table:table-cell table:formula="of:=SIN(3*[.A179])" office:value-type="float" office:value="0.681638760023334" calcext:value-type="float">
            <text:p>0.681638760023334</text:p>
          </table:table-cell>
          <table:table-cell table:formula="of:=SIN(4*[.A179])" office:value-type="float" office:value="0.841470984807896" calcext:value-type="float">
            <text:p>0.84147098480789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SIN([.A180])" office:value-type="float" office:value="0.257080551892155" calcext:value-type="float">
            <text:p>0.257080551892155</text:p>
          </table:table-cell>
          <table:table-cell table:formula="of:=SIN(2*[.A180])" office:value-type="float" office:value="0.496880137843737" calcext:value-type="float">
            <text:p>0.496880137843737</text:p>
          </table:table-cell>
          <table:table-cell table:formula="of:=SIN(3*[.A180])" office:value-type="float" office:value="0.70327941920041" calcext:value-type="float">
            <text:p>0.70327941920041</text:p>
          </table:table-cell>
          <table:table-cell table:formula="of:=SIN(4*[.A180])" office:value-type="float" office:value="0.862404227243338" calcext:value-type="float">
            <text:p>0.86240422724333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SIN([.A181])" office:value-type="float" office:value="0.266731436688831" calcext:value-type="float">
            <text:p>0.266731436688831</text:p>
          </table:table-cell>
          <table:table-cell table:formula="of:=SIN(2*[.A181])" office:value-type="float" office:value="0.514135991653113" calcext:value-type="float">
            <text:p>0.514135991653113</text:p>
          </table:table-cell>
          <table:table-cell table:formula="of:=SIN(3*[.A181])" office:value-type="float" office:value="0.724287174370143" calcext:value-type="float">
            <text:p>0.724287174370143</text:p>
          </table:table-cell>
          <table:table-cell table:formula="of:=SIN(4*[.A181])" office:value-type="float" office:value="0.881957806884948" calcext:value-type="float">
            <text:p>0.88195780688494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SIN([.A182])" office:value-type="float" office:value="0.276355648564114" calcext:value-type="float">
            <text:p>0.276355648564114</text:p>
          </table:table-cell>
          <table:table-cell table:formula="of:=SIN(2*[.A182])" office:value-type="float" office:value="0.531186197920883" calcext:value-type="float">
            <text:p>0.531186197920883</text:p>
          </table:table-cell>
          <table:table-cell table:formula="of:=SIN(3*[.A182])" office:value-type="float" office:value="0.744643119970859" calcext:value-type="float">
            <text:p>0.744643119970859</text:p>
          </table:table-cell>
          <table:table-cell table:formula="of:=SIN(4*[.A182])" office:value-type="float" office:value="0.900100442176505" calcext:value-type="float">
            <text:p>0.90010044217650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SIN([.A183])" office:value-type="float" office:value="0.285952225104835" calcext:value-type="float">
            <text:p>0.285952225104835</text:p>
          </table:table-cell>
          <table:table-cell table:formula="of:=SIN(2*[.A183])" office:value-type="float" office:value="0.548023936791874" calcext:value-type="float">
            <text:p>0.548023936791874</text:p>
          </table:table-cell>
          <table:table-cell table:formula="of:=SIN(3*[.A183])" office:value-type="float" office:value="0.764328937025505" calcext:value-type="float">
            <text:p>0.764328937025505</text:p>
          </table:table-cell>
          <table:table-cell table:formula="of:=SIN(4*[.A183])" office:value-type="float" office:value="0.916803108771767" calcext:value-type="float">
            <text:p>0.91680310877176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[.A184])" office:value-type="float" office:value="0.29552020666134" calcext:value-type="float">
            <text:p>0.29552020666134</text:p>
          </table:table-cell>
          <table:table-cell table:formula="of:=SIN(2*[.A184])" office:value-type="float" office:value="0.564642473395035" calcext:value-type="float">
            <text:p>0.564642473395035</text:p>
          </table:table-cell>
          <table:table-cell table:formula="of:=SIN(3*[.A184])" office:value-type="float" office:value="0.783326909627484" calcext:value-type="float">
            <text:p>0.783326909627484</text:p>
          </table:table-cell>
          <table:table-cell table:formula="of:=SIN(4*[.A184])" office:value-type="float" office:value="0.932039085967226" calcext:value-type="float">
            <text:p>0.93203908596722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SIN([.A185])" office:value-type="float" office:value="0.305058636443443" calcext:value-type="float">
            <text:p>0.305058636443443</text:p>
          </table:table-cell>
          <table:table-cell table:formula="of:=SIN(2*[.A185])" office:value-type="float" office:value="0.581035160537305" calcext:value-type="float">
            <text:p>0.581035160537305</text:p>
          </table:table-cell>
          <table:table-cell table:formula="of:=SIN(3*[.A185])" office:value-type="float" office:value="0.801619940883777" calcext:value-type="float">
            <text:p>0.801619940883777</text:p>
          </table:table-cell>
          <table:table-cell table:formula="of:=SIN(4*[.A185])" office:value-type="float" office:value="0.945783999449539" calcext:value-type="float">
            <text:p>0.94578399944953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SIN([.A186])" office:value-type="float" office:value="0.314566560616118" calcext:value-type="float">
            <text:p>0.314566560616118</text:p>
          </table:table-cell>
          <table:table-cell table:formula="of:=SIN(2*[.A186])" office:value-type="float" office:value="0.597195441362392" calcext:value-type="float">
            <text:p>0.597195441362392</text:p>
          </table:table-cell>
          <table:table-cell table:formula="of:=SIN(3*[.A186])" office:value-type="float" office:value="0.819191568300998" calcext:value-type="float">
            <text:p>0.819191568300998</text:p>
          </table:table-cell>
          <table:table-cell table:formula="of:=SIN(4*[.A186])" office:value-type="float" office:value="0.958015860289225" calcext:value-type="float">
            <text:p>0.95801586028922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SIN([.A187])" office:value-type="float" office:value="0.324043028394868" calcext:value-type="float">
            <text:p>0.324043028394868</text:p>
          </table:table-cell>
          <table:table-cell table:formula="of:=SIN(2*[.A187])" office:value-type="float" office:value="0.613116851973434" calcext:value-type="float">
            <text:p>0.613116851973434</text:p>
          </table:table-cell>
          <table:table-cell table:formula="of:=SIN(3*[.A187])" office:value-type="float" office:value="0.836025978600521" calcext:value-type="float">
            <text:p>0.836025978600521</text:p>
          </table:table-cell>
          <table:table-cell table:formula="of:=SIN(4*[.A187])" office:value-type="float" office:value="0.968715100118265" calcext:value-type="float">
            <text:p>0.96871510011826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SIN([.A188])" office:value-type="float" office:value="0.333487092140814" calcext:value-type="float">
            <text:p>0.333487092140814</text:p>
          </table:table-cell>
          <table:table-cell table:formula="of:=SIN(2*[.A188])" office:value-type="float" office:value="0.628793024018469" calcext:value-type="float">
            <text:p>0.628793024018469</text:p>
          </table:table-cell>
          <table:table-cell table:formula="of:=SIN(3*[.A188])" office:value-type="float" office:value="0.852108021949363" calcext:value-type="float">
            <text:p>0.852108021949363</text:p>
          </table:table-cell>
          <table:table-cell table:formula="of:=SIN(4*[.A188])" office:value-type="float" office:value="0.977864602435316" calcext:value-type="float">
            <text:p>0.97786460243531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SIN([.A189])" office:value-type="float" office:value="0.342897807455451" calcext:value-type="float">
            <text:p>0.342897807455451</text:p>
          </table:table-cell>
          <table:table-cell table:formula="of:=SIN(2*[.A189])" office:value-type="float" office:value="0.644217687237691" calcext:value-type="float">
            <text:p>0.644217687237691</text:p>
          </table:table-cell>
          <table:table-cell table:formula="of:=SIN(3*[.A189])" office:value-type="float" office:value="0.867423225594017" calcext:value-type="float">
            <text:p>0.867423225594017</text:p>
          </table:table-cell>
          <table:table-cell table:formula="of:=SIN(4*[.A189])" office:value-type="float" office:value="0.98544972998846" calcext:value-type="float">
            <text:p>0.9854497299884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SIN([.A190])" office:value-type="float" office:value="0.35227423327509" calcext:value-type="float">
            <text:p>0.35227423327509</text:p>
          </table:table-cell>
          <table:table-cell table:formula="of:=SIN(2*[.A190])" office:value-type="float" office:value="0.659384671971473" calcext:value-type="float">
            <text:p>0.659384671971473</text:p>
          </table:table-cell>
          <table:table-cell table:formula="of:=SIN(3*[.A190])" office:value-type="float" office:value="0.881957806884948" calcext:value-type="float">
            <text:p>0.881957806884948</text:p>
          </table:table-cell>
          <table:table-cell table:formula="of:=SIN(4*[.A190])" office:value-type="float" office:value="0.991458348191686" calcext:value-type="float">
            <text:p>0.99145834819168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SIN([.A191])" office:value-type="float" office:value="0.361615431964962" calcext:value-type="float">
            <text:p>0.361615431964962</text:p>
          </table:table-cell>
          <table:table-cell table:formula="of:=SIN(2*[.A191])" office:value-type="float" office:value="0.674287911628145" calcext:value-type="float">
            <text:p>0.674287911628145</text:p>
          </table:table-cell>
          <table:table-cell table:formula="of:=SIN(3*[.A191])" office:value-type="float" office:value="0.895698685680048" calcext:value-type="float">
            <text:p>0.895698685680048</text:p>
          </table:table-cell>
          <table:table-cell table:formula="of:=SIN(4*[.A191])" office:value-type="float" office:value="0.99588084453764" calcext:value-type="float">
            <text:p>0.9958808445376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SIN([.A192])" office:value-type="float" office:value="0.370920469412983" calcext:value-type="float">
            <text:p>0.370920469412983</text:p>
          </table:table-cell>
          <table:table-cell table:formula="of:=SIN(2*[.A192])" office:value-type="float" office:value="0.688921445110551" calcext:value-type="float">
            <text:p>0.688921445110551</text:p>
          </table:table-cell>
          <table:table-cell table:formula="of:=SIN(3*[.A192])" office:value-type="float" office:value="0.908633496115883" calcext:value-type="float">
            <text:p>0.908633496115883</text:p>
          </table:table-cell>
          <table:table-cell table:formula="of:=SIN(4*[.A192])" office:value-type="float" office:value="0.998710143975583" calcext:value-type="float">
            <text:p>0.99871014397558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SIN([.A193])" office:value-type="float" office:value="0.380188415123161" calcext:value-type="float">
            <text:p>0.380188415123161</text:p>
          </table:table-cell>
          <table:table-cell table:formula="of:=SIN(2*[.A193])" office:value-type="float" office:value="0.70327941920041" calcext:value-type="float">
            <text:p>0.70327941920041</text:p>
          </table:table-cell>
          <table:table-cell table:formula="of:=SIN(3*[.A193])" office:value-type="float" office:value="0.920750597736136" calcext:value-type="float">
            <text:p>0.920750597736136</text:p>
          </table:table-cell>
          <table:table-cell table:formula="of:=SIN(4*[.A193])" office:value-type="float" office:value="0.999941720229966" calcext:value-type="float">
            <text:p>0.99994172022996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[.A194])" office:value-type="float" office:value="0.38941834230865" calcext:value-type="float">
            <text:p>0.38941834230865</text:p>
          </table:table-cell>
          <table:table-cell table:formula="of:=SIN(2*[.A194])" office:value-type="float" office:value="0.717356090899523" calcext:value-type="float">
            <text:p>0.717356090899523</text:p>
          </table:table-cell>
          <table:table-cell table:formula="of:=SIN(3*[.A194])" office:value-type="float" office:value="0.932039085967226" calcext:value-type="float">
            <text:p>0.932039085967226</text:p>
          </table:table-cell>
          <table:table-cell table:formula="of:=SIN(4*[.A194])" office:value-type="float" office:value="0.999573603041505" calcext:value-type="float">
            <text:p>0.99957360304150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SIN([.A195])" office:value-type="float" office:value="0.398609327984423" calcext:value-type="float">
            <text:p>0.398609327984423</text:p>
          </table:table-cell>
          <table:table-cell table:formula="of:=SIN(2*[.A195])" office:value-type="float" office:value="0.731145829726896" calcext:value-type="float">
            <text:p>0.731145829726896</text:p>
          </table:table-cell>
          <table:table-cell table:formula="of:=SIN(3*[.A195])" office:value-type="float" office:value="0.942488801931697" calcext:value-type="float">
            <text:p>0.942488801931697</text:p>
          </table:table-cell>
          <table:table-cell table:formula="of:=SIN(4*[.A195])" office:value-type="float" office:value="0.997606381319174" calcext:value-type="float">
            <text:p>0.99760638131917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IN([.A196])" office:value-type="float" office:value="0.40776045305957" calcext:value-type="float">
            <text:p>0.40776045305957</text:p>
          </table:table-cell>
          <table:table-cell table:formula="of:=SIN(2*[.A196])" office:value-type="float" office:value="0.744643119970859" calcext:value-type="float">
            <text:p>0.744643119970859</text:p>
          </table:table-cell>
          <table:table-cell table:formula="of:=SIN(3*[.A196])" office:value-type="float" office:value="0.952090341590516" calcext:value-type="float">
            <text:p>0.952090341590516</text:p>
          </table:table-cell>
          <table:table-cell table:formula="of:=SIN(4*[.A196])" office:value-type="float" office:value="0.994043202198076" calcext:value-type="float">
            <text:p>0.99404320219807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SIN([.A197])" office:value-type="float" office:value="0.416870802429211" calcext:value-type="float">
            <text:p>0.416870802429211</text:p>
          </table:table-cell>
          <table:table-cell table:formula="of:=SIN(2*[.A197])" office:value-type="float" office:value="0.757842562895277" calcext:value-type="float">
            <text:p>0.757842562895277</text:p>
          </table:table-cell>
          <table:table-cell table:formula="of:=SIN(3*[.A197])" office:value-type="float" office:value="0.960835064206073" calcext:value-type="float">
            <text:p>0.960835064206073</text:p>
          </table:table-cell>
          <table:table-cell table:formula="of:=SIN(4*[.A197])" office:value-type="float" office:value="0.988889766004701" calcext:value-type="float">
            <text:p>0.98888976600470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SIN([.A198])" office:value-type="float" office:value="0.425939465066" calcext:value-type="float">
            <text:p>0.425939465066</text:p>
          </table:table-cell>
          <table:table-cell table:formula="of:=SIN(2*[.A198])" office:value-type="float" office:value="0.770738878898969" calcext:value-type="float">
            <text:p>0.770738878898969</text:p>
          </table:table-cell>
          <table:table-cell table:formula="of:=SIN(3*[.A198])" office:value-type="float" office:value="0.968715100118265" calcext:value-type="float">
            <text:p>0.968715100118265</text:p>
          </table:table-cell>
          <table:table-cell table:formula="of:=SIN(4*[.A198])" office:value-type="float" office:value="0.982154317137618" calcext:value-type="float">
            <text:p>0.98215431713761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SIN([.A199])" office:value-type="float" office:value="0.43496553411123" calcext:value-type="float">
            <text:p>0.43496553411123</text:p>
          </table:table-cell>
          <table:table-cell table:formula="of:=SIN(2*[.A199])" office:value-type="float" office:value="0.783326909627483" calcext:value-type="float">
            <text:p>0.783326909627483</text:p>
          </table:table-cell>
          <table:table-cell table:formula="of:=SIN(3*[.A199])" office:value-type="float" office:value="0.975723357826659" calcext:value-type="float">
            <text:p>0.975723357826659</text:p>
          </table:table-cell>
          <table:table-cell table:formula="of:=SIN(4*[.A199])" office:value-type="float" office:value="0.973847630878195" calcext:value-type="float">
            <text:p>0.97384763087819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SIN([.A200])" office:value-type="float" office:value="0.44394810696552" calcext:value-type="float">
            <text:p>0.44394810696552</text:p>
          </table:table-cell>
          <table:table-cell table:formula="of:=SIN(2*[.A200])" office:value-type="float" office:value="0.795601620036366" calcext:value-type="float">
            <text:p>0.795601620036366</text:p>
          </table:table-cell>
          <table:table-cell table:formula="of:=SIN(3*[.A200])" office:value-type="float" office:value="0.98185353037236" calcext:value-type="float">
            <text:p>0.98185353037236</text:p>
          </table:table-cell>
          <table:table-cell table:formula="of:=SIN(4*[.A200])" office:value-type="float" office:value="0.963982996152448" calcext:value-type="float">
            <text:p>0.96398299615244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SIN([.A201])" office:value-type="float" office:value="0.452886285379068" calcext:value-type="float">
            <text:p>0.452886285379068</text:p>
          </table:table-cell>
          <table:table-cell table:formula="of:=SIN(2*[.A201])" office:value-type="float" office:value="0.807558100405114" calcext:value-type="float">
            <text:p>0.807558100405114</text:p>
          </table:table-cell>
          <table:table-cell table:formula="of:=SIN(3*[.A201])" office:value-type="float" office:value="0.98710010101385" calcext:value-type="float">
            <text:p>0.98710010101385</text:p>
          </table:table-cell>
          <table:table-cell table:formula="of:=SIN(4*[.A201])" office:value-type="float" office:value="0.952576194271595" calcext:value-type="float">
            <text:p>0.95257619427159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SIN([.A202])" office:value-type="float" office:value="0.461779175541483" calcext:value-type="float">
            <text:p>0.461779175541483</text:p>
          </table:table-cell>
          <table:table-cell table:formula="of:=SIN(2*[.A202])" office:value-type="float" office:value="0.819191568300998" calcext:value-type="float">
            <text:p>0.819191568300998</text:p>
          </table:table-cell>
          <table:table-cell table:formula="of:=SIN(3*[.A202])" office:value-type="float" office:value="0.991458348191686" calcext:value-type="float">
            <text:p>0.991458348191686</text:p>
          </table:table-cell>
          <table:table-cell table:formula="of:=SIN(4*[.A202])" office:value-type="float" office:value="0.939645473685325" calcext:value-type="float">
            <text:p>0.93964547368532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SIN([.A203])" office:value-type="float" office:value="0.470625888171158" calcext:value-type="float">
            <text:p>0.470625888171158</text:p>
          </table:table-cell>
          <table:table-cell table:formula="of:=SIN(2*[.A203])" office:value-type="float" office:value="0.83049737049197" calcext:value-type="float">
            <text:p>0.83049737049197</text:p>
          </table:table-cell>
          <table:table-cell table:formula="of:=SIN(3*[.A203])" office:value-type="float" office:value="0.994924349777581" calcext:value-type="float">
            <text:p>0.994924349777581</text:p>
          </table:table-cell>
          <table:table-cell table:formula="of:=SIN(4*[.A203])" office:value-type="float" office:value="0.925211520788168" calcext:value-type="float">
            <text:p>0.9252115207881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[.A204])" office:value-type="float" office:value="0.479425538604203" calcext:value-type="float">
            <text:p>0.479425538604203</text:p>
          </table:table-cell>
          <table:table-cell table:formula="of:=SIN(2*[.A204])" office:value-type="float" office:value="0.841470984807896" calcext:value-type="float">
            <text:p>0.841470984807896</text:p>
          </table:table-cell>
          <table:table-cell table:formula="of:=SIN(3*[.A204])" office:value-type="float" office:value="0.997494986604055" calcext:value-type="float">
            <text:p>0.997494986604055</text:p>
          </table:table-cell>
          <table:table-cell table:formula="of:=SIN(4*[.A204])" office:value-type="float" office:value="0.909297426825682" calcext:value-type="float">
            <text:p>0.90929742682568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SIN([.A205])" office:value-type="float" office:value="0.488177246882908" calcext:value-type="float">
            <text:p>0.488177246882908</text:p>
          </table:table-cell>
          <table:table-cell table:formula="of:=SIN(2*[.A205])" office:value-type="float" office:value="0.852108021949363" calcext:value-type="float">
            <text:p>0.852108021949363</text:p>
          </table:table-cell>
          <table:table-cell table:formula="of:=SIN(3*[.A205])" office:value-type="float" office:value="0.999167945271476" calcext:value-type="float">
            <text:p>0.999167945271476</text:p>
          </table:table-cell>
          <table:table-cell table:formula="of:=SIN(4*[.A205])" office:value-type="float" office:value="0.89192865095338" calcext:value-type="float">
            <text:p>0.8919286509533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SIN([.A206])" office:value-type="float" office:value="0.496880137843737" calcext:value-type="float">
            <text:p>0.496880137843737</text:p>
          </table:table-cell>
          <table:table-cell table:formula="of:=SIN(2*[.A206])" office:value-type="float" office:value="0.862404227243338" calcext:value-type="float">
            <text:p>0.862404227243338</text:p>
          </table:table-cell>
          <table:table-cell table:formula="of:=SIN(3*[.A206])" office:value-type="float" office:value="0.999941720229966" calcext:value-type="float">
            <text:p>0.999941720229966</text:p>
          </table:table-cell>
          <table:table-cell table:formula="of:=SIN(4*[.A206])" office:value-type="float" office:value="0.873132979507516" calcext:value-type="float">
            <text:p>0.873132979507516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SIN([.A207])" office:value-type="float" office:value="0.505533341204847" calcext:value-type="float">
            <text:p>0.505533341204847</text:p>
          </table:table-cell>
          <table:table-cell table:formula="of:=SIN(2*[.A207])" office:value-type="float" office:value="0.872355482344986" calcext:value-type="float">
            <text:p>0.872355482344986</text:p>
          </table:table-cell>
          <table:table-cell table:formula="of:=SIN(3*[.A207])" office:value-type="float" office:value="0.999815615134291" calcext:value-type="float">
            <text:p>0.999815615134291</text:p>
          </table:table-cell>
          <table:table-cell table:formula="of:=SIN(4*[.A207])" office:value-type="float" office:value="0.852940481552876" calcext:value-type="float">
            <text:p>0.85294048155287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SIN([.A208])" office:value-type="float" office:value="0.514135991653113" calcext:value-type="float">
            <text:p>0.514135991653113</text:p>
          </table:table-cell>
          <table:table-cell table:formula="of:=SIN(2*[.A208])" office:value-type="float" office:value="0.881957806884948" calcext:value-type="float">
            <text:p>0.881957806884948</text:p>
          </table:table-cell>
          <table:table-cell table:formula="of:=SIN(3*[.A208])" office:value-type="float" office:value="0.998789743470524" calcext:value-type="float">
            <text:p>0.998789743470524</text:p>
          </table:table-cell>
          <table:table-cell table:formula="of:=SIN(4*[.A208])" office:value-type="float" office:value="0.831383460778683" calcext:value-type="float">
            <text:p>0.83138346077868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SIN([.A209])" office:value-type="float" office:value="0.522687228930659" calcext:value-type="float">
            <text:p>0.522687228930659</text:p>
          </table:table-cell>
          <table:table-cell table:formula="of:=SIN(2*[.A209])" office:value-type="float" office:value="0.891207360061435" calcext:value-type="float">
            <text:p>0.891207360061435</text:p>
          </table:table-cell>
          <table:table-cell table:formula="of:=SIN(3*[.A209])" office:value-type="float" office:value="0.996865028453919" calcext:value-type="float">
            <text:p>0.996865028453919</text:p>
          </table:table-cell>
          <table:table-cell table:formula="of:=SIN(4*[.A209])" office:value-type="float" office:value="0.80849640381959" calcext:value-type="float">
            <text:p>0.8084964038195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SIN([.A210])" office:value-type="float" office:value="0.531186197920883" calcext:value-type="float">
            <text:p>0.531186197920883</text:p>
          </table:table-cell>
          <table:table-cell table:formula="of:=SIN(2*[.A210])" office:value-type="float" office:value="0.900100442176505" calcext:value-type="float">
            <text:p>0.900100442176505</text:p>
          </table:table-cell>
          <table:table-cell table:formula="of:=SIN(3*[.A210])" office:value-type="float" office:value="0.994043202198076" calcext:value-type="float">
            <text:p>0.994043202198076</text:p>
          </table:table-cell>
          <table:table-cell table:formula="of:=SIN(4*[.A210])" office:value-type="float" office:value="0.78431592508442" calcext:value-type="float">
            <text:p>0.7843159250844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SIN([.A211])" office:value-type="float" office:value="0.539632048733969" calcext:value-type="float">
            <text:p>0.539632048733969</text:p>
          </table:table-cell>
          <table:table-cell table:formula="of:=SIN(2*[.A211])" office:value-type="float" office:value="0.908633496115883" calcext:value-type="float">
            <text:p>0.908633496115883</text:p>
          </table:table-cell>
          <table:table-cell table:formula="of:=SIN(3*[.A211])" office:value-type="float" office:value="0.990326804156158" calcext:value-type="float">
            <text:p>0.990326804156158</text:p>
          </table:table-cell>
          <table:table-cell table:formula="of:=SIN(4*[.A211])" office:value-type="float" office:value="0.758880708180922" calcext:value-type="float">
            <text:p>0.75888070818092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SIN([.A212])" office:value-type="float" office:value="0.548023936791874" calcext:value-type="float">
            <text:p>0.548023936791874</text:p>
          </table:table-cell>
          <table:table-cell table:formula="of:=SIN(2*[.A212])" office:value-type="float" office:value="0.916803108771767" calcext:value-type="float">
            <text:p>0.916803108771767</text:p>
          </table:table-cell>
          <table:table-cell table:formula="of:=SIN(3*[.A212])" office:value-type="float" office:value="0.985719178835553" calcext:value-type="float">
            <text:p>0.985719178835553</text:p>
          </table:table-cell>
          <table:table-cell table:formula="of:=SIN(4*[.A212])" office:value-type="float" office:value="0.732231444030251" calcext:value-type="float">
            <text:p>0.73223144403025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SIN([.A213])" office:value-type="float" office:value="0.556361022912784" calcext:value-type="float">
            <text:p>0.556361022912784</text:p>
          </table:table-cell>
          <table:table-cell table:formula="of:=SIN(2*[.A213])" office:value-type="float" office:value="0.92460601240802" calcext:value-type="float">
            <text:p>0.92460601240802</text:p>
          </table:table-cell>
          <table:table-cell table:formula="of:=SIN(3*[.A213])" office:value-type="float" office:value="0.980224472788045" calcext:value-type="float">
            <text:p>0.980224472788045</text:p>
          </table:table-cell>
          <table:table-cell table:formula="of:=SIN(4*[.A213])" office:value-type="float" office:value="0.704410765770176" calcext:value-type="float">
            <text:p>0.70441076577017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[.A214])" office:value-type="float" office:value="0.564642473395035" calcext:value-type="float">
            <text:p>0.564642473395035</text:p>
          </table:table-cell>
          <table:table-cell table:formula="of:=SIN(2*[.A214])" office:value-type="float" office:value="0.932039085967226" calcext:value-type="float">
            <text:p>0.932039085967226</text:p>
          </table:table-cell>
          <table:table-cell table:formula="of:=SIN(3*[.A214])" office:value-type="float" office:value="0.973847630878195" calcext:value-type="float">
            <text:p>0.973847630878195</text:p>
          </table:table-cell>
          <table:table-cell table:formula="of:=SIN(4*[.A214])" office:value-type="float" office:value="0.675463180551151" calcext:value-type="float">
            <text:p>0.67546318055115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SIN([.A215])" office:value-type="float" office:value="0.572867460100481" calcext:value-type="float">
            <text:p>0.572867460100481</text:p>
          </table:table-cell>
          <table:table-cell table:formula="of:=SIN(2*[.A215])" office:value-type="float" office:value="0.939099356319068" calcext:value-type="float">
            <text:p>0.939099356319068</text:p>
          </table:table-cell>
          <table:table-cell table:formula="of:=SIN(3*[.A215])" office:value-type="float" office:value="0.966594391833297" calcext:value-type="float">
            <text:p>0.966594391833297</text:p>
          </table:table-cell>
          <table:table-cell table:formula="of:=SIN(4*[.A215])" office:value-type="float" office:value="0.645434998334371" calcext:value-type="float">
            <text:p>0.64543499833437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SIN([.A216])" office:value-type="float" office:value="0.581035160537305" calcext:value-type="float">
            <text:p>0.581035160537305</text:p>
          </table:table-cell>
          <table:table-cell table:formula="of:=SIN(2*[.A216])" office:value-type="float" office:value="0.945783999449539" calcext:value-type="float">
            <text:p>0.945783999449539</text:p>
          </table:table-cell>
          <table:table-cell table:formula="of:=SIN(3*[.A216])" office:value-type="float" office:value="0.958471283078914" calcext:value-type="float">
            <text:p>0.958471283078914</text:p>
          </table:table-cell>
          <table:table-cell table:formula="of:=SIN(4*[.A216])" office:value-type="float" office:value="0.614374257805712" calcext:value-type="float">
            <text:p>0.61437425780571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SIN([.A217])" office:value-type="float" office:value="0.58914475794227" calcext:value-type="float">
            <text:p>0.58914475794227</text:p>
          </table:table-cell>
          <table:table-cell table:formula="of:=SIN(2*[.A217])" office:value-type="float" office:value="0.952090341590516" calcext:value-type="float">
            <text:p>0.952090341590516</text:p>
          </table:table-cell>
          <table:table-cell table:formula="of:=SIN(3*[.A217])" office:value-type="float" office:value="0.94948561486463" calcext:value-type="float">
            <text:p>0.94948561486463</text:p>
          </table:table-cell>
          <table:table-cell table:formula="of:=SIN(4*[.A217])" office:value-type="float" office:value="0.582330649524082" calcext:value-type="float">
            <text:p>0.58233064952408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SIN([.A218])" office:value-type="float" office:value="0.597195441362392" calcext:value-type="float">
            <text:p>0.597195441362392</text:p>
          </table:table-cell>
          <table:table-cell table:formula="of:=SIN(2*[.A218])" office:value-type="float" office:value="0.958015860289225" calcext:value-type="float">
            <text:p>0.958015860289225</text:p>
          </table:table-cell>
          <table:table-cell table:formula="of:=SIN(3*[.A218])" office:value-type="float" office:value="0.939645473685325" calcext:value-type="float">
            <text:p>0.939645473685325</text:p>
          </table:table-cell>
          <table:table-cell table:formula="of:=SIN(4*[.A218])" office:value-type="float" office:value="0.549355436427127" calcext:value-type="float">
            <text:p>0.54935543642712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SIN([.A219])" office:value-type="float" office:value="0.60518640573604" calcext:value-type="float">
            <text:p>0.60518640573604</text:p>
          </table:table-cell>
          <table:table-cell table:formula="of:=SIN(2*[.A219])" office:value-type="float" office:value="0.963558185417193" calcext:value-type="float">
            <text:p>0.963558185417193</text:p>
          </table:table-cell>
          <table:table-cell table:formula="of:=SIN(3*[.A219])" office:value-type="float" office:value="0.928959715003869" calcext:value-type="float">
            <text:p>0.928959715003869</text:p>
          </table:table-cell>
          <table:table-cell table:formula="of:=SIN(4*[.A219])" office:value-type="float" office:value="0.515501371821464" calcext:value-type="float">
            <text:p>0.51550137182146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SIN([.A220])" office:value-type="float" office:value="0.613116851973434" calcext:value-type="float">
            <text:p>0.613116851973434</text:p>
          </table:table-cell>
          <table:table-cell table:formula="of:=SIN(2*[.A220])" office:value-type="float" office:value="0.968715100118265" calcext:value-type="float">
            <text:p>0.968715100118265</text:p>
          </table:table-cell>
          <table:table-cell table:formula="of:=SIN(3*[.A220])" office:value-type="float" office:value="0.91743795528181" calcext:value-type="float">
            <text:p>0.91743795528181</text:p>
          </table:table-cell>
          <table:table-cell table:formula="of:=SIN(4*[.A220])" office:value-type="float" office:value="0.480822614988648" calcext:value-type="float">
            <text:p>0.48082261498864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SIN([.A221])" office:value-type="float" office:value="0.62098598703656" calcext:value-type="float">
            <text:p>0.62098598703656</text:p>
          </table:table-cell>
          <table:table-cell table:formula="of:=SIN(2*[.A221])" office:value-type="float" office:value="0.973484541695319" calcext:value-type="float">
            <text:p>0.973484541695319</text:p>
          </table:table-cell>
          <table:table-cell table:formula="of:=SIN(3*[.A221])" office:value-type="float" office:value="0.905090563325201" calcext:value-type="float">
            <text:p>0.905090563325201</text:p>
          </table:table-cell>
          <table:table-cell table:formula="of:=SIN(4*[.A221])" office:value-type="float" office:value="0.445374644541871" calcext:value-type="float">
            <text:p>0.44537464454187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SIN([.A222])" office:value-type="float" office:value="0.628793024018469" calcext:value-type="float">
            <text:p>0.628793024018469</text:p>
          </table:table-cell>
          <table:table-cell table:formula="of:=SIN(2*[.A222])" office:value-type="float" office:value="0.977864602435316" calcext:value-type="float">
            <text:p>0.977864602435316</text:p>
          </table:table-cell>
          <table:table-cell table:formula="of:=SIN(3*[.A222])" office:value-type="float" office:value="0.89192865095338" calcext:value-type="float">
            <text:p>0.89192865095338</text:p>
          </table:table-cell>
          <table:table-cell table:formula="of:=SIN(4*[.A222])" office:value-type="float" office:value="0.409214169672017" calcext:value-type="float">
            <text:p>0.40921416967201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SIN([.A223])" office:value-type="float" office:value="0.636537182221968" calcext:value-type="float">
            <text:p>0.636537182221968</text:p>
          </table:table-cell>
          <table:table-cell table:formula="of:=SIN(2*[.A223])" office:value-type="float" office:value="0.98185353037236" calcext:value-type="float">
            <text:p>0.98185353037236</text:p>
          </table:table-cell>
          <table:table-cell table:formula="of:=SIN(3*[.A223])" office:value-type="float" office:value="0.877964062999078" calcext:value-type="float">
            <text:p>0.877964062999078</text:p>
          </table:table-cell>
          <table:table-cell table:formula="of:=SIN(4*[.A223])" office:value-type="float" office:value="0.372399039425055" calcext:value-type="float">
            <text:p>0.3723990394250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[.A224])" office:value-type="float" office:value="0.644217687237691" calcext:value-type="float">
            <text:p>0.644217687237691</text:p>
          </table:table-cell>
          <table:table-cell table:formula="of:=SIN(2*[.A224])" office:value-type="float" office:value="0.98544972998846" calcext:value-type="float">
            <text:p>0.98544972998846</text:p>
          </table:table-cell>
          <table:table-cell table:formula="of:=SIN(3*[.A224])" office:value-type="float" office:value="0.863209366648874" calcext:value-type="float">
            <text:p>0.863209366648874</text:p>
          </table:table-cell>
          <table:table-cell table:formula="of:=SIN(4*[.A224])" office:value-type="float" office:value="0.334988150155905" calcext:value-type="float">
            <text:p>0.33498815015590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SIN([.A225])" office:value-type="float" office:value="0.651833771021537" calcext:value-type="float">
            <text:p>0.651833771021537</text:p>
          </table:table-cell>
          <table:table-cell table:formula="of:=SIN(2*[.A225])" office:value-type="float" office:value="0.98865176285172" calcext:value-type="float">
            <text:p>0.98865176285172</text:p>
          </table:table-cell>
          <table:table-cell table:formula="of:=SIN(3*[.A225])" office:value-type="float" office:value="0.84767784013357" calcext:value-type="float">
            <text:p>0.84767784013357</text:p>
          </table:table-cell>
          <table:table-cell table:formula="of:=SIN(4*[.A225])" office:value-type="float" office:value="0.297041351306832" calcext:value-type="float">
            <text:p>0.29704135130683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SIN([.A226])" office:value-type="float" office:value="0.659384671971473" calcext:value-type="float">
            <text:p>0.659384671971473</text:p>
          </table:table-cell>
          <table:table-cell table:formula="of:=SIN(2*[.A226])" office:value-type="float" office:value="0.991458348191686" calcext:value-type="float">
            <text:p>0.991458348191686</text:p>
          </table:table-cell>
          <table:table-cell table:formula="of:=SIN(3*[.A226])" office:value-type="float" office:value="0.831383460778683" calcext:value-type="float">
            <text:p>0.831383460778683</text:p>
          </table:table-cell>
          <table:table-cell table:formula="of:=SIN(4*[.A226])" office:value-type="float" office:value="0.258619349661111" calcext:value-type="float">
            <text:p>0.25861934966111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SIN([.A227])" office:value-type="float" office:value="0.666869635003698" calcext:value-type="float">
            <text:p>0.666869635003698</text:p>
          </table:table-cell>
          <table:table-cell table:formula="of:=SIN(2*[.A227])" office:value-type="float" office:value="0.993868363411645" calcext:value-type="float">
            <text:p>0.993868363411645</text:p>
          </table:table-cell>
          <table:table-cell table:formula="of:=SIN(3*[.A227])" office:value-type="float" office:value="0.814340892425796" calcext:value-type="float">
            <text:p>0.814340892425796</text:p>
          </table:table-cell>
          <table:table-cell table:formula="of:=SIN(4*[.A227])" office:value-type="float" office:value="0.219783612225117" calcext:value-type="float">
            <text:p>0.21978361222511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SIN([.A228])" office:value-type="float" office:value="0.674287911628145" calcext:value-type="float">
            <text:p>0.674287911628145</text:p>
          </table:table-cell>
          <table:table-cell table:formula="of:=SIN(2*[.A228])" office:value-type="float" office:value="0.99588084453764" calcext:value-type="float">
            <text:p>0.99588084453764</text:p>
          </table:table-cell>
          <table:table-cell table:formula="of:=SIN(3*[.A228])" office:value-type="float" office:value="0.796565472236087" calcext:value-type="float">
            <text:p>0.796565472236087</text:p>
          </table:table-cell>
          <table:table-cell table:formula="of:=SIN(4*[.A228])" office:value-type="float" office:value="0.180596267894233" calcext:value-type="float">
            <text:p>0.18059626789423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SIN([.A229])" office:value-type="float" office:value="0.681638760023334" calcext:value-type="float">
            <text:p>0.681638760023334</text:p>
          </table:table-cell>
          <table:table-cell table:formula="of:=SIN(2*[.A229])" office:value-type="float" office:value="0.997494986604055" calcext:value-type="float">
            <text:p>0.997494986604055</text:p>
          </table:table-cell>
          <table:table-cell table:formula="of:=SIN(3*[.A229])" office:value-type="float" office:value="0.778073196887921" calcext:value-type="float">
            <text:p>0.778073196887921</text:p>
          </table:table-cell>
          <table:table-cell table:formula="of:=SIN(4*[.A229])" office:value-type="float" office:value="0.141120008059867" calcext:value-type="float">
            <text:p>0.14112000805986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SIN([.A230])" office:value-type="float" office:value="0.688921445110551" calcext:value-type="float">
            <text:p>0.688921445110551</text:p>
          </table:table-cell>
          <table:table-cell table:formula="of:=SIN(2*[.A230])" office:value-type="float" office:value="0.998710143975583" calcext:value-type="float">
            <text:p>0.998710143975583</text:p>
          </table:table-cell>
          <table:table-cell table:formula="of:=SIN(3*[.A230])" office:value-type="float" office:value="0.758880708180922" calcext:value-type="float">
            <text:p>0.758880708180922</text:p>
          </table:table-cell>
          <table:table-cell table:formula="of:=SIN(4*[.A230])" office:value-type="float" office:value="0.101417986316602" calcext:value-type="float">
            <text:p>0.10141798631660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SIN([.A231])" office:value-type="float" office:value="0.696135238627357" calcext:value-type="float">
            <text:p>0.696135238627357</text:p>
          </table:table-cell>
          <table:table-cell table:formula="of:=SIN(2*[.A231])" office:value-type="float" office:value="0.999525830605479" calcext:value-type="float">
            <text:p>0.999525830605479</text:p>
          </table:table-cell>
          <table:table-cell table:formula="of:=SIN(3*[.A231])" office:value-type="float" office:value="0.739005278059471" calcext:value-type="float">
            <text:p>0.739005278059471</text:p>
          </table:table-cell>
          <table:table-cell table:formula="of:=SIN(4*[.A231])" office:value-type="float" office:value="0.0615537174299131" calcext:value-type="float">
            <text:p>0.06155371742991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SIN([.A232])" office:value-type="float" office:value="0.70327941920041" calcext:value-type="float">
            <text:p>0.70327941920041</text:p>
          </table:table-cell>
          <table:table-cell table:formula="of:=SIN(2*[.A232])" office:value-type="float" office:value="0.999941720229966" calcext:value-type="float">
            <text:p>0.999941720229966</text:p>
          </table:table-cell>
          <table:table-cell table:formula="of:=SIN(3*[.A232])" office:value-type="float" office:value="0.718464793069126" calcext:value-type="float">
            <text:p>0.718464793069126</text:p>
          </table:table-cell>
          <table:table-cell table:formula="of:=SIN(4*[.A232])" office:value-type="float" office:value="0.021590975726096" calcext:value-type="float">
            <text:p>0.02159097572609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table:formula="of:=SIN([.A233])" office:value-type="float" office:value="0.710353272417608" calcext:value-type="float">
            <text:p>0.710353272417608</text:p>
          </table:table-cell>
          <table:table-cell table:formula="of:=SIN(2*[.A233])" office:value-type="float" office:value="0.99995764649874" calcext:value-type="float">
            <text:p>0.99995764649874</text:p>
          </table:table-cell>
          <table:table-cell table:formula="of:=SIN(3*[.A233])" office:value-type="float" office:value="0.697277738259938" calcext:value-type="float">
            <text:p>0.697277738259938</text:p>
          </table:table-cell>
          <table:table-cell table:formula="of:=SIN(4*[.A233])" office:value-type="float" office:value="-0.0184063069330538" calcext:value-type="float">
            <text:p>-0.01840630693305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[.A234])" office:value-type="float" office:value="0.717356090899523" calcext:value-type="float">
            <text:p>0.717356090899523</text:p>
          </table:table-cell>
          <table:table-cell table:formula="of:=SIN(2*[.A234])" office:value-type="float" office:value="0.999573603041505" calcext:value-type="float">
            <text:p>0.999573603041505</text:p>
          </table:table-cell>
          <table:table-cell table:formula="of:=SIN(3*[.A234])" office:value-type="float" office:value="0.675463180551151" calcext:value-type="float">
            <text:p>0.675463180551151</text:p>
          </table:table-cell>
          <table:table-cell table:formula="of:=SIN(4*[.A234])" office:value-type="float" office:value="-0.0583741434275801" calcext:value-type="float">
            <text:p>-0.0583741434275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SIN([.A235])" office:value-type="float" office:value="0.724287174370143" calcext:value-type="float">
            <text:p>0.724287174370143</text:p>
          </table:table-cell>
          <table:table-cell table:formula="of:=SIN(2*[.A235])" office:value-type="float" office:value="0.998789743470524" calcext:value-type="float">
            <text:p>0.998789743470524</text:p>
          </table:table-cell>
          <table:table-cell table:formula="of:=SIN(3*[.A235])" office:value-type="float" office:value="0.653040751572265" calcext:value-type="float">
            <text:p>0.653040751572265</text:p>
          </table:table-cell>
          <table:table-cell table:formula="of:=SIN(4*[.A235])" office:value-type="float" office:value="-0.0982485937451087" calcext:value-type="float">
            <text:p>-0.09824859374510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SIN([.A236])" office:value-type="float" office:value="0.731145829726896" calcext:value-type="float">
            <text:p>0.731145829726896</text:p>
          </table:table-cell>
          <table:table-cell table:formula="of:=SIN(2*[.A236])" office:value-type="float" office:value="0.997606381319174" calcext:value-type="float">
            <text:p>0.997606381319174</text:p>
          </table:table-cell>
          <table:table-cell table:formula="of:=SIN(3*[.A236])" office:value-type="float" office:value="0.630030629995892" calcext:value-type="float">
            <text:p>0.630030629995892</text:p>
          </table:table-cell>
          <table:table-cell table:formula="of:=SIN(4*[.A236])" office:value-type="float" office:value="-0.137965867271227" calcext:value-type="float">
            <text:p>-0.13796586727122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SIN([.A237])" office:value-type="float" office:value="0.737931371109963" calcext:value-type="float">
            <text:p>0.737931371109963</text:p>
          </table:table-cell>
          <table:table-cell table:formula="of:=SIN(2*[.A237])" office:value-type="float" office:value="0.996023989916537" calcext:value-type="float">
            <text:p>0.996023989916537</text:p>
          </table:table-cell>
          <table:table-cell table:formula="of:=SIN(3*[.A237])" office:value-type="float" office:value="0.606453523378315" calcext:value-type="float">
            <text:p>0.606453523378315</text:p>
          </table:table-cell>
          <table:table-cell table:formula="of:=SIN(4*[.A237])" office:value-type="float" office:value="-0.177462424840861" calcext:value-type="float">
            <text:p>-0.17746242484086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SIN([.A238])" office:value-type="float" office:value="0.744643119970859" calcext:value-type="float">
            <text:p>0.744643119970859</text:p>
          </table:table-cell>
          <table:table-cell table:formula="of:=SIN(2*[.A238])" office:value-type="float" office:value="0.994043202198076" calcext:value-type="float">
            <text:p>0.994043202198076</text:p>
          </table:table-cell>
          <table:table-cell table:formula="of:=SIN(3*[.A238])" office:value-type="float" office:value="0.582330649524082" calcext:value-type="float">
            <text:p>0.582330649524082</text:p>
          </table:table-cell>
          <table:table-cell table:formula="of:=SIN(4*[.A238])" office:value-type="float" office:value="-0.21667508038738" calcext:value-type="float">
            <text:p>-0.2166750803873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SIN([.A239])" office:value-type="float" office:value="0.751280405140293" calcext:value-type="float">
            <text:p>0.751280405140293</text:p>
          </table:table-cell>
          <table:table-cell table:formula="of:=SIN(2*[.A239])" office:value-type="float" office:value="0.991664810452468" calcext:value-type="float">
            <text:p>0.991664810452468</text:p>
          </table:table-cell>
          <table:table-cell table:formula="of:=SIN(3*[.A239])" office:value-type="float" office:value="0.557683717391417" calcext:value-type="float">
            <text:p>0.557683717391417</text:p>
          </table:table-cell>
          <table:table-cell table:formula="of:=SIN(4*[.A239])" office:value-type="float" office:value="-0.255541102026831" calcext:value-type="float">
            <text:p>-0.25554110202683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SIN([.A240])" office:value-type="float" office:value="0.757842562895277" calcext:value-type="float">
            <text:p>0.757842562895277</text:p>
          </table:table-cell>
          <table:table-cell table:formula="of:=SIN(2*[.A240])" office:value-type="float" office:value="0.988889766004701" calcext:value-type="float">
            <text:p>0.988889766004701</text:p>
          </table:table-cell>
          <table:table-cell table:formula="of:=SIN(3*[.A240])" office:value-type="float" office:value="0.532534907555621" calcext:value-type="float">
            <text:p>0.532534907555621</text:p>
          </table:table-cell>
          <table:table-cell table:formula="of:=SIN(4*[.A240])" office:value-type="float" office:value="-0.293998312415568" calcext:value-type="float">
            <text:p>-0.29399831241556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SIN([.A241])" office:value-type="float" office:value="0.764328937025505" calcext:value-type="float">
            <text:p>0.764328937025505</text:p>
          </table:table-cell>
          <table:table-cell table:formula="of:=SIN(2*[.A241])" office:value-type="float" office:value="0.985719178835553" calcext:value-type="float">
            <text:p>0.985719178835553</text:p>
          </table:table-cell>
          <table:table-cell table:formula="of:=SIN(3*[.A241])" office:value-type="float" office:value="0.506906852248053" calcext:value-type="float">
            <text:p>0.506906852248053</text:p>
          </table:table-cell>
          <table:table-cell table:formula="of:=SIN(4*[.A241])" office:value-type="float" office:value="-0.331985188220734" calcext:value-type="float">
            <text:p>-0.33198518822073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SIN([.A242])" office:value-type="float" office:value="0.770738878898969" calcext:value-type="float">
            <text:p>0.770738878898969</text:p>
          </table:table-cell>
          <table:table-cell table:formula="of:=SIN(2*[.A242])" office:value-type="float" office:value="0.982154317137618" calcext:value-type="float">
            <text:p>0.982154317137618</text:p>
          </table:table-cell>
          <table:table-cell table:formula="of:=SIN(3*[.A242])" office:value-type="float" office:value="0.480822614988648" calcext:value-type="float">
            <text:p>0.480822614988648</text:p>
          </table:table-cell>
          <table:table-cell table:formula="of:=SIN(4*[.A242])" office:value-type="float" office:value="-0.369440958544477" calcext:value-type="float">
            <text:p>-0.36944095854447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table:formula="of:=SIN([.A243])" office:value-type="float" office:value="0.777071747526824" calcext:value-type="float">
            <text:p>0.777071747526824</text:p>
          </table:table-cell>
          <table:table-cell table:formula="of:=SIN(2*[.A243])" office:value-type="float" office:value="0.978196606808045" calcext:value-type="float">
            <text:p>0.978196606808045</text:p>
          </table:table-cell>
          <table:table-cell table:formula="of:=SIN(3*[.A243])" office:value-type="float" office:value="0.454305669830306" calcext:value-type="float">
            <text:p>0.454305669830306</text:p>
          </table:table-cell>
          <table:table-cell table:formula="of:=SIN(4*[.A243])" office:value-type="float" office:value="-0.406305702144417" calcext:value-type="float">
            <text:p>-0.4063057021444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[.A244])" office:value-type="float" office:value="0.783326909627483" calcext:value-type="float">
            <text:p>0.783326909627483</text:p>
          </table:table-cell>
          <table:table-cell table:formula="of:=SIN(2*[.A244])" office:value-type="float" office:value="0.973847630878195" calcext:value-type="float">
            <text:p>0.973847630878195</text:p>
          </table:table-cell>
          <table:table-cell table:formula="of:=SIN(3*[.A244])" office:value-type="float" office:value="0.42737988023383" calcext:value-type="float">
            <text:p>0.42737988023383</text:p>
          </table:table-cell>
          <table:table-cell table:formula="of:=SIN(4*[.A244])" office:value-type="float" office:value="-0.442520443294852" calcext:value-type="float">
            <text:p>-0.44252044329485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SIN([.A245])" office:value-type="float" office:value="0.789503739689951" calcext:value-type="float">
            <text:p>0.789503739689951</text:p>
          </table:table-cell>
          <table:table-cell table:formula="of:=SIN(2*[.A245])" office:value-type="float" office:value="0.969109128880456" calcext:value-type="float">
            <text:p>0.969109128880456</text:p>
          </table:table-cell>
          <table:table-cell table:formula="of:=SIN(3*[.A245])" office:value-type="float" office:value="0.400069477592419" calcext:value-type="float">
            <text:p>0.400069477592419</text:p>
          </table:table-cell>
          <table:table-cell table:formula="of:=SIN(4*[.A245])" office:value-type="float" office:value="-0.478027246135343" calcext:value-type="float">
            <text:p>-0.47802724613534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SIN([.A246])" office:value-type="float" office:value="0.795601620036366" calcext:value-type="float">
            <text:p>0.795601620036366</text:p>
          </table:table-cell>
          <table:table-cell table:formula="of:=SIN(2*[.A246])" office:value-type="float" office:value="0.963982996152448" calcext:value-type="float">
            <text:p>0.963982996152448</text:p>
          </table:table-cell>
          <table:table-cell table:formula="of:=SIN(3*[.A246])" office:value-type="float" office:value="0.372399039425055" calcext:value-type="float">
            <text:p>0.372399039425055</text:p>
          </table:table-cell>
          <table:table-cell table:formula="of:=SIN(4*[.A246])" office:value-type="float" office:value="-0.512769307355724" calcext:value-type="float">
            <text:p>-0.51276930735572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SIN([.A247])" office:value-type="float" office:value="0.801619940883777" calcext:value-type="float">
            <text:p>0.801619940883777</text:p>
          </table:table-cell>
          <table:table-cell table:formula="of:=SIN(2*[.A247])" office:value-type="float" office:value="0.958471283078914" calcext:value-type="float">
            <text:p>0.958471283078914</text:p>
          </table:table-cell>
          <table:table-cell table:formula="of:=SIN(3*[.A247])" office:value-type="float" office:value="0.34439346725839" calcext:value-type="float">
            <text:p>0.34439346725839</text:p>
          </table:table-cell>
          <table:table-cell table:formula="of:=SIN(4*[.A247])" office:value-type="float" office:value="-0.546691047069287" calcext:value-type="float">
            <text:p>-0.54669104706928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SIN([.A248])" office:value-type="float" office:value="0.807558100405114" calcext:value-type="float">
            <text:p>0.807558100405114</text:p>
          </table:table-cell>
          <table:table-cell table:formula="of:=SIN(2*[.A248])" office:value-type="float" office:value="0.952576194271595" calcext:value-type="float">
            <text:p>0.952576194271595</text:p>
          </table:table-cell>
          <table:table-cell table:formula="of:=SIN(3*[.A248])" office:value-type="float" office:value="0.316077964217053" calcext:value-type="float">
            <text:p>0.316077964217053</text:p>
          </table:table-cell>
          <table:table-cell table:formula="of:=SIN(4*[.A248])" office:value-type="float" office:value="-0.579738197728743" calcext:value-type="float">
            <text:p>-0.57973819772874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SIN([.A249])" office:value-type="float" office:value="0.813415504789374" calcext:value-type="float">
            <text:p>0.813415504789374</text:p>
          </table:table-cell>
          <table:table-cell table:formula="of:=SIN(2*[.A249])" office:value-type="float" office:value="0.946300087687414" calcext:value-type="float">
            <text:p>0.946300087687414</text:p>
          </table:table-cell>
          <table:table-cell table:formula="of:=SIN(3*[.A249])" office:value-type="float" office:value="0.287478012342544" calcext:value-type="float">
            <text:p>0.287478012342544</text:p>
          </table:table-cell>
          <table:table-cell table:formula="of:=SIN(4*[.A249])" office:value-type="float" office:value="-0.611857890942719" calcext:value-type="float">
            <text:p>-0.61185789094271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SIN([.A250])" office:value-type="float" office:value="0.819191568300998" calcext:value-type="float">
            <text:p>0.819191568300998</text:p>
          </table:table-cell>
          <table:table-cell table:formula="of:=SIN(2*[.A250])" office:value-type="float" office:value="0.939645473685325" calcext:value-type="float">
            <text:p>0.939645473685325</text:p>
          </table:table-cell>
          <table:table-cell table:formula="of:=SIN(3*[.A250])" office:value-type="float" office:value="0.258619349661111" calcext:value-type="float">
            <text:p>0.258619349661111</text:p>
          </table:table-cell>
          <table:table-cell table:formula="of:=SIN(4*[.A250])" office:value-type="float" office:value="-0.642998742053909" calcext:value-type="float">
            <text:p>-0.64299874205390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SIN([.A251])" office:value-type="float" office:value="0.82488571333845" calcext:value-type="float">
            <text:p>0.82488571333845</text:p>
          </table:table-cell>
          <table:table-cell table:formula="of:=SIN(2*[.A251])" office:value-type="float" office:value="0.932615014022201" calcext:value-type="float">
            <text:p>0.932615014022201</text:p>
          </table:table-cell>
          <table:table-cell table:formula="of:=SIN(3*[.A251])" office:value-type="float" office:value="0.229527947021264" calcext:value-type="float">
            <text:p>0.229527947021264</text:p>
          </table:table-cell>
          <table:table-cell table:formula="of:=SIN(4*[.A251])" office:value-type="float" office:value="-0.673110932343562" calcext:value-type="float">
            <text:p>-0.67311093234356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SIN([.A252])" office:value-type="float" office:value="0.83049737049197" calcext:value-type="float">
            <text:p>0.83049737049197</text:p>
          </table:table-cell>
          <table:table-cell table:formula="of:=SIN(2*[.A252])" office:value-type="float" office:value="0.925211520788168" calcext:value-type="float">
            <text:p>0.925211520788168</text:p>
          </table:table-cell>
          <table:table-cell table:formula="of:=SIN(3*[.A252])" office:value-type="float" office:value="0.200229984721771" calcext:value-type="float">
            <text:p>0.200229984721771</text:p>
          </table:table-cell>
          <table:table-cell table:formula="of:=SIN(4*[.A252])" office:value-type="float" office:value="-0.702146288730805" calcext:value-type="float">
            <text:p>-0.70214628873080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SIN([.A253])" office:value-type="float" office:value="0.836025978600521" calcext:value-type="float">
            <text:p>0.836025978600521</text:p>
          </table:table-cell>
          <table:table-cell table:formula="of:=SIN(2*[.A253])" office:value-type="float" office:value="0.91743795528181" calcext:value-type="float">
            <text:p>0.91743795528181</text:p>
          </table:table-cell>
          <table:table-cell table:formula="of:=SIN(3*[.A253])" office:value-type="float" office:value="0.170751828951146" calcext:value-type="float">
            <text:p>0.170751828951146</text:p>
          </table:table-cell>
          <table:table-cell table:formula="of:=SIN(4*[.A253])" office:value-type="float" office:value="-0.7300583608393" calcext:value-type="float">
            <text:p>-0.7300583608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254])" office:value-type="float" office:value="0.841470984807896" calcext:value-type="float">
            <text:p>0.841470984807896</text:p>
          </table:table-cell>
          <table:table-cell table:formula="of:=SIN(2*[.A254])" office:value-type="float" office:value="0.909297426825682" calcext:value-type="float">
            <text:p>0.909297426825682</text:p>
          </table:table-cell>
          <table:table-cell table:formula="of:=SIN(3*[.A254])" office:value-type="float" office:value="0.141120008059867" calcext:value-type="float">
            <text:p>0.141120008059867</text:p>
          </table:table-cell>
          <table:table-cell table:formula="of:=SIN(4*[.A254])" office:value-type="float" office:value="-0.756802495307928" calcext:value-type="float">
            <text:p>-0.75680249530792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SIN([.A255])" office:value-type="float" office:value="0.846831844618015" calcext:value-type="float">
            <text:p>0.846831844618015</text:p>
          </table:table-cell>
          <table:table-cell table:formula="of:=SIN(2*[.A255])" office:value-type="float" office:value="0.900793191522627" calcext:value-type="float">
            <text:p>0.900793191522627</text:p>
          </table:table-cell>
          <table:table-cell table:formula="of:=SIN(3*[.A255])" office:value-type="float" office:value="0.11136118868665" calcext:value-type="float">
            <text:p>0.11136118868665</text:p>
          </table:table-cell>
          <table:table-cell table:formula="of:=SIN(4*[.A255])" office:value-type="float" office:value="-0.782335907226653" calcext:value-type="float">
            <text:p>-0.78233590722665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SIN([.A256])" office:value-type="float" office:value="0.852108021949363" calcext:value-type="float">
            <text:p>0.852108021949363</text:p>
          </table:table-cell>
          <table:table-cell table:formula="of:=SIN(2*[.A256])" office:value-type="float" office:value="0.89192865095338" calcext:value-type="float">
            <text:p>0.89192865095338</text:p>
          </table:table-cell>
          <table:table-cell table:formula="of:=SIN(3*[.A256])" office:value-type="float" office:value="0.0815021517602691" calcext:value-type="float">
            <text:p>0.081502151760269</text:p>
          </table:table-cell>
          <table:table-cell table:formula="of:=SIN(4*[.A256])" office:value-type="float" office:value="-0.806617748583241" calcext:value-type="float">
            <text:p>-0.80661774858324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table:formula="of:=SIN([.A257])" office:value-type="float" office:value="0.857298989188603" calcext:value-type="float">
            <text:p>0.857298989188603</text:p>
          </table:table-cell>
          <table:table-cell table:formula="of:=SIN(2*[.A257])" office:value-type="float" office:value="0.882707350815974" calcext:value-type="float">
            <text:p>0.882707350815974</text:p>
          </table:table-cell>
          <table:table-cell table:formula="of:=SIN(3*[.A257])" office:value-type="float" office:value="0.0515697683985346" calcext:value-type="float">
            <text:p>0.051569768398535</text:p>
          </table:table-cell>
          <table:table-cell table:formula="of:=SIN(4*[.A257])" office:value-type="float" office:value="-0.829609173611371" calcext:value-type="float">
            <text:p>-0.82960917361137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SIN([.A258])" office:value-type="float" office:value="0.862404227243338" calcext:value-type="float">
            <text:p>0.862404227243338</text:p>
          </table:table-cell>
          <table:table-cell table:formula="of:=SIN(2*[.A258])" office:value-type="float" office:value="0.873132979507516" calcext:value-type="float">
            <text:p>0.873132979507516</text:p>
          </table:table-cell>
          <table:table-cell table:formula="of:=SIN(3*[.A258])" office:value-type="float" office:value="0.021590975726096" calcext:value-type="float">
            <text:p>0.021590975726096</text:p>
          </table:table-cell>
          <table:table-cell table:formula="of:=SIN(4*[.A258])" office:value-type="float" office:value="-0.851273400935574" calcext:value-type="float">
            <text:p>-0.85127340093557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SIN([.A259])" office:value-type="float" office:value="0.867423225594017" calcext:value-type="float">
            <text:p>0.867423225594017</text:p>
          </table:table-cell>
          <table:table-cell table:formula="of:=SIN(2*[.A259])" office:value-type="float" office:value="0.863209366648874" calcext:value-type="float">
            <text:p>0.863209366648874</text:p>
          </table:table-cell>
          <table:table-cell table:formula="of:=SIN(3*[.A259])" office:value-type="float" office:value="-0.00840724736714906" calcext:value-type="float">
            <text:p>-0.008407247367149</text:p>
          </table:table-cell>
          <table:table-cell table:formula="of:=SIN(4*[.A259])" office:value-type="float" office:value="-0.871575772413588" calcext:value-type="float">
            <text:p>-0.871575772413588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SIN([.A260])" office:value-type="float" office:value="0.872355482344986" calcext:value-type="float">
            <text:p>0.872355482344986</text:p>
          </table:table-cell>
          <table:table-cell table:formula="of:=SIN(2*[.A260])" office:value-type="float" office:value="0.852940481552876" calcext:value-type="float">
            <text:p>0.852940481552876</text:p>
          </table:table-cell>
          <table:table-cell table:formula="of:=SIN(3*[.A260])" office:value-type="float" office:value="-0.0383979045052354" calcext:value-type="float">
            <text:p>-0.038397904505235</text:p>
          </table:table-cell>
          <table:table-cell table:formula="of:=SIN(4*[.A260])" office:value-type="float" office:value="-0.890483808581988" calcext:value-type="float">
            <text:p>-0.89048380858198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table:formula="of:=SIN([.A261])" office:value-type="float" office:value="0.877200504274682" calcext:value-type="float">
            <text:p>0.877200504274682</text:p>
          </table:table-cell>
          <table:table-cell table:formula="of:=SIN(2*[.A261])" office:value-type="float" office:value="0.842330431636646" calcext:value-type="float">
            <text:p>0.842330431636646</text:p>
          </table:table-cell>
          <table:table-cell table:formula="of:=SIN(3*[.A261])" office:value-type="float" office:value="-0.0683540061210478" calcext:value-type="float">
            <text:p>-0.068354006121048</text:p>
          </table:table-cell>
          <table:table-cell table:formula="of:=SIN(4*[.A261])" office:value-type="float" office:value="-0.907967260616405" calcext:value-type="float">
            <text:p>-0.90796726061640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SIN([.A262])" office:value-type="float" office:value="0.881957806884948" calcext:value-type="float">
            <text:p>0.881957806884948</text:p>
          </table:table-cell>
          <table:table-cell table:formula="of:=SIN(2*[.A262])" office:value-type="float" office:value="0.831383460778683" calcext:value-type="float">
            <text:p>0.831383460778683</text:p>
          </table:table-cell>
          <table:table-cell table:formula="of:=SIN(3*[.A262])" office:value-type="float" office:value="-0.0982485937451087" calcext:value-type="float">
            <text:p>-0.098248593745109</text:p>
          </table:table-cell>
          <table:table-cell table:formula="of:=SIN(4*[.A262])" office:value-type="float" office:value="-0.923998158723188" calcext:value-type="float">
            <text:p>-0.92399815872318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table:formula="of:=SIN([.A263])" office:value-type="float" office:value="0.886626914449487" calcext:value-type="float">
            <text:p>0.886626914449487</text:p>
          </table:table-cell>
          <table:table-cell table:formula="of:=SIN(2*[.A263])" office:value-type="float" office:value="0.820103947621374" calcext:value-type="float">
            <text:p>0.820103947621374</text:p>
          </table:table-cell>
          <table:table-cell table:formula="of:=SIN(3*[.A263])" office:value-type="float" office:value="-0.12805476426638" calcext:value-type="float">
            <text:p>-0.12805476426638</text:p>
          </table:table-cell>
          <table:table-cell table:formula="of:=SIN(4*[.A263])" office:value-type="float" office:value="-0.938550856885108" calcext:value-type="float">
            <text:p>-0.93855085688510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SIN([.A264])" office:value-type="float" office:value="0.891207360061435" calcext:value-type="float">
            <text:p>0.891207360061435</text:p>
          </table:table-cell>
          <table:table-cell table:formula="of:=SIN(2*[.A264])" office:value-type="float" office:value="0.80849640381959" calcext:value-type="float">
            <text:p>0.80849640381959</text:p>
          </table:table-cell>
          <table:table-cell table:formula="of:=SIN(3*[.A264])" office:value-type="float" office:value="-0.157745694143249" calcext:value-type="float">
            <text:p>-0.157745694143249</text:p>
          </table:table-cell>
          <table:table-cell table:formula="of:=SIN(4*[.A264])" office:value-type="float" office:value="-0.951602073889516" calcext:value-type="float">
            <text:p>-0.95160207388951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table:formula="of:=SIN([.A265])" office:value-type="float" office:value="0.895698685680048" calcext:value-type="float">
            <text:p>0.895698685680048</text:p>
          </table:table-cell>
          <table:table-cell table:formula="of:=SIN(2*[.A265])" office:value-type="float" office:value="0.796565472236087" calcext:value-type="float">
            <text:p>0.796565472236087</text:p>
          </table:table-cell>
          <table:table-cell table:formula="of:=SIN(3*[.A265])" office:value-type="float" office:value="-0.187294663542903" calcext:value-type="float">
            <text:p>-0.187294663542903</text:p>
          </table:table-cell>
          <table:table-cell table:formula="of:=SIN(4*[.A265])" office:value-type="float" office:value="-0.963130930573317" calcext:value-type="float">
            <text:p>-0.963130930573317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SIN([.A266])" office:value-type="float" office:value="0.900100442176505" calcext:value-type="float">
            <text:p>0.900100442176505</text:p>
          </table:table-cell>
          <table:table-cell table:formula="of:=SIN(2*[.A266])" office:value-type="float" office:value="0.78431592508442" calcext:value-type="float">
            <text:p>0.78431592508442</text:p>
          </table:table-cell>
          <table:table-cell table:formula="of:=SIN(3*[.A266])" office:value-type="float" office:value="-0.21667508038738" calcext:value-type="float">
            <text:p>-0.21667508038738</text:p>
          </table:table-cell>
          <table:table-cell table:formula="of:=SIN(4*[.A266])" office:value-type="float" office:value="-0.973118983225174" calcext:value-type="float">
            <text:p>-0.97311898322517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table:formula="of:=SIN([.A267])" office:value-type="float" office:value="0.904412189378826" calcext:value-type="float">
            <text:p>0.904412189378826</text:p>
          </table:table-cell>
          <table:table-cell table:formula="of:=SIN(2*[.A267])" office:value-type="float" office:value="0.771752662020126" calcext:value-type="float">
            <text:p>0.771752662020126</text:p>
          </table:table-cell>
          <table:table-cell table:formula="of:=SIN(3*[.A267])" office:value-type="float" office:value="-0.245860504284637" calcext:value-type="float">
            <text:p>-0.245860504284637</text:p>
          </table:table-cell>
          <table:table-cell table:formula="of:=SIN(4*[.A267])" office:value-type="float" office:value="-0.981550253091515" calcext:value-type="float">
            <text:p>-0.98155025309151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SIN([.A268])" office:value-type="float" office:value="0.908633496115883" calcext:value-type="float">
            <text:p>0.908633496115883</text:p>
          </table:table-cell>
          <table:table-cell table:formula="of:=SIN(2*[.A268])" office:value-type="float" office:value="0.758880708180922" calcext:value-type="float">
            <text:p>0.758880708180922</text:p>
          </table:table-cell>
          <table:table-cell table:formula="of:=SIN(3*[.A268])" office:value-type="float" office:value="-0.274824670323124" calcext:value-type="float">
            <text:p>-0.274824670323124</text:p>
          </table:table-cell>
          <table:table-cell table:formula="of:=SIN(4*[.A268])" office:value-type="float" office:value="-0.988411251939131" calcext:value-type="float">
            <text:p>-0.98841125193913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SIN([.A269])" office:value-type="float" office:value="0.912763940260521" calcext:value-type="float">
            <text:p>0.912763940260521</text:p>
          </table:table-cell>
          <table:table-cell table:formula="of:=SIN(2*[.A269])" office:value-type="float" office:value="0.74570521217672" calcext:value-type="float">
            <text:p>0.74570521217672</text:p>
          </table:table-cell>
          <table:table-cell table:formula="of:=SIN(3*[.A269])" office:value-type="float" office:value="-0.303541512708429" calcext:value-type="float">
            <text:p>-0.303541512708429</text:p>
          </table:table-cell>
          <table:table-cell table:formula="of:=SIN(4*[.A269])" office:value-type="float" office:value="-0.993691003633464" calcext:value-type="float">
            <text:p>-0.99369100363346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SIN([.A270])" office:value-type="float" office:value="0.916803108771767" calcext:value-type="float">
            <text:p>0.916803108771767</text:p>
          </table:table-cell>
          <table:table-cell table:formula="of:=SIN(2*[.A270])" office:value-type="float" office:value="0.732231444030251" calcext:value-type="float">
            <text:p>0.732231444030251</text:p>
          </table:table-cell>
          <table:table-cell table:formula="of:=SIN(3*[.A270])" office:value-type="float" office:value="-0.331985188220734" calcext:value-type="float">
            <text:p>-0.331985188220734</text:p>
          </table:table-cell>
          <table:table-cell table:formula="of:=SIN(4*[.A270])" office:value-type="float" office:value="-0.997381061698093" calcext:value-type="float">
            <text:p>-0.99738106169809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SIN([.A271])" office:value-type="float" office:value="0.920750597736136" calcext:value-type="float">
            <text:p>0.920750597736136</text:p>
          </table:table-cell>
          <table:table-cell table:formula="of:=SIN(2*[.A271])" office:value-type="float" office:value="0.718464793069126" calcext:value-type="float">
            <text:p>0.718464793069126</text:p>
          </table:table-cell>
          <table:table-cell table:formula="of:=SIN(3*[.A271])" office:value-type="float" office:value="-0.360130099471968" calcext:value-type="float">
            <text:p>-0.360130099471968</text:p>
          </table:table-cell>
          <table:table-cell table:formula="of:=SIN(4*[.A271])" office:value-type="float" office:value="-0.999475522827284" calcext:value-type="float">
            <text:p>-0.99947552282728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SIN([.A272])" office:value-type="float" office:value="0.92460601240802" calcext:value-type="float">
            <text:p>0.92460601240802</text:p>
          </table:table-cell>
          <table:table-cell table:formula="of:=SIN(2*[.A272])" office:value-type="float" office:value="0.704410765770176" calcext:value-type="float">
            <text:p>0.704410765770176</text:p>
          </table:table-cell>
          <table:table-cell table:formula="of:=SIN(3*[.A272])" office:value-type="float" office:value="-0.38795091794173" calcext:value-type="float">
            <text:p>-0.38795091794173</text:p>
          </table:table-cell>
          <table:table-cell table:formula="of:=SIN(4*[.A272])" office:value-type="float" office:value="-0.999971036330024" calcext:value-type="float">
            <text:p>-0.99997103633002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table:formula="of:=SIN([.A273])" office:value-type="float" office:value="0.928368967249167" calcext:value-type="float">
            <text:p>0.928368967249167</text:p>
          </table:table-cell>
          <table:table-cell table:formula="of:=SIN(2*[.A273])" office:value-type="float" office:value="0.690074983556936" calcext:value-type="float">
            <text:p>0.690074983556936</text:p>
          </table:table-cell>
          <table:table-cell table:formula="of:=SIN(3*[.A273])" office:value-type="float" office:value="-0.415422606771246" calcext:value-type="float">
            <text:p>-0.415422606771246</text:p>
          </table:table-cell>
          <table:table-cell table:formula="of:=SIN(4*[.A273])" office:value-type="float" office:value="-0.998866809490414" calcext:value-type="float">
            <text:p>-0.99886680949041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[.A274])" office:value-type="float" office:value="0.932039085967226" calcext:value-type="float">
            <text:p>0.932039085967226</text:p>
          </table:table-cell>
          <table:table-cell table:formula="of:=SIN(2*[.A274])" office:value-type="float" office:value="0.675463180551151" calcext:value-type="float">
            <text:p>0.675463180551151</text:p>
          </table:table-cell>
          <table:table-cell table:formula="of:=SIN(3*[.A274])" office:value-type="float" office:value="-0.442520443294852" calcext:value-type="float">
            <text:p>-0.442520443294852</text:p>
          </table:table-cell>
          <table:table-cell table:formula="of:=SIN(4*[.A274])" office:value-type="float" office:value="-0.996164608835841" calcext:value-type="float">
            <text:p>-0.99616460883584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table:formula="of:=SIN([.A275])" office:value-type="float" office:value="0.935616001553386" calcext:value-type="float">
            <text:p>0.935616001553386</text:p>
          </table:table-cell>
          <table:table-cell table:formula="of:=SIN(2*[.A275])" office:value-type="float" office:value="0.660581201279201" calcext:value-type="float">
            <text:p>0.660581201279201</text:p>
          </table:table-cell>
          <table:table-cell table:formula="of:=SIN(3*[.A275])" office:value-type="float" office:value="-0.469220041288727" calcext:value-type="float">
            <text:p>-0.469220041288727</text:p>
          </table:table-cell>
          <table:table-cell table:formula="of:=SIN(4*[.A275])" office:value-type="float" office:value="-0.991868757310913" calcext:value-type="float">
            <text:p>-0.991868757310913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SIN([.A276])" office:value-type="float" office:value="0.939099356319068" calcext:value-type="float">
            <text:p>0.939099356319068</text:p>
          </table:table-cell>
          <table:table-cell table:formula="of:=SIN(2*[.A276])" office:value-type="float" office:value="0.645434998334371" calcext:value-type="float">
            <text:p>0.645434998334371</text:p>
          </table:table-cell>
          <table:table-cell table:formula="of:=SIN(3*[.A276])" office:value-type="float" office:value="-0.495497372916845" calcext:value-type="float">
            <text:p>-0.495497372916845</text:p>
          </table:table-cell>
          <table:table-cell table:formula="of:=SIN(4*[.A276])" office:value-type="float" office:value="-0.98598612736167" calcext:value-type="float">
            <text:p>-0.9859861273616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table:formula="of:=SIN([.A277])" office:value-type="float" office:value="0.942488801931697" calcext:value-type="float">
            <text:p>0.942488801931697</text:p>
          </table:table-cell>
          <table:table-cell table:formula="of:=SIN(2*[.A277])" office:value-type="float" office:value="0.630030629995892" calcext:value-type="float">
            <text:p>0.630030629995892</text:p>
          </table:table-cell>
          <table:table-cell table:formula="of:=SIN(3*[.A277])" office:value-type="float" office:value="-0.521328790354407" calcext:value-type="float">
            <text:p>-0.521328790354407</text:p>
          </table:table-cell>
          <table:table-cell table:formula="of:=SIN(4*[.A277])" office:value-type="float" office:value="-0.978526129941139" calcext:value-type="float">
            <text:p>-0.97852612994113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SIN([.A278])" office:value-type="float" office:value="0.945783999449539" calcext:value-type="float">
            <text:p>0.945783999449539</text:p>
          </table:table-cell>
          <table:table-cell table:formula="of:=SIN(2*[.A278])" office:value-type="float" office:value="0.614374257805712" calcext:value-type="float">
            <text:p>0.614374257805712</text:p>
          </table:table-cell>
          <table:table-cell table:formula="of:=SIN(3*[.A278])" office:value-type="float" office:value="-0.546691047069287" calcext:value-type="float">
            <text:p>-0.546691047069287</text:p>
          </table:table-cell>
          <table:table-cell table:formula="of:=SIN(4*[.A278])" office:value-type="float" office:value="-0.969500699453809" calcext:value-type="float">
            <text:p>-0.96950069945380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SIN([.A279])" office:value-type="float" office:value="0.948984619355586" calcext:value-type="float">
            <text:p>0.948984619355586</text:p>
          </table:table-cell>
          <table:table-cell table:formula="of:=SIN(2*[.A279])" office:value-type="float" office:value="0.598472144103957" calcext:value-type="float">
            <text:p>0.598472144103957</text:p>
          </table:table-cell>
          <table:table-cell table:formula="of:=SIN(3*[.A279])" office:value-type="float" office:value="-0.571561318742344" calcext:value-type="float">
            <text:p>-0.571561318742344</text:p>
          </table:table-cell>
          <table:table-cell table:formula="of:=SIN(4*[.A279])" office:value-type="float" office:value="-0.958924274663139" calcext:value-type="float">
            <text:p>-0.95892427466313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SIN([.A280])" office:value-type="float" office:value="0.952090341590516" calcext:value-type="float">
            <text:p>0.952090341590516</text:p>
          </table:table-cell>
          <table:table-cell table:formula="of:=SIN(2*[.A280])" office:value-type="float" office:value="0.582330649524082" calcext:value-type="float">
            <text:p>0.582330649524082</text:p>
          </table:table-cell>
          <table:table-cell table:formula="of:=SIN(3*[.A280])" office:value-type="float" office:value="-0.595917223807764" calcext:value-type="float">
            <text:p>-0.595917223807764</text:p>
          </table:table-cell>
          <table:table-cell table:formula="of:=SIN(4*[.A280])" office:value-type="float" office:value="-0.946813775592609" calcext:value-type="float">
            <text:p>-0.94681377559260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table:formula="of:=SIN([.A281])" office:value-type="float" office:value="0.955100855584692" calcext:value-type="float">
            <text:p>0.955100855584692</text:p>
          </table:table-cell>
          <table:table-cell table:formula="of:=SIN(2*[.A281])" office:value-type="float" office:value="0.565956230448703" calcext:value-type="float">
            <text:p>0.565956230448703</text:p>
          </table:table-cell>
          <table:table-cell table:formula="of:=SIN(3*[.A281])" office:value-type="float" office:value="-0.619736843594963" calcext:value-type="float">
            <text:p>-0.619736843594963</text:p>
          </table:table-cell>
          <table:table-cell table:formula="of:=SIN(4*[.A281])" office:value-type="float" office:value="-0.933188576457298" calcext:value-type="float">
            <text:p>-0.93318857645729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SIN([.A282])" office:value-type="float" office:value="0.958015860289225" calcext:value-type="float">
            <text:p>0.958015860289225</text:p>
          </table:table-cell>
          <table:table-cell table:formula="of:=SIN(2*[.A282])" office:value-type="float" office:value="0.549355436427127" calcext:value-type="float">
            <text:p>0.549355436427127</text:p>
          </table:table-cell>
          <table:table-cell table:formula="of:=SIN(3*[.A282])" office:value-type="float" office:value="-0.642998742053909" calcext:value-type="float">
            <text:p>-0.642998742053909</text:p>
          </table:table-cell>
          <table:table-cell table:formula="of:=SIN(4*[.A282])" office:value-type="float" office:value="-0.918070474669267" calcext:value-type="float">
            <text:p>-0.91807047466926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table:formula="of:=SIN([.A283])" office:value-type="float" office:value="0.960835064206073" calcext:value-type="float">
            <text:p>0.960835064206073</text:p>
          </table:table-cell>
          <table:table-cell table:formula="of:=SIN(2*[.A283])" office:value-type="float" office:value="0.532534907555621" calcext:value-type="float">
            <text:p>0.532534907555621</text:p>
          </table:table-cell>
          <table:table-cell table:formula="of:=SIN(3*[.A283])" office:value-type="float" office:value="-0.665681985046119" calcext:value-type="float">
            <text:p>-0.665681985046119</text:p>
          </table:table-cell>
          <table:table-cell table:formula="of:=SIN(4*[.A283])" office:value-type="float" office:value="-0.901483655966355" calcext:value-type="float">
            <text:p>-0.90148365596635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SIN([.A284])" office:value-type="float" office:value="0.963558185417193" calcext:value-type="float">
            <text:p>0.963558185417193</text:p>
          </table:table-cell>
          <table:table-cell table:formula="of:=SIN(2*[.A284])" office:value-type="float" office:value="0.515501371821464" calcext:value-type="float">
            <text:p>0.515501371821464</text:p>
          </table:table-cell>
          <table:table-cell table:formula="of:=SIN(3*[.A284])" office:value-type="float" office:value="-0.687766159183974" calcext:value-type="float">
            <text:p>-0.687766159183974</text:p>
          </table:table-cell>
          <table:table-cell table:formula="of:=SIN(4*[.A284])" office:value-type="float" office:value="-0.883454655720153" calcext:value-type="float">
            <text:p>-0.883454655720153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table:formula="of:=SIN([.A285])" office:value-type="float" office:value="0.966184951612734" calcext:value-type="float">
            <text:p>0.966184951612734</text:p>
          </table:table-cell>
          <table:table-cell table:formula="of:=SIN(2*[.A285])" office:value-type="float" office:value="0.498261642411839" calcext:value-type="float">
            <text:p>0.498261642411839</text:p>
          </table:table-cell>
          <table:table-cell table:formula="of:=SIN(3*[.A285])" office:value-type="float" office:value="-0.709231390201386" calcext:value-type="float">
            <text:p>-0.709231390201386</text:p>
          </table:table-cell>
          <table:table-cell table:formula="of:=SIN(4*[.A285])" office:value-type="float" office:value="-0.864012316485074" calcext:value-type="float">
            <text:p>-0.86401231648507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formula="of:=SIN([.A286])" office:value-type="float" office:value="0.968715100118265" calcext:value-type="float">
            <text:p>0.968715100118265</text:p>
          </table:table-cell>
          <table:table-cell table:formula="of:=SIN(2*[.A286])" office:value-type="float" office:value="0.480822614988648" calcext:value-type="float">
            <text:p>0.480822614988648</text:p>
          </table:table-cell>
          <table:table-cell table:formula="of:=SIN(3*[.A286])" office:value-type="float" office:value="-0.7300583608393" calcext:value-type="float">
            <text:p>-0.7300583608393</text:p>
          </table:table-cell>
          <table:table-cell table:formula="of:=SIN(4*[.A286])" office:value-type="float" office:value="-0.843187741856417" calcext:value-type="float">
            <text:p>-0.84318774185641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table:formula="of:=SIN([.A287])" office:value-type="float" office:value="0.971148377921045" calcext:value-type="float">
            <text:p>0.971148377921045</text:p>
          </table:table-cell>
          <table:table-cell table:formula="of:=SIN(2*[.A287])" office:value-type="float" office:value="0.463191264930345" calcext:value-type="float">
            <text:p>0.463191264930345</text:p>
          </table:table-cell>
          <table:table-cell table:formula="of:=SIN(3*[.A287])" office:value-type="float" office:value="-0.750228328229919" calcext:value-type="float">
            <text:p>-0.750228328229919</text:p>
          </table:table-cell>
          <table:table-cell table:formula="of:=SIN(4*[.A287])" office:value-type="float" office:value="-0.821014246711247" calcext:value-type="float">
            <text:p>-0.821014246711247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table:formula="of:=SIN([.A288])" office:value-type="float" office:value="0.973484541695319" calcext:value-type="float">
            <text:p>0.973484541695319</text:p>
          </table:table-cell>
          <table:table-cell table:formula="of:=SIN(2*[.A288])" office:value-type="float" office:value="0.445374644541871" calcext:value-type="float">
            <text:p>0.445374644541871</text:p>
          </table:table-cell>
          <table:table-cell table:formula="of:=SIN(3*[.A288])" office:value-type="float" office:value="-0.769723140764024" calcext:value-type="float">
            <text:p>-0.769723140764024</text:p>
          </table:table-cell>
          <table:table-cell table:formula="of:=SIN(4*[.A288])" office:value-type="float" office:value="-0.797527303911704" calcext:value-type="float">
            <text:p>-0.79752730391170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SIN([.A289])" office:value-type="float" office:value="0.975723357826659" calcext:value-type="float">
            <text:p>0.975723357826659</text:p>
          </table:table-cell>
          <table:table-cell table:formula="of:=SIN(2*[.A289])" office:value-type="float" office:value="0.42737988023383" calcext:value-type="float">
            <text:p>0.42737988023383</text:p>
          </table:table-cell>
          <table:table-cell table:formula="of:=SIN(3*[.A289])" office:value-type="float" office:value="-0.788525254426196" calcext:value-type="float">
            <text:p>-0.788525254426196</text:p>
          </table:table-cell>
          <table:table-cell table:formula="of:=SIN(4*[.A289])" office:value-type="float" office:value="-0.772764487555987" calcext:value-type="float">
            <text:p>-0.77276448755598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table:formula="of:=SIN([.A290])" office:value-type="float" office:value="0.977864602435316" calcext:value-type="float">
            <text:p>0.977864602435316</text:p>
          </table:table-cell>
          <table:table-cell table:formula="of:=SIN(2*[.A290])" office:value-type="float" office:value="0.409214169672018" calcext:value-type="float">
            <text:p>0.409214169672018</text:p>
          </table:table-cell>
          <table:table-cell table:formula="of:=SIN(3*[.A290])" office:value-type="float" office:value="-0.806617748583241" calcext:value-type="float">
            <text:p>-0.806617748583241</text:p>
          </table:table-cell>
          <table:table-cell table:formula="of:=SIN(4*[.A290])" office:value-type="float" office:value="-0.746765412867813" calcext:value-type="float">
            <text:p>-0.74676541286781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table:formula="of:=SIN([.A291])" office:value-type="float" office:value="0.979908061398614" calcext:value-type="float">
            <text:p>0.979908061398614</text:p>
          </table:table-cell>
          <table:table-cell table:formula="of:=SIN(2*[.A291])" office:value-type="float" office:value="0.390884778898452" calcext:value-type="float">
            <text:p>0.390884778898452</text:p>
          </table:table-cell>
          <table:table-cell table:formula="of:=SIN(3*[.A291])" office:value-type="float" office:value="-0.823984341211626" calcext:value-type="float">
            <text:p>-0.823984341211626</text:p>
          </table:table-cell>
          <table:table-cell table:formula="of:=SIN(4*[.A291])" office:value-type="float" office:value="-0.719571672820508" calcext:value-type="float">
            <text:p>-0.71957167282050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table:formula="of:=SIN([.A292])" office:value-type="float" office:value="0.98185353037236" calcext:value-type="float">
            <text:p>0.98185353037236</text:p>
          </table:table-cell>
          <table:table-cell table:formula="of:=SIN(2*[.A292])" office:value-type="float" office:value="0.372399039425056" calcext:value-type="float">
            <text:p>0.372399039425056</text:p>
          </table:table-cell>
          <table:table-cell table:formula="of:=SIN(3*[.A292])" office:value-type="float" office:value="-0.840609403550194" calcext:value-type="float">
            <text:p>-0.840609403550194</text:p>
          </table:table-cell>
          <table:table-cell table:formula="of:=SIN(4*[.A292])" office:value-type="float" office:value="-0.691226771597127" calcext:value-type="float">
            <text:p>-0.691226771597127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table:formula="of:=SIN([.A293])" office:value-type="float" office:value="0.983700814811277" calcext:value-type="float">
            <text:p>0.983700814811277</text:p>
          </table:table-cell>
          <table:table-cell table:formula="of:=SIN(2*[.A293])" office:value-type="float" office:value="0.353764345301143" calcext:value-type="float">
            <text:p>0.353764345301143</text:p>
          </table:table-cell>
          <table:table-cell table:formula="of:=SIN(3*[.A293])" office:value-type="float" office:value="-0.856477974165001" calcext:value-type="float">
            <text:p>-0.856477974165001</text:p>
          </table:table-cell>
          <table:table-cell table:formula="of:=SIN(4*[.A293])" office:value-type="float" office:value="-0.661776054993037" calcext:value-type="float">
            <text:p>-0.66177605499303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SIN([.A294])" office:value-type="float" office:value="0.98544972998846" calcext:value-type="float">
            <text:p>0.98544972998846</text:p>
          </table:table-cell>
          <table:table-cell table:formula="of:=SIN(2*[.A294])" office:value-type="float" office:value="0.334988150155905" calcext:value-type="float">
            <text:p>0.334988150155905</text:p>
          </table:table-cell>
          <table:table-cell table:formula="of:=SIN(3*[.A294])" office:value-type="float" office:value="-0.871575772413588" calcext:value-type="float">
            <text:p>-0.871575772413588</text:p>
          </table:table-cell>
          <table:table-cell table:formula="of:=SIN(4*[.A294])" office:value-type="float" office:value="-0.631266637872322" calcext:value-type="float">
            <text:p>-0.63126663787232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table:formula="of:=SIN([.A295])" office:value-type="float" office:value="0.98710010101385" calcext:value-type="float">
            <text:p>0.98710010101385</text:p>
          </table:table-cell>
          <table:table-cell table:formula="of:=SIN(2*[.A295])" office:value-type="float" office:value="0.316077964217053" calcext:value-type="float">
            <text:p>0.316077964217053</text:p>
          </table:table-cell>
          <table:table-cell table:formula="of:=SIN(3*[.A295])" office:value-type="float" office:value="-0.885889211296603" calcext:value-type="float">
            <text:p>-0.885889211296603</text:p>
          </table:table-cell>
          <table:table-cell table:formula="of:=SIN(4*[.A295])" office:value-type="float" office:value="-0.599747328794043" calcext:value-type="float">
            <text:p>-0.59974732879404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table:formula="of:=SIN([.A296])" office:value-type="float" office:value="0.98865176285172" calcext:value-type="float">
            <text:p>0.98865176285172</text:p>
          </table:table-cell>
          <table:table-cell table:formula="of:=SIN(2*[.A296])" office:value-type="float" office:value="0.297041351306832" calcext:value-type="float">
            <text:p>0.297041351306832</text:p>
          </table:table-cell>
          <table:table-cell table:formula="of:=SIN(3*[.A296])" office:value-type="float" office:value="-0.899405409685178" calcext:value-type="float">
            <text:p>-0.899405409685178</text:p>
          </table:table-cell>
          <table:table-cell table:formula="of:=SIN(4*[.A296])" office:value-type="float" office:value="-0.567268551928969" calcext:value-type="float">
            <text:p>-0.567268551928969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table:formula="of:=SIN([.A297])" office:value-type="float" office:value="0.990104560337178" calcext:value-type="float">
            <text:p>0.990104560337178</text:p>
          </table:table-cell>
          <table:table-cell table:formula="of:=SIN(2*[.A297])" office:value-type="float" office:value="0.277885925816587" calcext:value-type="float">
            <text:p>0.277885925816587</text:p>
          </table:table-cell>
          <table:table-cell table:formula="of:=SIN(3*[.A297])" office:value-type="float" office:value="-0.91211220391308" calcext:value-type="float">
            <text:p>-0.91211220391308</text:p>
          </table:table-cell>
          <table:table-cell table:formula="of:=SIN(4*[.A297])" office:value-type="float" office:value="-0.533882266391644" calcext:value-type="float">
            <text:p>-0.53388226639164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formula="of:=SIN([.A298])" office:value-type="float" office:value="0.991458348191686" calcext:value-type="float">
            <text:p>0.991458348191686</text:p>
          </table:table-cell>
          <table:table-cell table:formula="of:=SIN(2*[.A298])" office:value-type="float" office:value="0.258619349661111" calcext:value-type="float">
            <text:p>0.258619349661111</text:p>
          </table:table-cell>
          <table:table-cell table:formula="of:=SIN(3*[.A298])" office:value-type="float" office:value="-0.923998158723188" calcext:value-type="float">
            <text:p>-0.923998158723188</text:p>
          </table:table-cell>
          <table:table-cell table:formula="of:=SIN(4*[.A298])" office:value-type="float" office:value="-0.499641883116902" calcext:value-type="float">
            <text:p>-0.49964188311690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SIN([.A299])" office:value-type="float" office:value="0.992712991037588" calcext:value-type="float">
            <text:p>0.992712991037588</text:p>
          </table:table-cell>
          <table:table-cell table:formula="of:=SIN(2*[.A299])" office:value-type="float" office:value="0.239249329213982" calcext:value-type="float">
            <text:p>0.239249329213982</text:p>
          </table:table-cell>
          <table:table-cell table:formula="of:=SIN(3*[.A299])" office:value-type="float" office:value="-0.935052577558449" calcext:value-type="float">
            <text:p>-0.935052577558449</text:p>
          </table:table-cell>
          <table:table-cell table:formula="of:=SIN(4*[.A299])" office:value-type="float" office:value="-0.464602179413757" calcext:value-type="float">
            <text:p>-0.46460217941375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table:formula="of:=SIN([.A300])" office:value-type="float" office:value="0.993868363411645" calcext:value-type="float">
            <text:p>0.993868363411645</text:p>
          </table:table-cell>
          <table:table-cell table:formula="of:=SIN(2*[.A300])" office:value-type="float" office:value="0.219783612225117" calcext:value-type="float">
            <text:p>0.219783612225117</text:p>
          </table:table-cell>
          <table:table-cell table:formula="of:=SIN(3*[.A300])" office:value-type="float" office:value="-0.945265512188063" calcext:value-type="float">
            <text:p>-0.945265512188063</text:p>
          </table:table-cell>
          <table:table-cell table:formula="of:=SIN(4*[.A300])" office:value-type="float" office:value="-0.428819211333396" calcext:value-type="float">
            <text:p>-0.42881921133339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table:formula="of:=SIN([.A301])" office:value-type="float" office:value="0.994924349777581" calcext:value-type="float">
            <text:p>0.994924349777581</text:p>
          </table:table-cell>
          <table:table-cell table:formula="of:=SIN(2*[.A301])" office:value-type="float" office:value="0.200229984721771" calcext:value-type="float">
            <text:p>0.200229984721771</text:p>
          </table:table-cell>
          <table:table-cell table:formula="of:=SIN(3*[.A301])" office:value-type="float" office:value="-0.954627771660216" calcext:value-type="float">
            <text:p>-0.954627771660216</text:p>
          </table:table-cell>
          <table:table-cell table:formula="of:=SIN(4*[.A301])" office:value-type="float" office:value="-0.392350223991454" calcext:value-type="float">
            <text:p>-0.39235022399145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table:formula="of:=SIN([.A302])" office:value-type="float" office:value="0.99588084453764" calcext:value-type="float">
            <text:p>0.99588084453764</text:p>
          </table:table-cell>
          <table:table-cell table:formula="of:=SIN(2*[.A302])" office:value-type="float" office:value="0.180596267894233" calcext:value-type="float">
            <text:p>0.180596267894233</text:p>
          </table:table-cell>
          <table:table-cell table:formula="of:=SIN(3*[.A302])" office:value-type="float" office:value="-0.963130930573316" calcext:value-type="float">
            <text:p>-0.963130930573316</text:p>
          </table:table-cell>
          <table:table-cell table:formula="of:=SIN(4*[.A302])" office:value-type="float" office:value="-0.355253559988043" calcext:value-type="float">
            <text:p>-0.35525355998804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table:formula="of:=SIN([.A303])" office:value-type="float" office:value="0.996737752043143" calcext:value-type="float">
            <text:p>0.996737752043143</text:p>
          </table:table-cell>
          <table:table-cell table:formula="of:=SIN(2*[.A303])" office:value-type="float" office:value="0.160890314967456" calcext:value-type="float">
            <text:p>0.160890314967456</text:p>
          </table:table-cell>
          <table:table-cell table:formula="of:=SIN(3*[.A303])" office:value-type="float" office:value="-0.970767336658288" calcext:value-type="float">
            <text:p>-0.970767336658288</text:p>
          </table:table-cell>
          <table:table-cell table:formula="of:=SIN(4*[.A303])" office:value-type="float" office:value="-0.317588566072035" calcext:value-type="float">
            <text:p>-0.31758856607203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[.A304])" office:value-type="float" office:value="0.997494986604055" calcext:value-type="float">
            <text:p>0.997494986604055</text:p>
          </table:table-cell>
          <table:table-cell table:formula="of:=SIN(2*[.A304])" office:value-type="float" office:value="0.141120008059867" calcext:value-type="float">
            <text:p>0.141120008059867</text:p>
          </table:table-cell>
          <table:table-cell table:formula="of:=SIN(3*[.A304])" office:value-type="float" office:value="-0.977530117665097" calcext:value-type="float">
            <text:p>-0.977530117665097</text:p>
          </table:table-cell>
          <table:table-cell table:formula="of:=SIN(4*[.A304])" office:value-type="float" office:value="-0.279415498198926" calcext:value-type="float">
            <text:p>-0.279415498198926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table:formula="of:=SIN([.A305])" office:value-type="float" office:value="0.998152472497548" calcext:value-type="float">
            <text:p>0.998152472497548</text:p>
          </table:table-cell>
          <table:table-cell table:formula="of:=SIN(2*[.A305])" office:value-type="float" office:value="0.12129325503063" calcext:value-type="float">
            <text:p>0.12129325503063</text:p>
          </table:table-cell>
          <table:table-cell table:formula="of:=SIN(3*[.A305])" office:value-type="float" office:value="-0.983413187547311" calcext:value-type="float">
            <text:p>-0.983413187547311</text:p>
          </table:table-cell>
          <table:table-cell table:formula="of:=SIN(4*[.A305])" office:value-type="float" office:value="-0.240795425134159" calcext:value-type="float">
            <text:p>-0.24079542513415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table:formula="of:=SIN([.A306])" office:value-type="float" office:value="0.998710143975583" calcext:value-type="float">
            <text:p>0.998710143975583</text:p>
          </table:table-cell>
          <table:table-cell table:formula="of:=SIN(2*[.A306])" office:value-type="float" office:value="0.101417986316602" calcext:value-type="float">
            <text:p>0.101417986316602</text:p>
          </table:table-cell>
          <table:table-cell table:formula="of:=SIN(3*[.A306])" office:value-type="float" office:value="-0.988411251939131" calcext:value-type="float">
            <text:p>-0.988411251939131</text:p>
          </table:table-cell>
          <table:table-cell table:formula="of:=SIN(4*[.A306])" office:value-type="float" office:value="-0.201790130756129" calcext:value-type="float">
            <text:p>-0.201790130756129</text:p>
          </table:table-cell>
        </table:table-row>
      </table:table>
      <table:named-expressions/>
      <table:database-ranges>
        <table:database-range table:name="__Anonymous_Sheet_DB__0" table:target-range-address="Sheet1.A2:Sheet1.B30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0:25:10.660627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2:40:08.877551817</meta:creation-date>
    <dc:date>2021-03-02T10:35:39.276943464</dc:date>
    <meta:editing-duration>PT35S</meta:editing-duration>
    <meta:editing-cycles>2</meta:editing-cycles>
    <meta:generator>LibreOffice/6.4.6.2$Linux_X86_64 LibreOffice_project/40$Build-2</meta:generator>
    <meta:document-statistic meta:table-count="1" meta:cell-count="15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6" chart:maximum="1.5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Plot in excel </text:p>
        </chart:title>
        <chart:legend chart:legend-position="end" svg:x="13.624cm" svg:y="3.454cm" style:legend-expansion="high" chart:style-name="ch3"/>
        <chart:plot-area chart:style-name="ch4" table:cell-range-address="Sheet1.A1:Sheet1.E306" chart:data-source-has-labels="row" svg:x="1.331cm" svg:y="1.275cm" svg:width="11.973cm" svg:height="6.564cm">
          <chartooo:coordinate-region svg:x="1.716cm" svg:y="1.474cm" svg:width="11.588cm" svg:height="6.166cm"/>
          <chart:axis chart:dimension="x" chart:name="primary-x" chart:style-name="ch5">
            <chart:title svg:x="7.18cm" svg:y="8.019cm" chart:style-name="ch6">
              <text:p>x</text:p>
            </chart:title>
            <chart:grid chart:style-name="ch7" chart:class="major"/>
          </chart:axis>
          <chart:axis chart:dimension="y" chart:name="primary-y" chart:style-name="ch8">
            <chart:title svg:x="0.451cm" svg:y="4.839cm" chart:style-name="ch9">
              <text:p>f(x)</text:p>
            </chart:title>
            <chart:grid chart:style-name="ch7" chart:class="major"/>
          </chart:axis>
          <chart:series chart:style-name="ch10" chart:values-cell-range-address="Sheet1.B2:Sheet1.B306" chart:label-cell-address="Sheet1.B1:Sheet1.B1" chart:class="chart:scatter">
            <chart:domain table:cell-range-address="Sheet1.A2:Sheet1.A306"/>
            <chart:data-point chart:repeated="305"/>
          </chart:series>
          <chart:series chart:style-name="ch11" chart:values-cell-range-address="Sheet1.C2:Sheet1.C306" chart:label-cell-address="Sheet1.C1:Sheet1.C1" chart:class="chart:scatter">
            <chart:data-point chart:repeated="305"/>
          </chart:series>
          <chart:series chart:style-name="ch12" chart:values-cell-range-address="Sheet1.D2:Sheet1.D306" chart:label-cell-address="Sheet1.D1:Sheet1.D1" chart:class="chart:scatter">
            <chart:data-point chart:repeated="305"/>
          </chart:series>
          <chart:series chart:style-name="ch13" chart:values-cell-range-address="Sheet1.E2:Sheet1.E306" chart:label-cell-address="Sheet1.E1:Sheet1.E1" chart:class="chart:scatter">
            <chart:data-point chart:repeated="30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(x)</text:p>
                <draw:g>
                  <svg:desc>Sheet1.B1:Sheet1.B1</svg:desc>
                </draw:g>
              </table:table-cell>
              <table:table-cell office:value-type="string">
                <text:p>sin(2x)</text:p>
                <draw:g>
                  <svg:desc>Sheet1.C1:Sheet1.C1</svg:desc>
                </draw:g>
              </table:table-cell>
              <table:table-cell office:value-type="string">
                <text:p>sin(3x)</text:p>
                <draw:g>
                  <svg:desc>Sheet1.D1:Sheet1.D1</svg:desc>
                </draw:g>
              </table:table-cell>
              <table:table-cell office:value-type="string">
                <text:p>sin(4x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2">
                <text:p>-1.52</text:p>
                <draw:g>
                  <svg:desc>Sheet1.A2:Sheet1.A306</svg:desc>
                </draw:g>
              </table:table-cell>
              <table:table-cell office:value-type="float" office:value="-0.998710143975583">
                <text:p>-0.998710143975583</text:p>
                <draw:g>
                  <svg:desc>Sheet1.B2:Sheet1.B306</svg:desc>
                </draw:g>
              </table:table-cell>
              <table:table-cell office:value-type="float" office:value="-0.101417986316602">
                <text:p>-0.101417986316602</text:p>
                <draw:g>
                  <svg:desc>Sheet1.C2:Sheet1.C306</svg:desc>
                </draw:g>
              </table:table-cell>
              <table:table-cell office:value-type="float" office:value="0.988411251939131">
                <text:p>0.988411251939131</text:p>
                <draw:g>
                  <svg:desc>Sheet1.D2:Sheet1.D306</svg:desc>
                </draw:g>
              </table:table-cell>
              <table:table-cell office:value-type="float" office:value="0.201790130756129">
                <text:p>0.201790130756129</text:p>
                <draw:g>
                  <svg:desc>Sheet1.E2:Sheet1.E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1">
                <text:p>-1.51</text:p>
              </table:table-cell>
              <table:table-cell office:value-type="float" office:value="-0.998152472497548">
                <text:p>-0.998152472497548</text:p>
              </table:table-cell>
              <table:table-cell office:value-type="float" office:value="-0.12129325503063">
                <text:p>-0.12129325503063</text:p>
              </table:table-cell>
              <table:table-cell office:value-type="float" office:value="0.983413187547311">
                <text:p>0.983413187547311</text:p>
              </table:table-cell>
              <table:table-cell office:value-type="float" office:value="0.240795425134159">
                <text:p>0.240795425134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-0.997494986604055">
                <text:p>-0.997494986604055</text:p>
              </table:table-cell>
              <table:table-cell office:value-type="float" office:value="-0.141120008059867">
                <text:p>-0.141120008059867</text:p>
              </table:table-cell>
              <table:table-cell office:value-type="float" office:value="0.977530117665097">
                <text:p>0.977530117665097</text:p>
              </table:table-cell>
              <table:table-cell office:value-type="float" office:value="0.279415498198926">
                <text:p>0.279415498198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9">
                <text:p>-1.49</text:p>
              </table:table-cell>
              <table:table-cell office:value-type="float" office:value="-0.996737752043143">
                <text:p>-0.996737752043143</text:p>
              </table:table-cell>
              <table:table-cell office:value-type="float" office:value="-0.160890314967456">
                <text:p>-0.160890314967456</text:p>
              </table:table-cell>
              <table:table-cell office:value-type="float" office:value="0.970767336658288">
                <text:p>0.970767336658288</text:p>
              </table:table-cell>
              <table:table-cell office:value-type="float" office:value="0.317588566072035">
                <text:p>0.317588566072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8">
                <text:p>-1.48</text:p>
              </table:table-cell>
              <table:table-cell office:value-type="float" office:value="-0.99588084453764">
                <text:p>-0.99588084453764</text:p>
              </table:table-cell>
              <table:table-cell office:value-type="float" office:value="-0.180596267894233">
                <text:p>-0.180596267894233</text:p>
              </table:table-cell>
              <table:table-cell office:value-type="float" office:value="0.963130930573316">
                <text:p>0.963130930573316</text:p>
              </table:table-cell>
              <table:table-cell office:value-type="float" office:value="0.355253559988043">
                <text:p>0.355253559988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7">
                <text:p>-1.47</text:p>
              </table:table-cell>
              <table:table-cell office:value-type="float" office:value="-0.994924349777581">
                <text:p>-0.994924349777581</text:p>
              </table:table-cell>
              <table:table-cell office:value-type="float" office:value="-0.200229984721771">
                <text:p>-0.200229984721771</text:p>
              </table:table-cell>
              <table:table-cell office:value-type="float" office:value="0.954627771660216">
                <text:p>0.954627771660216</text:p>
              </table:table-cell>
              <table:table-cell office:value-type="float" office:value="0.392350223991454">
                <text:p>0.392350223991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6">
                <text:p>-1.46</text:p>
              </table:table-cell>
              <table:table-cell office:value-type="float" office:value="-0.993868363411645">
                <text:p>-0.993868363411645</text:p>
              </table:table-cell>
              <table:table-cell office:value-type="float" office:value="-0.219783612225117">
                <text:p>-0.219783612225117</text:p>
              </table:table-cell>
              <table:table-cell office:value-type="float" office:value="0.945265512188063">
                <text:p>0.945265512188063</text:p>
              </table:table-cell>
              <table:table-cell office:value-type="float" office:value="0.428819211333396">
                <text:p>0.428819211333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5">
                <text:p>-1.45</text:p>
              </table:table-cell>
              <table:table-cell office:value-type="float" office:value="-0.992712991037588">
                <text:p>-0.992712991037588</text:p>
              </table:table-cell>
              <table:table-cell office:value-type="float" office:value="-0.239249329213982">
                <text:p>-0.239249329213982</text:p>
              </table:table-cell>
              <table:table-cell office:value-type="float" office:value="0.935052577558449">
                <text:p>0.935052577558449</text:p>
              </table:table-cell>
              <table:table-cell office:value-type="float" office:value="0.464602179413757">
                <text:p>0.464602179413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44">
                <text:p>-1.44</text:p>
              </table:table-cell>
              <table:table-cell office:value-type="float" office:value="-0.991458348191686">
                <text:p>-0.991458348191686</text:p>
              </table:table-cell>
              <table:table-cell office:value-type="float" office:value="-0.258619349661111">
                <text:p>-0.258619349661111</text:p>
              </table:table-cell>
              <table:table-cell office:value-type="float" office:value="0.923998158723188">
                <text:p>0.923998158723188</text:p>
              </table:table-cell>
              <table:table-cell office:value-type="float" office:value="0.499641883116902">
                <text:p>0.499641883116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43">
                <text:p>-1.43</text:p>
              </table:table-cell>
              <table:table-cell office:value-type="float" office:value="-0.990104560337178">
                <text:p>-0.990104560337178</text:p>
              </table:table-cell>
              <table:table-cell office:value-type="float" office:value="-0.277885925816587">
                <text:p>-0.277885925816587</text:p>
              </table:table-cell>
              <table:table-cell office:value-type="float" office:value="0.91211220391308">
                <text:p>0.91211220391308</text:p>
              </table:table-cell>
              <table:table-cell office:value-type="float" office:value="0.533882266391644">
                <text:p>0.533882266391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42">
                <text:p>-1.42</text:p>
              </table:table-cell>
              <table:table-cell office:value-type="float" office:value="-0.98865176285172">
                <text:p>-0.98865176285172</text:p>
              </table:table-cell>
              <table:table-cell office:value-type="float" office:value="-0.297041351306832">
                <text:p>-0.297041351306832</text:p>
              </table:table-cell>
              <table:table-cell office:value-type="float" office:value="0.899405409685178">
                <text:p>0.899405409685178</text:p>
              </table:table-cell>
              <table:table-cell office:value-type="float" office:value="0.567268551928969">
                <text:p>0.567268551928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41">
                <text:p>-1.41</text:p>
              </table:table-cell>
              <table:table-cell office:value-type="float" office:value="-0.98710010101385">
                <text:p>-0.98710010101385</text:p>
              </table:table-cell>
              <table:table-cell office:value-type="float" office:value="-0.316077964217053">
                <text:p>-0.316077964217053</text:p>
              </table:table-cell>
              <table:table-cell office:value-type="float" office:value="0.885889211296603">
                <text:p>0.885889211296603</text:p>
              </table:table-cell>
              <table:table-cell office:value-type="float" office:value="0.599747328794043">
                <text:p>0.599747328794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8544972998846">
                <text:p>-0.98544972998846</text:p>
              </table:table-cell>
              <table:table-cell office:value-type="float" office:value="-0.334988150155905">
                <text:p>-0.334988150155905</text:p>
              </table:table-cell>
              <table:table-cell office:value-type="float" office:value="0.871575772413588">
                <text:p>0.871575772413588</text:p>
              </table:table-cell>
              <table:table-cell office:value-type="float" office:value="0.631266637872322">
                <text:p>0.631266637872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9">
                <text:p>-1.39</text:p>
              </table:table-cell>
              <table:table-cell office:value-type="float" office:value="-0.983700814811277">
                <text:p>-0.983700814811277</text:p>
              </table:table-cell>
              <table:table-cell office:value-type="float" office:value="-0.353764345301143">
                <text:p>-0.353764345301143</text:p>
              </table:table-cell>
              <table:table-cell office:value-type="float" office:value="0.856477974165001">
                <text:p>0.856477974165001</text:p>
              </table:table-cell>
              <table:table-cell office:value-type="float" office:value="0.661776054993037">
                <text:p>0.661776054993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38">
                <text:p>-1.38</text:p>
              </table:table-cell>
              <table:table-cell office:value-type="float" office:value="-0.98185353037236">
                <text:p>-0.98185353037236</text:p>
              </table:table-cell>
              <table:table-cell office:value-type="float" office:value="-0.372399039425056">
                <text:p>-0.372399039425056</text:p>
              </table:table-cell>
              <table:table-cell office:value-type="float" office:value="0.840609403550194">
                <text:p>0.840609403550194</text:p>
              </table:table-cell>
              <table:table-cell office:value-type="float" office:value="0.691226771597127">
                <text:p>0.691226771597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37">
                <text:p>-1.37</text:p>
              </table:table-cell>
              <table:table-cell office:value-type="float" office:value="-0.979908061398614">
                <text:p>-0.979908061398614</text:p>
              </table:table-cell>
              <table:table-cell office:value-type="float" office:value="-0.390884778898452">
                <text:p>-0.390884778898452</text:p>
              </table:table-cell>
              <table:table-cell office:value-type="float" office:value="0.823984341211626">
                <text:p>0.823984341211626</text:p>
              </table:table-cell>
              <table:table-cell office:value-type="float" office:value="0.719571672820508">
                <text:p>0.719571672820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36">
                <text:p>-1.36</text:p>
              </table:table-cell>
              <table:table-cell office:value-type="float" office:value="-0.977864602435316">
                <text:p>-0.977864602435316</text:p>
              </table:table-cell>
              <table:table-cell office:value-type="float" office:value="-0.409214169672018">
                <text:p>-0.409214169672018</text:p>
              </table:table-cell>
              <table:table-cell office:value-type="float" office:value="0.806617748583241">
                <text:p>0.806617748583241</text:p>
              </table:table-cell>
              <table:table-cell office:value-type="float" office:value="0.746765412867813">
                <text:p>0.746765412867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5">
                <text:p>-1.35</text:p>
              </table:table-cell>
              <table:table-cell office:value-type="float" office:value="-0.975723357826659">
                <text:p>-0.975723357826659</text:p>
              </table:table-cell>
              <table:table-cell office:value-type="float" office:value="-0.42737988023383">
                <text:p>-0.42737988023383</text:p>
              </table:table-cell>
              <table:table-cell office:value-type="float" office:value="0.788525254426196">
                <text:p>0.788525254426196</text:p>
              </table:table-cell>
              <table:table-cell office:value-type="float" office:value="0.772764487555987">
                <text:p>0.772764487555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34">
                <text:p>-1.34</text:p>
              </table:table-cell>
              <table:table-cell office:value-type="float" office:value="-0.973484541695319">
                <text:p>-0.973484541695319</text:p>
              </table:table-cell>
              <table:table-cell office:value-type="float" office:value="-0.445374644541871">
                <text:p>-0.445374644541871</text:p>
              </table:table-cell>
              <table:table-cell office:value-type="float" office:value="0.769723140764024">
                <text:p>0.769723140764024</text:p>
              </table:table-cell>
              <table:table-cell office:value-type="float" office:value="0.797527303911704">
                <text:p>0.797527303911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33">
                <text:p>-1.33</text:p>
              </table:table-cell>
              <table:table-cell office:value-type="float" office:value="-0.971148377921045">
                <text:p>-0.971148377921045</text:p>
              </table:table-cell>
              <table:table-cell office:value-type="float" office:value="-0.463191264930345">
                <text:p>-0.463191264930345</text:p>
              </table:table-cell>
              <table:table-cell office:value-type="float" office:value="0.750228328229919">
                <text:p>0.750228328229919</text:p>
              </table:table-cell>
              <table:table-cell office:value-type="float" office:value="0.821014246711247">
                <text:p>0.821014246711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32">
                <text:p>-1.32</text:p>
              </table:table-cell>
              <table:table-cell office:value-type="float" office:value="-0.968715100118265">
                <text:p>-0.968715100118265</text:p>
              </table:table-cell>
              <table:table-cell office:value-type="float" office:value="-0.480822614988648">
                <text:p>-0.480822614988648</text:p>
              </table:table-cell>
              <table:table-cell office:value-type="float" office:value="0.7300583608393">
                <text:p>0.7300583608393</text:p>
              </table:table-cell>
              <table:table-cell office:value-type="float" office:value="0.843187741856417">
                <text:p>0.843187741856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31">
                <text:p>-1.31</text:p>
              </table:table-cell>
              <table:table-cell office:value-type="float" office:value="-0.966184951612734">
                <text:p>-0.966184951612734</text:p>
              </table:table-cell>
              <table:table-cell office:value-type="float" office:value="-0.498261642411839">
                <text:p>-0.498261642411839</text:p>
              </table:table-cell>
              <table:table-cell office:value-type="float" office:value="0.709231390201386">
                <text:p>0.709231390201386</text:p>
              </table:table-cell>
              <table:table-cell office:value-type="float" office:value="0.864012316485074">
                <text:p>0.864012316485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">
                <text:p>-1.3</text:p>
              </table:table-cell>
              <table:table-cell office:value-type="float" office:value="-0.963558185417193">
                <text:p>-0.963558185417193</text:p>
              </table:table-cell>
              <table:table-cell office:value-type="float" office:value="-0.515501371821464">
                <text:p>-0.515501371821464</text:p>
              </table:table-cell>
              <table:table-cell office:value-type="float" office:value="0.687766159183974">
                <text:p>0.687766159183974</text:p>
              </table:table-cell>
              <table:table-cell office:value-type="float" office:value="0.883454655720153">
                <text:p>0.883454655720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29">
                <text:p>-1.29</text:p>
              </table:table-cell>
              <table:table-cell office:value-type="float" office:value="-0.960835064206073">
                <text:p>-0.960835064206073</text:p>
              </table:table-cell>
              <table:table-cell office:value-type="float" office:value="-0.532534907555621">
                <text:p>-0.532534907555621</text:p>
              </table:table-cell>
              <table:table-cell office:value-type="float" office:value="0.665681985046119">
                <text:p>0.665681985046119</text:p>
              </table:table-cell>
              <table:table-cell office:value-type="float" office:value="0.901483655966355">
                <text:p>0.901483655966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8">
                <text:p>-1.28</text:p>
              </table:table-cell>
              <table:table-cell office:value-type="float" office:value="-0.958015860289225">
                <text:p>-0.958015860289225</text:p>
              </table:table-cell>
              <table:table-cell office:value-type="float" office:value="-0.549355436427127">
                <text:p>-0.549355436427127</text:p>
              </table:table-cell>
              <table:table-cell office:value-type="float" office:value="0.642998742053909">
                <text:p>0.642998742053909</text:p>
              </table:table-cell>
              <table:table-cell office:value-type="float" office:value="0.918070474669267">
                <text:p>0.918070474669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7">
                <text:p>-1.27</text:p>
              </table:table-cell>
              <table:table-cell office:value-type="float" office:value="-0.955100855584692">
                <text:p>-0.955100855584692</text:p>
              </table:table-cell>
              <table:table-cell office:value-type="float" office:value="-0.565956230448703">
                <text:p>-0.565956230448703</text:p>
              </table:table-cell>
              <table:table-cell office:value-type="float" office:value="0.619736843594963">
                <text:p>0.619736843594963</text:p>
              </table:table-cell>
              <table:table-cell office:value-type="float" office:value="0.933188576457298">
                <text:p>0.933188576457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6">
                <text:p>-1.26</text:p>
              </table:table-cell>
              <table:table-cell office:value-type="float" office:value="-0.952090341590516">
                <text:p>-0.952090341590516</text:p>
              </table:table-cell>
              <table:table-cell office:value-type="float" office:value="-0.582330649524082">
                <text:p>-0.582330649524082</text:p>
              </table:table-cell>
              <table:table-cell office:value-type="float" office:value="0.595917223807764">
                <text:p>0.595917223807764</text:p>
              </table:table-cell>
              <table:table-cell office:value-type="float" office:value="0.946813775592609">
                <text:p>0.946813775592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5">
                <text:p>-1.25</text:p>
              </table:table-cell>
              <table:table-cell office:value-type="float" office:value="-0.948984619355586">
                <text:p>-0.948984619355586</text:p>
              </table:table-cell>
              <table:table-cell office:value-type="float" office:value="-0.598472144103957">
                <text:p>-0.598472144103957</text:p>
              </table:table-cell>
              <table:table-cell office:value-type="float" office:value="0.571561318742344">
                <text:p>0.571561318742344</text:p>
              </table:table-cell>
              <table:table-cell office:value-type="float" office:value="0.958924274663139">
                <text:p>0.958924274663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4">
                <text:p>-1.24</text:p>
              </table:table-cell>
              <table:table-cell office:value-type="float" office:value="-0.945783999449539">
                <text:p>-0.945783999449539</text:p>
              </table:table-cell>
              <table:table-cell office:value-type="float" office:value="-0.614374257805712">
                <text:p>-0.614374257805712</text:p>
              </table:table-cell>
              <table:table-cell office:value-type="float" office:value="0.546691047069287">
                <text:p>0.546691047069287</text:p>
              </table:table-cell>
              <table:table-cell office:value-type="float" office:value="0.969500699453809">
                <text:p>0.969500699453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3">
                <text:p>-1.23</text:p>
              </table:table-cell>
              <table:table-cell office:value-type="float" office:value="-0.942488801931697">
                <text:p>-0.942488801931697</text:p>
              </table:table-cell>
              <table:table-cell office:value-type="float" office:value="-0.630030629995892">
                <text:p>-0.630030629995892</text:p>
              </table:table-cell>
              <table:table-cell office:value-type="float" office:value="0.521328790354407">
                <text:p>0.521328790354407</text:p>
              </table:table-cell>
              <table:table-cell office:value-type="float" office:value="0.978526129941139">
                <text:p>0.978526129941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2">
                <text:p>-1.22</text:p>
              </table:table-cell>
              <table:table-cell office:value-type="float" office:value="-0.939099356319068">
                <text:p>-0.939099356319068</text:p>
              </table:table-cell>
              <table:table-cell office:value-type="float" office:value="-0.645434998334371">
                <text:p>-0.645434998334371</text:p>
              </table:table-cell>
              <table:table-cell office:value-type="float" office:value="0.495497372916845">
                <text:p>0.495497372916845</text:p>
              </table:table-cell>
              <table:table-cell office:value-type="float" office:value="0.98598612736167">
                <text:p>0.98598612736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1">
                <text:p>-1.21</text:p>
              </table:table-cell>
              <table:table-cell office:value-type="float" office:value="-0.935616001553386">
                <text:p>-0.935616001553386</text:p>
              </table:table-cell>
              <table:table-cell office:value-type="float" office:value="-0.660581201279201">
                <text:p>-0.660581201279201</text:p>
              </table:table-cell>
              <table:table-cell office:value-type="float" office:value="0.469220041288727">
                <text:p>0.469220041288727</text:p>
              </table:table-cell>
              <table:table-cell office:value-type="float" office:value="0.991868757310913">
                <text:p>0.9918687573109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">
                <text:p>-1.2</text:p>
              </table:table-cell>
              <table:table-cell office:value-type="float" office:value="-0.932039085967226">
                <text:p>-0.932039085967226</text:p>
              </table:table-cell>
              <table:table-cell office:value-type="float" office:value="-0.675463180551151">
                <text:p>-0.675463180551151</text:p>
              </table:table-cell>
              <table:table-cell office:value-type="float" office:value="0.442520443294852">
                <text:p>0.442520443294852</text:p>
              </table:table-cell>
              <table:table-cell office:value-type="float" office:value="0.996164608835841">
                <text:p>0.996164608835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9">
                <text:p>-1.19</text:p>
              </table:table-cell>
              <table:table-cell office:value-type="float" office:value="-0.928368967249167">
                <text:p>-0.928368967249167</text:p>
              </table:table-cell>
              <table:table-cell office:value-type="float" office:value="-0.690074983556936">
                <text:p>-0.690074983556936</text:p>
              </table:table-cell>
              <table:table-cell office:value-type="float" office:value="0.415422606771246">
                <text:p>0.415422606771246</text:p>
              </table:table-cell>
              <table:table-cell office:value-type="float" office:value="0.998866809490414">
                <text:p>0.9988668094904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8">
                <text:p>-1.18</text:p>
              </table:table-cell>
              <table:table-cell office:value-type="float" office:value="-0.92460601240802">
                <text:p>-0.92460601240802</text:p>
              </table:table-cell>
              <table:table-cell office:value-type="float" office:value="-0.704410765770176">
                <text:p>-0.704410765770176</text:p>
              </table:table-cell>
              <table:table-cell office:value-type="float" office:value="0.38795091794173">
                <text:p>0.38795091794173</text:p>
              </table:table-cell>
              <table:table-cell office:value-type="float" office:value="0.999971036330024">
                <text:p>0.999971036330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7">
                <text:p>-1.17</text:p>
              </table:table-cell>
              <table:table-cell office:value-type="float" office:value="-0.920750597736136">
                <text:p>-0.920750597736136</text:p>
              </table:table-cell>
              <table:table-cell office:value-type="float" office:value="-0.718464793069126">
                <text:p>-0.718464793069126</text:p>
              </table:table-cell>
              <table:table-cell office:value-type="float" office:value="0.360130099471968">
                <text:p>0.360130099471968</text:p>
              </table:table-cell>
              <table:table-cell office:value-type="float" office:value="0.999475522827284">
                <text:p>0.999475522827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6">
                <text:p>-1.16</text:p>
              </table:table-cell>
              <table:table-cell office:value-type="float" office:value="-0.916803108771767">
                <text:p>-0.916803108771767</text:p>
              </table:table-cell>
              <table:table-cell office:value-type="float" office:value="-0.732231444030251">
                <text:p>-0.732231444030251</text:p>
              </table:table-cell>
              <table:table-cell office:value-type="float" office:value="0.331985188220734">
                <text:p>0.331985188220734</text:p>
              </table:table-cell>
              <table:table-cell office:value-type="float" office:value="0.997381061698093">
                <text:p>0.9973810616980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15">
                <text:p>-1.15</text:p>
              </table:table-cell>
              <table:table-cell office:value-type="float" office:value="-0.912763940260521">
                <text:p>-0.912763940260521</text:p>
              </table:table-cell>
              <table:table-cell office:value-type="float" office:value="-0.74570521217672">
                <text:p>-0.74570521217672</text:p>
              </table:table-cell>
              <table:table-cell office:value-type="float" office:value="0.303541512708429">
                <text:p>0.303541512708429</text:p>
              </table:table-cell>
              <table:table-cell office:value-type="float" office:value="0.993691003633464">
                <text:p>0.993691003633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4">
                <text:p>-1.14</text:p>
              </table:table-cell>
              <table:table-cell office:value-type="float" office:value="-0.908633496115883">
                <text:p>-0.908633496115883</text:p>
              </table:table-cell>
              <table:table-cell office:value-type="float" office:value="-0.758880708180922">
                <text:p>-0.758880708180922</text:p>
              </table:table-cell>
              <table:table-cell office:value-type="float" office:value="0.274824670323124">
                <text:p>0.274824670323124</text:p>
              </table:table-cell>
              <table:table-cell office:value-type="float" office:value="0.988411251939131">
                <text:p>0.988411251939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3">
                <text:p>-1.13</text:p>
              </table:table-cell>
              <table:table-cell office:value-type="float" office:value="-0.904412189378826">
                <text:p>-0.904412189378826</text:p>
              </table:table-cell>
              <table:table-cell office:value-type="float" office:value="-0.771752662020126">
                <text:p>-0.771752662020126</text:p>
              </table:table-cell>
              <table:table-cell office:value-type="float" office:value="0.245860504284637">
                <text:p>0.245860504284637</text:p>
              </table:table-cell>
              <table:table-cell office:value-type="float" office:value="0.981550253091515">
                <text:p>0.981550253091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2">
                <text:p>-1.12</text:p>
              </table:table-cell>
              <table:table-cell office:value-type="float" office:value="-0.900100442176505">
                <text:p>-0.900100442176505</text:p>
              </table:table-cell>
              <table:table-cell office:value-type="float" office:value="-0.78431592508442">
                <text:p>-0.78431592508442</text:p>
              </table:table-cell>
              <table:table-cell office:value-type="float" office:value="0.21667508038738">
                <text:p>0.21667508038738</text:p>
              </table:table-cell>
              <table:table-cell office:value-type="float" office:value="0.973118983225174">
                <text:p>0.973118983225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1">
                <text:p>-1.11</text:p>
              </table:table-cell>
              <table:table-cell office:value-type="float" office:value="-0.895698685680048">
                <text:p>-0.895698685680048</text:p>
              </table:table-cell>
              <table:table-cell office:value-type="float" office:value="-0.796565472236087">
                <text:p>-0.796565472236087</text:p>
              </table:table-cell>
              <table:table-cell office:value-type="float" office:value="0.187294663542903">
                <text:p>0.187294663542903</text:p>
              </table:table-cell>
              <table:table-cell office:value-type="float" office:value="0.963130930573317">
                <text:p>0.963130930573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">
                <text:p>-1.1</text:p>
              </table:table-cell>
              <table:table-cell office:value-type="float" office:value="-0.891207360061435">
                <text:p>-0.891207360061435</text:p>
              </table:table-cell>
              <table:table-cell office:value-type="float" office:value="-0.80849640381959">
                <text:p>-0.80849640381959</text:p>
              </table:table-cell>
              <table:table-cell office:value-type="float" office:value="0.157745694143249">
                <text:p>0.157745694143249</text:p>
              </table:table-cell>
              <table:table-cell office:value-type="float" office:value="0.951602073889516">
                <text:p>0.951602073889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9">
                <text:p>-1.09</text:p>
              </table:table-cell>
              <table:table-cell office:value-type="float" office:value="-0.886626914449487">
                <text:p>-0.886626914449487</text:p>
              </table:table-cell>
              <table:table-cell office:value-type="float" office:value="-0.820103947621374">
                <text:p>-0.820103947621374</text:p>
              </table:table-cell>
              <table:table-cell office:value-type="float" office:value="0.12805476426638">
                <text:p>0.12805476426638</text:p>
              </table:table-cell>
              <table:table-cell office:value-type="float" office:value="0.938550856885108">
                <text:p>0.938550856885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8">
                <text:p>-1.08</text:p>
              </table:table-cell>
              <table:table-cell office:value-type="float" office:value="-0.881957806884948">
                <text:p>-0.881957806884948</text:p>
              </table:table-cell>
              <table:table-cell office:value-type="float" office:value="-0.831383460778683">
                <text:p>-0.831383460778683</text:p>
              </table:table-cell>
              <table:table-cell office:value-type="float" office:value="0.0982485937451087">
                <text:p>0.0982485937451087</text:p>
              </table:table-cell>
              <table:table-cell office:value-type="float" office:value="0.923998158723188">
                <text:p>0.923998158723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07">
                <text:p>-1.07</text:p>
              </table:table-cell>
              <table:table-cell office:value-type="float" office:value="-0.877200504274682">
                <text:p>-0.877200504274682</text:p>
              </table:table-cell>
              <table:table-cell office:value-type="float" office:value="-0.842330431636646">
                <text:p>-0.842330431636646</text:p>
              </table:table-cell>
              <table:table-cell office:value-type="float" office:value="0.0683540061210478">
                <text:p>0.0683540061210478</text:p>
              </table:table-cell>
              <table:table-cell office:value-type="float" office:value="0.907967260616405">
                <text:p>0.907967260616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6">
                <text:p>-1.06</text:p>
              </table:table-cell>
              <table:table-cell office:value-type="float" office:value="-0.872355482344986">
                <text:p>-0.872355482344986</text:p>
              </table:table-cell>
              <table:table-cell office:value-type="float" office:value="-0.852940481552876">
                <text:p>-0.852940481552876</text:p>
              </table:table-cell>
              <table:table-cell office:value-type="float" office:value="0.0383979045052354">
                <text:p>0.0383979045052354</text:p>
              </table:table-cell>
              <table:table-cell office:value-type="float" office:value="0.890483808581988">
                <text:p>0.890483808581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5">
                <text:p>-1.05</text:p>
              </table:table-cell>
              <table:table-cell office:value-type="float" office:value="-0.867423225594017">
                <text:p>-0.867423225594017</text:p>
              </table:table-cell>
              <table:table-cell office:value-type="float" office:value="-0.863209366648874">
                <text:p>-0.863209366648874</text:p>
              </table:table-cell>
              <table:table-cell office:value-type="float" office:value="0.00840724736714906">
                <text:p>0.00840724736714906</text:p>
              </table:table-cell>
              <table:table-cell office:value-type="float" office:value="0.871575772413588">
                <text:p>0.8715757724135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4">
                <text:p>-1.04</text:p>
              </table:table-cell>
              <table:table-cell office:value-type="float" office:value="-0.862404227243338">
                <text:p>-0.862404227243338</text:p>
              </table:table-cell>
              <table:table-cell office:value-type="float" office:value="-0.873132979507516">
                <text:p>-0.873132979507516</text:p>
              </table:table-cell>
              <table:table-cell office:value-type="float" office:value="-0.021590975726096">
                <text:p>-0.021590975726096</text:p>
              </table:table-cell>
              <table:table-cell office:value-type="float" office:value="0.851273400935574">
                <text:p>0.8512734009355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3">
                <text:p>-1.03</text:p>
              </table:table-cell>
              <table:table-cell office:value-type="float" office:value="-0.857298989188603">
                <text:p>-0.857298989188603</text:p>
              </table:table-cell>
              <table:table-cell office:value-type="float" office:value="-0.882707350815974">
                <text:p>-0.882707350815974</text:p>
              </table:table-cell>
              <table:table-cell office:value-type="float" office:value="-0.0515697683985346">
                <text:p>-0.0515697683985346</text:p>
              </table:table-cell>
              <table:table-cell office:value-type="float" office:value="0.829609173611371">
                <text:p>0.829609173611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">
                <text:p>-1.02</text:p>
              </table:table-cell>
              <table:table-cell office:value-type="float" office:value="-0.852108021949363">
                <text:p>-0.852108021949363</text:p>
              </table:table-cell>
              <table:table-cell office:value-type="float" office:value="-0.89192865095338">
                <text:p>-0.89192865095338</text:p>
              </table:table-cell>
              <table:table-cell office:value-type="float" office:value="-0.0815021517602691">
                <text:p>-0.0815021517602691</text:p>
              </table:table-cell>
              <table:table-cell office:value-type="float" office:value="0.806617748583241">
                <text:p>0.806617748583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1">
                <text:p>-1.01</text:p>
              </table:table-cell>
              <table:table-cell office:value-type="float" office:value="-0.846831844618015">
                <text:p>-0.846831844618015</text:p>
              </table:table-cell>
              <table:table-cell office:value-type="float" office:value="-0.900793191522627">
                <text:p>-0.900793191522627</text:p>
              </table:table-cell>
              <table:table-cell office:value-type="float" office:value="-0.11136118868665">
                <text:p>-0.11136118868665</text:p>
              </table:table-cell>
              <table:table-cell office:value-type="float" office:value="0.782335907226653">
                <text:p>0.782335907226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">
                <text:p>-1</text:p>
              </table:table-cell>
              <table:table-cell office:value-type="float" office:value="-0.841470984807896">
                <text:p>-0.841470984807896</text:p>
              </table:table-cell>
              <table:table-cell office:value-type="float" office:value="-0.909297426825682">
                <text:p>-0.909297426825682</text:p>
              </table:table-cell>
              <table:table-cell office:value-type="float" office:value="-0.141120008059867">
                <text:p>-0.141120008059867</text:p>
              </table:table-cell>
              <table:table-cell office:value-type="float" office:value="0.756802495307928">
                <text:p>0.756802495307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9">
                <text:p>-0.99</text:p>
              </table:table-cell>
              <table:table-cell office:value-type="float" office:value="-0.836025978600521">
                <text:p>-0.836025978600521</text:p>
              </table:table-cell>
              <table:table-cell office:value-type="float" office:value="-0.91743795528181">
                <text:p>-0.91743795528181</text:p>
              </table:table-cell>
              <table:table-cell office:value-type="float" office:value="-0.170751828951146">
                <text:p>-0.170751828951146</text:p>
              </table:table-cell>
              <table:table-cell office:value-type="float" office:value="0.7300583608393">
                <text:p>0.73005836083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8">
                <text:p>-0.98</text:p>
              </table:table-cell>
              <table:table-cell office:value-type="float" office:value="-0.83049737049197">
                <text:p>-0.83049737049197</text:p>
              </table:table-cell>
              <table:table-cell office:value-type="float" office:value="-0.925211520788168">
                <text:p>-0.925211520788168</text:p>
              </table:table-cell>
              <table:table-cell office:value-type="float" office:value="-0.200229984721771">
                <text:p>-0.200229984721771</text:p>
              </table:table-cell>
              <table:table-cell office:value-type="float" office:value="0.702146288730805">
                <text:p>0.702146288730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7">
                <text:p>-0.97</text:p>
              </table:table-cell>
              <table:table-cell office:value-type="float" office:value="-0.82488571333845">
                <text:p>-0.82488571333845</text:p>
              </table:table-cell>
              <table:table-cell office:value-type="float" office:value="-0.932615014022201">
                <text:p>-0.932615014022201</text:p>
              </table:table-cell>
              <table:table-cell office:value-type="float" office:value="-0.229527947021264">
                <text:p>-0.229527947021264</text:p>
              </table:table-cell>
              <table:table-cell office:value-type="float" office:value="0.673110932343562">
                <text:p>0.673110932343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6">
                <text:p>-0.96</text:p>
              </table:table-cell>
              <table:table-cell office:value-type="float" office:value="-0.819191568300998">
                <text:p>-0.819191568300998</text:p>
              </table:table-cell>
              <table:table-cell office:value-type="float" office:value="-0.939645473685325">
                <text:p>-0.939645473685325</text:p>
              </table:table-cell>
              <table:table-cell office:value-type="float" office:value="-0.258619349661111">
                <text:p>-0.258619349661111</text:p>
              </table:table-cell>
              <table:table-cell office:value-type="float" office:value="0.642998742053909">
                <text:p>0.6429987420539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5">
                <text:p>-0.95</text:p>
              </table:table-cell>
              <table:table-cell office:value-type="float" office:value="-0.813415504789374">
                <text:p>-0.813415504789374</text:p>
              </table:table-cell>
              <table:table-cell office:value-type="float" office:value="-0.946300087687414">
                <text:p>-0.946300087687414</text:p>
              </table:table-cell>
              <table:table-cell office:value-type="float" office:value="-0.287478012342544">
                <text:p>-0.287478012342544</text:p>
              </table:table-cell>
              <table:table-cell office:value-type="float" office:value="0.611857890942719">
                <text:p>0.611857890942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4">
                <text:p>-0.94</text:p>
              </table:table-cell>
              <table:table-cell office:value-type="float" office:value="-0.807558100405114">
                <text:p>-0.807558100405114</text:p>
              </table:table-cell>
              <table:table-cell office:value-type="float" office:value="-0.952576194271595">
                <text:p>-0.952576194271595</text:p>
              </table:table-cell>
              <table:table-cell office:value-type="float" office:value="-0.316077964217053">
                <text:p>-0.316077964217053</text:p>
              </table:table-cell>
              <table:table-cell office:value-type="float" office:value="0.579738197728743">
                <text:p>0.5797381977287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3">
                <text:p>-0.93</text:p>
              </table:table-cell>
              <table:table-cell office:value-type="float" office:value="-0.801619940883777">
                <text:p>-0.801619940883777</text:p>
              </table:table-cell>
              <table:table-cell office:value-type="float" office:value="-0.958471283078914">
                <text:p>-0.958471283078914</text:p>
              </table:table-cell>
              <table:table-cell office:value-type="float" office:value="-0.34439346725839">
                <text:p>-0.34439346725839</text:p>
              </table:table-cell>
              <table:table-cell office:value-type="float" office:value="0.546691047069287">
                <text:p>0.546691047069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92">
                <text:p>-0.92</text:p>
              </table:table-cell>
              <table:table-cell office:value-type="float" office:value="-0.795601620036366">
                <text:p>-0.795601620036366</text:p>
              </table:table-cell>
              <table:table-cell office:value-type="float" office:value="-0.963982996152448">
                <text:p>-0.963982996152448</text:p>
              </table:table-cell>
              <table:table-cell office:value-type="float" office:value="-0.372399039425055">
                <text:p>-0.372399039425055</text:p>
              </table:table-cell>
              <table:table-cell office:value-type="float" office:value="0.512769307355724">
                <text:p>0.512769307355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91">
                <text:p>-0.91</text:p>
              </table:table-cell>
              <table:table-cell office:value-type="float" office:value="-0.789503739689951">
                <text:p>-0.789503739689951</text:p>
              </table:table-cell>
              <table:table-cell office:value-type="float" office:value="-0.969109128880456">
                <text:p>-0.969109128880456</text:p>
              </table:table-cell>
              <table:table-cell office:value-type="float" office:value="-0.400069477592419">
                <text:p>-0.400069477592419</text:p>
              </table:table-cell>
              <table:table-cell office:value-type="float" office:value="0.478027246135343">
                <text:p>0.478027246135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9">
                <text:p>-0.9</text:p>
              </table:table-cell>
              <table:table-cell office:value-type="float" office:value="-0.783326909627483">
                <text:p>-0.783326909627483</text:p>
              </table:table-cell>
              <table:table-cell office:value-type="float" office:value="-0.973847630878195">
                <text:p>-0.973847630878195</text:p>
              </table:table-cell>
              <table:table-cell office:value-type="float" office:value="-0.42737988023383">
                <text:p>-0.42737988023383</text:p>
              </table:table-cell>
              <table:table-cell office:value-type="float" office:value="0.442520443294852">
                <text:p>0.442520443294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89">
                <text:p>-0.89</text:p>
              </table:table-cell>
              <table:table-cell office:value-type="float" office:value="-0.777071747526824">
                <text:p>-0.777071747526824</text:p>
              </table:table-cell>
              <table:table-cell office:value-type="float" office:value="-0.978196606808045">
                <text:p>-0.978196606808045</text:p>
              </table:table-cell>
              <table:table-cell office:value-type="float" office:value="-0.454305669830306">
                <text:p>-0.454305669830306</text:p>
              </table:table-cell>
              <table:table-cell office:value-type="float" office:value="0.406305702144417">
                <text:p>0.4063057021444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88">
                <text:p>-0.88</text:p>
              </table:table-cell>
              <table:table-cell office:value-type="float" office:value="-0.770738878898969">
                <text:p>-0.770738878898969</text:p>
              </table:table-cell>
              <table:table-cell office:value-type="float" office:value="-0.982154317137618">
                <text:p>-0.982154317137618</text:p>
              </table:table-cell>
              <table:table-cell office:value-type="float" office:value="-0.480822614988648">
                <text:p>-0.480822614988648</text:p>
              </table:table-cell>
              <table:table-cell office:value-type="float" office:value="0.369440958544477">
                <text:p>0.369440958544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7">
                <text:p>-0.87</text:p>
              </table:table-cell>
              <table:table-cell office:value-type="float" office:value="-0.764328937025505">
                <text:p>-0.764328937025505</text:p>
              </table:table-cell>
              <table:table-cell office:value-type="float" office:value="-0.985719178835553">
                <text:p>-0.985719178835553</text:p>
              </table:table-cell>
              <table:table-cell office:value-type="float" office:value="-0.506906852248053">
                <text:p>-0.506906852248053</text:p>
              </table:table-cell>
              <table:table-cell office:value-type="float" office:value="0.331985188220734">
                <text:p>0.3319851882207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6">
                <text:p>-0.86</text:p>
              </table:table-cell>
              <table:table-cell office:value-type="float" office:value="-0.757842562895277">
                <text:p>-0.757842562895277</text:p>
              </table:table-cell>
              <table:table-cell office:value-type="float" office:value="-0.988889766004701">
                <text:p>-0.988889766004701</text:p>
              </table:table-cell>
              <table:table-cell office:value-type="float" office:value="-0.532534907555621">
                <text:p>-0.532534907555621</text:p>
              </table:table-cell>
              <table:table-cell office:value-type="float" office:value="0.293998312415568">
                <text:p>0.2939983124155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5">
                <text:p>-0.85</text:p>
              </table:table-cell>
              <table:table-cell office:value-type="float" office:value="-0.751280405140293">
                <text:p>-0.751280405140293</text:p>
              </table:table-cell>
              <table:table-cell office:value-type="float" office:value="-0.991664810452468">
                <text:p>-0.991664810452468</text:p>
              </table:table-cell>
              <table:table-cell office:value-type="float" office:value="-0.557683717391417">
                <text:p>-0.557683717391417</text:p>
              </table:table-cell>
              <table:table-cell office:value-type="float" office:value="0.255541102026831">
                <text:p>0.255541102026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4">
                <text:p>-0.84</text:p>
              </table:table-cell>
              <table:table-cell office:value-type="float" office:value="-0.744643119970859">
                <text:p>-0.744643119970859</text:p>
              </table:table-cell>
              <table:table-cell office:value-type="float" office:value="-0.994043202198076">
                <text:p>-0.994043202198076</text:p>
              </table:table-cell>
              <table:table-cell office:value-type="float" office:value="-0.582330649524082">
                <text:p>-0.582330649524082</text:p>
              </table:table-cell>
              <table:table-cell office:value-type="float" office:value="0.21667508038738">
                <text:p>0.21667508038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83">
                <text:p>-0.83</text:p>
              </table:table-cell>
              <table:table-cell office:value-type="float" office:value="-0.737931371109963">
                <text:p>-0.737931371109963</text:p>
              </table:table-cell>
              <table:table-cell office:value-type="float" office:value="-0.996023989916537">
                <text:p>-0.996023989916537</text:p>
              </table:table-cell>
              <table:table-cell office:value-type="float" office:value="-0.606453523378315">
                <text:p>-0.606453523378315</text:p>
              </table:table-cell>
              <table:table-cell office:value-type="float" office:value="0.177462424840861">
                <text:p>0.1774624248408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82">
                <text:p>-0.82</text:p>
              </table:table-cell>
              <table:table-cell office:value-type="float" office:value="-0.731145829726896">
                <text:p>-0.731145829726896</text:p>
              </table:table-cell>
              <table:table-cell office:value-type="float" office:value="-0.997606381319174">
                <text:p>-0.997606381319174</text:p>
              </table:table-cell>
              <table:table-cell office:value-type="float" office:value="-0.630030629995892">
                <text:p>-0.630030629995892</text:p>
              </table:table-cell>
              <table:table-cell office:value-type="float" office:value="0.137965867271227">
                <text:p>0.1379658672712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81">
                <text:p>-0.81</text:p>
              </table:table-cell>
              <table:table-cell office:value-type="float" office:value="-0.724287174370143">
                <text:p>-0.724287174370143</text:p>
              </table:table-cell>
              <table:table-cell office:value-type="float" office:value="-0.998789743470524">
                <text:p>-0.998789743470524</text:p>
              </table:table-cell>
              <table:table-cell office:value-type="float" office:value="-0.653040751572265">
                <text:p>-0.653040751572265</text:p>
              </table:table-cell>
              <table:table-cell office:value-type="float" office:value="0.0982485937451087">
                <text:p>0.09824859374510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8">
                <text:p>-0.8</text:p>
              </table:table-cell>
              <table:table-cell office:value-type="float" office:value="-0.717356090899523">
                <text:p>-0.717356090899523</text:p>
              </table:table-cell>
              <table:table-cell office:value-type="float" office:value="-0.999573603041505">
                <text:p>-0.999573603041505</text:p>
              </table:table-cell>
              <table:table-cell office:value-type="float" office:value="-0.675463180551151">
                <text:p>-0.675463180551151</text:p>
              </table:table-cell>
              <table:table-cell office:value-type="float" office:value="0.0583741434275801">
                <text:p>0.0583741434275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79">
                <text:p>-0.79</text:p>
              </table:table-cell>
              <table:table-cell office:value-type="float" office:value="-0.710353272417608">
                <text:p>-0.710353272417608</text:p>
              </table:table-cell>
              <table:table-cell office:value-type="float" office:value="-0.99995764649874">
                <text:p>-0.99995764649874</text:p>
              </table:table-cell>
              <table:table-cell office:value-type="float" office:value="-0.697277738259938">
                <text:p>-0.697277738259938</text:p>
              </table:table-cell>
              <table:table-cell office:value-type="float" office:value="0.0184063069330538">
                <text:p>0.01840630693305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8">
                <text:p>-0.78</text:p>
              </table:table-cell>
              <table:table-cell office:value-type="float" office:value="-0.70327941920041">
                <text:p>-0.70327941920041</text:p>
              </table:table-cell>
              <table:table-cell office:value-type="float" office:value="-0.999941720229966">
                <text:p>-0.999941720229966</text:p>
              </table:table-cell>
              <table:table-cell office:value-type="float" office:value="-0.718464793069126">
                <text:p>-0.718464793069126</text:p>
              </table:table-cell>
              <table:table-cell office:value-type="float" office:value="-0.021590975726096">
                <text:p>-0.021590975726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77">
                <text:p>-0.77</text:p>
              </table:table-cell>
              <table:table-cell office:value-type="float" office:value="-0.696135238627357">
                <text:p>-0.696135238627357</text:p>
              </table:table-cell>
              <table:table-cell office:value-type="float" office:value="-0.999525830605479">
                <text:p>-0.999525830605479</text:p>
              </table:table-cell>
              <table:table-cell office:value-type="float" office:value="-0.739005278059471">
                <text:p>-0.739005278059471</text:p>
              </table:table-cell>
              <table:table-cell office:value-type="float" office:value="-0.0615537174299131">
                <text:p>-0.0615537174299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6">
                <text:p>-0.76</text:p>
              </table:table-cell>
              <table:table-cell office:value-type="float" office:value="-0.688921445110551">
                <text:p>-0.688921445110551</text:p>
              </table:table-cell>
              <table:table-cell office:value-type="float" office:value="-0.998710143975583">
                <text:p>-0.998710143975583</text:p>
              </table:table-cell>
              <table:table-cell office:value-type="float" office:value="-0.758880708180922">
                <text:p>-0.758880708180922</text:p>
              </table:table-cell>
              <table:table-cell office:value-type="float" office:value="-0.101417986316602">
                <text:p>-0.101417986316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5">
                <text:p>-0.75</text:p>
              </table:table-cell>
              <table:table-cell office:value-type="float" office:value="-0.681638760023334">
                <text:p>-0.681638760023334</text:p>
              </table:table-cell>
              <table:table-cell office:value-type="float" office:value="-0.997494986604055">
                <text:p>-0.997494986604055</text:p>
              </table:table-cell>
              <table:table-cell office:value-type="float" office:value="-0.778073196887921">
                <text:p>-0.778073196887921</text:p>
              </table:table-cell>
              <table:table-cell office:value-type="float" office:value="-0.141120008059867">
                <text:p>-0.141120008059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4">
                <text:p>-0.74</text:p>
              </table:table-cell>
              <table:table-cell office:value-type="float" office:value="-0.674287911628145">
                <text:p>-0.674287911628145</text:p>
              </table:table-cell>
              <table:table-cell office:value-type="float" office:value="-0.99588084453764">
                <text:p>-0.99588084453764</text:p>
              </table:table-cell>
              <table:table-cell office:value-type="float" office:value="-0.796565472236087">
                <text:p>-0.796565472236087</text:p>
              </table:table-cell>
              <table:table-cell office:value-type="float" office:value="-0.180596267894233">
                <text:p>-0.1805962678942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3">
                <text:p>-0.73</text:p>
              </table:table-cell>
              <table:table-cell office:value-type="float" office:value="-0.666869635003698">
                <text:p>-0.666869635003698</text:p>
              </table:table-cell>
              <table:table-cell office:value-type="float" office:value="-0.993868363411645">
                <text:p>-0.993868363411645</text:p>
              </table:table-cell>
              <table:table-cell office:value-type="float" office:value="-0.814340892425796">
                <text:p>-0.814340892425796</text:p>
              </table:table-cell>
              <table:table-cell office:value-type="float" office:value="-0.219783612225117">
                <text:p>-0.219783612225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2">
                <text:p>-0.72</text:p>
              </table:table-cell>
              <table:table-cell office:value-type="float" office:value="-0.659384671971473">
                <text:p>-0.659384671971473</text:p>
              </table:table-cell>
              <table:table-cell office:value-type="float" office:value="-0.991458348191686">
                <text:p>-0.991458348191686</text:p>
              </table:table-cell>
              <table:table-cell office:value-type="float" office:value="-0.831383460778683">
                <text:p>-0.831383460778683</text:p>
              </table:table-cell>
              <table:table-cell office:value-type="float" office:value="-0.258619349661111">
                <text:p>-0.258619349661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1">
                <text:p>-0.71</text:p>
              </table:table-cell>
              <table:table-cell office:value-type="float" office:value="-0.651833771021537">
                <text:p>-0.651833771021537</text:p>
              </table:table-cell>
              <table:table-cell office:value-type="float" office:value="-0.98865176285172">
                <text:p>-0.98865176285172</text:p>
              </table:table-cell>
              <table:table-cell office:value-type="float" office:value="-0.84767784013357">
                <text:p>-0.84767784013357</text:p>
              </table:table-cell>
              <table:table-cell office:value-type="float" office:value="-0.297041351306832">
                <text:p>-0.2970413513068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">
                <text:p>-0.7</text:p>
              </table:table-cell>
              <table:table-cell office:value-type="float" office:value="-0.644217687237691">
                <text:p>-0.644217687237691</text:p>
              </table:table-cell>
              <table:table-cell office:value-type="float" office:value="-0.98544972998846">
                <text:p>-0.98544972998846</text:p>
              </table:table-cell>
              <table:table-cell office:value-type="float" office:value="-0.863209366648874">
                <text:p>-0.863209366648874</text:p>
              </table:table-cell>
              <table:table-cell office:value-type="float" office:value="-0.334988150155905">
                <text:p>-0.334988150155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69">
                <text:p>-0.69</text:p>
              </table:table-cell>
              <table:table-cell office:value-type="float" office:value="-0.636537182221968">
                <text:p>-0.636537182221968</text:p>
              </table:table-cell>
              <table:table-cell office:value-type="float" office:value="-0.98185353037236">
                <text:p>-0.98185353037236</text:p>
              </table:table-cell>
              <table:table-cell office:value-type="float" office:value="-0.877964062999078">
                <text:p>-0.877964062999078</text:p>
              </table:table-cell>
              <table:table-cell office:value-type="float" office:value="-0.372399039425055">
                <text:p>-0.372399039425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68">
                <text:p>-0.68</text:p>
              </table:table-cell>
              <table:table-cell office:value-type="float" office:value="-0.628793024018469">
                <text:p>-0.628793024018469</text:p>
              </table:table-cell>
              <table:table-cell office:value-type="float" office:value="-0.977864602435316">
                <text:p>-0.977864602435316</text:p>
              </table:table-cell>
              <table:table-cell office:value-type="float" office:value="-0.89192865095338">
                <text:p>-0.89192865095338</text:p>
              </table:table-cell>
              <table:table-cell office:value-type="float" office:value="-0.409214169672017">
                <text:p>-0.409214169672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67">
                <text:p>-0.67</text:p>
              </table:table-cell>
              <table:table-cell office:value-type="float" office:value="-0.62098598703656">
                <text:p>-0.62098598703656</text:p>
              </table:table-cell>
              <table:table-cell office:value-type="float" office:value="-0.973484541695319">
                <text:p>-0.973484541695319</text:p>
              </table:table-cell>
              <table:table-cell office:value-type="float" office:value="-0.905090563325201">
                <text:p>-0.905090563325201</text:p>
              </table:table-cell>
              <table:table-cell office:value-type="float" office:value="-0.445374644541871">
                <text:p>-0.445374644541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6">
                <text:p>-0.66</text:p>
              </table:table-cell>
              <table:table-cell office:value-type="float" office:value="-0.613116851973434">
                <text:p>-0.613116851973434</text:p>
              </table:table-cell>
              <table:table-cell office:value-type="float" office:value="-0.968715100118265">
                <text:p>-0.968715100118265</text:p>
              </table:table-cell>
              <table:table-cell office:value-type="float" office:value="-0.91743795528181">
                <text:p>-0.91743795528181</text:p>
              </table:table-cell>
              <table:table-cell office:value-type="float" office:value="-0.480822614988648">
                <text:p>-0.4808226149886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5">
                <text:p>-0.65</text:p>
              </table:table-cell>
              <table:table-cell office:value-type="float" office:value="-0.60518640573604">
                <text:p>-0.60518640573604</text:p>
              </table:table-cell>
              <table:table-cell office:value-type="float" office:value="-0.963558185417193">
                <text:p>-0.963558185417193</text:p>
              </table:table-cell>
              <table:table-cell office:value-type="float" office:value="-0.928959715003869">
                <text:p>-0.928959715003869</text:p>
              </table:table-cell>
              <table:table-cell office:value-type="float" office:value="-0.515501371821464">
                <text:p>-0.515501371821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4">
                <text:p>-0.64</text:p>
              </table:table-cell>
              <table:table-cell office:value-type="float" office:value="-0.597195441362392">
                <text:p>-0.597195441362392</text:p>
              </table:table-cell>
              <table:table-cell office:value-type="float" office:value="-0.958015860289225">
                <text:p>-0.958015860289225</text:p>
              </table:table-cell>
              <table:table-cell office:value-type="float" office:value="-0.939645473685325">
                <text:p>-0.939645473685325</text:p>
              </table:table-cell>
              <table:table-cell office:value-type="float" office:value="-0.549355436427127">
                <text:p>-0.549355436427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3">
                <text:p>-0.63</text:p>
              </table:table-cell>
              <table:table-cell office:value-type="float" office:value="-0.58914475794227">
                <text:p>-0.58914475794227</text:p>
              </table:table-cell>
              <table:table-cell office:value-type="float" office:value="-0.952090341590516">
                <text:p>-0.952090341590516</text:p>
              </table:table-cell>
              <table:table-cell office:value-type="float" office:value="-0.94948561486463">
                <text:p>-0.94948561486463</text:p>
              </table:table-cell>
              <table:table-cell office:value-type="float" office:value="-0.582330649524082">
                <text:p>-0.582330649524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2">
                <text:p>-0.62</text:p>
              </table:table-cell>
              <table:table-cell office:value-type="float" office:value="-0.581035160537305">
                <text:p>-0.581035160537305</text:p>
              </table:table-cell>
              <table:table-cell office:value-type="float" office:value="-0.945783999449539">
                <text:p>-0.945783999449539</text:p>
              </table:table-cell>
              <table:table-cell office:value-type="float" office:value="-0.958471283078914">
                <text:p>-0.958471283078914</text:p>
              </table:table-cell>
              <table:table-cell office:value-type="float" office:value="-0.614374257805712">
                <text:p>-0.614374257805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1">
                <text:p>-0.61</text:p>
              </table:table-cell>
              <table:table-cell office:value-type="float" office:value="-0.572867460100481">
                <text:p>-0.572867460100481</text:p>
              </table:table-cell>
              <table:table-cell office:value-type="float" office:value="-0.939099356319068">
                <text:p>-0.939099356319068</text:p>
              </table:table-cell>
              <table:table-cell office:value-type="float" office:value="-0.966594391833297">
                <text:p>-0.966594391833297</text:p>
              </table:table-cell>
              <table:table-cell office:value-type="float" office:value="-0.645434998334371">
                <text:p>-0.64543499833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">
                <text:p>-0.6</text:p>
              </table:table-cell>
              <table:table-cell office:value-type="float" office:value="-0.564642473395035">
                <text:p>-0.564642473395035</text:p>
              </table:table-cell>
              <table:table-cell office:value-type="float" office:value="-0.932039085967226">
                <text:p>-0.932039085967226</text:p>
              </table:table-cell>
              <table:table-cell office:value-type="float" office:value="-0.973847630878195">
                <text:p>-0.973847630878195</text:p>
              </table:table-cell>
              <table:table-cell office:value-type="float" office:value="-0.675463180551151">
                <text:p>-0.6754631805511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9">
                <text:p>-0.59</text:p>
              </table:table-cell>
              <table:table-cell office:value-type="float" office:value="-0.556361022912784">
                <text:p>-0.556361022912784</text:p>
              </table:table-cell>
              <table:table-cell office:value-type="float" office:value="-0.92460601240802">
                <text:p>-0.92460601240802</text:p>
              </table:table-cell>
              <table:table-cell office:value-type="float" office:value="-0.980224472788045">
                <text:p>-0.980224472788045</text:p>
              </table:table-cell>
              <table:table-cell office:value-type="float" office:value="-0.704410765770176">
                <text:p>-0.7044107657701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8">
                <text:p>-0.58</text:p>
              </table:table-cell>
              <table:table-cell office:value-type="float" office:value="-0.548023936791874">
                <text:p>-0.548023936791874</text:p>
              </table:table-cell>
              <table:table-cell office:value-type="float" office:value="-0.916803108771767">
                <text:p>-0.916803108771767</text:p>
              </table:table-cell>
              <table:table-cell office:value-type="float" office:value="-0.985719178835553">
                <text:p>-0.985719178835553</text:p>
              </table:table-cell>
              <table:table-cell office:value-type="float" office:value="-0.732231444030251">
                <text:p>-0.732231444030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7">
                <text:p>-0.57</text:p>
              </table:table-cell>
              <table:table-cell office:value-type="float" office:value="-0.539632048733969">
                <text:p>-0.539632048733969</text:p>
              </table:table-cell>
              <table:table-cell office:value-type="float" office:value="-0.908633496115883">
                <text:p>-0.908633496115883</text:p>
              </table:table-cell>
              <table:table-cell office:value-type="float" office:value="-0.990326804156158">
                <text:p>-0.990326804156158</text:p>
              </table:table-cell>
              <table:table-cell office:value-type="float" office:value="-0.758880708180922">
                <text:p>-0.758880708180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56">
                <text:p>-0.56</text:p>
              </table:table-cell>
              <table:table-cell office:value-type="float" office:value="-0.531186197920883">
                <text:p>-0.531186197920883</text:p>
              </table:table-cell>
              <table:table-cell office:value-type="float" office:value="-0.900100442176505">
                <text:p>-0.900100442176505</text:p>
              </table:table-cell>
              <table:table-cell office:value-type="float" office:value="-0.994043202198076">
                <text:p>-0.994043202198076</text:p>
              </table:table-cell>
              <table:table-cell office:value-type="float" office:value="-0.78431592508442">
                <text:p>-0.78431592508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5">
                <text:p>-0.55</text:p>
              </table:table-cell>
              <table:table-cell office:value-type="float" office:value="-0.522687228930659">
                <text:p>-0.522687228930659</text:p>
              </table:table-cell>
              <table:table-cell office:value-type="float" office:value="-0.891207360061435">
                <text:p>-0.891207360061435</text:p>
              </table:table-cell>
              <table:table-cell office:value-type="float" office:value="-0.996865028453919">
                <text:p>-0.996865028453919</text:p>
              </table:table-cell>
              <table:table-cell office:value-type="float" office:value="-0.80849640381959">
                <text:p>-0.808496403819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4">
                <text:p>-0.54</text:p>
              </table:table-cell>
              <table:table-cell office:value-type="float" office:value="-0.514135991653113">
                <text:p>-0.514135991653113</text:p>
              </table:table-cell>
              <table:table-cell office:value-type="float" office:value="-0.881957806884948">
                <text:p>-0.881957806884948</text:p>
              </table:table-cell>
              <table:table-cell office:value-type="float" office:value="-0.998789743470524">
                <text:p>-0.998789743470524</text:p>
              </table:table-cell>
              <table:table-cell office:value-type="float" office:value="-0.831383460778683">
                <text:p>-0.8313834607786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3">
                <text:p>-0.53</text:p>
              </table:table-cell>
              <table:table-cell office:value-type="float" office:value="-0.505533341204847">
                <text:p>-0.505533341204847</text:p>
              </table:table-cell>
              <table:table-cell office:value-type="float" office:value="-0.872355482344986">
                <text:p>-0.872355482344986</text:p>
              </table:table-cell>
              <table:table-cell office:value-type="float" office:value="-0.999815615134291">
                <text:p>-0.999815615134291</text:p>
              </table:table-cell>
              <table:table-cell office:value-type="float" office:value="-0.852940481552876">
                <text:p>-0.852940481552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2">
                <text:p>-0.52</text:p>
              </table:table-cell>
              <table:table-cell office:value-type="float" office:value="-0.496880137843737">
                <text:p>-0.496880137843737</text:p>
              </table:table-cell>
              <table:table-cell office:value-type="float" office:value="-0.862404227243338">
                <text:p>-0.862404227243338</text:p>
              </table:table-cell>
              <table:table-cell office:value-type="float" office:value="-0.999941720229966">
                <text:p>-0.999941720229966</text:p>
              </table:table-cell>
              <table:table-cell office:value-type="float" office:value="-0.873132979507516">
                <text:p>-0.8731329795075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51">
                <text:p>-0.51</text:p>
              </table:table-cell>
              <table:table-cell office:value-type="float" office:value="-0.488177246882908">
                <text:p>-0.488177246882908</text:p>
              </table:table-cell>
              <table:table-cell office:value-type="float" office:value="-0.852108021949363">
                <text:p>-0.852108021949363</text:p>
              </table:table-cell>
              <table:table-cell office:value-type="float" office:value="-0.999167945271476">
                <text:p>-0.999167945271476</text:p>
              </table:table-cell>
              <table:table-cell office:value-type="float" office:value="-0.89192865095338">
                <text:p>-0.89192865095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">
                <text:p>-0.5</text:p>
              </table:table-cell>
              <table:table-cell office:value-type="float" office:value="-0.479425538604203">
                <text:p>-0.479425538604203</text:p>
              </table:table-cell>
              <table:table-cell office:value-type="float" office:value="-0.841470984807896">
                <text:p>-0.841470984807896</text:p>
              </table:table-cell>
              <table:table-cell office:value-type="float" office:value="-0.997494986604055">
                <text:p>-0.997494986604055</text:p>
              </table:table-cell>
              <table:table-cell office:value-type="float" office:value="-0.909297426825682">
                <text:p>-0.9092974268256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9">
                <text:p>-0.49</text:p>
              </table:table-cell>
              <table:table-cell office:value-type="float" office:value="-0.470625888171158">
                <text:p>-0.470625888171158</text:p>
              </table:table-cell>
              <table:table-cell office:value-type="float" office:value="-0.83049737049197">
                <text:p>-0.83049737049197</text:p>
              </table:table-cell>
              <table:table-cell office:value-type="float" office:value="-0.994924349777581">
                <text:p>-0.994924349777581</text:p>
              </table:table-cell>
              <table:table-cell office:value-type="float" office:value="-0.925211520788168">
                <text:p>-0.9252115207881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8">
                <text:p>-0.48</text:p>
              </table:table-cell>
              <table:table-cell office:value-type="float" office:value="-0.461779175541483">
                <text:p>-0.461779175541483</text:p>
              </table:table-cell>
              <table:table-cell office:value-type="float" office:value="-0.819191568300998">
                <text:p>-0.819191568300998</text:p>
              </table:table-cell>
              <table:table-cell office:value-type="float" office:value="-0.991458348191686">
                <text:p>-0.991458348191686</text:p>
              </table:table-cell>
              <table:table-cell office:value-type="float" office:value="-0.939645473685325">
                <text:p>-0.9396454736853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7">
                <text:p>-0.47</text:p>
              </table:table-cell>
              <table:table-cell office:value-type="float" office:value="-0.452886285379068">
                <text:p>-0.452886285379068</text:p>
              </table:table-cell>
              <table:table-cell office:value-type="float" office:value="-0.807558100405114">
                <text:p>-0.807558100405114</text:p>
              </table:table-cell>
              <table:table-cell office:value-type="float" office:value="-0.98710010101385">
                <text:p>-0.98710010101385</text:p>
              </table:table-cell>
              <table:table-cell office:value-type="float" office:value="-0.952576194271595">
                <text:p>-0.9525761942715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6">
                <text:p>-0.46</text:p>
              </table:table-cell>
              <table:table-cell office:value-type="float" office:value="-0.44394810696552">
                <text:p>-0.44394810696552</text:p>
              </table:table-cell>
              <table:table-cell office:value-type="float" office:value="-0.795601620036366">
                <text:p>-0.795601620036366</text:p>
              </table:table-cell>
              <table:table-cell office:value-type="float" office:value="-0.98185353037236">
                <text:p>-0.98185353037236</text:p>
              </table:table-cell>
              <table:table-cell office:value-type="float" office:value="-0.963982996152448">
                <text:p>-0.9639829961524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5">
                <text:p>-0.45</text:p>
              </table:table-cell>
              <table:table-cell office:value-type="float" office:value="-0.43496553411123">
                <text:p>-0.43496553411123</text:p>
              </table:table-cell>
              <table:table-cell office:value-type="float" office:value="-0.783326909627483">
                <text:p>-0.783326909627483</text:p>
              </table:table-cell>
              <table:table-cell office:value-type="float" office:value="-0.975723357826659">
                <text:p>-0.975723357826659</text:p>
              </table:table-cell>
              <table:table-cell office:value-type="float" office:value="-0.973847630878195">
                <text:p>-0.973847630878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4">
                <text:p>-0.44</text:p>
              </table:table-cell>
              <table:table-cell office:value-type="float" office:value="-0.425939465066">
                <text:p>-0.425939465066</text:p>
              </table:table-cell>
              <table:table-cell office:value-type="float" office:value="-0.770738878898969">
                <text:p>-0.770738878898969</text:p>
              </table:table-cell>
              <table:table-cell office:value-type="float" office:value="-0.968715100118265">
                <text:p>-0.968715100118265</text:p>
              </table:table-cell>
              <table:table-cell office:value-type="float" office:value="-0.982154317137618">
                <text:p>-0.982154317137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43">
                <text:p>-0.43</text:p>
              </table:table-cell>
              <table:table-cell office:value-type="float" office:value="-0.416870802429211">
                <text:p>-0.416870802429211</text:p>
              </table:table-cell>
              <table:table-cell office:value-type="float" office:value="-0.757842562895277">
                <text:p>-0.757842562895277</text:p>
              </table:table-cell>
              <table:table-cell office:value-type="float" office:value="-0.960835064206073">
                <text:p>-0.960835064206073</text:p>
              </table:table-cell>
              <table:table-cell office:value-type="float" office:value="-0.988889766004701">
                <text:p>-0.9888897660047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2">
                <text:p>-0.42</text:p>
              </table:table-cell>
              <table:table-cell office:value-type="float" office:value="-0.40776045305957">
                <text:p>-0.40776045305957</text:p>
              </table:table-cell>
              <table:table-cell office:value-type="float" office:value="-0.744643119970859">
                <text:p>-0.744643119970859</text:p>
              </table:table-cell>
              <table:table-cell office:value-type="float" office:value="-0.952090341590516">
                <text:p>-0.952090341590516</text:p>
              </table:table-cell>
              <table:table-cell office:value-type="float" office:value="-0.994043202198076">
                <text:p>-0.9940432021980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1">
                <text:p>-0.41</text:p>
              </table:table-cell>
              <table:table-cell office:value-type="float" office:value="-0.398609327984423">
                <text:p>-0.398609327984423</text:p>
              </table:table-cell>
              <table:table-cell office:value-type="float" office:value="-0.731145829726896">
                <text:p>-0.731145829726896</text:p>
              </table:table-cell>
              <table:table-cell office:value-type="float" office:value="-0.942488801931697">
                <text:p>-0.942488801931697</text:p>
              </table:table-cell>
              <table:table-cell office:value-type="float" office:value="-0.997606381319174">
                <text:p>-0.997606381319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">
                <text:p>-0.4</text:p>
              </table:table-cell>
              <table:table-cell office:value-type="float" office:value="-0.38941834230865">
                <text:p>-0.38941834230865</text:p>
              </table:table-cell>
              <table:table-cell office:value-type="float" office:value="-0.717356090899523">
                <text:p>-0.717356090899523</text:p>
              </table:table-cell>
              <table:table-cell office:value-type="float" office:value="-0.932039085967226">
                <text:p>-0.932039085967226</text:p>
              </table:table-cell>
              <table:table-cell office:value-type="float" office:value="-0.999573603041505">
                <text:p>-0.9995736030415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9">
                <text:p>-0.39</text:p>
              </table:table-cell>
              <table:table-cell office:value-type="float" office:value="-0.380188415123161">
                <text:p>-0.380188415123161</text:p>
              </table:table-cell>
              <table:table-cell office:value-type="float" office:value="-0.70327941920041">
                <text:p>-0.70327941920041</text:p>
              </table:table-cell>
              <table:table-cell office:value-type="float" office:value="-0.920750597736136">
                <text:p>-0.920750597736136</text:p>
              </table:table-cell>
              <table:table-cell office:value-type="float" office:value="-0.999941720229966">
                <text:p>-0.9999417202299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38">
                <text:p>-0.38</text:p>
              </table:table-cell>
              <table:table-cell office:value-type="float" office:value="-0.370920469412983">
                <text:p>-0.370920469412983</text:p>
              </table:table-cell>
              <table:table-cell office:value-type="float" office:value="-0.688921445110551">
                <text:p>-0.688921445110551</text:p>
              </table:table-cell>
              <table:table-cell office:value-type="float" office:value="-0.908633496115883">
                <text:p>-0.908633496115883</text:p>
              </table:table-cell>
              <table:table-cell office:value-type="float" office:value="-0.998710143975583">
                <text:p>-0.9987101439755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7">
                <text:p>-0.37</text:p>
              </table:table-cell>
              <table:table-cell office:value-type="float" office:value="-0.361615431964962">
                <text:p>-0.361615431964962</text:p>
              </table:table-cell>
              <table:table-cell office:value-type="float" office:value="-0.674287911628145">
                <text:p>-0.674287911628145</text:p>
              </table:table-cell>
              <table:table-cell office:value-type="float" office:value="-0.895698685680048">
                <text:p>-0.895698685680048</text:p>
              </table:table-cell>
              <table:table-cell office:value-type="float" office:value="-0.99588084453764">
                <text:p>-0.995880844537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6">
                <text:p>-0.36</text:p>
              </table:table-cell>
              <table:table-cell office:value-type="float" office:value="-0.35227423327509">
                <text:p>-0.35227423327509</text:p>
              </table:table-cell>
              <table:table-cell office:value-type="float" office:value="-0.659384671971473">
                <text:p>-0.659384671971473</text:p>
              </table:table-cell>
              <table:table-cell office:value-type="float" office:value="-0.881957806884948">
                <text:p>-0.881957806884948</text:p>
              </table:table-cell>
              <table:table-cell office:value-type="float" office:value="-0.991458348191686">
                <text:p>-0.9914583481916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5">
                <text:p>-0.35</text:p>
              </table:table-cell>
              <table:table-cell office:value-type="float" office:value="-0.342897807455451">
                <text:p>-0.342897807455451</text:p>
              </table:table-cell>
              <table:table-cell office:value-type="float" office:value="-0.644217687237691">
                <text:p>-0.644217687237691</text:p>
              </table:table-cell>
              <table:table-cell office:value-type="float" office:value="-0.867423225594017">
                <text:p>-0.867423225594017</text:p>
              </table:table-cell>
              <table:table-cell office:value-type="float" office:value="-0.98544972998846">
                <text:p>-0.985449729988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4">
                <text:p>-0.34</text:p>
              </table:table-cell>
              <table:table-cell office:value-type="float" office:value="-0.333487092140814">
                <text:p>-0.333487092140814</text:p>
              </table:table-cell>
              <table:table-cell office:value-type="float" office:value="-0.628793024018469">
                <text:p>-0.628793024018469</text:p>
              </table:table-cell>
              <table:table-cell office:value-type="float" office:value="-0.852108021949363">
                <text:p>-0.852108021949363</text:p>
              </table:table-cell>
              <table:table-cell office:value-type="float" office:value="-0.977864602435316">
                <text:p>-0.977864602435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3">
                <text:p>-0.33</text:p>
              </table:table-cell>
              <table:table-cell office:value-type="float" office:value="-0.324043028394868">
                <text:p>-0.324043028394868</text:p>
              </table:table-cell>
              <table:table-cell office:value-type="float" office:value="-0.613116851973434">
                <text:p>-0.613116851973434</text:p>
              </table:table-cell>
              <table:table-cell office:value-type="float" office:value="-0.836025978600521">
                <text:p>-0.836025978600521</text:p>
              </table:table-cell>
              <table:table-cell office:value-type="float" office:value="-0.968715100118265">
                <text:p>-0.9687151001182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2">
                <text:p>-0.32</text:p>
              </table:table-cell>
              <table:table-cell office:value-type="float" office:value="-0.314566560616118">
                <text:p>-0.314566560616118</text:p>
              </table:table-cell>
              <table:table-cell office:value-type="float" office:value="-0.597195441362392">
                <text:p>-0.597195441362392</text:p>
              </table:table-cell>
              <table:table-cell office:value-type="float" office:value="-0.819191568300998">
                <text:p>-0.819191568300998</text:p>
              </table:table-cell>
              <table:table-cell office:value-type="float" office:value="-0.958015860289225">
                <text:p>-0.9580158602892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1">
                <text:p>-0.31</text:p>
              </table:table-cell>
              <table:table-cell office:value-type="float" office:value="-0.305058636443443">
                <text:p>-0.305058636443443</text:p>
              </table:table-cell>
              <table:table-cell office:value-type="float" office:value="-0.581035160537305">
                <text:p>-0.581035160537305</text:p>
              </table:table-cell>
              <table:table-cell office:value-type="float" office:value="-0.801619940883777">
                <text:p>-0.801619940883777</text:p>
              </table:table-cell>
              <table:table-cell office:value-type="float" office:value="-0.945783999449539">
                <text:p>-0.945783999449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3">
                <text:p>-0.3</text:p>
              </table:table-cell>
              <table:table-cell office:value-type="float" office:value="-0.29552020666134">
                <text:p>-0.29552020666134</text:p>
              </table:table-cell>
              <table:table-cell office:value-type="float" office:value="-0.564642473395035">
                <text:p>-0.564642473395035</text:p>
              </table:table-cell>
              <table:table-cell office:value-type="float" office:value="-0.783326909627484">
                <text:p>-0.783326909627484</text:p>
              </table:table-cell>
              <table:table-cell office:value-type="float" office:value="-0.932039085967226">
                <text:p>-0.932039085967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9">
                <text:p>-0.29</text:p>
              </table:table-cell>
              <table:table-cell office:value-type="float" office:value="-0.285952225104835">
                <text:p>-0.285952225104835</text:p>
              </table:table-cell>
              <table:table-cell office:value-type="float" office:value="-0.548023936791874">
                <text:p>-0.548023936791874</text:p>
              </table:table-cell>
              <table:table-cell office:value-type="float" office:value="-0.764328937025505">
                <text:p>-0.764328937025505</text:p>
              </table:table-cell>
              <table:table-cell office:value-type="float" office:value="-0.916803108771767">
                <text:p>-0.9168031087717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8">
                <text:p>-0.28</text:p>
              </table:table-cell>
              <table:table-cell office:value-type="float" office:value="-0.276355648564114">
                <text:p>-0.276355648564114</text:p>
              </table:table-cell>
              <table:table-cell office:value-type="float" office:value="-0.531186197920883">
                <text:p>-0.531186197920883</text:p>
              </table:table-cell>
              <table:table-cell office:value-type="float" office:value="-0.744643119970859">
                <text:p>-0.744643119970859</text:p>
              </table:table-cell>
              <table:table-cell office:value-type="float" office:value="-0.900100442176505">
                <text:p>-0.9001004421765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7">
                <text:p>-0.27</text:p>
              </table:table-cell>
              <table:table-cell office:value-type="float" office:value="-0.266731436688831">
                <text:p>-0.266731436688831</text:p>
              </table:table-cell>
              <table:table-cell office:value-type="float" office:value="-0.514135991653113">
                <text:p>-0.514135991653113</text:p>
              </table:table-cell>
              <table:table-cell office:value-type="float" office:value="-0.724287174370143">
                <text:p>-0.724287174370143</text:p>
              </table:table-cell>
              <table:table-cell office:value-type="float" office:value="-0.881957806884948">
                <text:p>-0.8819578068849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6">
                <text:p>-0.26</text:p>
              </table:table-cell>
              <table:table-cell office:value-type="float" office:value="-0.257080551892155">
                <text:p>-0.257080551892155</text:p>
              </table:table-cell>
              <table:table-cell office:value-type="float" office:value="-0.496880137843737">
                <text:p>-0.496880137843737</text:p>
              </table:table-cell>
              <table:table-cell office:value-type="float" office:value="-0.70327941920041">
                <text:p>-0.70327941920041</text:p>
              </table:table-cell>
              <table:table-cell office:value-type="float" office:value="-0.862404227243338">
                <text:p>-0.8624042272433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5">
                <text:p>-0.25</text:p>
              </table:table-cell>
              <table:table-cell office:value-type="float" office:value="-0.247403959254523">
                <text:p>-0.247403959254523</text:p>
              </table:table-cell>
              <table:table-cell office:value-type="float" office:value="-0.479425538604203">
                <text:p>-0.479425538604203</text:p>
              </table:table-cell>
              <table:table-cell office:value-type="float" office:value="-0.681638760023334">
                <text:p>-0.681638760023334</text:p>
              </table:table-cell>
              <table:table-cell office:value-type="float" office:value="-0.841470984807896">
                <text:p>-0.841470984807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4">
                <text:p>-0.24</text:p>
              </table:table-cell>
              <table:table-cell office:value-type="float" office:value="-0.237702626427135">
                <text:p>-0.237702626427135</text:p>
              </table:table-cell>
              <table:table-cell office:value-type="float" office:value="-0.461779175541483">
                <text:p>-0.461779175541483</text:p>
              </table:table-cell>
              <table:table-cell office:value-type="float" office:value="-0.659384671971473">
                <text:p>-0.659384671971473</text:p>
              </table:table-cell>
              <table:table-cell office:value-type="float" office:value="-0.819191568300998">
                <text:p>-0.819191568300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3">
                <text:p>-0.23</text:p>
              </table:table-cell>
              <table:table-cell office:value-type="float" office:value="-0.227977523535188">
                <text:p>-0.227977523535188</text:p>
              </table:table-cell>
              <table:table-cell office:value-type="float" office:value="-0.44394810696552">
                <text:p>-0.44394810696552</text:p>
              </table:table-cell>
              <table:table-cell office:value-type="float" office:value="-0.636537182221968">
                <text:p>-0.636537182221968</text:p>
              </table:table-cell>
              <table:table-cell office:value-type="float" office:value="-0.795601620036366">
                <text:p>-0.7956016200363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2">
                <text:p>-0.22</text:p>
              </table:table-cell>
              <table:table-cell office:value-type="float" office:value="-0.218229623080869">
                <text:p>-0.218229623080869</text:p>
              </table:table-cell>
              <table:table-cell office:value-type="float" office:value="-0.425939465066">
                <text:p>-0.425939465066</text:p>
              </table:table-cell>
              <table:table-cell office:value-type="float" office:value="-0.613116851973434">
                <text:p>-0.613116851973434</text:p>
              </table:table-cell>
              <table:table-cell office:value-type="float" office:value="-0.770738878898969">
                <text:p>-0.7707388788989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1">
                <text:p>-0.21</text:p>
              </table:table-cell>
              <table:table-cell office:value-type="float" office:value="-0.2084598998461">
                <text:p>-0.2084598998461</text:p>
              </table:table-cell>
              <table:table-cell office:value-type="float" office:value="-0.40776045305957">
                <text:p>-0.40776045305957</text:p>
              </table:table-cell>
              <table:table-cell office:value-type="float" office:value="-0.58914475794227">
                <text:p>-0.58914475794227</text:p>
              </table:table-cell>
              <table:table-cell office:value-type="float" office:value="-0.744643119970859">
                <text:p>-0.7446431199708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">
                <text:p>-0.2</text:p>
              </table:table-cell>
              <table:table-cell office:value-type="float" office:value="-0.198669330795061">
                <text:p>-0.198669330795061</text:p>
              </table:table-cell>
              <table:table-cell office:value-type="float" office:value="-0.38941834230865">
                <text:p>-0.38941834230865</text:p>
              </table:table-cell>
              <table:table-cell office:value-type="float" office:value="-0.564642473395035">
                <text:p>-0.564642473395035</text:p>
              </table:table-cell>
              <table:table-cell office:value-type="float" office:value="-0.717356090899523">
                <text:p>-0.7173560908995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9">
                <text:p>-0.19</text:p>
              </table:table-cell>
              <table:table-cell office:value-type="float" office:value="-0.188858894976501">
                <text:p>-0.188858894976501</text:p>
              </table:table-cell>
              <table:table-cell office:value-type="float" office:value="-0.370920469412983">
                <text:p>-0.370920469412983</text:p>
              </table:table-cell>
              <table:table-cell office:value-type="float" office:value="-0.539632048733969">
                <text:p>-0.539632048733969</text:p>
              </table:table-cell>
              <table:table-cell office:value-type="float" office:value="-0.688921445110551">
                <text:p>-0.6889214451105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8">
                <text:p>-0.18</text:p>
              </table:table-cell>
              <table:table-cell office:value-type="float" office:value="-0.179029573425824">
                <text:p>-0.179029573425824</text:p>
              </table:table-cell>
              <table:table-cell office:value-type="float" office:value="-0.35227423327509">
                <text:p>-0.35227423327509</text:p>
              </table:table-cell>
              <table:table-cell office:value-type="float" office:value="-0.514135991653113">
                <text:p>-0.514135991653113</text:p>
              </table:table-cell>
              <table:table-cell office:value-type="float" office:value="-0.659384671971473">
                <text:p>-0.659384671971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7">
                <text:p>-0.17</text:p>
              </table:table-cell>
              <table:table-cell office:value-type="float" office:value="-0.169182349066996">
                <text:p>-0.169182349066996</text:p>
              </table:table-cell>
              <table:table-cell office:value-type="float" office:value="-0.333487092140814">
                <text:p>-0.333487092140814</text:p>
              </table:table-cell>
              <table:table-cell office:value-type="float" office:value="-0.488177246882908">
                <text:p>-0.488177246882908</text:p>
              </table:table-cell>
              <table:table-cell office:value-type="float" office:value="-0.628793024018469">
                <text:p>-0.628793024018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6">
                <text:p>-0.16</text:p>
              </table:table-cell>
              <table:table-cell office:value-type="float" office:value="-0.159318206614246">
                <text:p>-0.159318206614246</text:p>
              </table:table-cell>
              <table:table-cell office:value-type="float" office:value="-0.314566560616118">
                <text:p>-0.314566560616118</text:p>
              </table:table-cell>
              <table:table-cell office:value-type="float" office:value="-0.461779175541483">
                <text:p>-0.461779175541483</text:p>
              </table:table-cell>
              <table:table-cell office:value-type="float" office:value="-0.597195441362392">
                <text:p>-0.597195441362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5">
                <text:p>-0.15</text:p>
              </table:table-cell>
              <table:table-cell office:value-type="float" office:value="-0.149438132473599">
                <text:p>-0.149438132473599</text:p>
              </table:table-cell>
              <table:table-cell office:value-type="float" office:value="-0.29552020666134">
                <text:p>-0.29552020666134</text:p>
              </table:table-cell>
              <table:table-cell office:value-type="float" office:value="-0.43496553411123">
                <text:p>-0.43496553411123</text:p>
              </table:table-cell>
              <table:table-cell office:value-type="float" office:value="-0.564642473395035">
                <text:p>-0.5646424733950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4">
                <text:p>-0.14</text:p>
              </table:table-cell>
              <table:table-cell office:value-type="float" office:value="-0.139543114644236">
                <text:p>-0.139543114644236</text:p>
              </table:table-cell>
              <table:table-cell office:value-type="float" office:value="-0.276355648564114">
                <text:p>-0.276355648564114</text:p>
              </table:table-cell>
              <table:table-cell office:value-type="float" office:value="-0.40776045305957">
                <text:p>-0.40776045305957</text:p>
              </table:table-cell>
              <table:table-cell office:value-type="float" office:value="-0.531186197920883">
                <text:p>-0.5311861979208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3">
                <text:p>-0.13</text:p>
              </table:table-cell>
              <table:table-cell office:value-type="float" office:value="-0.129634142619695">
                <text:p>-0.129634142619695</text:p>
              </table:table-cell>
              <table:table-cell office:value-type="float" office:value="-0.257080551892155">
                <text:p>-0.257080551892155</text:p>
              </table:table-cell>
              <table:table-cell office:value-type="float" office:value="-0.380188415123161">
                <text:p>-0.380188415123161</text:p>
              </table:table-cell>
              <table:table-cell office:value-type="float" office:value="-0.496880137843737">
                <text:p>-0.4968801378437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2">
                <text:p>-0.12</text:p>
              </table:table-cell>
              <table:table-cell office:value-type="float" office:value="-0.119712207288919">
                <text:p>-0.119712207288919</text:p>
              </table:table-cell>
              <table:table-cell office:value-type="float" office:value="-0.237702626427135">
                <text:p>-0.237702626427135</text:p>
              </table:table-cell>
              <table:table-cell office:value-type="float" office:value="-0.35227423327509">
                <text:p>-0.35227423327509</text:p>
              </table:table-cell>
              <table:table-cell office:value-type="float" office:value="-0.461779175541483">
                <text:p>-0.4617791755414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1">
                <text:p>-0.11</text:p>
              </table:table-cell>
              <table:table-cell office:value-type="float" office:value="-0.109778300837175">
                <text:p>-0.109778300837175</text:p>
              </table:table-cell>
              <table:table-cell office:value-type="float" office:value="-0.218229623080869">
                <text:p>-0.218229623080869</text:p>
              </table:table-cell>
              <table:table-cell office:value-type="float" office:value="-0.324043028394868">
                <text:p>-0.324043028394868</text:p>
              </table:table-cell>
              <table:table-cell office:value-type="float" office:value="-0.425939465066">
                <text:p>-0.4259394650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">
                <text:p>-0.1</text:p>
              </table:table-cell>
              <table:table-cell office:value-type="float" office:value="-0.0998334166468282">
                <text:p>-0.0998334166468282</text:p>
              </table:table-cell>
              <table:table-cell office:value-type="float" office:value="-0.198669330795061">
                <text:p>-0.198669330795061</text:p>
              </table:table-cell>
              <table:table-cell office:value-type="float" office:value="-0.29552020666134">
                <text:p>-0.29552020666134</text:p>
              </table:table-cell>
              <table:table-cell office:value-type="float" office:value="-0.38941834230865">
                <text:p>-0.38941834230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900000000000001">
                <text:p>-0.0900000000000001</text:p>
              </table:table-cell>
              <table:table-cell office:value-type="float" office:value="-0.0898785491980111">
                <text:p>-0.0898785491980111</text:p>
              </table:table-cell>
              <table:table-cell office:value-type="float" office:value="-0.179029573425824">
                <text:p>-0.179029573425824</text:p>
              </table:table-cell>
              <table:table-cell office:value-type="float" office:value="-0.266731436688831">
                <text:p>-0.266731436688831</text:p>
              </table:table-cell>
              <table:table-cell office:value-type="float" office:value="-0.35227423327509">
                <text:p>-0.352274233275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800000000000001">
                <text:p>-0.0800000000000001</text:p>
              </table:table-cell>
              <table:table-cell office:value-type="float" office:value="-0.0799146939691728">
                <text:p>-0.0799146939691728</text:p>
              </table:table-cell>
              <table:table-cell office:value-type="float" office:value="-0.159318206614246">
                <text:p>-0.159318206614246</text:p>
              </table:table-cell>
              <table:table-cell office:value-type="float" office:value="-0.237702626427135">
                <text:p>-0.237702626427135</text:p>
              </table:table-cell>
              <table:table-cell office:value-type="float" office:value="-0.314566560616118">
                <text:p>-0.3145665606161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700000000000001">
                <text:p>-0.0700000000000001</text:p>
              </table:table-cell>
              <table:table-cell office:value-type="float" office:value="-0.0699428473375329">
                <text:p>-0.0699428473375329</text:p>
              </table:table-cell>
              <table:table-cell office:value-type="float" office:value="-0.139543114644237">
                <text:p>-0.139543114644237</text:p>
              </table:table-cell>
              <table:table-cell office:value-type="float" office:value="-0.2084598998461">
                <text:p>-0.2084598998461</text:p>
              </table:table-cell>
              <table:table-cell office:value-type="float" office:value="-0.276355648564114">
                <text:p>-0.2763556485641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600000000000001">
                <text:p>-0.0600000000000001</text:p>
              </table:table-cell>
              <table:table-cell office:value-type="float" office:value="-0.0599640064794447">
                <text:p>-0.0599640064794447</text:p>
              </table:table-cell>
              <table:table-cell office:value-type="float" office:value="-0.11971220728892">
                <text:p>-0.11971220728892</text:p>
              </table:table-cell>
              <table:table-cell office:value-type="float" office:value="-0.179029573425824">
                <text:p>-0.179029573425824</text:p>
              </table:table-cell>
              <table:table-cell office:value-type="float" office:value="-0.237702626427135">
                <text:p>-0.2377026264271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5">
                <text:p>-0.05</text:p>
              </table:table-cell>
              <table:table-cell office:value-type="float" office:value="-0.0499791692706783">
                <text:p>-0.0499791692706783</text:p>
              </table:table-cell>
              <table:table-cell office:value-type="float" office:value="-0.0998334166468282">
                <text:p>-0.0998334166468282</text:p>
              </table:table-cell>
              <table:table-cell office:value-type="float" office:value="-0.149438132473599">
                <text:p>-0.149438132473599</text:p>
              </table:table-cell>
              <table:table-cell office:value-type="float" office:value="-0.198669330795061">
                <text:p>-0.1986693307950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">
                <text:p>-0.04</text:p>
              </table:table-cell>
              <table:table-cell office:value-type="float" office:value="-0.0399893341866342">
                <text:p>-0.0399893341866342</text:p>
              </table:table-cell>
              <table:table-cell office:value-type="float" office:value="-0.0799146939691727">
                <text:p>-0.0799146939691727</text:p>
              </table:table-cell>
              <table:table-cell office:value-type="float" office:value="-0.119712207288919">
                <text:p>-0.119712207288919</text:p>
              </table:table-cell>
              <table:table-cell office:value-type="float" office:value="-0.159318206614246">
                <text:p>-0.1593182066142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3">
                <text:p>-0.03</text:p>
              </table:table-cell>
              <table:table-cell office:value-type="float" office:value="-0.0299955002024957">
                <text:p>-0.0299955002024957</text:p>
              </table:table-cell>
              <table:table-cell office:value-type="float" office:value="-0.0599640064794446">
                <text:p>-0.0599640064794446</text:p>
              </table:table-cell>
              <table:table-cell office:value-type="float" office:value="-0.089878549198011">
                <text:p>-0.089878549198011</text:p>
              </table:table-cell>
              <table:table-cell office:value-type="float" office:value="-0.119712207288919">
                <text:p>-0.1197122072889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2">
                <text:p>-0.02</text:p>
              </table:table-cell>
              <table:table-cell office:value-type="float" office:value="-0.0199986666933331">
                <text:p>-0.0199986666933331</text:p>
              </table:table-cell>
              <table:table-cell office:value-type="float" office:value="-0.0399893341866342">
                <text:p>-0.0399893341866342</text:p>
              </table:table-cell>
              <table:table-cell office:value-type="float" office:value="-0.0599640064794446">
                <text:p>-0.0599640064794446</text:p>
              </table:table-cell>
              <table:table-cell office:value-type="float" office:value="-0.0799146939691727">
                <text:p>-0.0799146939691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">
                <text:p>-0.01</text:p>
              </table:table-cell>
              <table:table-cell office:value-type="float" office:value="-0.00999983333416667">
                <text:p>-0.00999983333416667</text:p>
              </table:table-cell>
              <table:table-cell office:value-type="float" office:value="-0.0199986666933331">
                <text:p>-0.0199986666933331</text:p>
              </table:table-cell>
              <table:table-cell office:value-type="float" office:value="-0.0299955002024957">
                <text:p>-0.0299955002024957</text:p>
              </table:table-cell>
              <table:table-cell office:value-type="float" office:value="-0.0399893341866342">
                <text:p>-0.03998933418663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">
                <text:p>0.01</text:p>
              </table:table-cell>
              <table:table-cell office:value-type="float" office:value="0.00999983333416667">
                <text:p>0.00999983333416667</text:p>
              </table:table-cell>
              <table:table-cell office:value-type="float" office:value="0.0199986666933331">
                <text:p>0.0199986666933331</text:p>
              </table:table-cell>
              <table:table-cell office:value-type="float" office:value="0.0299955002024957">
                <text:p>0.0299955002024957</text:p>
              </table:table-cell>
              <table:table-cell office:value-type="float" office:value="0.0399893341866342">
                <text:p>0.0399893341866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">
                <text:p>0.02</text:p>
              </table:table-cell>
              <table:table-cell office:value-type="float" office:value="0.0199986666933331">
                <text:p>0.0199986666933331</text:p>
              </table:table-cell>
              <table:table-cell office:value-type="float" office:value="0.0399893341866342">
                <text:p>0.0399893341866342</text:p>
              </table:table-cell>
              <table:table-cell office:value-type="float" office:value="0.0599640064794446">
                <text:p>0.0599640064794446</text:p>
              </table:table-cell>
              <table:table-cell office:value-type="float" office:value="0.0799146939691727">
                <text:p>0.07991469396917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">
                <text:p>0.03</text:p>
              </table:table-cell>
              <table:table-cell office:value-type="float" office:value="0.0299955002024957">
                <text:p>0.0299955002024957</text:p>
              </table:table-cell>
              <table:table-cell office:value-type="float" office:value="0.0599640064794446">
                <text:p>0.0599640064794446</text:p>
              </table:table-cell>
              <table:table-cell office:value-type="float" office:value="0.089878549198011">
                <text:p>0.089878549198011</text:p>
              </table:table-cell>
              <table:table-cell office:value-type="float" office:value="0.119712207288919">
                <text:p>0.1197122072889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">
                <text:p>0.04</text:p>
              </table:table-cell>
              <table:table-cell office:value-type="float" office:value="0.0399893341866342">
                <text:p>0.0399893341866342</text:p>
              </table:table-cell>
              <table:table-cell office:value-type="float" office:value="0.0799146939691727">
                <text:p>0.0799146939691727</text:p>
              </table:table-cell>
              <table:table-cell office:value-type="float" office:value="0.119712207288919">
                <text:p>0.119712207288919</text:p>
              </table:table-cell>
              <table:table-cell office:value-type="float" office:value="0.159318206614246">
                <text:p>0.1593182066142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">
                <text:p>0.05</text:p>
              </table:table-cell>
              <table:table-cell office:value-type="float" office:value="0.0499791692706783">
                <text:p>0.0499791692706783</text:p>
              </table:table-cell>
              <table:table-cell office:value-type="float" office:value="0.0998334166468282">
                <text:p>0.0998334166468282</text:p>
              </table:table-cell>
              <table:table-cell office:value-type="float" office:value="0.149438132473599">
                <text:p>0.149438132473599</text:p>
              </table:table-cell>
              <table:table-cell office:value-type="float" office:value="0.198669330795061">
                <text:p>0.1986693307950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599640064794447">
                <text:p>0.0599640064794447</text:p>
              </table:table-cell>
              <table:table-cell office:value-type="float" office:value="0.11971220728892">
                <text:p>0.11971220728892</text:p>
              </table:table-cell>
              <table:table-cell office:value-type="float" office:value="0.179029573425824">
                <text:p>0.179029573425824</text:p>
              </table:table-cell>
              <table:table-cell office:value-type="float" office:value="0.237702626427135">
                <text:p>0.2377026264271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0.0699428473375329">
                <text:p>0.0699428473375329</text:p>
              </table:table-cell>
              <table:table-cell office:value-type="float" office:value="0.139543114644237">
                <text:p>0.139543114644237</text:p>
              </table:table-cell>
              <table:table-cell office:value-type="float" office:value="0.2084598998461">
                <text:p>0.2084598998461</text:p>
              </table:table-cell>
              <table:table-cell office:value-type="float" office:value="0.276355648564114">
                <text:p>0.2763556485641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799146939691728">
                <text:p>0.0799146939691728</text:p>
              </table:table-cell>
              <table:table-cell office:value-type="float" office:value="0.159318206614246">
                <text:p>0.159318206614246</text:p>
              </table:table-cell>
              <table:table-cell office:value-type="float" office:value="0.237702626427135">
                <text:p>0.237702626427135</text:p>
              </table:table-cell>
              <table:table-cell office:value-type="float" office:value="0.314566560616118">
                <text:p>0.3145665606161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0.0898785491980111">
                <text:p>0.0898785491980111</text:p>
              </table:table-cell>
              <table:table-cell office:value-type="float" office:value="0.179029573425824">
                <text:p>0.179029573425824</text:p>
              </table:table-cell>
              <table:table-cell office:value-type="float" office:value="0.266731436688831">
                <text:p>0.266731436688831</text:p>
              </table:table-cell>
              <table:table-cell office:value-type="float" office:value="0.35227423327509">
                <text:p>0.352274233275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">
                <text:p>0.1</text:p>
              </table:table-cell>
              <table:table-cell office:value-type="float" office:value="0.0998334166468282">
                <text:p>0.0998334166468282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0.29552020666134">
                <text:p>0.29552020666134</text:p>
              </table:table-cell>
              <table:table-cell office:value-type="float" office:value="0.38941834230865">
                <text:p>0.389418342308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">
                <text:p>0.11</text:p>
              </table:table-cell>
              <table:table-cell office:value-type="float" office:value="0.109778300837175">
                <text:p>0.109778300837175</text:p>
              </table:table-cell>
              <table:table-cell office:value-type="float" office:value="0.218229623080869">
                <text:p>0.218229623080869</text:p>
              </table:table-cell>
              <table:table-cell office:value-type="float" office:value="0.324043028394868">
                <text:p>0.324043028394868</text:p>
              </table:table-cell>
              <table:table-cell office:value-type="float" office:value="0.425939465066">
                <text:p>0.4259394650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2">
                <text:p>0.12</text:p>
              </table:table-cell>
              <table:table-cell office:value-type="float" office:value="0.119712207288919">
                <text:p>0.119712207288919</text:p>
              </table:table-cell>
              <table:table-cell office:value-type="float" office:value="0.237702626427135">
                <text:p>0.237702626427135</text:p>
              </table:table-cell>
              <table:table-cell office:value-type="float" office:value="0.35227423327509">
                <text:p>0.35227423327509</text:p>
              </table:table-cell>
              <table:table-cell office:value-type="float" office:value="0.461779175541483">
                <text:p>0.4617791755414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3">
                <text:p>0.13</text:p>
              </table:table-cell>
              <table:table-cell office:value-type="float" office:value="0.129634142619695">
                <text:p>0.129634142619695</text:p>
              </table:table-cell>
              <table:table-cell office:value-type="float" office:value="0.257080551892155">
                <text:p>0.257080551892155</text:p>
              </table:table-cell>
              <table:table-cell office:value-type="float" office:value="0.380188415123161">
                <text:p>0.380188415123161</text:p>
              </table:table-cell>
              <table:table-cell office:value-type="float" office:value="0.496880137843737">
                <text:p>0.4968801378437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">
                <text:p>0.14</text:p>
              </table:table-cell>
              <table:table-cell office:value-type="float" office:value="0.139543114644236">
                <text:p>0.139543114644236</text:p>
              </table:table-cell>
              <table:table-cell office:value-type="float" office:value="0.276355648564114">
                <text:p>0.276355648564114</text:p>
              </table:table-cell>
              <table:table-cell office:value-type="float" office:value="0.40776045305957">
                <text:p>0.40776045305957</text:p>
              </table:table-cell>
              <table:table-cell office:value-type="float" office:value="0.531186197920883">
                <text:p>0.5311861979208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">
                <text:p>0.15</text:p>
              </table:table-cell>
              <table:table-cell office:value-type="float" office:value="0.149438132473599">
                <text:p>0.149438132473599</text:p>
              </table:table-cell>
              <table:table-cell office:value-type="float" office:value="0.29552020666134">
                <text:p>0.29552020666134</text:p>
              </table:table-cell>
              <table:table-cell office:value-type="float" office:value="0.43496553411123">
                <text:p>0.43496553411123</text:p>
              </table:table-cell>
              <table:table-cell office:value-type="float" office:value="0.564642473395035">
                <text:p>0.5646424733950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">
                <text:p>0.16</text:p>
              </table:table-cell>
              <table:table-cell office:value-type="float" office:value="0.159318206614246">
                <text:p>0.159318206614246</text:p>
              </table:table-cell>
              <table:table-cell office:value-type="float" office:value="0.314566560616118">
                <text:p>0.314566560616118</text:p>
              </table:table-cell>
              <table:table-cell office:value-type="float" office:value="0.461779175541483">
                <text:p>0.461779175541483</text:p>
              </table:table-cell>
              <table:table-cell office:value-type="float" office:value="0.597195441362392">
                <text:p>0.5971954413623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">
                <text:p>0.17</text:p>
              </table:table-cell>
              <table:table-cell office:value-type="float" office:value="0.169182349066996">
                <text:p>0.169182349066996</text:p>
              </table:table-cell>
              <table:table-cell office:value-type="float" office:value="0.333487092140814">
                <text:p>0.333487092140814</text:p>
              </table:table-cell>
              <table:table-cell office:value-type="float" office:value="0.488177246882908">
                <text:p>0.488177246882908</text:p>
              </table:table-cell>
              <table:table-cell office:value-type="float" office:value="0.628793024018469">
                <text:p>0.6287930240184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">
                <text:p>0.18</text:p>
              </table:table-cell>
              <table:table-cell office:value-type="float" office:value="0.179029573425824">
                <text:p>0.179029573425824</text:p>
              </table:table-cell>
              <table:table-cell office:value-type="float" office:value="0.35227423327509">
                <text:p>0.35227423327509</text:p>
              </table:table-cell>
              <table:table-cell office:value-type="float" office:value="0.514135991653113">
                <text:p>0.514135991653113</text:p>
              </table:table-cell>
              <table:table-cell office:value-type="float" office:value="0.659384671971473">
                <text:p>0.6593846719714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9">
                <text:p>0.19</text:p>
              </table:table-cell>
              <table:table-cell office:value-type="float" office:value="0.188858894976501">
                <text:p>0.188858894976501</text:p>
              </table:table-cell>
              <table:table-cell office:value-type="float" office:value="0.370920469412983">
                <text:p>0.370920469412983</text:p>
              </table:table-cell>
              <table:table-cell office:value-type="float" office:value="0.539632048733969">
                <text:p>0.539632048733969</text:p>
              </table:table-cell>
              <table:table-cell office:value-type="float" office:value="0.688921445110551">
                <text:p>0.6889214451105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">
                <text:p>0.2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0.38941834230865">
                <text:p>0.38941834230865</text:p>
              </table:table-cell>
              <table:table-cell office:value-type="float" office:value="0.564642473395035">
                <text:p>0.564642473395035</text:p>
              </table:table-cell>
              <table:table-cell office:value-type="float" office:value="0.717356090899523">
                <text:p>0.7173560908995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1">
                <text:p>0.21</text:p>
              </table:table-cell>
              <table:table-cell office:value-type="float" office:value="0.2084598998461">
                <text:p>0.2084598998461</text:p>
              </table:table-cell>
              <table:table-cell office:value-type="float" office:value="0.40776045305957">
                <text:p>0.40776045305957</text:p>
              </table:table-cell>
              <table:table-cell office:value-type="float" office:value="0.58914475794227">
                <text:p>0.58914475794227</text:p>
              </table:table-cell>
              <table:table-cell office:value-type="float" office:value="0.744643119970859">
                <text:p>0.7446431199708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">
                <text:p>0.22</text:p>
              </table:table-cell>
              <table:table-cell office:value-type="float" office:value="0.218229623080869">
                <text:p>0.218229623080869</text:p>
              </table:table-cell>
              <table:table-cell office:value-type="float" office:value="0.425939465066">
                <text:p>0.425939465066</text:p>
              </table:table-cell>
              <table:table-cell office:value-type="float" office:value="0.613116851973434">
                <text:p>0.613116851973434</text:p>
              </table:table-cell>
              <table:table-cell office:value-type="float" office:value="0.770738878898969">
                <text:p>0.7707388788989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3">
                <text:p>0.23</text:p>
              </table:table-cell>
              <table:table-cell office:value-type="float" office:value="0.227977523535188">
                <text:p>0.227977523535188</text:p>
              </table:table-cell>
              <table:table-cell office:value-type="float" office:value="0.44394810696552">
                <text:p>0.44394810696552</text:p>
              </table:table-cell>
              <table:table-cell office:value-type="float" office:value="0.636537182221968">
                <text:p>0.636537182221968</text:p>
              </table:table-cell>
              <table:table-cell office:value-type="float" office:value="0.795601620036366">
                <text:p>0.7956016200363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">
                <text:p>0.24</text:p>
              </table:table-cell>
              <table:table-cell office:value-type="float" office:value="0.237702626427135">
                <text:p>0.237702626427135</text:p>
              </table:table-cell>
              <table:table-cell office:value-type="float" office:value="0.461779175541483">
                <text:p>0.461779175541483</text:p>
              </table:table-cell>
              <table:table-cell office:value-type="float" office:value="0.659384671971473">
                <text:p>0.659384671971473</text:p>
              </table:table-cell>
              <table:table-cell office:value-type="float" office:value="0.819191568300998">
                <text:p>0.819191568300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5">
                <text:p>0.25</text:p>
              </table:table-cell>
              <table:table-cell office:value-type="float" office:value="0.247403959254523">
                <text:p>0.247403959254523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0.681638760023334">
                <text:p>0.681638760023334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6">
                <text:p>0.26</text:p>
              </table:table-cell>
              <table:table-cell office:value-type="float" office:value="0.257080551892155">
                <text:p>0.257080551892155</text:p>
              </table:table-cell>
              <table:table-cell office:value-type="float" office:value="0.496880137843737">
                <text:p>0.496880137843737</text:p>
              </table:table-cell>
              <table:table-cell office:value-type="float" office:value="0.70327941920041">
                <text:p>0.70327941920041</text:p>
              </table:table-cell>
              <table:table-cell office:value-type="float" office:value="0.862404227243338">
                <text:p>0.862404227243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">
                <text:p>0.27</text:p>
              </table:table-cell>
              <table:table-cell office:value-type="float" office:value="0.266731436688831">
                <text:p>0.266731436688831</text:p>
              </table:table-cell>
              <table:table-cell office:value-type="float" office:value="0.514135991653113">
                <text:p>0.514135991653113</text:p>
              </table:table-cell>
              <table:table-cell office:value-type="float" office:value="0.724287174370143">
                <text:p>0.724287174370143</text:p>
              </table:table-cell>
              <table:table-cell office:value-type="float" office:value="0.881957806884948">
                <text:p>0.8819578068849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8">
                <text:p>0.28</text:p>
              </table:table-cell>
              <table:table-cell office:value-type="float" office:value="0.276355648564114">
                <text:p>0.276355648564114</text:p>
              </table:table-cell>
              <table:table-cell office:value-type="float" office:value="0.531186197920883">
                <text:p>0.531186197920883</text:p>
              </table:table-cell>
              <table:table-cell office:value-type="float" office:value="0.744643119970859">
                <text:p>0.744643119970859</text:p>
              </table:table-cell>
              <table:table-cell office:value-type="float" office:value="0.900100442176505">
                <text:p>0.9001004421765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9">
                <text:p>0.29</text:p>
              </table:table-cell>
              <table:table-cell office:value-type="float" office:value="0.285952225104835">
                <text:p>0.285952225104835</text:p>
              </table:table-cell>
              <table:table-cell office:value-type="float" office:value="0.548023936791874">
                <text:p>0.548023936791874</text:p>
              </table:table-cell>
              <table:table-cell office:value-type="float" office:value="0.764328937025505">
                <text:p>0.764328937025505</text:p>
              </table:table-cell>
              <table:table-cell office:value-type="float" office:value="0.916803108771767">
                <text:p>0.9168031087717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">
                <text:p>0.3</text:p>
              </table:table-cell>
              <table:table-cell office:value-type="float" office:value="0.29552020666134">
                <text:p>0.29552020666134</text:p>
              </table:table-cell>
              <table:table-cell office:value-type="float" office:value="0.564642473395035">
                <text:p>0.564642473395035</text:p>
              </table:table-cell>
              <table:table-cell office:value-type="float" office:value="0.783326909627484">
                <text:p>0.783326909627484</text:p>
              </table:table-cell>
              <table:table-cell office:value-type="float" office:value="0.932039085967226">
                <text:p>0.9320390859672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1">
                <text:p>0.31</text:p>
              </table:table-cell>
              <table:table-cell office:value-type="float" office:value="0.305058636443443">
                <text:p>0.305058636443443</text:p>
              </table:table-cell>
              <table:table-cell office:value-type="float" office:value="0.581035160537305">
                <text:p>0.581035160537305</text:p>
              </table:table-cell>
              <table:table-cell office:value-type="float" office:value="0.801619940883777">
                <text:p>0.801619940883777</text:p>
              </table:table-cell>
              <table:table-cell office:value-type="float" office:value="0.945783999449539">
                <text:p>0.9457839994495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">
                <text:p>0.32</text:p>
              </table:table-cell>
              <table:table-cell office:value-type="float" office:value="0.314566560616118">
                <text:p>0.314566560616118</text:p>
              </table:table-cell>
              <table:table-cell office:value-type="float" office:value="0.597195441362392">
                <text:p>0.597195441362392</text:p>
              </table:table-cell>
              <table:table-cell office:value-type="float" office:value="0.819191568300998">
                <text:p>0.819191568300998</text:p>
              </table:table-cell>
              <table:table-cell office:value-type="float" office:value="0.958015860289225">
                <text:p>0.9580158602892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3">
                <text:p>0.33</text:p>
              </table:table-cell>
              <table:table-cell office:value-type="float" office:value="0.324043028394868">
                <text:p>0.324043028394868</text:p>
              </table:table-cell>
              <table:table-cell office:value-type="float" office:value="0.613116851973434">
                <text:p>0.613116851973434</text:p>
              </table:table-cell>
              <table:table-cell office:value-type="float" office:value="0.836025978600521">
                <text:p>0.836025978600521</text:p>
              </table:table-cell>
              <table:table-cell office:value-type="float" office:value="0.968715100118265">
                <text:p>0.9687151001182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4">
                <text:p>0.34</text:p>
              </table:table-cell>
              <table:table-cell office:value-type="float" office:value="0.333487092140814">
                <text:p>0.333487092140814</text:p>
              </table:table-cell>
              <table:table-cell office:value-type="float" office:value="0.628793024018469">
                <text:p>0.628793024018469</text:p>
              </table:table-cell>
              <table:table-cell office:value-type="float" office:value="0.852108021949363">
                <text:p>0.852108021949363</text:p>
              </table:table-cell>
              <table:table-cell office:value-type="float" office:value="0.977864602435316">
                <text:p>0.9778646024353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5">
                <text:p>0.35</text:p>
              </table:table-cell>
              <table:table-cell office:value-type="float" office:value="0.342897807455451">
                <text:p>0.342897807455451</text:p>
              </table:table-cell>
              <table:table-cell office:value-type="float" office:value="0.644217687237691">
                <text:p>0.644217687237691</text:p>
              </table:table-cell>
              <table:table-cell office:value-type="float" office:value="0.867423225594017">
                <text:p>0.867423225594017</text:p>
              </table:table-cell>
              <table:table-cell office:value-type="float" office:value="0.98544972998846">
                <text:p>0.985449729988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">
                <text:p>0.36</text:p>
              </table:table-cell>
              <table:table-cell office:value-type="float" office:value="0.35227423327509">
                <text:p>0.35227423327509</text:p>
              </table:table-cell>
              <table:table-cell office:value-type="float" office:value="0.659384671971473">
                <text:p>0.659384671971473</text:p>
              </table:table-cell>
              <table:table-cell office:value-type="float" office:value="0.881957806884948">
                <text:p>0.881957806884948</text:p>
              </table:table-cell>
              <table:table-cell office:value-type="float" office:value="0.991458348191686">
                <text:p>0.9914583481916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">
                <text:p>0.37</text:p>
              </table:table-cell>
              <table:table-cell office:value-type="float" office:value="0.361615431964962">
                <text:p>0.361615431964962</text:p>
              </table:table-cell>
              <table:table-cell office:value-type="float" office:value="0.674287911628145">
                <text:p>0.674287911628145</text:p>
              </table:table-cell>
              <table:table-cell office:value-type="float" office:value="0.895698685680048">
                <text:p>0.895698685680048</text:p>
              </table:table-cell>
              <table:table-cell office:value-type="float" office:value="0.99588084453764">
                <text:p>0.995880844537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0.370920469412983">
                <text:p>0.370920469412983</text:p>
              </table:table-cell>
              <table:table-cell office:value-type="float" office:value="0.688921445110551">
                <text:p>0.688921445110551</text:p>
              </table:table-cell>
              <table:table-cell office:value-type="float" office:value="0.908633496115883">
                <text:p>0.908633496115883</text:p>
              </table:table-cell>
              <table:table-cell office:value-type="float" office:value="0.998710143975583">
                <text:p>0.9987101439755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9">
                <text:p>0.39</text:p>
              </table:table-cell>
              <table:table-cell office:value-type="float" office:value="0.380188415123161">
                <text:p>0.380188415123161</text:p>
              </table:table-cell>
              <table:table-cell office:value-type="float" office:value="0.70327941920041">
                <text:p>0.70327941920041</text:p>
              </table:table-cell>
              <table:table-cell office:value-type="float" office:value="0.920750597736136">
                <text:p>0.920750597736136</text:p>
              </table:table-cell>
              <table:table-cell office:value-type="float" office:value="0.999941720229966">
                <text:p>0.9999417202299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">
                <text:p>0.4</text:p>
              </table:table-cell>
              <table:table-cell office:value-type="float" office:value="0.38941834230865">
                <text:p>0.38941834230865</text:p>
              </table:table-cell>
              <table:table-cell office:value-type="float" office:value="0.717356090899523">
                <text:p>0.717356090899523</text:p>
              </table:table-cell>
              <table:table-cell office:value-type="float" office:value="0.932039085967226">
                <text:p>0.932039085967226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1">
                <text:p>0.41</text:p>
              </table:table-cell>
              <table:table-cell office:value-type="float" office:value="0.398609327984423">
                <text:p>0.398609327984423</text:p>
              </table:table-cell>
              <table:table-cell office:value-type="float" office:value="0.731145829726896">
                <text:p>0.731145829726896</text:p>
              </table:table-cell>
              <table:table-cell office:value-type="float" office:value="0.942488801931697">
                <text:p>0.942488801931697</text:p>
              </table:table-cell>
              <table:table-cell office:value-type="float" office:value="0.997606381319174">
                <text:p>0.9976063813191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2">
                <text:p>0.42</text:p>
              </table:table-cell>
              <table:table-cell office:value-type="float" office:value="0.40776045305957">
                <text:p>0.40776045305957</text:p>
              </table:table-cell>
              <table:table-cell office:value-type="float" office:value="0.744643119970859">
                <text:p>0.744643119970859</text:p>
              </table:table-cell>
              <table:table-cell office:value-type="float" office:value="0.952090341590516">
                <text:p>0.952090341590516</text:p>
              </table:table-cell>
              <table:table-cell office:value-type="float" office:value="0.994043202198076">
                <text:p>0.9940432021980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">
                <text:p>0.43</text:p>
              </table:table-cell>
              <table:table-cell office:value-type="float" office:value="0.416870802429211">
                <text:p>0.416870802429211</text:p>
              </table:table-cell>
              <table:table-cell office:value-type="float" office:value="0.757842562895277">
                <text:p>0.757842562895277</text:p>
              </table:table-cell>
              <table:table-cell office:value-type="float" office:value="0.960835064206073">
                <text:p>0.960835064206073</text:p>
              </table:table-cell>
              <table:table-cell office:value-type="float" office:value="0.988889766004701">
                <text:p>0.9888897660047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4">
                <text:p>0.44</text:p>
              </table:table-cell>
              <table:table-cell office:value-type="float" office:value="0.425939465066">
                <text:p>0.425939465066</text:p>
              </table:table-cell>
              <table:table-cell office:value-type="float" office:value="0.770738878898969">
                <text:p>0.770738878898969</text:p>
              </table:table-cell>
              <table:table-cell office:value-type="float" office:value="0.968715100118265">
                <text:p>0.968715100118265</text:p>
              </table:table-cell>
              <table:table-cell office:value-type="float" office:value="0.982154317137618">
                <text:p>0.9821543171376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5">
                <text:p>0.45</text:p>
              </table:table-cell>
              <table:table-cell office:value-type="float" office:value="0.43496553411123">
                <text:p>0.43496553411123</text:p>
              </table:table-cell>
              <table:table-cell office:value-type="float" office:value="0.783326909627483">
                <text:p>0.783326909627483</text:p>
              </table:table-cell>
              <table:table-cell office:value-type="float" office:value="0.975723357826659">
                <text:p>0.975723357826659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6">
                <text:p>0.46</text:p>
              </table:table-cell>
              <table:table-cell office:value-type="float" office:value="0.44394810696552">
                <text:p>0.44394810696552</text:p>
              </table:table-cell>
              <table:table-cell office:value-type="float" office:value="0.795601620036366">
                <text:p>0.795601620036366</text:p>
              </table:table-cell>
              <table:table-cell office:value-type="float" office:value="0.98185353037236">
                <text:p>0.98185353037236</text:p>
              </table:table-cell>
              <table:table-cell office:value-type="float" office:value="0.963982996152448">
                <text:p>0.963982996152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7">
                <text:p>0.47</text:p>
              </table:table-cell>
              <table:table-cell office:value-type="float" office:value="0.452886285379068">
                <text:p>0.452886285379068</text:p>
              </table:table-cell>
              <table:table-cell office:value-type="float" office:value="0.807558100405114">
                <text:p>0.807558100405114</text:p>
              </table:table-cell>
              <table:table-cell office:value-type="float" office:value="0.98710010101385">
                <text:p>0.98710010101385</text:p>
              </table:table-cell>
              <table:table-cell office:value-type="float" office:value="0.952576194271595">
                <text:p>0.9525761942715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8">
                <text:p>0.48</text:p>
              </table:table-cell>
              <table:table-cell office:value-type="float" office:value="0.461779175541483">
                <text:p>0.461779175541483</text:p>
              </table:table-cell>
              <table:table-cell office:value-type="float" office:value="0.819191568300998">
                <text:p>0.819191568300998</text:p>
              </table:table-cell>
              <table:table-cell office:value-type="float" office:value="0.991458348191686">
                <text:p>0.991458348191686</text:p>
              </table:table-cell>
              <table:table-cell office:value-type="float" office:value="0.939645473685325">
                <text:p>0.9396454736853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9">
                <text:p>0.49</text:p>
              </table:table-cell>
              <table:table-cell office:value-type="float" office:value="0.470625888171158">
                <text:p>0.470625888171158</text:p>
              </table:table-cell>
              <table:table-cell office:value-type="float" office:value="0.83049737049197">
                <text:p>0.83049737049197</text:p>
              </table:table-cell>
              <table:table-cell office:value-type="float" office:value="0.994924349777581">
                <text:p>0.994924349777581</text:p>
              </table:table-cell>
              <table:table-cell office:value-type="float" office:value="0.925211520788168">
                <text:p>0.9252115207881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">
                <text:p>0.5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1">
                <text:p>0.51</text:p>
              </table:table-cell>
              <table:table-cell office:value-type="float" office:value="0.488177246882908">
                <text:p>0.488177246882908</text:p>
              </table:table-cell>
              <table:table-cell office:value-type="float" office:value="0.852108021949363">
                <text:p>0.852108021949363</text:p>
              </table:table-cell>
              <table:table-cell office:value-type="float" office:value="0.999167945271476">
                <text:p>0.999167945271476</text:p>
              </table:table-cell>
              <table:table-cell office:value-type="float" office:value="0.89192865095338">
                <text:p>0.891928650953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2">
                <text:p>0.52</text:p>
              </table:table-cell>
              <table:table-cell office:value-type="float" office:value="0.496880137843737">
                <text:p>0.496880137843737</text:p>
              </table:table-cell>
              <table:table-cell office:value-type="float" office:value="0.862404227243338">
                <text:p>0.862404227243338</text:p>
              </table:table-cell>
              <table:table-cell office:value-type="float" office:value="0.999941720229966">
                <text:p>0.999941720229966</text:p>
              </table:table-cell>
              <table:table-cell office:value-type="float" office:value="0.873132979507516">
                <text:p>0.8731329795075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3">
                <text:p>0.53</text:p>
              </table:table-cell>
              <table:table-cell office:value-type="float" office:value="0.505533341204847">
                <text:p>0.505533341204847</text:p>
              </table:table-cell>
              <table:table-cell office:value-type="float" office:value="0.872355482344986">
                <text:p>0.872355482344986</text:p>
              </table:table-cell>
              <table:table-cell office:value-type="float" office:value="0.999815615134291">
                <text:p>0.999815615134291</text:p>
              </table:table-cell>
              <table:table-cell office:value-type="float" office:value="0.852940481552876">
                <text:p>0.8529404815528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4">
                <text:p>0.54</text:p>
              </table:table-cell>
              <table:table-cell office:value-type="float" office:value="0.514135991653113">
                <text:p>0.514135991653113</text:p>
              </table:table-cell>
              <table:table-cell office:value-type="float" office:value="0.881957806884948">
                <text:p>0.881957806884948</text:p>
              </table:table-cell>
              <table:table-cell office:value-type="float" office:value="0.998789743470524">
                <text:p>0.998789743470524</text:p>
              </table:table-cell>
              <table:table-cell office:value-type="float" office:value="0.831383460778683">
                <text:p>0.8313834607786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5">
                <text:p>0.55</text:p>
              </table:table-cell>
              <table:table-cell office:value-type="float" office:value="0.522687228930659">
                <text:p>0.522687228930659</text:p>
              </table:table-cell>
              <table:table-cell office:value-type="float" office:value="0.891207360061435">
                <text:p>0.891207360061435</text:p>
              </table:table-cell>
              <table:table-cell office:value-type="float" office:value="0.996865028453919">
                <text:p>0.996865028453919</text:p>
              </table:table-cell>
              <table:table-cell office:value-type="float" office:value="0.80849640381959">
                <text:p>0.808496403819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6">
                <text:p>0.56</text:p>
              </table:table-cell>
              <table:table-cell office:value-type="float" office:value="0.531186197920883">
                <text:p>0.531186197920883</text:p>
              </table:table-cell>
              <table:table-cell office:value-type="float" office:value="0.900100442176505">
                <text:p>0.900100442176505</text:p>
              </table:table-cell>
              <table:table-cell office:value-type="float" office:value="0.994043202198076">
                <text:p>0.994043202198076</text:p>
              </table:table-cell>
              <table:table-cell office:value-type="float" office:value="0.78431592508442">
                <text:p>0.784315925084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7">
                <text:p>0.57</text:p>
              </table:table-cell>
              <table:table-cell office:value-type="float" office:value="0.539632048733969">
                <text:p>0.539632048733969</text:p>
              </table:table-cell>
              <table:table-cell office:value-type="float" office:value="0.908633496115883">
                <text:p>0.908633496115883</text:p>
              </table:table-cell>
              <table:table-cell office:value-type="float" office:value="0.990326804156158">
                <text:p>0.990326804156158</text:p>
              </table:table-cell>
              <table:table-cell office:value-type="float" office:value="0.758880708180922">
                <text:p>0.7588807081809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8">
                <text:p>0.58</text:p>
              </table:table-cell>
              <table:table-cell office:value-type="float" office:value="0.548023936791874">
                <text:p>0.548023936791874</text:p>
              </table:table-cell>
              <table:table-cell office:value-type="float" office:value="0.916803108771767">
                <text:p>0.916803108771767</text:p>
              </table:table-cell>
              <table:table-cell office:value-type="float" office:value="0.985719178835553">
                <text:p>0.985719178835553</text:p>
              </table:table-cell>
              <table:table-cell office:value-type="float" office:value="0.732231444030251">
                <text:p>0.7322314440302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9">
                <text:p>0.59</text:p>
              </table:table-cell>
              <table:table-cell office:value-type="float" office:value="0.556361022912784">
                <text:p>0.556361022912784</text:p>
              </table:table-cell>
              <table:table-cell office:value-type="float" office:value="0.92460601240802">
                <text:p>0.92460601240802</text:p>
              </table:table-cell>
              <table:table-cell office:value-type="float" office:value="0.980224472788045">
                <text:p>0.980224472788045</text:p>
              </table:table-cell>
              <table:table-cell office:value-type="float" office:value="0.704410765770176">
                <text:p>0.704410765770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">
                <text:p>0.6</text:p>
              </table:table-cell>
              <table:table-cell office:value-type="float" office:value="0.564642473395035">
                <text:p>0.564642473395035</text:p>
              </table:table-cell>
              <table:table-cell office:value-type="float" office:value="0.932039085967226">
                <text:p>0.932039085967226</text:p>
              </table:table-cell>
              <table:table-cell office:value-type="float" office:value="0.973847630878195">
                <text:p>0.973847630878195</text:p>
              </table:table-cell>
              <table:table-cell office:value-type="float" office:value="0.675463180551151">
                <text:p>0.6754631805511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1">
                <text:p>0.61</text:p>
              </table:table-cell>
              <table:table-cell office:value-type="float" office:value="0.572867460100481">
                <text:p>0.572867460100481</text:p>
              </table:table-cell>
              <table:table-cell office:value-type="float" office:value="0.939099356319068">
                <text:p>0.939099356319068</text:p>
              </table:table-cell>
              <table:table-cell office:value-type="float" office:value="0.966594391833297">
                <text:p>0.966594391833297</text:p>
              </table:table-cell>
              <table:table-cell office:value-type="float" office:value="0.645434998334371">
                <text:p>0.6454349983343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2">
                <text:p>0.62</text:p>
              </table:table-cell>
              <table:table-cell office:value-type="float" office:value="0.581035160537305">
                <text:p>0.581035160537305</text:p>
              </table:table-cell>
              <table:table-cell office:value-type="float" office:value="0.945783999449539">
                <text:p>0.945783999449539</text:p>
              </table:table-cell>
              <table:table-cell office:value-type="float" office:value="0.958471283078914">
                <text:p>0.958471283078914</text:p>
              </table:table-cell>
              <table:table-cell office:value-type="float" office:value="0.614374257805712">
                <text:p>0.6143742578057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">
                <text:p>0.63</text:p>
              </table:table-cell>
              <table:table-cell office:value-type="float" office:value="0.58914475794227">
                <text:p>0.58914475794227</text:p>
              </table:table-cell>
              <table:table-cell office:value-type="float" office:value="0.952090341590516">
                <text:p>0.952090341590516</text:p>
              </table:table-cell>
              <table:table-cell office:value-type="float" office:value="0.94948561486463">
                <text:p>0.94948561486463</text:p>
              </table:table-cell>
              <table:table-cell office:value-type="float" office:value="0.582330649524082">
                <text:p>0.5823306495240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4">
                <text:p>0.64</text:p>
              </table:table-cell>
              <table:table-cell office:value-type="float" office:value="0.597195441362392">
                <text:p>0.597195441362392</text:p>
              </table:table-cell>
              <table:table-cell office:value-type="float" office:value="0.958015860289225">
                <text:p>0.958015860289225</text:p>
              </table:table-cell>
              <table:table-cell office:value-type="float" office:value="0.939645473685325">
                <text:p>0.939645473685325</text:p>
              </table:table-cell>
              <table:table-cell office:value-type="float" office:value="0.549355436427127">
                <text:p>0.5493554364271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">
                <text:p>0.65</text:p>
              </table:table-cell>
              <table:table-cell office:value-type="float" office:value="0.60518640573604">
                <text:p>0.60518640573604</text:p>
              </table:table-cell>
              <table:table-cell office:value-type="float" office:value="0.963558185417193">
                <text:p>0.963558185417193</text:p>
              </table:table-cell>
              <table:table-cell office:value-type="float" office:value="0.928959715003869">
                <text:p>0.928959715003869</text:p>
              </table:table-cell>
              <table:table-cell office:value-type="float" office:value="0.515501371821464">
                <text:p>0.5155013718214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6">
                <text:p>0.66</text:p>
              </table:table-cell>
              <table:table-cell office:value-type="float" office:value="0.613116851973434">
                <text:p>0.613116851973434</text:p>
              </table:table-cell>
              <table:table-cell office:value-type="float" office:value="0.968715100118265">
                <text:p>0.968715100118265</text:p>
              </table:table-cell>
              <table:table-cell office:value-type="float" office:value="0.91743795528181">
                <text:p>0.91743795528181</text:p>
              </table:table-cell>
              <table:table-cell office:value-type="float" office:value="0.480822614988648">
                <text:p>0.4808226149886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7">
                <text:p>0.67</text:p>
              </table:table-cell>
              <table:table-cell office:value-type="float" office:value="0.62098598703656">
                <text:p>0.62098598703656</text:p>
              </table:table-cell>
              <table:table-cell office:value-type="float" office:value="0.973484541695319">
                <text:p>0.973484541695319</text:p>
              </table:table-cell>
              <table:table-cell office:value-type="float" office:value="0.905090563325201">
                <text:p>0.905090563325201</text:p>
              </table:table-cell>
              <table:table-cell office:value-type="float" office:value="0.445374644541871">
                <text:p>0.4453746445418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8">
                <text:p>0.68</text:p>
              </table:table-cell>
              <table:table-cell office:value-type="float" office:value="0.628793024018469">
                <text:p>0.628793024018469</text:p>
              </table:table-cell>
              <table:table-cell office:value-type="float" office:value="0.977864602435316">
                <text:p>0.977864602435316</text:p>
              </table:table-cell>
              <table:table-cell office:value-type="float" office:value="0.89192865095338">
                <text:p>0.89192865095338</text:p>
              </table:table-cell>
              <table:table-cell office:value-type="float" office:value="0.409214169672017">
                <text:p>0.4092141696720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9">
                <text:p>0.69</text:p>
              </table:table-cell>
              <table:table-cell office:value-type="float" office:value="0.636537182221968">
                <text:p>0.636537182221968</text:p>
              </table:table-cell>
              <table:table-cell office:value-type="float" office:value="0.98185353037236">
                <text:p>0.98185353037236</text:p>
              </table:table-cell>
              <table:table-cell office:value-type="float" office:value="0.877964062999078">
                <text:p>0.877964062999078</text:p>
              </table:table-cell>
              <table:table-cell office:value-type="float" office:value="0.372399039425055">
                <text:p>0.372399039425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">
                <text:p>0.7</text:p>
              </table:table-cell>
              <table:table-cell office:value-type="float" office:value="0.644217687237691">
                <text:p>0.644217687237691</text:p>
              </table:table-cell>
              <table:table-cell office:value-type="float" office:value="0.98544972998846">
                <text:p>0.98544972998846</text:p>
              </table:table-cell>
              <table:table-cell office:value-type="float" office:value="0.863209366648874">
                <text:p>0.863209366648874</text:p>
              </table:table-cell>
              <table:table-cell office:value-type="float" office:value="0.334988150155905">
                <text:p>0.3349881501559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1">
                <text:p>0.71</text:p>
              </table:table-cell>
              <table:table-cell office:value-type="float" office:value="0.651833771021537">
                <text:p>0.651833771021537</text:p>
              </table:table-cell>
              <table:table-cell office:value-type="float" office:value="0.98865176285172">
                <text:p>0.98865176285172</text:p>
              </table:table-cell>
              <table:table-cell office:value-type="float" office:value="0.84767784013357">
                <text:p>0.84767784013357</text:p>
              </table:table-cell>
              <table:table-cell office:value-type="float" office:value="0.297041351306832">
                <text:p>0.2970413513068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2">
                <text:p>0.72</text:p>
              </table:table-cell>
              <table:table-cell office:value-type="float" office:value="0.659384671971473">
                <text:p>0.659384671971473</text:p>
              </table:table-cell>
              <table:table-cell office:value-type="float" office:value="0.991458348191686">
                <text:p>0.991458348191686</text:p>
              </table:table-cell>
              <table:table-cell office:value-type="float" office:value="0.831383460778683">
                <text:p>0.831383460778683</text:p>
              </table:table-cell>
              <table:table-cell office:value-type="float" office:value="0.258619349661111">
                <text:p>0.25861934966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3">
                <text:p>0.73</text:p>
              </table:table-cell>
              <table:table-cell office:value-type="float" office:value="0.666869635003698">
                <text:p>0.666869635003698</text:p>
              </table:table-cell>
              <table:table-cell office:value-type="float" office:value="0.993868363411645">
                <text:p>0.993868363411645</text:p>
              </table:table-cell>
              <table:table-cell office:value-type="float" office:value="0.814340892425796">
                <text:p>0.814340892425796</text:p>
              </table:table-cell>
              <table:table-cell office:value-type="float" office:value="0.219783612225117">
                <text:p>0.219783612225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4">
                <text:p>0.74</text:p>
              </table:table-cell>
              <table:table-cell office:value-type="float" office:value="0.674287911628145">
                <text:p>0.674287911628145</text:p>
              </table:table-cell>
              <table:table-cell office:value-type="float" office:value="0.99588084453764">
                <text:p>0.99588084453764</text:p>
              </table:table-cell>
              <table:table-cell office:value-type="float" office:value="0.796565472236087">
                <text:p>0.796565472236087</text:p>
              </table:table-cell>
              <table:table-cell office:value-type="float" office:value="0.180596267894233">
                <text:p>0.1805962678942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5">
                <text:p>0.75</text:p>
              </table:table-cell>
              <table:table-cell office:value-type="float" office:value="0.681638760023334">
                <text:p>0.681638760023334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0.778073196887921">
                <text:p>0.778073196887921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6">
                <text:p>0.76</text:p>
              </table:table-cell>
              <table:table-cell office:value-type="float" office:value="0.688921445110551">
                <text:p>0.688921445110551</text:p>
              </table:table-cell>
              <table:table-cell office:value-type="float" office:value="0.998710143975583">
                <text:p>0.998710143975583</text:p>
              </table:table-cell>
              <table:table-cell office:value-type="float" office:value="0.758880708180922">
                <text:p>0.758880708180922</text:p>
              </table:table-cell>
              <table:table-cell office:value-type="float" office:value="0.101417986316602">
                <text:p>0.1014179863166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7">
                <text:p>0.77</text:p>
              </table:table-cell>
              <table:table-cell office:value-type="float" office:value="0.696135238627357">
                <text:p>0.696135238627357</text:p>
              </table:table-cell>
              <table:table-cell office:value-type="float" office:value="0.999525830605479">
                <text:p>0.999525830605479</text:p>
              </table:table-cell>
              <table:table-cell office:value-type="float" office:value="0.739005278059471">
                <text:p>0.739005278059471</text:p>
              </table:table-cell>
              <table:table-cell office:value-type="float" office:value="0.0615537174299131">
                <text:p>0.06155371742991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8">
                <text:p>0.78</text:p>
              </table:table-cell>
              <table:table-cell office:value-type="float" office:value="0.70327941920041">
                <text:p>0.70327941920041</text:p>
              </table:table-cell>
              <table:table-cell office:value-type="float" office:value="0.999941720229966">
                <text:p>0.999941720229966</text:p>
              </table:table-cell>
              <table:table-cell office:value-type="float" office:value="0.718464793069126">
                <text:p>0.718464793069126</text:p>
              </table:table-cell>
              <table:table-cell office:value-type="float" office:value="0.021590975726096">
                <text:p>0.0215909757260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9">
                <text:p>0.79</text:p>
              </table:table-cell>
              <table:table-cell office:value-type="float" office:value="0.710353272417608">
                <text:p>0.710353272417608</text:p>
              </table:table-cell>
              <table:table-cell office:value-type="float" office:value="0.99995764649874">
                <text:p>0.99995764649874</text:p>
              </table:table-cell>
              <table:table-cell office:value-type="float" office:value="0.697277738259938">
                <text:p>0.697277738259938</text:p>
              </table:table-cell>
              <table:table-cell office:value-type="float" office:value="-0.0184063069330538">
                <text:p>-0.01840630693305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">
                <text:p>0.8</text:p>
              </table:table-cell>
              <table:table-cell office:value-type="float" office:value="0.717356090899523">
                <text:p>0.717356090899523</text:p>
              </table:table-cell>
              <table:table-cell office:value-type="float" office:value="0.999573603041505">
                <text:p>0.999573603041505</text:p>
              </table:table-cell>
              <table:table-cell office:value-type="float" office:value="0.675463180551151">
                <text:p>0.675463180551151</text:p>
              </table:table-cell>
              <table:table-cell office:value-type="float" office:value="-0.0583741434275801">
                <text:p>-0.05837414342758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1">
                <text:p>0.81</text:p>
              </table:table-cell>
              <table:table-cell office:value-type="float" office:value="0.724287174370143">
                <text:p>0.724287174370143</text:p>
              </table:table-cell>
              <table:table-cell office:value-type="float" office:value="0.998789743470524">
                <text:p>0.998789743470524</text:p>
              </table:table-cell>
              <table:table-cell office:value-type="float" office:value="0.653040751572265">
                <text:p>0.653040751572265</text:p>
              </table:table-cell>
              <table:table-cell office:value-type="float" office:value="-0.0982485937451087">
                <text:p>-0.09824859374510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2">
                <text:p>0.82</text:p>
              </table:table-cell>
              <table:table-cell office:value-type="float" office:value="0.731145829726896">
                <text:p>0.731145829726896</text:p>
              </table:table-cell>
              <table:table-cell office:value-type="float" office:value="0.997606381319174">
                <text:p>0.997606381319174</text:p>
              </table:table-cell>
              <table:table-cell office:value-type="float" office:value="0.630030629995892">
                <text:p>0.630030629995892</text:p>
              </table:table-cell>
              <table:table-cell office:value-type="float" office:value="-0.137965867271227">
                <text:p>-0.1379658672712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3">
                <text:p>0.83</text:p>
              </table:table-cell>
              <table:table-cell office:value-type="float" office:value="0.737931371109963">
                <text:p>0.737931371109963</text:p>
              </table:table-cell>
              <table:table-cell office:value-type="float" office:value="0.996023989916537">
                <text:p>0.996023989916537</text:p>
              </table:table-cell>
              <table:table-cell office:value-type="float" office:value="0.606453523378315">
                <text:p>0.606453523378315</text:p>
              </table:table-cell>
              <table:table-cell office:value-type="float" office:value="-0.177462424840861">
                <text:p>-0.1774624248408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4">
                <text:p>0.84</text:p>
              </table:table-cell>
              <table:table-cell office:value-type="float" office:value="0.744643119970859">
                <text:p>0.744643119970859</text:p>
              </table:table-cell>
              <table:table-cell office:value-type="float" office:value="0.994043202198076">
                <text:p>0.994043202198076</text:p>
              </table:table-cell>
              <table:table-cell office:value-type="float" office:value="0.582330649524082">
                <text:p>0.582330649524082</text:p>
              </table:table-cell>
              <table:table-cell office:value-type="float" office:value="-0.21667508038738">
                <text:p>-0.216675080387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5">
                <text:p>0.85</text:p>
              </table:table-cell>
              <table:table-cell office:value-type="float" office:value="0.751280405140293">
                <text:p>0.751280405140293</text:p>
              </table:table-cell>
              <table:table-cell office:value-type="float" office:value="0.991664810452468">
                <text:p>0.991664810452468</text:p>
              </table:table-cell>
              <table:table-cell office:value-type="float" office:value="0.557683717391417">
                <text:p>0.557683717391417</text:p>
              </table:table-cell>
              <table:table-cell office:value-type="float" office:value="-0.255541102026831">
                <text:p>-0.2555411020268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6">
                <text:p>0.86</text:p>
              </table:table-cell>
              <table:table-cell office:value-type="float" office:value="0.757842562895277">
                <text:p>0.757842562895277</text:p>
              </table:table-cell>
              <table:table-cell office:value-type="float" office:value="0.988889766004701">
                <text:p>0.988889766004701</text:p>
              </table:table-cell>
              <table:table-cell office:value-type="float" office:value="0.532534907555621">
                <text:p>0.532534907555621</text:p>
              </table:table-cell>
              <table:table-cell office:value-type="float" office:value="-0.293998312415568">
                <text:p>-0.2939983124155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7">
                <text:p>0.87</text:p>
              </table:table-cell>
              <table:table-cell office:value-type="float" office:value="0.764328937025505">
                <text:p>0.764328937025505</text:p>
              </table:table-cell>
              <table:table-cell office:value-type="float" office:value="0.985719178835553">
                <text:p>0.985719178835553</text:p>
              </table:table-cell>
              <table:table-cell office:value-type="float" office:value="0.506906852248053">
                <text:p>0.506906852248053</text:p>
              </table:table-cell>
              <table:table-cell office:value-type="float" office:value="-0.331985188220734">
                <text:p>-0.3319851882207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8">
                <text:p>0.88</text:p>
              </table:table-cell>
              <table:table-cell office:value-type="float" office:value="0.770738878898969">
                <text:p>0.770738878898969</text:p>
              </table:table-cell>
              <table:table-cell office:value-type="float" office:value="0.982154317137618">
                <text:p>0.982154317137618</text:p>
              </table:table-cell>
              <table:table-cell office:value-type="float" office:value="0.480822614988648">
                <text:p>0.480822614988648</text:p>
              </table:table-cell>
              <table:table-cell office:value-type="float" office:value="-0.369440958544477">
                <text:p>-0.3694409585444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9">
                <text:p>0.89</text:p>
              </table:table-cell>
              <table:table-cell office:value-type="float" office:value="0.777071747526824">
                <text:p>0.777071747526824</text:p>
              </table:table-cell>
              <table:table-cell office:value-type="float" office:value="0.978196606808045">
                <text:p>0.978196606808045</text:p>
              </table:table-cell>
              <table:table-cell office:value-type="float" office:value="0.454305669830306">
                <text:p>0.454305669830306</text:p>
              </table:table-cell>
              <table:table-cell office:value-type="float" office:value="-0.406305702144417">
                <text:p>-0.4063057021444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">
                <text:p>0.9</text:p>
              </table:table-cell>
              <table:table-cell office:value-type="float" office:value="0.783326909627483">
                <text:p>0.783326909627483</text:p>
              </table:table-cell>
              <table:table-cell office:value-type="float" office:value="0.973847630878195">
                <text:p>0.973847630878195</text:p>
              </table:table-cell>
              <table:table-cell office:value-type="float" office:value="0.42737988023383">
                <text:p>0.42737988023383</text:p>
              </table:table-cell>
              <table:table-cell office:value-type="float" office:value="-0.442520443294852">
                <text:p>-0.442520443294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1">
                <text:p>0.91</text:p>
              </table:table-cell>
              <table:table-cell office:value-type="float" office:value="0.789503739689951">
                <text:p>0.789503739689951</text:p>
              </table:table-cell>
              <table:table-cell office:value-type="float" office:value="0.969109128880456">
                <text:p>0.969109128880456</text:p>
              </table:table-cell>
              <table:table-cell office:value-type="float" office:value="0.400069477592419">
                <text:p>0.400069477592419</text:p>
              </table:table-cell>
              <table:table-cell office:value-type="float" office:value="-0.478027246135343">
                <text:p>-0.4780272461353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2">
                <text:p>0.92</text:p>
              </table:table-cell>
              <table:table-cell office:value-type="float" office:value="0.795601620036366">
                <text:p>0.795601620036366</text:p>
              </table:table-cell>
              <table:table-cell office:value-type="float" office:value="0.963982996152448">
                <text:p>0.963982996152448</text:p>
              </table:table-cell>
              <table:table-cell office:value-type="float" office:value="0.372399039425055">
                <text:p>0.372399039425055</text:p>
              </table:table-cell>
              <table:table-cell office:value-type="float" office:value="-0.512769307355724">
                <text:p>-0.5127693073557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3">
                <text:p>0.93</text:p>
              </table:table-cell>
              <table:table-cell office:value-type="float" office:value="0.801619940883777">
                <text:p>0.801619940883777</text:p>
              </table:table-cell>
              <table:table-cell office:value-type="float" office:value="0.958471283078914">
                <text:p>0.958471283078914</text:p>
              </table:table-cell>
              <table:table-cell office:value-type="float" office:value="0.34439346725839">
                <text:p>0.34439346725839</text:p>
              </table:table-cell>
              <table:table-cell office:value-type="float" office:value="-0.546691047069287">
                <text:p>-0.5466910470692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4">
                <text:p>0.94</text:p>
              </table:table-cell>
              <table:table-cell office:value-type="float" office:value="0.807558100405114">
                <text:p>0.807558100405114</text:p>
              </table:table-cell>
              <table:table-cell office:value-type="float" office:value="0.952576194271595">
                <text:p>0.952576194271595</text:p>
              </table:table-cell>
              <table:table-cell office:value-type="float" office:value="0.316077964217053">
                <text:p>0.316077964217053</text:p>
              </table:table-cell>
              <table:table-cell office:value-type="float" office:value="-0.579738197728743">
                <text:p>-0.5797381977287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5">
                <text:p>0.95</text:p>
              </table:table-cell>
              <table:table-cell office:value-type="float" office:value="0.813415504789374">
                <text:p>0.813415504789374</text:p>
              </table:table-cell>
              <table:table-cell office:value-type="float" office:value="0.946300087687414">
                <text:p>0.946300087687414</text:p>
              </table:table-cell>
              <table:table-cell office:value-type="float" office:value="0.287478012342544">
                <text:p>0.287478012342544</text:p>
              </table:table-cell>
              <table:table-cell office:value-type="float" office:value="-0.611857890942719">
                <text:p>-0.6118578909427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6">
                <text:p>0.96</text:p>
              </table:table-cell>
              <table:table-cell office:value-type="float" office:value="0.819191568300998">
                <text:p>0.819191568300998</text:p>
              </table:table-cell>
              <table:table-cell office:value-type="float" office:value="0.939645473685325">
                <text:p>0.939645473685325</text:p>
              </table:table-cell>
              <table:table-cell office:value-type="float" office:value="0.258619349661111">
                <text:p>0.258619349661111</text:p>
              </table:table-cell>
              <table:table-cell office:value-type="float" office:value="-0.642998742053909">
                <text:p>-0.6429987420539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">
                <text:p>0.97</text:p>
              </table:table-cell>
              <table:table-cell office:value-type="float" office:value="0.82488571333845">
                <text:p>0.82488571333845</text:p>
              </table:table-cell>
              <table:table-cell office:value-type="float" office:value="0.932615014022201">
                <text:p>0.932615014022201</text:p>
              </table:table-cell>
              <table:table-cell office:value-type="float" office:value="0.229527947021264">
                <text:p>0.229527947021264</text:p>
              </table:table-cell>
              <table:table-cell office:value-type="float" office:value="-0.673110932343562">
                <text:p>-0.6731109323435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8">
                <text:p>0.98</text:p>
              </table:table-cell>
              <table:table-cell office:value-type="float" office:value="0.83049737049197">
                <text:p>0.83049737049197</text:p>
              </table:table-cell>
              <table:table-cell office:value-type="float" office:value="0.925211520788168">
                <text:p>0.925211520788168</text:p>
              </table:table-cell>
              <table:table-cell office:value-type="float" office:value="0.200229984721771">
                <text:p>0.200229984721771</text:p>
              </table:table-cell>
              <table:table-cell office:value-type="float" office:value="-0.702146288730805">
                <text:p>-0.7021462887308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">
                <text:p>0.99</text:p>
              </table:table-cell>
              <table:table-cell office:value-type="float" office:value="0.836025978600521">
                <text:p>0.836025978600521</text:p>
              </table:table-cell>
              <table:table-cell office:value-type="float" office:value="0.91743795528181">
                <text:p>0.91743795528181</text:p>
              </table:table-cell>
              <table:table-cell office:value-type="float" office:value="0.170751828951146">
                <text:p>0.170751828951146</text:p>
              </table:table-cell>
              <table:table-cell office:value-type="float" office:value="-0.7300583608393">
                <text:p>-0.73005836083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909297426825682">
                <text:p>0.909297426825682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-0.756802495307928">
                <text:p>-0.7568024953079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1">
                <text:p>1.01</text:p>
              </table:table-cell>
              <table:table-cell office:value-type="float" office:value="0.846831844618015">
                <text:p>0.846831844618015</text:p>
              </table:table-cell>
              <table:table-cell office:value-type="float" office:value="0.900793191522627">
                <text:p>0.900793191522627</text:p>
              </table:table-cell>
              <table:table-cell office:value-type="float" office:value="0.11136118868665">
                <text:p>0.11136118868665</text:p>
              </table:table-cell>
              <table:table-cell office:value-type="float" office:value="-0.782335907226653">
                <text:p>-0.7823359072266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2">
                <text:p>1.02</text:p>
              </table:table-cell>
              <table:table-cell office:value-type="float" office:value="0.852108021949363">
                <text:p>0.852108021949363</text:p>
              </table:table-cell>
              <table:table-cell office:value-type="float" office:value="0.89192865095338">
                <text:p>0.89192865095338</text:p>
              </table:table-cell>
              <table:table-cell office:value-type="float" office:value="0.0815021517602691">
                <text:p>0.0815021517602691</text:p>
              </table:table-cell>
              <table:table-cell office:value-type="float" office:value="-0.806617748583241">
                <text:p>-0.8066177485832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3">
                <text:p>1.03</text:p>
              </table:table-cell>
              <table:table-cell office:value-type="float" office:value="0.857298989188603">
                <text:p>0.857298989188603</text:p>
              </table:table-cell>
              <table:table-cell office:value-type="float" office:value="0.882707350815974">
                <text:p>0.882707350815974</text:p>
              </table:table-cell>
              <table:table-cell office:value-type="float" office:value="0.0515697683985346">
                <text:p>0.0515697683985346</text:p>
              </table:table-cell>
              <table:table-cell office:value-type="float" office:value="-0.829609173611371">
                <text:p>-0.8296091736113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4">
                <text:p>1.04</text:p>
              </table:table-cell>
              <table:table-cell office:value-type="float" office:value="0.862404227243338">
                <text:p>0.862404227243338</text:p>
              </table:table-cell>
              <table:table-cell office:value-type="float" office:value="0.873132979507516">
                <text:p>0.873132979507516</text:p>
              </table:table-cell>
              <table:table-cell office:value-type="float" office:value="0.021590975726096">
                <text:p>0.021590975726096</text:p>
              </table:table-cell>
              <table:table-cell office:value-type="float" office:value="-0.851273400935574">
                <text:p>-0.8512734009355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5">
                <text:p>1.05</text:p>
              </table:table-cell>
              <table:table-cell office:value-type="float" office:value="0.867423225594017">
                <text:p>0.867423225594017</text:p>
              </table:table-cell>
              <table:table-cell office:value-type="float" office:value="0.863209366648874">
                <text:p>0.863209366648874</text:p>
              </table:table-cell>
              <table:table-cell office:value-type="float" office:value="-0.00840724736714906">
                <text:p>-0.00840724736714906</text:p>
              </table:table-cell>
              <table:table-cell office:value-type="float" office:value="-0.871575772413588">
                <text:p>-0.8715757724135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6">
                <text:p>1.06</text:p>
              </table:table-cell>
              <table:table-cell office:value-type="float" office:value="0.872355482344986">
                <text:p>0.872355482344986</text:p>
              </table:table-cell>
              <table:table-cell office:value-type="float" office:value="0.852940481552876">
                <text:p>0.852940481552876</text:p>
              </table:table-cell>
              <table:table-cell office:value-type="float" office:value="-0.0383979045052354">
                <text:p>-0.0383979045052354</text:p>
              </table:table-cell>
              <table:table-cell office:value-type="float" office:value="-0.890483808581988">
                <text:p>-0.8904838085819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7">
                <text:p>1.07</text:p>
              </table:table-cell>
              <table:table-cell office:value-type="float" office:value="0.877200504274682">
                <text:p>0.877200504274682</text:p>
              </table:table-cell>
              <table:table-cell office:value-type="float" office:value="0.842330431636646">
                <text:p>0.842330431636646</text:p>
              </table:table-cell>
              <table:table-cell office:value-type="float" office:value="-0.0683540061210478">
                <text:p>-0.0683540061210478</text:p>
              </table:table-cell>
              <table:table-cell office:value-type="float" office:value="-0.907967260616405">
                <text:p>-0.9079672606164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8">
                <text:p>1.08</text:p>
              </table:table-cell>
              <table:table-cell office:value-type="float" office:value="0.881957806884948">
                <text:p>0.881957806884948</text:p>
              </table:table-cell>
              <table:table-cell office:value-type="float" office:value="0.831383460778683">
                <text:p>0.831383460778683</text:p>
              </table:table-cell>
              <table:table-cell office:value-type="float" office:value="-0.0982485937451087">
                <text:p>-0.0982485937451087</text:p>
              </table:table-cell>
              <table:table-cell office:value-type="float" office:value="-0.923998158723188">
                <text:p>-0.9239981587231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9">
                <text:p>1.09</text:p>
              </table:table-cell>
              <table:table-cell office:value-type="float" office:value="0.886626914449487">
                <text:p>0.886626914449487</text:p>
              </table:table-cell>
              <table:table-cell office:value-type="float" office:value="0.820103947621374">
                <text:p>0.820103947621374</text:p>
              </table:table-cell>
              <table:table-cell office:value-type="float" office:value="-0.12805476426638">
                <text:p>-0.12805476426638</text:p>
              </table:table-cell>
              <table:table-cell office:value-type="float" office:value="-0.938550856885108">
                <text:p>-0.9385508568851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1">
                <text:p>1.1</text:p>
              </table:table-cell>
              <table:table-cell office:value-type="float" office:value="0.891207360061435">
                <text:p>0.891207360061435</text:p>
              </table:table-cell>
              <table:table-cell office:value-type="float" office:value="0.80849640381959">
                <text:p>0.80849640381959</text:p>
              </table:table-cell>
              <table:table-cell office:value-type="float" office:value="-0.157745694143249">
                <text:p>-0.157745694143249</text:p>
              </table:table-cell>
              <table:table-cell office:value-type="float" office:value="-0.951602073889516">
                <text:p>-0.9516020738895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11">
                <text:p>1.11</text:p>
              </table:table-cell>
              <table:table-cell office:value-type="float" office:value="0.895698685680048">
                <text:p>0.895698685680048</text:p>
              </table:table-cell>
              <table:table-cell office:value-type="float" office:value="0.796565472236087">
                <text:p>0.796565472236087</text:p>
              </table:table-cell>
              <table:table-cell office:value-type="float" office:value="-0.187294663542903">
                <text:p>-0.187294663542903</text:p>
              </table:table-cell>
              <table:table-cell office:value-type="float" office:value="-0.963130930573317">
                <text:p>-0.9631309305733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12">
                <text:p>1.12</text:p>
              </table:table-cell>
              <table:table-cell office:value-type="float" office:value="0.900100442176505">
                <text:p>0.900100442176505</text:p>
              </table:table-cell>
              <table:table-cell office:value-type="float" office:value="0.78431592508442">
                <text:p>0.78431592508442</text:p>
              </table:table-cell>
              <table:table-cell office:value-type="float" office:value="-0.21667508038738">
                <text:p>-0.21667508038738</text:p>
              </table:table-cell>
              <table:table-cell office:value-type="float" office:value="-0.973118983225174">
                <text:p>-0.9731189832251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3">
                <text:p>1.13</text:p>
              </table:table-cell>
              <table:table-cell office:value-type="float" office:value="0.904412189378826">
                <text:p>0.904412189378826</text:p>
              </table:table-cell>
              <table:table-cell office:value-type="float" office:value="0.771752662020126">
                <text:p>0.771752662020126</text:p>
              </table:table-cell>
              <table:table-cell office:value-type="float" office:value="-0.245860504284637">
                <text:p>-0.245860504284637</text:p>
              </table:table-cell>
              <table:table-cell office:value-type="float" office:value="-0.981550253091515">
                <text:p>-0.9815502530915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4">
                <text:p>1.14</text:p>
              </table:table-cell>
              <table:table-cell office:value-type="float" office:value="0.908633496115883">
                <text:p>0.908633496115883</text:p>
              </table:table-cell>
              <table:table-cell office:value-type="float" office:value="0.758880708180922">
                <text:p>0.758880708180922</text:p>
              </table:table-cell>
              <table:table-cell office:value-type="float" office:value="-0.274824670323124">
                <text:p>-0.274824670323124</text:p>
              </table:table-cell>
              <table:table-cell office:value-type="float" office:value="-0.988411251939131">
                <text:p>-0.9884112519391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5">
                <text:p>1.15</text:p>
              </table:table-cell>
              <table:table-cell office:value-type="float" office:value="0.912763940260521">
                <text:p>0.912763940260521</text:p>
              </table:table-cell>
              <table:table-cell office:value-type="float" office:value="0.74570521217672">
                <text:p>0.74570521217672</text:p>
              </table:table-cell>
              <table:table-cell office:value-type="float" office:value="-0.303541512708429">
                <text:p>-0.303541512708429</text:p>
              </table:table-cell>
              <table:table-cell office:value-type="float" office:value="-0.993691003633464">
                <text:p>-0.9936910036334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16">
                <text:p>1.16</text:p>
              </table:table-cell>
              <table:table-cell office:value-type="float" office:value="0.916803108771767">
                <text:p>0.916803108771767</text:p>
              </table:table-cell>
              <table:table-cell office:value-type="float" office:value="0.732231444030251">
                <text:p>0.732231444030251</text:p>
              </table:table-cell>
              <table:table-cell office:value-type="float" office:value="-0.331985188220734">
                <text:p>-0.331985188220734</text:p>
              </table:table-cell>
              <table:table-cell office:value-type="float" office:value="-0.997381061698093">
                <text:p>-0.9973810616980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17">
                <text:p>1.17</text:p>
              </table:table-cell>
              <table:table-cell office:value-type="float" office:value="0.920750597736136">
                <text:p>0.920750597736136</text:p>
              </table:table-cell>
              <table:table-cell office:value-type="float" office:value="0.718464793069126">
                <text:p>0.718464793069126</text:p>
              </table:table-cell>
              <table:table-cell office:value-type="float" office:value="-0.360130099471968">
                <text:p>-0.360130099471968</text:p>
              </table:table-cell>
              <table:table-cell office:value-type="float" office:value="-0.999475522827284">
                <text:p>-0.9994755228272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18">
                <text:p>1.18</text:p>
              </table:table-cell>
              <table:table-cell office:value-type="float" office:value="0.92460601240802">
                <text:p>0.92460601240802</text:p>
              </table:table-cell>
              <table:table-cell office:value-type="float" office:value="0.704410765770176">
                <text:p>0.704410765770176</text:p>
              </table:table-cell>
              <table:table-cell office:value-type="float" office:value="-0.38795091794173">
                <text:p>-0.38795091794173</text:p>
              </table:table-cell>
              <table:table-cell office:value-type="float" office:value="-0.999971036330024">
                <text:p>-0.9999710363300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9">
                <text:p>1.19</text:p>
              </table:table-cell>
              <table:table-cell office:value-type="float" office:value="0.928368967249167">
                <text:p>0.928368967249167</text:p>
              </table:table-cell>
              <table:table-cell office:value-type="float" office:value="0.690074983556936">
                <text:p>0.690074983556936</text:p>
              </table:table-cell>
              <table:table-cell office:value-type="float" office:value="-0.415422606771246">
                <text:p>-0.415422606771246</text:p>
              </table:table-cell>
              <table:table-cell office:value-type="float" office:value="-0.998866809490414">
                <text:p>-0.9988668094904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">
                <text:p>1.2</text:p>
              </table:table-cell>
              <table:table-cell office:value-type="float" office:value="0.932039085967226">
                <text:p>0.932039085967226</text:p>
              </table:table-cell>
              <table:table-cell office:value-type="float" office:value="0.675463180551151">
                <text:p>0.675463180551151</text:p>
              </table:table-cell>
              <table:table-cell office:value-type="float" office:value="-0.442520443294852">
                <text:p>-0.442520443294852</text:p>
              </table:table-cell>
              <table:table-cell office:value-type="float" office:value="-0.996164608835841">
                <text:p>-0.9961646088358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1">
                <text:p>1.21</text:p>
              </table:table-cell>
              <table:table-cell office:value-type="float" office:value="0.935616001553386">
                <text:p>0.935616001553386</text:p>
              </table:table-cell>
              <table:table-cell office:value-type="float" office:value="0.660581201279201">
                <text:p>0.660581201279201</text:p>
              </table:table-cell>
              <table:table-cell office:value-type="float" office:value="-0.469220041288727">
                <text:p>-0.469220041288727</text:p>
              </table:table-cell>
              <table:table-cell office:value-type="float" office:value="-0.991868757310913">
                <text:p>-0.9918687573109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2">
                <text:p>1.22</text:p>
              </table:table-cell>
              <table:table-cell office:value-type="float" office:value="0.939099356319068">
                <text:p>0.939099356319068</text:p>
              </table:table-cell>
              <table:table-cell office:value-type="float" office:value="0.645434998334371">
                <text:p>0.645434998334371</text:p>
              </table:table-cell>
              <table:table-cell office:value-type="float" office:value="-0.495497372916845">
                <text:p>-0.495497372916845</text:p>
              </table:table-cell>
              <table:table-cell office:value-type="float" office:value="-0.98598612736167">
                <text:p>-0.985986127361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3">
                <text:p>1.23</text:p>
              </table:table-cell>
              <table:table-cell office:value-type="float" office:value="0.942488801931697">
                <text:p>0.942488801931697</text:p>
              </table:table-cell>
              <table:table-cell office:value-type="float" office:value="0.630030629995892">
                <text:p>0.630030629995892</text:p>
              </table:table-cell>
              <table:table-cell office:value-type="float" office:value="-0.521328790354407">
                <text:p>-0.521328790354407</text:p>
              </table:table-cell>
              <table:table-cell office:value-type="float" office:value="-0.978526129941139">
                <text:p>-0.978526129941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4">
                <text:p>1.24</text:p>
              </table:table-cell>
              <table:table-cell office:value-type="float" office:value="0.945783999449539">
                <text:p>0.945783999449539</text:p>
              </table:table-cell>
              <table:table-cell office:value-type="float" office:value="0.614374257805712">
                <text:p>0.614374257805712</text:p>
              </table:table-cell>
              <table:table-cell office:value-type="float" office:value="-0.546691047069287">
                <text:p>-0.546691047069287</text:p>
              </table:table-cell>
              <table:table-cell office:value-type="float" office:value="-0.969500699453809">
                <text:p>-0.9695006994538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25">
                <text:p>1.25</text:p>
              </table:table-cell>
              <table:table-cell office:value-type="float" office:value="0.948984619355586">
                <text:p>0.948984619355586</text:p>
              </table:table-cell>
              <table:table-cell office:value-type="float" office:value="0.598472144103957">
                <text:p>0.598472144103957</text:p>
              </table:table-cell>
              <table:table-cell office:value-type="float" office:value="-0.571561318742344">
                <text:p>-0.571561318742344</text:p>
              </table:table-cell>
              <table:table-cell office:value-type="float" office:value="-0.958924274663139">
                <text:p>-0.958924274663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26">
                <text:p>1.26</text:p>
              </table:table-cell>
              <table:table-cell office:value-type="float" office:value="0.952090341590516">
                <text:p>0.952090341590516</text:p>
              </table:table-cell>
              <table:table-cell office:value-type="float" office:value="0.582330649524082">
                <text:p>0.582330649524082</text:p>
              </table:table-cell>
              <table:table-cell office:value-type="float" office:value="-0.595917223807764">
                <text:p>-0.595917223807764</text:p>
              </table:table-cell>
              <table:table-cell office:value-type="float" office:value="-0.946813775592609">
                <text:p>-0.9468137755926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27">
                <text:p>1.27</text:p>
              </table:table-cell>
              <table:table-cell office:value-type="float" office:value="0.955100855584692">
                <text:p>0.955100855584692</text:p>
              </table:table-cell>
              <table:table-cell office:value-type="float" office:value="0.565956230448703">
                <text:p>0.565956230448703</text:p>
              </table:table-cell>
              <table:table-cell office:value-type="float" office:value="-0.619736843594963">
                <text:p>-0.619736843594963</text:p>
              </table:table-cell>
              <table:table-cell office:value-type="float" office:value="-0.933188576457298">
                <text:p>-0.9331885764572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28">
                <text:p>1.28</text:p>
              </table:table-cell>
              <table:table-cell office:value-type="float" office:value="0.958015860289225">
                <text:p>0.958015860289225</text:p>
              </table:table-cell>
              <table:table-cell office:value-type="float" office:value="0.549355436427127">
                <text:p>0.549355436427127</text:p>
              </table:table-cell>
              <table:table-cell office:value-type="float" office:value="-0.642998742053909">
                <text:p>-0.642998742053909</text:p>
              </table:table-cell>
              <table:table-cell office:value-type="float" office:value="-0.918070474669267">
                <text:p>-0.9180704746692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29">
                <text:p>1.29</text:p>
              </table:table-cell>
              <table:table-cell office:value-type="float" office:value="0.960835064206073">
                <text:p>0.960835064206073</text:p>
              </table:table-cell>
              <table:table-cell office:value-type="float" office:value="0.532534907555621">
                <text:p>0.532534907555621</text:p>
              </table:table-cell>
              <table:table-cell office:value-type="float" office:value="-0.665681985046119">
                <text:p>-0.665681985046119</text:p>
              </table:table-cell>
              <table:table-cell office:value-type="float" office:value="-0.901483655966355">
                <text:p>-0.9014836559663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">
                <text:p>1.3</text:p>
              </table:table-cell>
              <table:table-cell office:value-type="float" office:value="0.963558185417193">
                <text:p>0.963558185417193</text:p>
              </table:table-cell>
              <table:table-cell office:value-type="float" office:value="0.515501371821464">
                <text:p>0.515501371821464</text:p>
              </table:table-cell>
              <table:table-cell office:value-type="float" office:value="-0.687766159183974">
                <text:p>-0.687766159183974</text:p>
              </table:table-cell>
              <table:table-cell office:value-type="float" office:value="-0.883454655720153">
                <text:p>-0.8834546557201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1">
                <text:p>1.31</text:p>
              </table:table-cell>
              <table:table-cell office:value-type="float" office:value="0.966184951612734">
                <text:p>0.966184951612734</text:p>
              </table:table-cell>
              <table:table-cell office:value-type="float" office:value="0.498261642411839">
                <text:p>0.498261642411839</text:p>
              </table:table-cell>
              <table:table-cell office:value-type="float" office:value="-0.709231390201386">
                <text:p>-0.709231390201386</text:p>
              </table:table-cell>
              <table:table-cell office:value-type="float" office:value="-0.864012316485074">
                <text:p>-0.8640123164850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2">
                <text:p>1.32</text:p>
              </table:table-cell>
              <table:table-cell office:value-type="float" office:value="0.968715100118265">
                <text:p>0.968715100118265</text:p>
              </table:table-cell>
              <table:table-cell office:value-type="float" office:value="0.480822614988648">
                <text:p>0.480822614988648</text:p>
              </table:table-cell>
              <table:table-cell office:value-type="float" office:value="-0.7300583608393">
                <text:p>-0.7300583608393</text:p>
              </table:table-cell>
              <table:table-cell office:value-type="float" office:value="-0.843187741856417">
                <text:p>-0.8431877418564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33">
                <text:p>1.33</text:p>
              </table:table-cell>
              <table:table-cell office:value-type="float" office:value="0.971148377921045">
                <text:p>0.971148377921045</text:p>
              </table:table-cell>
              <table:table-cell office:value-type="float" office:value="0.463191264930345">
                <text:p>0.463191264930345</text:p>
              </table:table-cell>
              <table:table-cell office:value-type="float" office:value="-0.750228328229919">
                <text:p>-0.750228328229919</text:p>
              </table:table-cell>
              <table:table-cell office:value-type="float" office:value="-0.821014246711247">
                <text:p>-0.8210142467112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34">
                <text:p>1.34</text:p>
              </table:table-cell>
              <table:table-cell office:value-type="float" office:value="0.973484541695319">
                <text:p>0.973484541695319</text:p>
              </table:table-cell>
              <table:table-cell office:value-type="float" office:value="0.445374644541871">
                <text:p>0.445374644541871</text:p>
              </table:table-cell>
              <table:table-cell office:value-type="float" office:value="-0.769723140764024">
                <text:p>-0.769723140764024</text:p>
              </table:table-cell>
              <table:table-cell office:value-type="float" office:value="-0.797527303911704">
                <text:p>-0.7975273039117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35">
                <text:p>1.35</text:p>
              </table:table-cell>
              <table:table-cell office:value-type="float" office:value="0.975723357826659">
                <text:p>0.975723357826659</text:p>
              </table:table-cell>
              <table:table-cell office:value-type="float" office:value="0.42737988023383">
                <text:p>0.42737988023383</text:p>
              </table:table-cell>
              <table:table-cell office:value-type="float" office:value="-0.788525254426196">
                <text:p>-0.788525254426196</text:p>
              </table:table-cell>
              <table:table-cell office:value-type="float" office:value="-0.772764487555987">
                <text:p>-0.7727644875559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36">
                <text:p>1.36</text:p>
              </table:table-cell>
              <table:table-cell office:value-type="float" office:value="0.977864602435316">
                <text:p>0.977864602435316</text:p>
              </table:table-cell>
              <table:table-cell office:value-type="float" office:value="0.409214169672018">
                <text:p>0.409214169672018</text:p>
              </table:table-cell>
              <table:table-cell office:value-type="float" office:value="-0.806617748583241">
                <text:p>-0.806617748583241</text:p>
              </table:table-cell>
              <table:table-cell office:value-type="float" office:value="-0.746765412867813">
                <text:p>-0.7467654128678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7">
                <text:p>1.37</text:p>
              </table:table-cell>
              <table:table-cell office:value-type="float" office:value="0.979908061398614">
                <text:p>0.979908061398614</text:p>
              </table:table-cell>
              <table:table-cell office:value-type="float" office:value="0.390884778898452">
                <text:p>0.390884778898452</text:p>
              </table:table-cell>
              <table:table-cell office:value-type="float" office:value="-0.823984341211626">
                <text:p>-0.823984341211626</text:p>
              </table:table-cell>
              <table:table-cell office:value-type="float" office:value="-0.719571672820508">
                <text:p>-0.7195716728205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38">
                <text:p>1.38</text:p>
              </table:table-cell>
              <table:table-cell office:value-type="float" office:value="0.98185353037236">
                <text:p>0.98185353037236</text:p>
              </table:table-cell>
              <table:table-cell office:value-type="float" office:value="0.372399039425056">
                <text:p>0.372399039425056</text:p>
              </table:table-cell>
              <table:table-cell office:value-type="float" office:value="-0.840609403550194">
                <text:p>-0.840609403550194</text:p>
              </table:table-cell>
              <table:table-cell office:value-type="float" office:value="-0.691226771597127">
                <text:p>-0.6912267715971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9">
                <text:p>1.39</text:p>
              </table:table-cell>
              <table:table-cell office:value-type="float" office:value="0.983700814811277">
                <text:p>0.983700814811277</text:p>
              </table:table-cell>
              <table:table-cell office:value-type="float" office:value="0.353764345301143">
                <text:p>0.353764345301143</text:p>
              </table:table-cell>
              <table:table-cell office:value-type="float" office:value="-0.856477974165001">
                <text:p>-0.856477974165001</text:p>
              </table:table-cell>
              <table:table-cell office:value-type="float" office:value="-0.661776054993037">
                <text:p>-0.6617760549930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4">
                <text:p>1.4</text:p>
              </table:table-cell>
              <table:table-cell office:value-type="float" office:value="0.98544972998846">
                <text:p>0.98544972998846</text:p>
              </table:table-cell>
              <table:table-cell office:value-type="float" office:value="0.334988150155905">
                <text:p>0.334988150155905</text:p>
              </table:table-cell>
              <table:table-cell office:value-type="float" office:value="-0.871575772413588">
                <text:p>-0.871575772413588</text:p>
              </table:table-cell>
              <table:table-cell office:value-type="float" office:value="-0.631266637872322">
                <text:p>-0.6312666378723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1">
                <text:p>1.41</text:p>
              </table:table-cell>
              <table:table-cell office:value-type="float" office:value="0.98710010101385">
                <text:p>0.98710010101385</text:p>
              </table:table-cell>
              <table:table-cell office:value-type="float" office:value="0.316077964217053">
                <text:p>0.316077964217053</text:p>
              </table:table-cell>
              <table:table-cell office:value-type="float" office:value="-0.885889211296603">
                <text:p>-0.885889211296603</text:p>
              </table:table-cell>
              <table:table-cell office:value-type="float" office:value="-0.599747328794043">
                <text:p>-0.5997473287940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2">
                <text:p>1.42</text:p>
              </table:table-cell>
              <table:table-cell office:value-type="float" office:value="0.98865176285172">
                <text:p>0.98865176285172</text:p>
              </table:table-cell>
              <table:table-cell office:value-type="float" office:value="0.297041351306832">
                <text:p>0.297041351306832</text:p>
              </table:table-cell>
              <table:table-cell office:value-type="float" office:value="-0.899405409685178">
                <text:p>-0.899405409685178</text:p>
              </table:table-cell>
              <table:table-cell office:value-type="float" office:value="-0.567268551928969">
                <text:p>-0.5672685519289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3">
                <text:p>1.43</text:p>
              </table:table-cell>
              <table:table-cell office:value-type="float" office:value="0.990104560337178">
                <text:p>0.990104560337178</text:p>
              </table:table-cell>
              <table:table-cell office:value-type="float" office:value="0.277885925816587">
                <text:p>0.277885925816587</text:p>
              </table:table-cell>
              <table:table-cell office:value-type="float" office:value="-0.91211220391308">
                <text:p>-0.91211220391308</text:p>
              </table:table-cell>
              <table:table-cell office:value-type="float" office:value="-0.533882266391644">
                <text:p>-0.5338822663916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4">
                <text:p>1.44</text:p>
              </table:table-cell>
              <table:table-cell office:value-type="float" office:value="0.991458348191686">
                <text:p>0.991458348191686</text:p>
              </table:table-cell>
              <table:table-cell office:value-type="float" office:value="0.258619349661111">
                <text:p>0.258619349661111</text:p>
              </table:table-cell>
              <table:table-cell office:value-type="float" office:value="-0.923998158723188">
                <text:p>-0.923998158723188</text:p>
              </table:table-cell>
              <table:table-cell office:value-type="float" office:value="-0.499641883116902">
                <text:p>-0.4996418831169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5">
                <text:p>1.45</text:p>
              </table:table-cell>
              <table:table-cell office:value-type="float" office:value="0.992712991037588">
                <text:p>0.992712991037588</text:p>
              </table:table-cell>
              <table:table-cell office:value-type="float" office:value="0.239249329213982">
                <text:p>0.239249329213982</text:p>
              </table:table-cell>
              <table:table-cell office:value-type="float" office:value="-0.935052577558449">
                <text:p>-0.935052577558449</text:p>
              </table:table-cell>
              <table:table-cell office:value-type="float" office:value="-0.464602179413757">
                <text:p>-0.4646021794137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6">
                <text:p>1.46</text:p>
              </table:table-cell>
              <table:table-cell office:value-type="float" office:value="0.993868363411645">
                <text:p>0.993868363411645</text:p>
              </table:table-cell>
              <table:table-cell office:value-type="float" office:value="0.219783612225117">
                <text:p>0.219783612225117</text:p>
              </table:table-cell>
              <table:table-cell office:value-type="float" office:value="-0.945265512188063">
                <text:p>-0.945265512188063</text:p>
              </table:table-cell>
              <table:table-cell office:value-type="float" office:value="-0.428819211333396">
                <text:p>-0.4288192113333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7">
                <text:p>1.47</text:p>
              </table:table-cell>
              <table:table-cell office:value-type="float" office:value="0.994924349777581">
                <text:p>0.994924349777581</text:p>
              </table:table-cell>
              <table:table-cell office:value-type="float" office:value="0.200229984721771">
                <text:p>0.200229984721771</text:p>
              </table:table-cell>
              <table:table-cell office:value-type="float" office:value="-0.954627771660216">
                <text:p>-0.954627771660216</text:p>
              </table:table-cell>
              <table:table-cell office:value-type="float" office:value="-0.392350223991454">
                <text:p>-0.3923502239914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48">
                <text:p>1.48</text:p>
              </table:table-cell>
              <table:table-cell office:value-type="float" office:value="0.99588084453764">
                <text:p>0.99588084453764</text:p>
              </table:table-cell>
              <table:table-cell office:value-type="float" office:value="0.180596267894233">
                <text:p>0.180596267894233</text:p>
              </table:table-cell>
              <table:table-cell office:value-type="float" office:value="-0.963130930573316">
                <text:p>-0.963130930573316</text:p>
              </table:table-cell>
              <table:table-cell office:value-type="float" office:value="-0.355253559988043">
                <text:p>-0.3552535599880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49">
                <text:p>1.49</text:p>
              </table:table-cell>
              <table:table-cell office:value-type="float" office:value="0.996737752043143">
                <text:p>0.996737752043143</text:p>
              </table:table-cell>
              <table:table-cell office:value-type="float" office:value="0.160890314967456">
                <text:p>0.160890314967456</text:p>
              </table:table-cell>
              <table:table-cell office:value-type="float" office:value="-0.970767336658288">
                <text:p>-0.970767336658288</text:p>
              </table:table-cell>
              <table:table-cell office:value-type="float" office:value="-0.317588566072035">
                <text:p>-0.3175885660720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0.141120008059867">
                <text:p>0.141120008059867</text:p>
              </table:table-cell>
              <table:table-cell office:value-type="float" office:value="-0.977530117665097">
                <text:p>-0.977530117665097</text:p>
              </table:table-cell>
              <table:table-cell office:value-type="float" office:value="-0.279415498198926">
                <text:p>-0.2794154981989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1">
                <text:p>1.51</text:p>
              </table:table-cell>
              <table:table-cell office:value-type="float" office:value="0.998152472497548">
                <text:p>0.998152472497548</text:p>
              </table:table-cell>
              <table:table-cell office:value-type="float" office:value="0.12129325503063">
                <text:p>0.12129325503063</text:p>
              </table:table-cell>
              <table:table-cell office:value-type="float" office:value="-0.983413187547311">
                <text:p>-0.983413187547311</text:p>
              </table:table-cell>
              <table:table-cell office:value-type="float" office:value="-0.240795425134159">
                <text:p>-0.2407954251341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2">
                <text:p>1.52</text:p>
              </table:table-cell>
              <table:table-cell office:value-type="float" office:value="0.998710143975583">
                <text:p>0.998710143975583</text:p>
              </table:table-cell>
              <table:table-cell office:value-type="float" office:value="0.101417986316602">
                <text:p>0.101417986316602</text:p>
              </table:table-cell>
              <table:table-cell office:value-type="float" office:value="-0.988411251939131">
                <text:p>-0.988411251939131</text:p>
              </table:table-cell>
              <table:table-cell office:value-type="float" office:value="-0.201790130756129">
                <text:p>-0.201790130756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